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QYFPA+TimesNewRoman" svg:font-family="AQYFPA+TimesNewRoman"/>
    <style:font-face style:name="AQYFPA+ËÎÌå" svg:font-family="AQYFPA+ËÎÌå"/>
    <style:font-face style:name="DejaVu Serif1" svg:font-family="'DejaVu Serif'" style:font-family-generic="roman"/>
    <style:font-face style:name="Dutch801BT-Bold" svg:font-family="Dutch801BT-Bold" style:font-family-generic="roman"/>
    <style:font-face style:name="Dutch801BT-Roman" svg:font-family="Dutch801BT-Roman" style:font-family-generic="roman"/>
    <style:font-face style:name="TimesNewRoman" svg:font-family="TimesNewRoman" style:font-family-generic="roman"/>
    <style:font-face style:name="TimesNewRoman,Bold" svg:font-family="'TimesNewRoman,Bold'" style:font-family-generic="roman"/>
    <style:font-face style:name="DejaVu Sans Mono" svg:font-family="'DejaVu Sans Mono'" style:font-family-generic="modern" style:font-pitch="fixed"/>
    <style:font-face style:name="Arial Black" svg:font-family="'Arial Black'" style:font-pitch="variable"/>
    <style:font-face style:name="DejaVu Serif" svg:font-family="'DejaVu Serif'"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office:font-face-decls>
  <office:automatic-styles>
    <style:style style:name="表格49" style:family="table">
      <style:table-properties table:align="margins"/>
    </style:style>
    <style:style style:name="表格49.A" style:family="table-column">
      <style:table-column-properties style:rel-column-width="3345*"/>
    </style:style>
    <style:style style:name="表格49.B" style:family="table-column">
      <style:table-column-properties style:rel-column-width="62190*"/>
    </style:style>
    <style:style style:name="表格49.A1" style:family="table-cell">
      <style:table-cell-properties fo:padding="0.097cm" fo:border-left="0.05pt solid #000000" fo:border-right="none" fo:border-top="0.05pt solid #000000" fo:border-bottom="0.05pt solid #000000"/>
    </style:style>
    <style:style style:name="表格49.B1" style:family="table-cell">
      <style:table-cell-properties fo:padding="0.097cm" fo:border="0.05pt solid #000000"/>
    </style:style>
    <style:style style:name="表格51" style:family="table">
      <style:table-properties table:align="margins"/>
    </style:style>
    <style:style style:name="表格51.A" style:family="table-column">
      <style:table-column-properties style:rel-column-width="65535*"/>
    </style:style>
    <style:style style:name="表格51.A1" style:family="table-cell">
      <style:table-cell-properties fo:padding="0.097cm" fo:border="0.05pt solid #000000"/>
    </style:style>
    <style:style style:name="表格52" style:family="table">
      <style:table-properties table:align="margins"/>
    </style:style>
    <style:style style:name="表格52.A" style:family="table-column">
      <style:table-column-properties style:rel-column-width="65535*"/>
    </style:style>
    <style:style style:name="表格52.A1" style:family="table-cell">
      <style:table-cell-properties fo:padding="0.097cm" fo:border="0.05pt solid #000000"/>
    </style:style>
    <style:style style:name="表格55" style:family="table">
      <style:table-properties table:align="margins"/>
    </style:style>
    <style:style style:name="表格55.A" style:family="table-column">
      <style:table-column-properties style:rel-column-width="65535*"/>
    </style:style>
    <style:style style:name="表格55.A1" style:family="table-cell">
      <style:table-cell-properties fo:padding="0.097cm" fo:border="0.05pt solid #000000"/>
    </style:style>
    <style:style style:name="表格49" style:family="table">
      <style:table-properties table:align="margins"/>
    </style:style>
    <style:style style:name="表格49.A" style:family="table-column">
      <style:table-column-properties style:rel-column-width="3345*"/>
    </style:style>
    <style:style style:name="表格49.B" style:family="table-column">
      <style:table-column-properties style:rel-column-width="62190*"/>
    </style:style>
    <style:style style:name="表格49.A1" style:family="table-cell">
      <style:table-cell-properties fo:padding="0.097cm" fo:border-left="0.05pt solid #000000" fo:border-right="none" fo:border-top="0.05pt solid #000000" fo:border-bottom="0.05pt solid #000000"/>
    </style:style>
    <style:style style:name="表格49.B1" style:family="table-cell">
      <style:table-cell-properties fo:padding="0.097cm" fo:border="0.05pt solid #000000"/>
    </style:style>
    <style:style style:name="表格51" style:family="table">
      <style:table-properties table:align="margins"/>
    </style:style>
    <style:style style:name="表格51.A" style:family="table-column">
      <style:table-column-properties style:rel-column-width="65535*"/>
    </style:style>
    <style:style style:name="表格51.A1" style:family="table-cell">
      <style:table-cell-properties fo:padding="0.097cm" fo:border="0.05pt solid #000000"/>
    </style:style>
    <style:style style:name="表格52" style:family="table">
      <style:table-properties table:align="margins"/>
    </style:style>
    <style:style style:name="表格52.A" style:family="table-column">
      <style:table-column-properties style:rel-column-width="65535*"/>
    </style:style>
    <style:style style:name="表格52.A1" style:family="table-cell">
      <style:table-cell-properties fo:padding="0.097cm" fo:border="0.05pt solid #000000"/>
    </style:style>
    <style:style style:name="表格55" style:family="table">
      <style:table-properties table:align="margins"/>
    </style:style>
    <style:style style:name="表格55.A" style:family="table-column">
      <style:table-column-properties style:rel-column-width="65535*"/>
    </style:style>
    <style:style style:name="表格55.A1" style:family="table-cell">
      <style:table-cell-properties fo:padding="0.097cm" fo:border="0.05pt solid #000000"/>
    </style:style>
    <style:style style:name="表格2" style:family="table">
      <style:table-properties style:width="12.85cm" table:align="margins"/>
    </style:style>
    <style:style style:name="表格2.A" style:family="table-column">
      <style:table-column-properties style:column-width="0.656cm" style:rel-column-width="3345*"/>
    </style:style>
    <style:style style:name="表格2.B" style:family="table-column">
      <style:table-column-properties style:column-width="12.194cm" style:rel-column-width="62190*"/>
    </style:style>
    <style:style style:name="表格2.A1" style:family="table-cell">
      <style:table-cell-properties fo:padding="0.097cm" fo:border-left="0.05pt solid #000000" fo:border-right="none" fo:border-top="0.05pt solid #000000" fo:border-bottom="0.05pt solid #000000"/>
    </style:style>
    <style:style style:name="表格2.B1" style:family="table-cell">
      <style:table-cell-properties fo:padding="0.097cm" fo:border="0.05pt solid #000000"/>
    </style:style>
    <style:style style:name="表格3" style:family="table">
      <style:table-properties style:width="12.85cm" table:align="margins"/>
    </style:style>
    <style:style style:name="表格3.A" style:family="table-column">
      <style:table-column-properties style:column-width="0.656cm" style:rel-column-width="3345*"/>
    </style:style>
    <style:style style:name="表格3.B" style:family="table-column">
      <style:table-column-properties style:column-width="12.194cm" style:rel-column-width="62190*"/>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9" style:family="table">
      <style:table-properties style:width="12.85cm" table:align="margins"/>
    </style:style>
    <style:style style:name="表格39.A" style:family="table-column">
      <style:table-column-properties style:column-width="12.85cm" style:rel-column-width="65535*"/>
    </style:style>
    <style:style style:name="表格39.A1" style:family="table-cell">
      <style:table-cell-properties fo:padding="0.097cm" fo:border="0.05pt solid #000000"/>
    </style:style>
    <style:style style:name="表格45" style:family="table">
      <style:table-properties style:width="12.85cm" table:align="margins"/>
    </style:style>
    <style:style style:name="表格45.A" style:family="table-column">
      <style:table-column-properties style:column-width="12.85cm" style:rel-column-width="65535*"/>
    </style:style>
    <style:style style:name="表格45.A1" style:family="table-cell">
      <style:table-cell-properties fo:padding="0.097cm" fo:border="0.05pt solid #000000"/>
    </style:style>
    <style:style style:name="表格4" style:family="table">
      <style:table-properties style:width="12.85cm" table:align="margins"/>
    </style:style>
    <style:style style:name="表格4.A" style:family="table-column">
      <style:table-column-properties style:column-width="0.656cm" style:rel-column-width="3345*"/>
    </style:style>
    <style:style style:name="表格4.B" style:family="table-column">
      <style:table-column-properties style:column-width="12.194cm" style:rel-column-width="62190*"/>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5" style:family="table">
      <style:table-properties style:width="12.85cm" table:align="margins"/>
    </style:style>
    <style:style style:name="表格5.A" style:family="table-column">
      <style:table-column-properties style:column-width="12.85cm" style:rel-column-width="65535*"/>
    </style:style>
    <style:style style:name="表格5.A1" style:family="table-cell">
      <style:table-cell-properties fo:padding="0.097cm" fo:border="0.05pt solid #000000"/>
    </style:style>
    <style:style style:name="表格47" style:family="table">
      <style:table-properties style:width="12.85cm" table:align="margins"/>
    </style:style>
    <style:style style:name="表格47.A" style:family="table-column">
      <style:table-column-properties style:column-width="12.85cm" style:rel-column-width="65535*"/>
    </style:style>
    <style:style style:name="表格47.A1" style:family="table-cell">
      <style:table-cell-properties fo:padding="0.097cm" fo:border="0.05pt solid #000000"/>
    </style:style>
    <style:style style:name="表格48" style:family="table">
      <style:table-properties style:width="12.85cm" table:align="margins"/>
    </style:style>
    <style:style style:name="表格48.A" style:family="table-column">
      <style:table-column-properties style:column-width="12.85cm" style:rel-column-width="65535*"/>
    </style:style>
    <style:style style:name="表格48.A1" style:family="table-cell">
      <style:table-cell-properties fo:padding="0.097cm" fo:border="0.05pt solid #000000"/>
    </style:style>
    <style:style style:name="表格37" style:family="table">
      <style:table-properties style:width="12.85cm" table:align="margins"/>
    </style:style>
    <style:style style:name="表格37.A" style:family="table-column">
      <style:table-column-properties style:column-width="12.85cm" style:rel-column-width="65535*"/>
    </style:style>
    <style:style style:name="表格37.A1" style:family="table-cell">
      <style:table-cell-properties fo:padding="0.097cm" fo:border="0.05pt solid #000000"/>
    </style:style>
    <style:style style:name="表格8" style:family="table">
      <style:table-properties style:width="12.85cm" table:align="margins"/>
    </style:style>
    <style:style style:name="表格8.A" style:family="table-column">
      <style:table-column-properties style:column-width="0.656cm" style:rel-column-width="3345*"/>
    </style:style>
    <style:style style:name="表格8.B" style:family="table-column">
      <style:table-column-properties style:column-width="12.194cm" style:rel-column-width="62190*"/>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7" style:family="table">
      <style:table-properties style:width="12.85cm" table:align="margins"/>
    </style:style>
    <style:style style:name="表格7.A" style:family="table-column">
      <style:table-column-properties style:column-width="0.656cm" style:rel-column-width="3345*"/>
    </style:style>
    <style:style style:name="表格7.B" style:family="table-column">
      <style:table-column-properties style:column-width="12.194cm" style:rel-column-width="62190*"/>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6" style:family="table">
      <style:table-properties style:width="12.85cm" table:align="margins"/>
    </style:style>
    <style:style style:name="表格6.A" style:family="table-column">
      <style:table-column-properties style:column-width="0.656cm" style:rel-column-width="3345*"/>
    </style:style>
    <style:style style:name="表格6.B" style:family="table-column">
      <style:table-column-properties style:column-width="12.194cm" style:rel-column-width="62190*"/>
    </style:style>
    <style:style style:name="表格6.A1" style:family="table-cell">
      <style:table-cell-properties fo:padding="0.097cm" fo:border-left="0.05pt solid #000000" fo:border-right="none" fo:border-top="0.05pt solid #000000" fo:border-bottom="0.05pt solid #000000"/>
    </style:style>
    <style:style style:name="表格6.B1" style:family="table-cell">
      <style:table-cell-properties fo:padding="0.097cm" fo:border="0.05pt solid #000000"/>
    </style:style>
    <style:style style:name="表格50" style:family="table">
      <style:table-properties style:width="12.85cm" table:align="margins"/>
    </style:style>
    <style:style style:name="表格50.A" style:family="table-column">
      <style:table-column-properties style:column-width="12.85cm" style:rel-column-width="65535*"/>
    </style:style>
    <style:style style:name="表格50.A1" style:family="table-cell">
      <style:table-cell-properties fo:padding="0.097cm" fo:border="0.05pt solid #000000"/>
    </style:style>
    <style:style style:name="表格14" style:family="table">
      <style:table-properties style:width="12.85cm" table:align="margins"/>
    </style:style>
    <style:style style:name="表格14.A" style:family="table-column">
      <style:table-column-properties style:column-width="0.656cm" style:rel-column-width="3345*"/>
    </style:style>
    <style:style style:name="表格14.B" style:family="table-column">
      <style:table-column-properties style:column-width="12.194cm" style:rel-column-width="62190*"/>
    </style:style>
    <style:style style:name="表格14.A1" style:family="table-cell">
      <style:table-cell-properties fo:padding="0.097cm" fo:border-left="0.05pt solid #000000" fo:border-right="none" fo:border-top="0.05pt solid #000000" fo:border-bottom="0.05pt solid #000000"/>
    </style:style>
    <style:style style:name="表格14.B1" style:family="table-cell">
      <style:table-cell-properties fo:padding="0.097cm" fo:border="0.05pt solid #000000"/>
    </style:style>
    <style:style style:name="表格15" style:family="table">
      <style:table-properties style:width="12.85cm" table:align="margins"/>
    </style:style>
    <style:style style:name="表格15.A" style:family="table-column">
      <style:table-column-properties style:column-width="0.656cm" style:rel-column-width="3345*"/>
    </style:style>
    <style:style style:name="表格15.B" style:family="table-column">
      <style:table-column-properties style:column-width="12.194cm" style:rel-column-width="62190*"/>
    </style:style>
    <style:style style:name="表格15.A1" style:family="table-cell">
      <style:table-cell-properties fo:padding="0.097cm" fo:border-left="0.05pt solid #000000" fo:border-right="none" fo:border-top="0.05pt solid #000000" fo:border-bottom="0.05pt solid #000000"/>
    </style:style>
    <style:style style:name="表格15.B1" style:family="table-cell">
      <style:table-cell-properties fo:padding="0.097cm" fo:border="0.05pt solid #000000"/>
    </style:style>
    <style:style style:name="表格11" style:family="table">
      <style:table-properties style:width="12.85cm" table:align="margins"/>
    </style:style>
    <style:style style:name="表格11.A" style:family="table-column">
      <style:table-column-properties style:column-width="12.85cm" style:rel-column-width="65535*"/>
    </style:style>
    <style:style style:name="表格11.A1" style:family="table-cell">
      <style:table-cell-properties fo:padding="0.097cm" fo:border="0.05pt solid #000000"/>
    </style:style>
    <style:style style:name="表格17" style:family="table">
      <style:table-properties style:width="12.85cm" table:align="margins"/>
    </style:style>
    <style:style style:name="表格17.A" style:family="table-column">
      <style:table-column-properties style:column-width="12.85cm" style:rel-column-width="65535*"/>
    </style:style>
    <style:style style:name="表格17.A1" style:family="table-cell">
      <style:table-cell-properties fo:padding="0.097cm" fo:border="0.05pt solid #000000"/>
    </style:style>
    <style:style style:name="表格29" style:family="table">
      <style:table-properties style:width="12.85cm" table:align="margins"/>
    </style:style>
    <style:style style:name="表格29.A" style:family="table-column">
      <style:table-column-properties style:column-width="12.85cm" style:rel-column-width="65535*"/>
    </style:style>
    <style:style style:name="表格29.A1" style:family="table-cell">
      <style:table-cell-properties fo:padding="0.097cm" fo:border="0.05pt solid #000000"/>
    </style:style>
    <style:style style:name="表格28" style:family="table">
      <style:table-properties style:width="12.85cm" table:align="margins"/>
    </style:style>
    <style:style style:name="表格28.A" style:family="table-column">
      <style:table-column-properties style:column-width="12.85cm" style:rel-column-width="65535*"/>
    </style:style>
    <style:style style:name="表格28.A1" style:family="table-cell">
      <style:table-cell-properties fo:padding="0.097cm" fo:border="0.05pt solid #000000"/>
    </style:style>
    <style:style style:name="表格12" style:family="table">
      <style:table-properties style:width="12.85cm" table:align="margins"/>
    </style:style>
    <style:style style:name="表格12.A" style:family="table-column">
      <style:table-column-properties style:column-width="12.85cm" style:rel-column-width="65535*"/>
    </style:style>
    <style:style style:name="表格12.A1" style:family="table-cell">
      <style:table-cell-properties fo:padding="0.097cm" fo:border="0.05pt solid #000000"/>
    </style:style>
    <style:style style:name="表格38" style:family="table">
      <style:table-properties style:width="12.85cm" table:align="margins"/>
    </style:style>
    <style:style style:name="表格38.A" style:family="table-column">
      <style:table-column-properties style:column-width="0.656cm" style:rel-column-width="3345*"/>
    </style:style>
    <style:style style:name="表格38.B" style:family="table-column">
      <style:table-column-properties style:column-width="12.194cm" style:rel-column-width="62190*"/>
    </style:style>
    <style:style style:name="表格38.A1" style:family="table-cell">
      <style:table-cell-properties fo:padding="0.097cm" fo:border-left="0.05pt solid #000000" fo:border-right="none" fo:border-top="0.05pt solid #000000" fo:border-bottom="0.05pt solid #000000"/>
    </style:style>
    <style:style style:name="表格38.B1" style:family="table-cell">
      <style:table-cell-properties fo:padding="0.097cm" fo:border="0.05pt solid #000000"/>
    </style:style>
    <style:style style:name="表格16" style:family="table">
      <style:table-properties style:width="12.85cm" table:align="margins"/>
    </style:style>
    <style:style style:name="表格16.A" style:family="table-column">
      <style:table-column-properties style:column-width="12.85cm" style:rel-column-width="65535*"/>
    </style:style>
    <style:style style:name="表格16.A1" style:family="table-cell">
      <style:table-cell-properties fo:padding="0.097cm" fo:border="0.05pt solid #000000"/>
    </style:style>
    <style:style style:name="表格9" style:family="table">
      <style:table-properties style:width="12.85cm" table:align="margins"/>
    </style:style>
    <style:style style:name="表格9.A" style:family="table-column">
      <style:table-column-properties style:column-width="0.656cm" style:rel-column-width="3345*"/>
    </style:style>
    <style:style style:name="表格9.B" style:family="table-column">
      <style:table-column-properties style:column-width="12.194cm" style:rel-column-width="62190*"/>
    </style:style>
    <style:style style:name="表格9.A1" style:family="table-cell">
      <style:table-cell-properties fo:padding="0.097cm" fo:border-left="0.05pt solid #000000" fo:border-right="none" fo:border-top="0.05pt solid #000000" fo:border-bottom="0.05pt solid #000000"/>
    </style:style>
    <style:style style:name="表格9.B1" style:family="table-cell">
      <style:table-cell-properties fo:padding="0.097cm" fo:border="0.05pt solid #000000"/>
    </style:style>
    <style:style style:name="表格42" style:family="table">
      <style:table-properties style:width="12.85cm" table:align="margins"/>
    </style:style>
    <style:style style:name="表格42.A" style:family="table-column">
      <style:table-column-properties style:column-width="12.85cm" style:rel-column-width="65535*"/>
    </style:style>
    <style:style style:name="表格42.A1" style:family="table-cell">
      <style:table-cell-properties fo:padding="0.097cm" fo:border="0.05pt solid #000000"/>
    </style:style>
    <style:style style:name="表格44" style:family="table">
      <style:table-properties style:width="12.85cm" table:align="margins"/>
    </style:style>
    <style:style style:name="表格44.A" style:family="table-column">
      <style:table-column-properties style:column-width="12.85cm" style:rel-column-width="65535*"/>
    </style:style>
    <style:style style:name="表格44.A1" style:family="table-cell">
      <style:table-cell-properties fo:padding="0.097cm" fo:border="0.05pt solid #000000"/>
    </style:style>
    <style:style style:name="表格56" style:family="table">
      <style:table-properties style:width="12.85cm" table:align="margins"/>
    </style:style>
    <style:style style:name="表格56.A" style:family="table-column">
      <style:table-column-properties style:column-width="12.85cm" style:rel-column-width="65535*"/>
    </style:style>
    <style:style style:name="表格56.A1" style:family="table-cell">
      <style:table-cell-properties fo:padding="0.097cm" fo:border="0.05pt solid #000000"/>
    </style:style>
    <style:style style:name="表格59" style:family="table">
      <style:table-properties style:width="12.85cm" table:align="margins"/>
    </style:style>
    <style:style style:name="表格59.A" style:family="table-column">
      <style:table-column-properties style:column-width="12.85cm" style:rel-column-width="65535*"/>
    </style:style>
    <style:style style:name="表格59.A1" style:family="table-cell">
      <style:table-cell-properties fo:padding="0.097cm" fo:border="0.05pt solid #000000"/>
    </style:style>
    <style:style style:name="表格26" style:family="table">
      <style:table-properties style:width="12.85cm" table:align="margins"/>
    </style:style>
    <style:style style:name="表格26.A" style:family="table-column">
      <style:table-column-properties style:column-width="12.85cm" style:rel-column-width="65535*"/>
    </style:style>
    <style:style style:name="表格26.A1" style:family="table-cell">
      <style:table-cell-properties fo:padding="0.097cm" fo:border="0.05pt solid #000000"/>
    </style:style>
    <style:style style:name="表格19" style:family="table">
      <style:table-properties style:width="12.85cm" table:align="margins"/>
    </style:style>
    <style:style style:name="表格19.A" style:family="table-column">
      <style:table-column-properties style:column-width="12.85cm" style:rel-column-width="65535*"/>
    </style:style>
    <style:style style:name="表格19.A1" style:family="table-cell">
      <style:table-cell-properties fo:padding="0.097cm" fo:border="0.05pt solid #000000"/>
    </style:style>
    <style:style style:name="表格22" style:family="table">
      <style:table-properties style:width="12.85cm" table:align="margins"/>
    </style:style>
    <style:style style:name="表格22.A" style:family="table-column">
      <style:table-column-properties style:column-width="0.656cm" style:rel-column-width="3345*"/>
    </style:style>
    <style:style style:name="表格22.B" style:family="table-column">
      <style:table-column-properties style:column-width="12.194cm" style:rel-column-width="62190*"/>
    </style:style>
    <style:style style:name="表格22.A1" style:family="table-cell">
      <style:table-cell-properties fo:padding="0.097cm" fo:border-left="0.05pt solid #000000" fo:border-right="none" fo:border-top="0.05pt solid #000000" fo:border-bottom="0.05pt solid #000000"/>
    </style:style>
    <style:style style:name="表格22.B1" style:family="table-cell">
      <style:table-cell-properties fo:padding="0.097cm" fo:border="0.05pt solid #000000"/>
    </style:style>
    <style:style style:name="表格23" style:family="table">
      <style:table-properties style:width="12.85cm" table:align="margins"/>
    </style:style>
    <style:style style:name="表格23.A" style:family="table-column">
      <style:table-column-properties style:column-width="0.656cm" style:rel-column-width="3345*"/>
    </style:style>
    <style:style style:name="表格23.B" style:family="table-column">
      <style:table-column-properties style:column-width="12.194cm" style:rel-column-width="62190*"/>
    </style:style>
    <style:style style:name="表格23.A1" style:family="table-cell">
      <style:table-cell-properties fo:padding="0.097cm" fo:border-left="0.05pt solid #000000" fo:border-right="none" fo:border-top="0.05pt solid #000000" fo:border-bottom="0.05pt solid #000000"/>
    </style:style>
    <style:style style:name="表格23.B1" style:family="table-cell">
      <style:table-cell-properties fo:padding="0.097cm" fo:border="0.05pt solid #000000"/>
    </style:style>
    <style:style style:name="表格10" style:family="table">
      <style:table-properties style:width="12.85cm" table:align="margins"/>
    </style:style>
    <style:style style:name="表格10.A" style:family="table-column">
      <style:table-column-properties style:column-width="12.85cm" style:rel-column-width="65535*"/>
    </style:style>
    <style:style style:name="表格10.A1" style:family="table-cell">
      <style:table-cell-properties fo:padding="0.097cm" fo:border="0.05pt solid #000000"/>
    </style:style>
    <style:style style:name="表格13" style:family="table">
      <style:table-properties style:width="12.85cm" table:align="margins"/>
    </style:style>
    <style:style style:name="表格13.A" style:family="table-column">
      <style:table-column-properties style:column-width="12.85cm" style:rel-column-width="65535*"/>
    </style:style>
    <style:style style:name="表格13.A1" style:family="table-cell">
      <style:table-cell-properties fo:padding="0.097cm" fo:border="0.05pt solid #000000"/>
    </style:style>
    <style:style style:name="表格24" style:family="table">
      <style:table-properties style:width="12.85cm" table:align="margins"/>
    </style:style>
    <style:style style:name="表格24.A" style:family="table-column">
      <style:table-column-properties style:column-width="0.656cm" style:rel-column-width="3345*"/>
    </style:style>
    <style:style style:name="表格24.B" style:family="table-column">
      <style:table-column-properties style:column-width="12.194cm" style:rel-column-width="62190*"/>
    </style:style>
    <style:style style:name="表格24.A1" style:family="table-cell">
      <style:table-cell-properties fo:padding="0.097cm" fo:border-left="0.05pt solid #000000" fo:border-right="none" fo:border-top="0.05pt solid #000000" fo:border-bottom="0.05pt solid #000000"/>
    </style:style>
    <style:style style:name="表格24.B1" style:family="table-cell">
      <style:table-cell-properties fo:padding="0.097cm" fo:border="0.05pt solid #000000"/>
    </style:style>
    <style:style style:name="表格25" style:family="table">
      <style:table-properties style:width="12.85cm" table:align="margins"/>
    </style:style>
    <style:style style:name="表格25.A" style:family="table-column">
      <style:table-column-properties style:column-width="0.672cm" style:rel-column-width="3427*"/>
    </style:style>
    <style:style style:name="表格25.B" style:family="table-column">
      <style:table-column-properties style:column-width="12.178cm" style:rel-column-width="62108*"/>
    </style:style>
    <style:style style:name="表格25.A1" style:family="table-cell">
      <style:table-cell-properties fo:padding="0.097cm" fo:border-left="0.05pt solid #000000" fo:border-right="none" fo:border-top="0.05pt solid #000000" fo:border-bottom="0.05pt solid #000000"/>
    </style:style>
    <style:style style:name="表格25.B1" style:family="table-cell">
      <style:table-cell-properties fo:padding="0.097cm" fo:border="0.05pt solid #000000"/>
    </style:style>
    <style:style style:name="表格21" style:family="table">
      <style:table-properties style:width="12.85cm" table:align="margins"/>
    </style:style>
    <style:style style:name="表格21.A" style:family="table-column">
      <style:table-column-properties style:column-width="12.85cm" style:rel-column-width="65535*"/>
    </style:style>
    <style:style style:name="表格21.A1" style:family="table-cell">
      <style:table-cell-properties fo:padding="0.097cm" fo:border="0.05pt solid #000000"/>
    </style:style>
    <style:style style:name="表格1" style:family="table">
      <style:table-properties style:width="12.85cm" table:align="margins"/>
    </style:style>
    <style:style style:name="表格1.A" style:family="table-column">
      <style:table-column-properties style:column-width="12.85cm" style:rel-column-width="65535*"/>
    </style:style>
    <style:style style:name="表格1.A1" style:family="table-cell">
      <style:table-cell-properties fo:padding="0.097cm" fo:border="0.05pt solid #000000"/>
    </style:style>
    <style:style style:name="表格30" style:family="table">
      <style:table-properties style:width="12.85cm" table:align="margins"/>
    </style:style>
    <style:style style:name="表格30.A" style:family="table-column">
      <style:table-column-properties style:column-width="12.85cm" style:rel-column-width="65535*"/>
    </style:style>
    <style:style style:name="表格30.A1" style:family="table-cell">
      <style:table-cell-properties fo:padding="0.097cm" fo:border="0.05pt solid #000000"/>
    </style:style>
    <style:style style:name="表格58" style:family="table">
      <style:table-properties style:width="12.85cm" table:align="margins"/>
    </style:style>
    <style:style style:name="表格58.A" style:family="table-column">
      <style:table-column-properties style:column-width="12.85cm" style:rel-column-width="65535*"/>
    </style:style>
    <style:style style:name="表格58.A1" style:family="table-cell">
      <style:table-cell-properties fo:padding="0.097cm" fo:border="0.05pt solid #000000"/>
    </style:style>
    <style:style style:name="表格46" style:family="table">
      <style:table-properties style:width="12.85cm" table:align="margins"/>
    </style:style>
    <style:style style:name="表格46.A" style:family="table-column">
      <style:table-column-properties style:column-width="12.85cm" style:rel-column-width="65535*"/>
    </style:style>
    <style:style style:name="表格46.A1" style:family="table-cell">
      <style:table-cell-properties fo:padding="0.097cm" fo:border="0.05pt solid #000000"/>
    </style:style>
    <style:style style:name="表格43" style:family="table">
      <style:table-properties style:width="12.85cm" table:align="margins"/>
    </style:style>
    <style:style style:name="表格43.A" style:family="table-column">
      <style:table-column-properties style:column-width="0.656cm" style:rel-column-width="3345*"/>
    </style:style>
    <style:style style:name="表格43.B" style:family="table-column">
      <style:table-column-properties style:column-width="12.194cm" style:rel-column-width="62190*"/>
    </style:style>
    <style:style style:name="表格43.A1" style:family="table-cell">
      <style:table-cell-properties fo:padding="0.097cm" fo:border-left="0.05pt solid #000000" fo:border-right="none" fo:border-top="0.05pt solid #000000" fo:border-bottom="0.05pt solid #000000"/>
    </style:style>
    <style:style style:name="表格43.B1" style:family="table-cell">
      <style:table-cell-properties fo:padding="0.097cm" fo:border="0.05pt solid #000000"/>
    </style:style>
    <style:style style:name="表格27" style:family="table">
      <style:table-properties style:width="12.85cm" table:align="margins"/>
    </style:style>
    <style:style style:name="表格27.A" style:family="table-column">
      <style:table-column-properties style:column-width="0.496cm" style:rel-column-width="2529*"/>
    </style:style>
    <style:style style:name="表格27.B" style:family="table-column">
      <style:table-column-properties style:column-width="12.354cm" style:rel-column-width="63006*"/>
    </style:style>
    <style:style style:name="表格27.A1" style:family="table-cell">
      <style:table-cell-properties fo:padding="0.097cm" fo:border-left="0.05pt solid #000000" fo:border-right="none" fo:border-top="0.05pt solid #000000" fo:border-bottom="0.05pt solid #000000"/>
    </style:style>
    <style:style style:name="表格27.B1" style:family="table-cell">
      <style:table-cell-properties fo:padding="0.097cm" fo:border="0.05pt solid #000000"/>
    </style:style>
    <style:style style:name="表格41" style:family="table">
      <style:table-properties style:width="12.85cm" table:align="margins"/>
    </style:style>
    <style:style style:name="表格41.A" style:family="table-column">
      <style:table-column-properties style:column-width="12.85cm" style:rel-column-width="65535*"/>
    </style:style>
    <style:style style:name="表格41.A1" style:family="table-cell">
      <style:table-cell-properties fo:padding="0.097cm" fo:border="0.05pt solid #000000"/>
    </style:style>
    <style:style style:name="表格32" style:family="table">
      <style:table-properties style:width="12.85cm" table:align="margins"/>
    </style:style>
    <style:style style:name="表格32.A" style:family="table-column">
      <style:table-column-properties style:column-width="12.85cm" style:rel-column-width="65535*"/>
    </style:style>
    <style:style style:name="表格32.A1" style:family="table-cell">
      <style:table-cell-properties fo:padding="0.097cm" fo:border="0.05pt solid #000000"/>
    </style:style>
    <style:style style:name="表格31" style:family="table">
      <style:table-properties style:width="12.85cm" table:align="margins"/>
    </style:style>
    <style:style style:name="表格31.A" style:family="table-column">
      <style:table-column-properties style:column-width="12.85cm" style:rel-column-width="65535*"/>
    </style:style>
    <style:style style:name="表格31.A1" style:family="table-cell">
      <style:table-cell-properties fo:padding="0.097cm" fo:border="0.05pt solid #000000"/>
    </style:style>
    <style:style style:name="表格33" style:family="table">
      <style:table-properties style:width="12.85cm" table:align="margins"/>
    </style:style>
    <style:style style:name="表格33.A" style:family="table-column">
      <style:table-column-properties style:column-width="12.85cm" style:rel-column-width="65535*"/>
    </style:style>
    <style:style style:name="表格33.A1" style:family="table-cell">
      <style:table-cell-properties fo:padding="0.097cm" fo:border="0.05pt solid #000000"/>
    </style:style>
    <style:style style:name="表格34" style:family="table">
      <style:table-properties style:width="12.85cm" table:align="margins"/>
    </style:style>
    <style:style style:name="表格34.A" style:family="table-column">
      <style:table-column-properties style:column-width="12.85cm" style:rel-column-width="65535*"/>
    </style:style>
    <style:style style:name="表格34.A1" style:family="table-cell">
      <style:table-cell-properties fo:padding="0.097cm" fo:border="0.05pt solid #000000"/>
    </style:style>
    <style:style style:name="表格35" style:family="table">
      <style:table-properties style:width="12.85cm" table:align="margins"/>
    </style:style>
    <style:style style:name="表格35.A" style:family="table-column">
      <style:table-column-properties style:column-width="12.85cm" style:rel-column-width="65535*"/>
    </style:style>
    <style:style style:name="表格35.A1" style:family="table-cell">
      <style:table-cell-properties fo:padding="0.097cm" fo:border="0.05pt solid #000000"/>
    </style:style>
    <style:style style:name="表格36" style:family="table">
      <style:table-properties style:width="12.85cm" table:align="margins"/>
    </style:style>
    <style:style style:name="表格36.A" style:family="table-column">
      <style:table-column-properties style:column-width="12.85cm" style:rel-column-width="65535*"/>
    </style:style>
    <style:style style:name="表格36.A1" style:family="table-cell">
      <style:table-cell-properties fo:padding="0.097cm" fo:border="0.05pt solid #000000"/>
    </style:style>
    <style:style style:name="P1" style:family="paragraph" style:parent-style-name="Heading_20_1">
      <style:text-properties fo:font-size="18pt" style:font-size-asian="18pt" style:font-size-complex="18pt"/>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3">
      <style:paragraph-properties>
        <style:tab-stops>
          <style:tab-stop style:position="16.002cm" style:type="right" style:leader-style="dotted" style:leader-text="."/>
        </style:tab-stops>
      </style:paragraph-properties>
    </style:style>
    <style:style style:name="P5" style:family="paragraph" style:parent-style-name="Contents_20_4">
      <style:paragraph-properties>
        <style:tab-stops>
          <style:tab-stop style:position="15.503cm" style:type="right" style:leader-style="dotted" style:leader-text="."/>
        </style:tab-stops>
      </style:paragraph-properties>
    </style:style>
    <style:style style:name="P6" style:family="paragraph" style:parent-style-name="Heading_20_2">
      <style:text-properties fo:font-style="normal" style:font-style-asian="normal" style:font-style-complex="normal"/>
    </style:style>
    <style:style style:name="P7" style:family="paragraph" style:parent-style-name="Heading_20_3">
      <style:text-properties fo:font-size="12pt" fo:font-style="normal" style:font-size-asian="12pt" style:font-style-asian="normal" style:font-size-complex="12pt" style:font-style-complex="normal"/>
    </style:style>
    <style:style style:name="P8" style:family="paragraph" style:parent-style-name="Text_20_body">
      <style:text-properties fo:font-size="12pt" fo:font-style="normal" style:font-size-asian="12pt" style:font-style-asian="normal" style:font-size-complex="12pt" style:font-style-complex="normal"/>
    </style:style>
    <style:style style:name="P9" style:family="paragraph" style:parent-style-name="Text_20_body">
      <style:text-properties fo:font-style="normal" style:font-style-asian="normal" style:font-style-complex="normal"/>
    </style:style>
    <style:style style:name="P10" style:family="paragraph" style:parent-style-name="Heading_20_2">
      <style:text-properties fo:font-size="14pt" fo:font-style="normal" style:font-size-asian="14pt" style:font-style-asian="normal" style:font-size-complex="14pt" style:font-style-complex="normal"/>
    </style:style>
    <style:style style:name="P11" style:family="paragraph" style:parent-style-name="Heading_20_2">
      <style:text-properties fo:font-size="12pt" style:font-size-asian="12pt" style:font-size-complex="12pt"/>
    </style:style>
    <style:style style:name="P12" style:family="paragraph" style:parent-style-name="Heading_20_3">
      <style:text-properties fo:font-style="normal" style:font-style-asian="normal" style:font-style-complex="normal"/>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Contents_20_4">
      <style:paragraph-properties>
        <style:tab-stops>
          <style:tab-stop style:position="15.503cm" style:type="right" style:leader-style="dotted" style:leader-text="."/>
        </style:tab-stops>
      </style:paragraph-properties>
    </style:style>
    <style:style style:name="P17" style:family="paragraph" style:parent-style-name="Text_20_body">
      <style:text-properties fo:font-size="12pt" fo:font-style="normal" style:font-size-asian="12pt" style:font-style-asian="normal" style:font-size-complex="12pt" style:font-style-complex="normal"/>
    </style:style>
    <style:style style:name="P18" style:family="paragraph" style:parent-style-name="Text_20_body">
      <style:text-properties fo:font-size="12pt" style:font-size-asian="12pt" style:font-size-complex="12pt"/>
    </style:style>
    <style:style style:name="P19" style:family="paragraph" style:parent-style-name="Text_20_body">
      <style:text-properties fo:font-style="normal" style:font-style-asian="normal" style:font-style-complex="normal"/>
    </style:style>
    <style:style style:name="P20" style:family="paragraph" style:parent-style-name="Text_20_body">
      <style:text-properties fo:font-style="normal" fo:font-weight="normal" style:font-style-asian="normal" style:font-weight-asian="normal" style:font-style-complex="normal" style:font-weight-complex="normal"/>
    </style:style>
    <style:style style:name="P21" style:family="paragraph" style:parent-style-name="Text_20_body">
      <style:text-properties fo:font-style="normal" fo:font-weight="bold" style:font-style-asian="normal" style:font-weight-asian="bold" style:font-style-complex="normal" style:font-weight-complex="bold"/>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fo:font-size="14pt" fo:font-style="normal" style:font-size-asian="14pt" style:font-style-asian="normal" style:font-size-complex="14pt" style:font-style-complex="normal"/>
    </style:style>
    <style:style style:name="P24" style:family="paragraph" style:parent-style-name="Text_20_body">
      <style:text-properties fo:font-size="10.5pt" fo:font-style="normal" style:font-size-asian="10.5pt" style:font-style-asian="normal" style:font-size-complex="10.5pt" style:font-style-complex="normal"/>
    </style:style>
    <style:style style:name="P25" style:family="paragraph" style:parent-style-name="Text_20_body">
      <style:text-properties fo:color="#000000" style:font-name="AQYFPA+ËÎÌå" fo:font-size="12pt" style:font-name-asian="Arial Black" style:font-size-asian="12pt" style:font-name-complex="AQYFPA+ËÎÌå" style:font-size-complex="12pt"/>
    </style:style>
    <style:style style:name="P26" style:family="paragraph" style:parent-style-name="Text_20_body">
      <style:text-properties fo:color="#000000" style:font-name="AQYFPA+ËÎÌå" fo:font-size="10.5pt" fo:font-style="normal" style:font-name-asian="Arial Black" style:font-size-asian="10.5pt" style:font-style-asian="normal" style:font-name-complex="AQYFPA+ËÎÌå" style:font-size-complex="10.5pt" style:font-style-complex="normal"/>
    </style:style>
    <style:style style:name="P27" style:family="paragraph" style:parent-style-name="Text_20_body">
      <style:text-properties style:font-name="DejaVu Sans" style:font-name-asian="DejaVu Sans" style:font-name-complex="DejaVu Serif1"/>
    </style:style>
    <style:style style:name="P28" style:family="paragraph" style:parent-style-name="Standard">
      <style:text-properties fo:font-weight="bold" style:font-weight-asian="bold" style:font-weight-complex="bold"/>
    </style:style>
    <style:style style:name="P29" style:family="paragraph" style:parent-style-name="Standard">
      <style:text-properties fo:font-style="normal" style:font-style-asian="normal" style:font-style-complex="normal"/>
    </style:style>
    <style:style style:name="P30" style:family="paragraph" style:parent-style-name="Standard">
      <style:text-properties style:font-name="AQYFPA+ËÎÌå" fo:font-size="10pt" style:font-name-asian="AQYFPA+ËÎÌå" style:font-size-asian="10pt" style:font-name-complex="AQYFPA+ËÎÌå" style:font-size-complex="10pt"/>
    </style:style>
    <style:style style:name="P31" style:family="paragraph" style:parent-style-name="Standard">
      <style:paragraph-properties fo:text-align="start" style:justify-single-word="false" style:text-autospace="none"/>
      <style:text-properties style:font-name="AQYFPA+ËÎÌå" fo:font-size="10pt" style:font-name-asian="AQYFPA+ËÎÌå" style:font-size-asian="10pt" style:font-name-complex="AQYFPA+ËÎÌå" style:font-size-complex="10pt"/>
    </style:style>
    <style:style style:name="P32" style:family="paragraph" style:parent-style-name="Standard">
      <style:paragraph-properties style:text-autospace="none"/>
    </style:style>
    <style:style style:name="P33" style:family="paragraph" style:parent-style-name="Standard">
      <style:text-properties fo:color="#000000" style:font-name="AQYFPA+ËÎÌå" fo:font-size="10pt" style:font-name-asian="AQYFPA+ËÎÌå" style:font-size-asian="10pt" style:font-name-complex="AQYFPA+ËÎÌå" style:font-size-complex="10pt"/>
    </style:style>
    <style:style style:name="P34" style:family="paragraph" style:parent-style-name="Standard">
      <style:paragraph-properties fo:text-align="start" style:justify-single-word="false" style:text-autospace="none"/>
      <style:text-properties fo:color="#000000" style:font-name="AQYFPA+ËÎÌå" fo:font-size="10pt" style:font-name-asian="AQYFPA+ËÎÌå" style:font-size-asian="10pt" style:font-name-complex="AQYFPA+ËÎÌå" style:font-size-complex="10pt"/>
    </style:style>
    <style:style style:name="P35" style:family="paragraph" style:parent-style-name="Standard">
      <style:paragraph-properties fo:text-align="start" style:justify-single-word="false" style:text-autospace="none"/>
      <style:text-properties fo:color="#000000" style:font-name="AQYFPA+ËÎÌå" fo:font-size="12pt" style:font-name-asian="AQYFPA+ËÎÌå" style:font-size-asian="12pt" style:font-name-complex="AQYFPA+ËÎÌå" style:font-size-complex="12pt"/>
    </style:style>
    <style:style style:name="P36" style:family="paragraph" style:parent-style-name="Table_20_Contents">
      <style:text-properties fo:font-size="12pt" style:font-size-asian="12pt" style:font-size-complex="12pt"/>
    </style:style>
    <style:style style:name="P37" style:family="paragraph" style:parent-style-name="Table_20_Contents">
      <style:text-properties style:font-name="DejaVu Serif"/>
    </style:style>
    <style:style style:name="P38" style:family="paragraph" style:parent-style-name="Table_20_Contents">
      <style:text-properties style:font-name="DejaVu Serif" fo:font-size="12pt" style:font-name-asian="DejaVu Serif" style:font-size-asian="12pt" style:font-size-complex="12pt"/>
    </style:style>
    <style:style style:name="P39" style:family="paragraph" style:parent-style-name="Table_20_Contents">
      <style:text-properties fo:font-size="10.5pt" style:font-size-asian="10.5pt" style:font-size-complex="10.5pt"/>
    </style:style>
    <style:style style:name="P40" style:family="paragraph" style:parent-style-name="Table_20_Contents">
      <style:text-properties style:font-name="AQYFPA+ËÎÌå" fo:font-size="12pt" style:font-name-asian="Arial Black" style:font-size-asian="12pt" style:font-name-complex="AQYFPA+ËÎÌå" style:font-size-complex="12pt"/>
    </style:style>
    <style:style style:name="P41" style:family="paragraph" style:parent-style-name="Preformatted_20_Text">
      <style:text-properties style:font-name="DejaVu Serif" fo:font-size="12pt" style:font-name-asian="DejaVu Serif" style:font-size-asian="12pt" style:font-size-complex="12pt"/>
    </style:style>
    <style:style style:name="P42" style:family="paragraph" style:parent-style-name="Preformatted_20_Text">
      <style:text-properties style:font-name="DejaVu Serif" fo:font-size="12pt" style:font-size-asian="12pt" style:font-size-complex="12pt"/>
    </style:style>
    <style:style style:name="P43" style:family="paragraph" style:parent-style-name="Preformatted_20_Text">
      <style:paragraph-properties fo:margin-top="0cm" fo:margin-bottom="0.499cm" style:contextual-spacing="false"/>
      <style:text-properties style:font-name="DejaVu Serif" fo:font-size="12pt" style:font-name-asian="DejaVu Serif" style:font-size-asian="12pt" style:font-size-complex="12pt"/>
    </style:style>
    <style:style style:name="P44" style:family="paragraph" style:parent-style-name="Footnote">
      <style:paragraph-properties fo:text-align="start" style:justify-single-word="false" style:text-autospace="none"/>
      <style:text-properties style:font-name="Dutch801BT-Bold" fo:font-size="9pt" style:font-name-asian="Dutch801BT-Bold" style:font-size-asian="9pt" style:font-name-complex="Dutch801BT-Bold" style:font-size-complex="9pt"/>
    </style:style>
    <style:style style:name="P45" style:family="paragraph" style:parent-style-name="Contents_20_2">
      <style:paragraph-properties>
        <style:tab-stops>
          <style:tab-stop style:position="25.201cm" style:type="right" style:leader-style="dotted" style:leader-text="."/>
        </style:tab-stops>
      </style:paragraph-properties>
    </style:style>
    <style:style style:name="P46" style:family="paragraph" style:parent-style-name="Heading_20_1">
      <style:text-properties fo:font-size="18pt" style:font-size-asian="18pt" style:font-size-complex="18pt"/>
    </style:style>
    <style:style style:name="P47" style:family="paragraph" style:parent-style-name="Heading_20_2">
      <style:text-properties fo:font-style="normal" style:font-style-asian="normal" style:font-style-complex="normal"/>
    </style:style>
    <style:style style:name="P48" style:family="paragraph" style:parent-style-name="Heading_20_2">
      <style:text-properties fo:font-size="14pt" fo:font-style="normal" style:font-size-asian="14pt" style:font-style-asian="normal" style:font-size-complex="14pt" style:font-style-complex="normal"/>
    </style:style>
    <style:style style:name="P49" style:family="paragraph" style:parent-style-name="Heading_20_2">
      <style:text-properties fo:font-size="12pt" style:font-size-asian="12pt" style:font-size-complex="12pt"/>
    </style:style>
    <style:style style:name="P50" style:family="paragraph" style:parent-style-name="Heading_20_3">
      <style:text-properties fo:font-size="12pt" fo:font-style="normal" style:font-size-asian="12pt" style:font-style-asian="normal" style:font-size-complex="12pt" style:font-style-complex="normal"/>
    </style:style>
    <style:style style:name="P51" style:family="paragraph" style:parent-style-name="Heading_20_3">
      <style:text-properties fo:font-style="normal" style:font-style-asian="normal" style:font-style-complex="normal"/>
    </style:style>
    <style:style style:name="P52" style:family="paragraph" style:parent-style-name="Heading_20_3">
      <style:text-properties fo:font-size="14pt" fo:font-style="normal" style:font-size-asian="14pt" style:font-style-asian="normal" style:font-size-complex="14pt" style:font-style-complex="normal"/>
    </style:style>
    <style:style style:name="P53" style:family="paragraph" style:parent-style-name="Heading_20_4">
      <style:text-properties fo:font-style="normal" style:font-style-asian="normal" style:font-style-complex="normal"/>
    </style:style>
    <style:style style:name="P54" style:family="paragraph" style:parent-style-name="Contents_20_1">
      <style:paragraph-properties>
        <style:tab-stops>
          <style:tab-stop style:position="25.7cm" style:type="right" style:leader-style="dotted" style:leader-text="."/>
        </style:tab-stops>
      </style:paragraph-properties>
    </style:style>
    <style:style style:name="P55" style:family="paragraph" style:parent-style-name="Contents_20_3">
      <style:paragraph-properties>
        <style:tab-stops>
          <style:tab-stop style:position="24.702cm" style:type="right" style:leader-style="dotted" style:leader-text="."/>
        </style:tab-stops>
      </style:paragraph-properties>
    </style:style>
    <style:style style:name="P56" style:family="paragraph" style:parent-style-name="Contents_20_4">
      <style:paragraph-properties>
        <style:tab-stops>
          <style:tab-stop style:position="24.202cm" style:type="right" style:leader-style="dotted" style:leader-text="."/>
        </style:tab-stops>
      </style:paragraph-properties>
    </style:style>
    <style:style style:name="P57" style:family="paragraph" style:parent-style-name="Footer">
      <style:paragraph-properties fo:text-align="center" style:justify-single-word="false"/>
    </style:style>
    <style:style style:name="T1" style:family="text"/>
    <style:style style:name="T2" style:family="text">
      <style:text-properties fo:color="#3465a4"/>
    </style:style>
    <style:style style:name="T3" style:family="text">
      <style:text-properties fo:color="#3465a4"/>
    </style:style>
    <style:style style:name="T4" style:family="text">
      <style:text-properties fo:font-size="12pt" style:font-size-asian="12pt" style:font-size-complex="12pt"/>
    </style:style>
    <style:style style:name="T5" style:family="text">
      <style:text-properties fo:font-size="12pt" fo:font-style="normal" style:font-size-asian="12pt" style:font-style-asian="normal" style:font-size-complex="12pt" style:font-style-complex="normal"/>
    </style:style>
    <style:style style:name="T6" style:family="text">
      <style:text-properties style:font-name="TimesNewRoman" fo:font-size="12pt" style:font-name-asian="TimesNewRoman" style:font-size-asian="12pt" style:font-name-complex="TimesNewRoman" style:font-size-complex="12pt"/>
    </style:style>
    <style:style style:name="T7" style:family="text">
      <style:text-properties style:font-name="TimesNewRoman" fo:font-size="12pt" fo:font-style="normal" style:font-name-asian="TimesNewRoman" style:font-size-asian="12pt" style:font-style-asian="normal" style:font-name-complex="TimesNewRoman" style:font-size-complex="12pt" style:font-style-complex="normal"/>
    </style:style>
    <style:style style:name="T8" style:family="text">
      <style:text-properties style:font-name="TimesNewRoman" fo:font-size="7pt" style:font-name-asian="TimesNewRoman" style:font-size-asian="7pt" style:font-name-complex="TimesNewRoman" style:font-size-complex="7pt"/>
    </style:style>
    <style:style style:name="T9" style:family="text">
      <style:text-properties style:font-name="TimesNewRoman" style:font-name-asian="TimesNewRoman" style:font-name-complex="TimesNewRoman"/>
    </style:style>
    <style:style style:name="T10" style:family="text">
      <style:text-properties style:font-name="AQYFPA+TimesNewRoman" fo:font-size="12pt" style:font-name-asian="AQYFPA+TimesNewRoman" style:font-size-asian="12pt" style:font-name-complex="AQYFPA+TimesNewRoman" style:font-size-complex="12pt"/>
    </style:style>
    <style:style style:name="T11" style:family="text">
      <style:text-properties style:font-name="AQYFPA+TimesNewRoman" fo:font-size="12pt" fo:font-style="normal" style:font-name-asian="AQYFPA+TimesNewRoman" style:font-size-asian="12pt" style:font-style-asian="normal" style:font-name-complex="AQYFPA+TimesNewRoman" style:font-size-complex="12pt" style:font-style-complex="normal"/>
    </style:style>
    <style:style style:name="T12" style:family="text">
      <style:text-properties style:font-name="AQYFPA+TimesNewRoman" style:font-name-asian="AQYFPA+TimesNewRoman" style:font-name-complex="AQYFPA+TimesNewRoman"/>
    </style:style>
    <style:style style:name="T13" style:family="text">
      <style:text-properties fo:color="#ff0000" style:font-name="TimesNewRoman,Bold" fo:font-size="12pt" style:font-name-asian="TimesNewRoman,Bold" style:font-size-asian="12pt" style:font-name-complex="TimesNewRoman,Bold" style:font-size-complex="12pt"/>
    </style:style>
    <style:style style:name="T14" style:family="text">
      <style:text-properties fo:color="#ff0000" style:font-name="TimesNewRoman,Bold" style:font-name-asian="TimesNewRoman,Bold" style:font-name-complex="TimesNewRoman,Bold"/>
    </style:style>
    <style:style style:name="T15" style:family="text">
      <style:text-properties style:font-name="TimesNewRoman,Bold" style:font-name-asian="TimesNewRoman,Bold" style:font-name-complex="TimesNewRoman,Bold"/>
    </style:style>
    <style:style style:name="T16" style:family="text">
      <style:text-properties style:font-name="TimesNewRoman,Bold" fo:font-size="12pt" style:font-name-asian="TimesNewRoman,Bold" style:font-size-asian="12pt" style:font-name-complex="TimesNewRoman,Bold" style:font-size-complex="12pt"/>
    </style:style>
    <style:style style:name="T17" style:family="text">
      <style:text-properties style:font-name="TimesNewRoman,Bold" fo:font-size="12pt" fo:font-style="normal" style:font-name-asian="TimesNewRoman,Bold" style:font-size-asian="12pt" style:font-style-asian="normal" style:font-name-complex="TimesNewRoman,Bold" style:font-size-complex="12pt" style:font-style-complex="normal"/>
    </style:style>
    <style:style style:name="T18" style:family="text">
      <style:text-properties fo:color="#000000" style:font-name="AQYFPA+ËÎÌå" fo:font-size="12pt" style:font-name-asian="AQYFPA+ËÎÌå" style:font-size-asian="12pt" style:font-name-complex="AQYFPA+ËÎÌå" style:font-size-complex="12pt"/>
    </style:style>
    <style:style style:name="T19" style:family="text">
      <style:text-properties fo:color="#000000" style:font-name="TimesNewRoman,Bold" fo:font-size="12pt" style:font-name-asian="TimesNewRoman,Bold" style:font-size-asian="12pt" style:font-name-complex="TimesNewRoman,Bold" style:font-size-complex="12pt"/>
    </style:style>
    <style:style style:name="T20" style:family="text">
      <style:text-properties style:font-name="AQYFPA+ËÎÌå" fo:font-size="12pt" style:font-name-asian="AQYFPA+ËÎÌå" style:font-size-asian="12pt" style:font-name-complex="AQYFPA+ËÎÌå" style:font-size-complex="12pt"/>
    </style:style>
    <style:style style:name="T21" style:family="text">
      <style:text-properties fo:font-weight="bold" style:font-weight-asian="bold" style:font-weight-complex="bold"/>
    </style:style>
    <style:style style:name="T22" style:family="text">
      <style:text-properties style:text-position="33% 80%"/>
    </style:style>
    <style:style style:name="T23" style:family="text">
      <style:text-properties style:font-weight-asian="bold"/>
    </style:style>
    <style:style style:name="T24" style:family="text">
      <style:text-properties style:font-name="Dutch801BT-Roman" style:font-name-asian="Dutch801BT-Roman" style:font-name-complex="Dutch801BT-Roman"/>
    </style:style>
    <style:style style:name="T25" style:family="text">
      <style:text-properties fo:font-size="18pt" style:font-size-asian="18pt" style:font-size-complex="18pt"/>
    </style:style>
    <style:style style:name="T26" style:family="text">
      <style:text-properties officeooo:rsid="000e69e4"/>
    </style:style>
    <style:style style:name="Sect1" style:family="section">
      <style:section-properties fo:background-color="transparent" style:editable="false">
        <style:columns fo:column-count="2" fo:column-gap="0cm">
          <style:column style:rel-width="32767*" fo:start-indent="0cm" fo:end-indent="0cm"/>
          <style:column style:rel-width="32768*" fo:start-indent="0cm" fo:end-indent="0cm"/>
        </style:columns>
        <style:background-image/>
      </style:section-properties>
    </style:style>
    <style:style style:name="Sect2" style:family="section">
      <style:section-properties style:editable="false">
        <style:columns fo:column-count="1" fo:column-gap="0cm"/>
      </style:section-properties>
    </style:style>
    <number:date-style style:name="N5084" number:language="en" number:country="US">
      <number:year number:style="long"/>
      <number:text>-</number:text>
      <number:month number:style="long"/>
      <number:text>-</number:text>
      <number:day number:style="long"/>
    </number:date-style>
  </office:automatic-styles>
  <office:body>
    <office:text text:use-soft-page-breaks="true">
      <text:tracked-changes text:track-changes="false">
        <text:changed-region xml:id="ct158505328" text:id="ct158505328">
          <text:deletion>
            <office:change-info>
              <dc:creator>csuacm </dc:creator>
              <dc:date>2012-09-17T10:50:11</dc:date>
            </office:change-info>
            <text:h text:style-name="P1" text:outline-level="1"><text:s/>(CR)</text:h>
          </text:deletion>
        </text:changed-region>
        <text:changed-region xml:id="ct158505968" text:id="ct158505968">
          <text:deletion>
            <office:change-info>
              <dc:creator>csuacm </dc:creator>
              <dc:date>2012-09-17T10:50:11</dc:date>
            </office:change-info>
            <text:p text:style-name="Standard">(Code Recipe Version)</text:p>
            <text:p text:style-name="Standard"/>
          </text:deletion>
        </text:changed-region>
        <text:changed-region xml:id="ct158551120" text:id="ct158551120">
          <text:deletion>
            <office:change-info>
              <dc:creator>csuacm </dc:creator>
              <dc:date>2012-09-17T10:50:11</dc:date>
            </office:change-info>
            <text:table-of-content text:style-name="Sect1" text:protected="true" text:name="内容目录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内容目录1_Head">
                  <text:p text:style-name="Contents_20_Heading">Content</text:p>
                </text:index-title>
                <text:p text:style-name="P2"><text:a xlink:type="simple" xlink:href="#__RefHeading__7536_1667050990" text:style-name="Index_20_Link" text:visited-style-name="Index_20_Link">Pan-algorithm Contest Code Spells 4(Code Recipe)<text:tab/>1</text:a></text:p>
                <text:p text:style-name="P3"><text:a xlink:type="simple" xlink:href="#__RefHeading__7538_1667050990" text:style-name="Index_20_Link" text:visited-style-name="Index_20_Link">What‘s this<text:tab/>1</text:a></text:p>
                <text:p text:style-name="P3"><text:a xlink:type="simple" xlink:href="#__RefHeading__7540_1667050990" text:style-name="Index_20_Link" text:visited-style-name="Index_20_Link">History<text:tab/>1</text:a></text:p>
                <text:p text:style-name="P3"><text:a xlink:type="simple" xlink:href="#__RefHeading__7542_1667050990" text:style-name="Index_20_Link" text:visited-style-name="Index_20_Link">To do list<text:tab/>1</text:a></text:p>
                <text:p text:style-name="P3"><text:a xlink:type="simple" xlink:href="#__RefHeading__7544_1667050990" text:style-name="Index_20_Link" text:visited-style-name="Index_20_Link">Sort<text:tab/>3</text:a></text:p>
                <text:p text:style-name="P4"><text:a xlink:type="simple" xlink:href="#__RefHeading__7546_1667050990" text:style-name="Index_20_Link" text:visited-style-name="Index_20_Link">Heap Sort<text:tab/>3</text:a></text:p>
                <text:p text:style-name="P5"><text:a xlink:type="simple" xlink:href="#__RefHeading__7548_1667050990" text:style-name="Index_20_Link" text:visited-style-name="Index_20_Link">STL里heap和 priority queue的使用<text:tab/>7</text:a></text:p>
                <text:p text:style-name="P4"><text:a xlink:type="simple" xlink:href="#__RefHeading__7550_1667050990" text:style-name="Index_20_Link" text:visited-style-name="Index_20_Link">Merge sort<text:tab/>8</text:a></text:p>
                <text:p text:style-name="P4"><text:a xlink:type="simple" xlink:href="#__RefHeading__7552_1667050990" text:style-name="Index_20_Link" text:visited-style-name="Index_20_Link">基数排序( Bucket Sort )<text:tab/>9</text:a></text:p>
                <text:p text:style-name="P3"><text:a xlink:type="simple" xlink:href="#__RefHeading__7554_1667050990" text:style-name="Index_20_Link" text:visited-style-name="Index_20_Link">Data Structure(數據結構)*<text:tab/>10</text:a></text:p>
                <text:p text:style-name="P4"><text:a xlink:type="simple" xlink:href="#__RefHeading__7556_1667050990" text:style-name="Index_20_Link" text:visited-style-name="Index_20_Link">Hash Functions<text:tab/>10</text:a></text:p>
                <text:p text:style-name="P3"><text:a xlink:type="simple" xlink:href="#__RefHeading__7558_1667050990" text:style-name="Index_20_Link" text:visited-style-name="Index_20_Link">Dynamic Programming (动态规划)*<text:tab/>11</text:a></text:p>
                <text:p text:style-name="P3"><text:a xlink:type="simple" xlink:href="#__RefHeading__7560_1667050990" text:style-name="Index_20_Link" text:visited-style-name="Index_20_Link">Searching Algorithms(搜索方法) *<text:tab/>11</text:a></text:p>
                <text:p text:style-name="P4"><text:a xlink:type="simple" xlink:href="#__RefHeading__7562_1667050990" text:style-name="Index_20_Link" text:visited-style-name="Index_20_Link">Dancing Links *<text:tab/>11</text:a></text:p>
                <text:p text:style-name="P3"><text:a xlink:type="simple" xlink:href="#__RefHeading__7564_1667050990" text:style-name="Index_20_Link" text:visited-style-name="Index_20_Link">Graph Theory(图论)<text:tab/>11</text:a></text:p>
                <text:p text:style-name="P4"><text:a xlink:type="simple" xlink:href="#__RefHeading__7566_1667050990" text:style-name="Index_20_Link" text:visited-style-name="Index_20_Link">Forward Star(前向星表示法)<text:tab/>11</text:a></text:p>
                <text:p text:style-name="P4"><text:a xlink:type="simple" xlink:href="#__RefHeading__7568_1667050990" text:style-name="Index_20_Link" text:visited-style-name="Index_20_Link">SPFA<text:tab/>11</text:a></text:p>
                <text:p text:style-name="P4"><text:a xlink:type="simple" xlink:href="#__RefHeading__7570_1667050990" text:style-name="Index_20_Link" text:visited-style-name="Index_20_Link">Bellman-Ford <text:tab/>13</text:a></text:p>
                <text:p text:style-name="P4"><text:a xlink:type="simple" xlink:href="#__RefHeading__7572_1667050990" text:style-name="Index_20_Link" text:visited-style-name="Index_20_Link">Dijkstra <text:tab/>14</text:a></text:p>
                <text:p text:style-name="P4"><text:a xlink:type="simple" xlink:href="#__RefHeading__7574_1667050990" text:style-name="Index_20_Link" text:visited-style-name="Index_20_Link">Floyd 計算最小環（Find Minimum circle ）<text:tab/>16</text:a></text:p>
                <text:p text:style-name="P4"><text:a xlink:type="simple" xlink:href="#__RefHeading__7576_1667050990" text:style-name="Index_20_Link" text:visited-style-name="Index_20_Link">prim<text:tab/>19</text:a></text:p>
                <text:p text:style-name="P4"><text:a xlink:type="simple" xlink:href="#__RefHeading__7578_1667050990" text:style-name="Index_20_Link" text:visited-style-name="Index_20_Link">Kruskal <text:tab/>20</text:a></text:p>
                <text:p text:style-name="P4"><text:a xlink:type="simple" xlink:href="#__RefHeading__7580_1667050990" text:style-name="Index_20_Link" text:visited-style-name="Index_20_Link">度限制生成樹*<text:tab/>23</text:a></text:p>
                <text:p text:style-name="P4"><text:a xlink:type="simple" xlink:href="#__RefHeading__7582_1667050990" text:style-name="Index_20_Link" text:visited-style-name="Index_20_Link">次小生成树 <text:s/>prim<text:tab/>28</text:a></text:p>
                <text:p text:style-name="P4"><text:a xlink:type="simple" xlink:href="#__RefHeading__7584_1667050990" text:style-name="Index_20_Link" text:visited-style-name="Index_20_Link">Euler Route/Tour<text:tab/>30</text:a></text:p>
                <text:p text:style-name="P4"><text:a xlink:type="simple" xlink:href="#__RefHeading__7586_1667050990" text:style-name="Index_20_Link" text:visited-style-name="Index_20_Link">并查集 递归/迭代 *<text:tab/>36</text:a></text:p>
                <text:p text:style-name="P4"><text:a xlink:type="simple" xlink:href="#__RefHeading__7588_1667050990" text:style-name="Index_20_Link" text:visited-style-name="Index_20_Link">强连通分量算法*<text:tab/>38</text:a></text:p>
                <text:p text:style-name="P5"><text:a xlink:type="simple" xlink:href="#__RefHeading__7590_1667050990" text:style-name="Index_20_Link" text:visited-style-name="Index_20_Link">Tarjan <text:tab/>38</text:a></text:p>
                <text:p text:style-name="P5"><text:a xlink:type="simple" xlink:href="#__RefHeading__7592_1667050990" text:style-name="Index_20_Link" text:visited-style-name="Index_20_Link">Kosaraju *<text:tab/>39</text:a></text:p>
                <text:p text:style-name="P5"><text:a xlink:type="simple" xlink:href="#__RefHeading__7594_1667050990" text:style-name="Index_20_Link" text:visited-style-name="Index_20_Link">Gabow *<text:tab/>39</text:a></text:p>
                <text:p text:style-name="P4"><text:a xlink:type="simple" xlink:href="#__RefHeading__7596_1667050990" text:style-name="Index_20_Link" text:visited-style-name="Index_20_Link">計算無向圖圖割點與橋的Tarjan算法<text:tab/>39</text:a></text:p>
                <text:p text:style-name="P4"><text:a xlink:type="simple" xlink:href="#__RefHeading__7598_1667050990" text:style-name="Index_20_Link" text:visited-style-name="Index_20_Link">2-SAT *<text:tab/>42</text:a></text:p>
                <text:p text:style-name="P3"><text:a xlink:type="simple" xlink:href="#__RefHeading__7600_1667050990" text:style-name="Index_20_Link" text:visited-style-name="Index_20_Link">Network flow(网络流问题)<text:tab/>42</text:a></text:p>
                <text:p text:style-name="P4"><text:a xlink:type="simple" xlink:href="#__RefHeading__7602_1667050990" text:style-name="Index_20_Link" text:visited-style-name="Index_20_Link">最大流问题<text:tab/>42</text:a></text:p>
                <text:p text:style-name="P5"><text:a xlink:type="simple" xlink:href="#__RefHeading__7604_1667050990" text:style-name="Index_20_Link" text:visited-style-name="Index_20_Link">SAP Algorithm<text:tab/>42</text:a></text:p>
                <text:p text:style-name="P5"><text:a xlink:type="simple" xlink:href="#__RefHeading__7606_1667050990" text:style-name="Index_20_Link" text:visited-style-name="Index_20_Link">Dinic Algorithm<text:tab/>48</text:a></text:p>
                <text:p text:style-name="P4"><text:a xlink:type="simple" xlink:href="#__RefHeading__7608_1667050990" text:style-name="Index_20_Link" text:visited-style-name="Index_20_Link">最小费用流<text:tab/>51</text:a></text:p>
                <text:p text:style-name="P3"><text:a xlink:type="simple" xlink:href="#__RefHeading__7610_1667050990" text:style-name="Index_20_Link" text:visited-style-name="Index_20_Link">后缀数组 Suffix Array<text:tab/>59</text:a></text:p>
                <text:p text:style-name="P5"><text:a xlink:type="simple" xlink:href="#__RefHeading__7612_1667050990" text:style-name="Index_20_Link" text:visited-style-name="Index_20_Link">简要说明<text:tab/>59</text:a></text:p>
                <text:p text:style-name="P5"><text:a xlink:type="simple" xlink:href="#__RefHeading__7614_1667050990" text:style-name="Index_20_Link" text:visited-style-name="Index_20_Link">Doubling Augumenting 2倍增算法<text:tab/>59</text:a></text:p>
                <text:p text:style-name="P5"><text:a xlink:type="simple" xlink:href="#__RefHeading__7616_1667050990" text:style-name="Index_20_Link" text:visited-style-name="Index_20_Link">DC3 <text:tab/>62</text:a></text:p>
                <text:p text:style-name="P3"><text:a xlink:type="simple" xlink:href="#__RefHeading__7620_1667050990" text:style-name="Index_20_Link" text:visited-style-name="Index_20_Link">Bipartite Graph (二分图问题)<text:tab/>68</text:a></text:p>
                <text:p text:style-name="P4"><text:a xlink:type="simple" xlink:href="#__RefHeading__7622_1667050990" text:style-name="Index_20_Link" text:visited-style-name="Index_20_Link">Hungary算法<text:tab/>68</text:a></text:p>
                <text:p text:style-name="P4"><text:a xlink:type="simple" xlink:href="#__RefHeading__7624_1667050990" text:style-name="Index_20_Link" text:visited-style-name="Index_20_Link">KM<text:tab/>69</text:a></text:p>
                <text:p text:style-name="P3"><text:a xlink:type="simple" xlink:href="#__RefHeading__7626_1667050990" text:style-name="Index_20_Link" text:visited-style-name="Index_20_Link">Balanced Tree(平衡树)<text:tab/>71</text:a></text:p>
                <text:p text:style-name="P4"><text:a xlink:type="simple" xlink:href="#__RefHeading__7628_1667050990" text:style-name="Index_20_Link" text:visited-style-name="Index_20_Link">Treap<text:tab/>71</text:a></text:p>
                <text:p text:style-name="P4"><text:a xlink:type="simple" xlink:href="#__RefHeading__7630_1667050990" text:style-name="Index_20_Link" text:visited-style-name="Index_20_Link">Splay Tree*<text:tab/>76</text:a></text:p>
                <text:p text:style-name="P3"><text:a xlink:type="simple" xlink:href="#__RefHeading__7632_1667050990" text:style-name="Index_20_Link" text:visited-style-name="Index_20_Link">String Problems(串相关问题)<text:tab/>77</text:a></text:p>
                <text:p text:style-name="P4"><text:a xlink:type="simple" xlink:href="#__RefHeading__7634_1667050990" text:style-name="Index_20_Link" text:visited-style-name="Index_20_Link">循环字符串与最小表示法<text:tab/>77</text:a></text:p>
                <text:p text:style-name="P4"><text:a xlink:type="simple" xlink:href="#__RefHeading__7636_1667050990" text:style-name="Index_20_Link" text:visited-style-name="Index_20_Link">AC Automate *<text:tab/>78</text:a></text:p>
                <text:p text:style-name="P5"><text:a xlink:type="simple" xlink:href="#__RefHeading__7638_1667050990" text:style-name="Index_20_Link" text:visited-style-name="Index_20_Link">自动机DP问题<text:tab/>78</text:a></text:p>
                <text:p text:style-name="P4"><text:a xlink:type="simple" xlink:href="#__RefHeading__7640_1667050990" text:style-name="Index_20_Link" text:visited-style-name="Index_20_Link">KMP及其应用*<text:tab/>78</text:a></text:p>
                <text:p text:style-name="P5"><text:a xlink:type="simple" xlink:href="#__RefHeading__7642_1667050990" text:style-name="Index_20_Link" text:visited-style-name="Index_20_Link">KMP-Extend(扩展KMP)*<text:tab/>82</text:a></text:p>
                <text:p text:style-name="P3"><text:a xlink:type="simple" xlink:href="#__RefHeading__7644_1667050990" text:style-name="Index_20_Link" text:visited-style-name="Index_20_Link">RMQ<text:tab/>82</text:a></text:p>
                <text:p text:style-name="P4"><text:a xlink:type="simple" xlink:href="#__RefHeading__7646_1667050990" text:style-name="Index_20_Link" text:visited-style-name="Index_20_Link">RMQ问题的sparse table 算法<text:tab/>82</text:a></text:p>
                <text:p text:style-name="P4"><text:a xlink:type="simple" xlink:href="#__RefHeading__7648_1667050990" text:style-name="Index_20_Link" text:visited-style-name="Index_20_Link">树状数组 *<text:tab/>82</text:a></text:p>
                <text:p text:style-name="P5"><text:a xlink:type="simple" xlink:href="#__RefHeading__7650_1667050990" text:style-name="Index_20_Link" text:visited-style-name="Index_20_Link">计算逆序对的方法<text:tab/>82</text:a></text:p>
                <text:p text:style-name="P4"><text:a xlink:type="simple" xlink:href="#__RefHeading__7652_1667050990" text:style-name="Index_20_Link" text:visited-style-name="Index_20_Link">LCA *<text:tab/>86</text:a></text:p>
                <text:p text:style-name="P5"><text:a xlink:type="simple" xlink:href="#__RefHeading__7654_1667050990" text:style-name="Index_20_Link" text:visited-style-name="Index_20_Link">RMQ计算LCA的方法*<text:tab/>86</text:a></text:p>
                <text:p text:style-name="P4"><text:a xlink:type="simple" xlink:href="#__RefHeading__7656_1667050990" text:style-name="Index_20_Link" text:visited-style-name="Index_20_Link">线段树 Segmental Tree <text:tab/>86</text:a></text:p>
                <text:p text:style-name="P5"><text:a xlink:type="simple" xlink:href="#__RefHeading__7658_1667050990" text:style-name="Index_20_Link" text:visited-style-name="Index_20_Link">不遍历到根结点就可以维护线段树的方法<text:tab/>86</text:a></text:p>
                <text:p text:style-name="P5"><text:a xlink:type="simple" xlink:href="#__RefHeading__7660_1667050990" text:style-name="Index_20_Link" text:visited-style-name="Index_20_Link">二维线段树*<text:tab/>89</text:a></text:p>
                <text:p text:style-name="P3"><text:a xlink:type="simple" xlink:href="#__RefHeading__7662_1667050990" text:style-name="Index_20_Link" text:visited-style-name="Index_20_Link">Number Theory (数论问题)* <text:tab/>89</text:a></text:p>
                <text:p text:style-name="P4"><text:a xlink:type="simple" xlink:href="#__RefHeading__7664_1667050990" text:style-name="Index_20_Link" text:visited-style-name="Index_20_Link">快速幂算法<text:tab/>89</text:a></text:p>
                <text:p text:style-name="P4"><text:a xlink:type="simple" xlink:href="#__RefHeading__7666_1667050990" text:style-name="Index_20_Link" text:visited-style-name="Index_20_Link">矩陣快速冪<text:tab/>90</text:a></text:p>
                <text:p text:style-name="P3"><text:a xlink:type="simple" xlink:href="#__RefHeading__7668_1667050990" text:style-name="Index_20_Link" text:visited-style-name="Index_20_Link">Combinatoric Problems<text:tab/>91</text:a></text:p>
                <text:p text:style-name="P3"><text:a xlink:type="simple" xlink:href="#__RefHeading__7670_1667050990" text:style-name="Index_20_Link" text:visited-style-name="Index_20_Link">Game Theory*<text:tab/>92</text:a></text:p>
                <text:p text:style-name="P4"><text:a xlink:type="simple" xlink:href="#__RefHeading__7672_1667050990" text:style-name="Index_20_Link" text:visited-style-name="Index_20_Link">擴展Euclid計算乘法逆元<text:tab/>92</text:a></text:p>
                <text:p text:style-name="P3"><text:a xlink:type="simple" xlink:href="#__RefHeading__7674_1667050990" text:style-name="Index_20_Link" text:visited-style-name="Index_20_Link">Algebra Problems *<text:tab/>92</text:a></text:p>
                <text:p text:style-name="P3"><text:a xlink:type="simple" xlink:href="#__RefHeading__7676_1667050990" text:style-name="Index_20_Link" text:visited-style-name="Index_20_Link">Computing Geometry *<text:tab/>93</text:a></text:p>
                <text:p text:style-name="P5"><text:a xlink:type="simple" xlink:href="#__RefHeading__7678_1667050990" text:style-name="Index_20_Link" text:visited-style-name="Index_20_Link">线段判交（常规/非常规相交）<text:tab/>93</text:a></text:p>
                <text:p text:style-name="P3"><text:a xlink:type="simple" xlink:href="#__RefHeading__7680_1667050990" text:style-name="Index_20_Link" text:visited-style-name="Index_20_Link">位运算技巧<text:tab/>93</text:a></text:p>
                <text:p text:style-name="P5"><text:a xlink:type="simple" xlink:href="#__RefHeading__7682_1667050990" text:style-name="Index_20_Link" text:visited-style-name="Index_20_Link">位运算计算N皇后问题解的数目<text:tab/>93</text:a></text:p>
                <text:p text:style-name="P3"><text:a xlink:type="simple" xlink:href="#__RefHeading__7684_1667050990" text:style-name="Index_20_Link" text:visited-style-name="Index_20_Link">高精度算法＊<text:tab/>95</text:a></text:p>
                <text:p text:style-name="P4"><text:a xlink:type="simple" xlink:href="#__RefHeading__7686_1667050990" text:style-name="Index_20_Link" text:visited-style-name="Index_20_Link">加法（普通/万位）<text:tab/>95</text:a></text:p>
                <text:p text:style-name="P4"><text:a xlink:type="simple" xlink:href="#__RefHeading__7688_1667050990" text:style-name="Index_20_Link" text:visited-style-name="Index_20_Link">减法（普通/万位）<text:tab/>95</text:a></text:p>
                <text:p text:style-name="P4"><text:a xlink:type="simple" xlink:href="#__RefHeading__7690_1667050990" text:style-name="Index_20_Link" text:visited-style-name="Index_20_Link">乘法（普通/万位）<text:tab/>95</text:a></text:p>
                <text:p text:style-name="P4"><text:a xlink:type="simple" xlink:href="#__RefHeading__7692_1667050990" text:style-name="Index_20_Link" text:visited-style-name="Index_20_Link">除法<text:tab/>95</text:a></text:p>
                <text:p text:style-name="P4"><text:a xlink:type="simple" xlink:href="#__RefHeading__7694_1667050990" text:style-name="Index_20_Link" text:visited-style-name="Index_20_Link">操作符重载方法的高精度<text:tab/>96</text:a></text:p>
                <text:p text:style-name="P3"><text:a xlink:type="simple" xlink:href="#__RefHeading__7696_1667050990" text:style-name="Index_20_Link" text:visited-style-name="Index_20_Link">近似算法 *<text:tab/>98</text:a></text:p>
                <text:p text:style-name="P4"><text:a xlink:type="simple" xlink:href="#__RefHeading__7698_1667050990" text:style-name="Index_20_Link" text:visited-style-name="Index_20_Link">模拟退火<text:tab/>98</text:a></text:p>
                <text:p text:style-name="P4"><text:a xlink:type="simple" xlink:href="#__RefHeading__7700_1667050990" text:style-name="Index_20_Link" text:visited-style-name="Index_20_Link">遗传算法<text:tab/>99</text:a></text:p>
                <text:p text:style-name="P3"><text:a xlink:type="simple" xlink:href="#__RefHeading__7702_1667050990" text:style-name="Index_20_Link" text:visited-style-name="Index_20_Link">Shell Command tips<text:tab/>99</text:a></text:p>
                <text:p text:style-name="P3"><text:a xlink:type="simple" xlink:href="#__RefHeading__7704_1667050990" text:style-name="Index_20_Link" text:visited-style-name="Index_20_Link">C/CPP tips<text:tab/>100</text:a></text:p>
                <text:p text:style-name="P4"><text:a xlink:type="simple" xlink:href="#__RefHeading__7706_1667050990" text:style-name="Index_20_Link" text:visited-style-name="Index_20_Link">STL参考*<text:tab/>100</text:a></text:p>
                <text:p text:style-name="P3"><text:a xlink:type="simple" xlink:href="#__RefHeading__7708_1667050990" text:style-name="Index_20_Link" text:visited-style-name="Index_20_Link">Python Tips*<text:tab/>100</text:a></text:p>
                <text:p text:style-name="P3"><text:a xlink:type="simple" xlink:href="#__RefHeading__7710_1667050990" text:style-name="Index_20_Link" text:visited-style-name="Index_20_Link">Java Tips*<text:tab/>101</text:a></text:p>
                <text:p text:style-name="P4"><text:a xlink:type="simple" xlink:href="#__RefHeading__7712_1667050990" text:style-name="Index_20_Link" text:visited-style-name="Index_20_Link">Console I/O<text:tab/>101</text:a></text:p>
                <text:p text:style-name="P5"><text:a xlink:type="simple" xlink:href="#__RefHeading__7714_1667050990" text:style-name="Index_20_Link" text:visited-style-name="Index_20_Link">读入以空格分隔的数据<text:tab/>101</text:a></text:p>
                <text:p text:style-name="P5"><text:a xlink:type="simple" xlink:href="#__RefHeading__7716_1667050990" text:style-name="Index_20_Link" text:visited-style-name="Index_20_Link">文件读写<text:tab/>102</text:a></text:p>
                <text:p text:style-name="P4"><text:a xlink:type="simple" xlink:href="#__RefHeading__7718_1667050990" text:style-name="Index_20_Link" text:visited-style-name="Index_20_Link">高精度调用<text:tab/>102</text:a></text:p>
                <text:p text:style-name="P3"><text:a xlink:type="simple" xlink:href="#__RefHeading__7720_1667050990" text:style-name="Index_20_Link" text:visited-style-name="Index_20_Link">Pascal Tips*<text:tab/>104</text:a></text:p>
                <text:p text:style-name="P3"><text:a xlink:type="simple" xlink:href="#__RefHeading__7722_1667050990" text:style-name="Index_20_Link" text:visited-style-name="Index_20_Link">Scheme Tips*<text:tab/>104</text:a></text:p>
              </text:index-body>
            </text:table-of-content>
            <text:p text:style-name="Standard"/>
          </text:deletion>
        </text:changed-region>
        <text:changed-region xml:id="ct158373728" text:id="ct158373728">
          <text:insertion>
            <office:change-info>
              <dc:creator>csuacm </dc:creator>
              <dc:date>2012-09-17T10:50:11</dc:date>
            </office:change-info>
          </text:insertion>
        </text:changed-region>
        <text:changed-region xml:id="ct158551856" text:id="ct158551856">
          <text:deletion>
            <office:change-info>
              <dc:creator>csuacm </dc:creator>
              <dc:date>2012-09-17T10:50:11</dc:date>
            </office:change-info>
            <text:h text:style-name="P6" text:outline-level="2">Sort</text:h>
            <text:h text:style-name="P6" text:outline-level="2"/>
          </text:deletion>
        </text:changed-region>
        <text:changed-region xml:id="ct158579560" text:id="ct158579560">
          <text:insertion>
            <office:change-info>
              <dc:creator>csuacm </dc:creator>
              <dc:date>2012-09-17T10:50:11</dc:date>
            </office:change-info>
          </text:insertion>
        </text:changed-region>
        <text:changed-region xml:id="ct158603728" text:id="ct158603728">
          <text:deletion>
            <office:change-info>
              <dc:creator>csuacm </dc:creator>
              <dc:date>2012-09-17T10:50:11</dc:date>
            </office:change-info>
            <table:table table:name="表格49" table:style-name="表格49">
              <table:table-column table:style-name="表格49.A"/>
              <table:table-column table:style-name="表格49.B"/>
              <table:table-row>
                <table:table-cell table:style-name="表格49.A1" office:value-type="string">
                  <text:p text:style-name="Table_20_Contents"/>
                </table:table-cell>
                <table:table-cell table:style-name="表格49.B1" office:value-type="string">
                  <text:p text:style-name="Table_20_Contents">/* </text:p>
                  <text:p text:style-name="Table_20_Contents"><text:s text:c="2"/>prim algorthim sample program</text:p>
                  <text:p text:style-name="Table_20_Contents"><text:s text:c="2"/>prim算法的演示程序 </text:p>
                  <text:p text:style-name="Table_20_Contents"><text:s text:c="2"/>这里使用无向图 </text:p>
                  <text:p text:style-name="Table_20_Contents"><text:s text:c="2"/>write by gestapolur </text:p>
                  <text:p text:style-name="Table_20_Contents"><text:s text:c="2"/>2010-9-2 </text:p>
                  <text:p text:style-name="Table_20_Contents">*/ </text:p>
                  <text:p text:style-name="Table_20_Contents">#include&lt;iostream&gt; </text:p>
                  <text:p text:style-name="Table_20_Contents">#define MAXN 2001 </text:p>
                  <text:p text:style-name="Table_20_Contents">#define INF 999999999 </text:p>
                  <text:p text:style-name="Table_20_Contents">using std::cin; </text:p>
                  <text:p text:style-name="Table_20_Contents">using std::cout; </text:p>
                  <text:p text:style-name="Table_20_Contents">int n,e; </text:p>
                  <text:p text:style-name="Table_20_Contents">int w[MAXN][MAXN];/*两点之间边的权值*/ </text:p>
                  <text:p text:style-name="Table_20_Contents">int mincount[MAXN];/*从初始顶点到该顶点的最小权值*/ </text:p>
                  <text:p text:style-name="Table_20_Contents"/>
                  <text:p text:style-name="Table_20_Contents">void prim(int s) </text:p>
                  <text:p text:style-name="Table_20_Contents">{ </text:p>
                  <text:p text:style-name="Table_20_Contents"><text:s text:c="2"/>int i,j,count=0,min;/*count为生成树所有边的权值和*/ <text:s text:c="10"/></text:p>
                  <text:p text:style-name="Table_20_Contents"><text:s text:c="2"/>int k; </text:p>
                  <text:p text:style-name="Table_20_Contents"/>
                  <text:p text:style-name="Table_20_Contents"><text:s text:c="2"/>for(i=1;i&lt;=n;i++) </text:p>
                  <text:p text:style-name="Table_20_Contents"><text:s text:c="4"/>mincount[i]=w[s][i];/*初始化，设w(1,i)为初始点k到i的最小权值，如果没有则为+∞*/ </text:p>
                  <text:p text:style-name="Table_20_Contents"><text:s text:c="2"/>mincount[s]=0; </text:p>
                  <text:p text:style-name="Table_20_Contents"/>
                  <text:p text:style-name="Table_20_Contents"><text:s text:c="2"/>for(i=1;i&lt;n;i++) <text:s text:c="8"/></text:p>
                  <text:p text:style-name="Table_20_Contents"><text:s text:c="4"/>{ </text:p>
                  <text:p text:style-name="Table_20_Contents"><text:s text:c="6"/>min=INF; </text:p>
                  <text:p text:style-name="Table_20_Contents"><text:s text:c="6"/>for(j=1;j&lt;=n;j++) </text:p>
                  <text:p text:style-name="Table_20_Contents"><text:tab/>if(mincount[j]!=0 and mincount[j]&lt;min) </text:p>
                  <text:p text:style-name="Table_20_Contents"><text:tab/> <text:s/>/*如果该节点没有被加入到最小生成树中并且该点权值为当前最小*/ <text:s text:c="16"/></text:p>
                  <text:p text:style-name="Table_20_Contents"><text:tab/> <text:s/>{ </text:p>
                  <text:p text:style-name="Table_20_Contents"><text:tab/> <text:s text:c="3"/>min=mincount[j]; </text:p>
                  <text:p text:style-name="Table_20_Contents"><text:tab/> <text:s text:c="3"/>k=j; <text:s/></text:p>
                  <text:p text:style-name="Table_20_Contents"><text:tab/> <text:s text:c="3"/>/*记录该点*/ </text:p>
                  <text:p text:style-name="Table_20_Contents"><text:tab/> <text:s/>} </text:p>
                  <text:p text:style-name="Table_20_Contents"/>
                  <text:p text:style-name="Table_20_Contents"><text:s text:c="3"/>mincount[k]=0;/*把这个点加入到最小生成树中*/ </text:p>
                  <text:p text:style-name="Table_20_Contents"><text:s text:c="3"/>count+=min; /*将这条边加入到最小生成树中*/ </text:p>
                  <text:p text:style-name="Table_20_Contents"/>
                  <text:p text:style-name="Table_20_Contents"><text:s text:c="3"/>for(j=1;j&lt;n;j++) /*修正初始点到每个点的最小权值*/ </text:p>
                  <text:p text:style-name="Table_20_Contents"><text:s text:c="5"/>if(w[k][j]&lt;mincount[j]) </text:p>
                  <text:p text:style-name="Table_20_Contents"><text:s text:c="7"/>mincount[j]=w[k][j]; <text:s text:c="6"/></text:p>
                  <text:p text:style-name="Table_20_Contents"><text:s text:c="4"/>} </text:p>
                  <text:p text:style-name="Table_20_Contents"/>
                  <text:p text:style-name="Table_20_Contents"><text:s text:c="2"/>cout&lt;&lt;count&lt;&lt;"\n"; </text:p>
                  <text:p text:style-name="Table_20_Contents"><text:s text:c="2"/>return ; <text:s text:c="8"/></text:p>
                  <text:p text:style-name="Table_20_Contents">} </text:p>
                  <text:p text:style-name="Table_20_Contents"/>
                  <text:p text:style-name="Table_20_Contents">/*演示过程,从标号为1的顶点开始构造生成树*/ </text:p>
                  <text:p text:style-name="Table_20_Contents">int main() </text:p>
                  <text:p text:style-name="Table_20_Contents"><text:s/>{ </text:p>
                  <text:p text:style-name="Table_20_Contents"><text:s text:c="2"/>int i,j,tx,ty; <text:s text:c="7"/></text:p>
                  <text:p text:style-name="Table_20_Contents"><text:s text:c="2"/>for(i=0;i&lt;=MAXN;i++) </text:p>
                  <text:p text:style-name="Table_20_Contents"><text:s text:c="4"/>for(j=0;j&lt;=MAXN;j++) </text:p>
                  <text:p text:style-name="Table_20_Contents"><text:s text:c="7"/>w[i][j]=INF; </text:p>
                  <text:p text:style-name="Table_20_Contents"><text:s text:c="10"/></text:p>
                  <text:p text:style-name="Table_20_Contents"><text:s text:c="2"/>cin&gt;&gt;n&gt;&gt;e; </text:p>
                  <text:p text:style-name="Table_20_Contents"><text:s text:c="2"/>for(i=1;i&lt;=e;i++) <text:s text:c="13"/></text:p>
                  <text:p text:style-name="Table_20_Contents"><text:s text:c="10"/>{ </text:p>
                  <text:p text:style-name="Table_20_Contents"><text:s text:c="7"/>cin&gt;&gt;tx&gt;&gt;ty&gt;&gt;w[tx][ty]; </text:p>
                  <text:p text:style-name="Table_20_Contents"><text:s text:c="7"/>w[ty][tx]=w[tx][ty]; <text:s text:c="2"/></text:p>
                  <text:p text:style-name="Table_20_Contents"><text:s text:c="10"/>} </text:p>
                  <text:p text:style-name="Table_20_Contents"><text:s text:c="2"/>prim(1); <text:s text:c="13"/></text:p>
                  <text:p text:style-name="Table_20_Contents"><text:s text:c="2"/>return 0; <text:s text:c="8"/></text:p>
                  <text:p text:style-name="Table_20_Contents"><text:s/>} </text:p>
                </table:table-cell>
              </table:table-row>
            </table:table>
            <text:h text:style-name="P7" text:outline-level="3"/>
          </text:deletion>
        </text:changed-region>
        <text:changed-region xml:id="ct158617256" text:id="ct158617256">
          <text:insertion>
            <office:change-info>
              <dc:creator>csuacm </dc:creator>
              <dc:date>2012-09-17T10:50:11</dc:date>
            </office:change-info>
          </text:insertion>
        </text:changed-region>
        <text:changed-region xml:id="ct158617664" text:id="ct158617664">
          <text:insertion>
            <office:change-info>
              <dc:creator>csuacm </dc:creator>
              <dc:date>2012-09-17T10:50:11</dc:date>
            </office:change-info>
          </text:insertion>
        </text:changed-region>
        <text:changed-region xml:id="ct158618016" text:id="ct158618016">
          <text:deletion>
            <office:change-info>
              <dc:creator>csuacm </dc:creator>
              <dc:date>2012-09-17T10:50:11</dc:date>
            </office:change-info>
            <text:p text:style-name="P8">mat[ i , j ] = max(mat[ LCA(i,j) , i ] , mat[ LCA(i,j) , j ]);LCA(i,j)是i,j的最低公共祖先，</text:p>
            <text:p text:style-name="P8"/>
          </text:deletion>
        </text:changed-region>
        <text:changed-region xml:id="ct158642440" text:id="ct158642440">
          <text:deletion>
            <office:change-info>
              <dc:creator>csuacm </dc:creator>
              <dc:date>2012-09-17T10:50:11</dc:date>
            </office:change-info>
            <text:h text:style-name="Heading_20_3" text:outline-level="3">*</text:h>
          </text:deletion>
        </text:changed-region>
        <text:changed-region xml:id="ct158646176" text:id="ct158646176">
          <text:deletion>
            <office:change-info>
              <dc:creator>csuacm </dc:creator>
              <dc:date>2012-09-17T10:50:11</dc:date>
            </office:change-info>
            <text:p text:style-name="Text_20_body"/>
            <text:h text:style-name="Heading_20_3" text:outline-level="3"><text:bookmark-start text:name="__RefHeading__7596_16670509901111111"/>計算無向圖圖割點與橋的Tarjan算法<text:bookmark-end text:name="__RefHeading__7596_16670509901111111"/></text:h>
            <table:table table:name="表格51" table:style-name="表格51">
              <table:table-column table:style-name="表格51.A"/>
              <table:table-row>
                <table:table-cell table:style-name="表格51.A1" office:value-type="string">
                  <text:p text:style-name="Table_20_Contents">*</text:p>
                  <text:p text:style-name="Table_20_Contents"><text:s text:c="2"/>calculate bridge &amp; articulation point in undirected point </text:p>
                  <text:p text:style-name="Table_20_Contents"><text:s text:c="2"/>2012-08-25</text:p>
                  <text:p text:style-name="Table_20_Contents"><text:s text:c="2"/>gestapolur</text:p>
                  <text:p text:style-name="Table_20_Contents">*/</text:p>
                  <text:p text:style-name="Table_20_Contents">#include&lt;cstdio&gt;</text:p>
                  <text:p text:style-name="Table_20_Contents">#define MAXN 2002</text:p>
                  <text:p text:style-name="Table_20_Contents">#define MAXE 100003</text:p>
                  <text:p text:style-name="Table_20_Contents"/>
                  <text:p text:style-name="Table_20_Contents">int n , m , ans , idx , cbri , cpt;</text:p>
                  <text:p text:style-name="Table_20_Contents">int head[ MAXN ] , next[ MAXE ] , v[ MAXE ];</text:p>
                  <text:p text:style-name="Table_20_Contents">int low[ MAXN ] , pre[ MAXN ];</text:p>
                  <text:p text:style-name="Table_20_Contents">int d[ MAXN ];</text:p>
                  <text:p text:style-name="Table_20_Contents"/>
                  <text:p text:style-name="Table_20_Contents">void tarjan( int u )</text:p>
                  <text:p text:style-name="Table_20_Contents">{</text:p>
                  <text:p text:style-name="Table_20_Contents"><text:s text:c="2"/>int i;</text:p>
                  <text:p text:style-name="Table_20_Contents"><text:s text:c="2"/>//printf( "%d\n" , u );</text:p>
                  <text:p text:style-name="Table_20_Contents"><text:s text:c="2"/>//for( i = 1 ; i &lt;= n ; ++ i ) printf( "%d " , low[ i ] ); printf("\n");</text:p>
                  <text:p text:style-name="Table_20_Contents"><text:s text:c="2"/>//for( i = 1 ; i &lt;= n ; ++ i ) printf( "%d " , in[ i ] ); printf("\n"); <text:s/></text:p>
                  <text:p text:style-name="Table_20_Contents"><text:s text:c="2"/>low[ u ] = d[ u ] = ++ idx;</text:p>
                  <text:p text:style-name="Table_20_Contents"><text:s text:c="2"/>//st[ ++ st[ 0 ] ] = u;</text:p>
                  <text:p text:style-name="Table_20_Contents"><text:s text:c="2"/>for( i = head[ u ] ; i ; i = next[ i ] )</text:p>
                  <text:p text:style-name="Table_20_Contents"><text:s text:c="4"/>if( not d[ v[ i ] ] )//( u , v ) is tree edge</text:p>
                  <text:p text:style-name="Table_20_Contents"><text:s text:c="6"/>{</text:p>
                  <text:p text:style-name="Table_20_Contents"><text:tab/>pre[ v[ i ] ] = u;</text:p>
                  <text:p text:style-name="Table_20_Contents"><text:tab/>tarjan( v[ i ] );</text:p>
                  <text:p text:style-name="Table_20_Contents"><text:tab/>low[ u ] = low[ u ] &lt; low[ v[ i ] ] ? low[ u ] : low[ v[ i ] ];</text:p>
                  <text:p text:style-name="Table_20_Contents"><text:s text:c="6"/>}</text:p>
                  <text:p text:style-name="Table_20_Contents"><text:s text:c="4"/>else if( d[ v[ i ] ] and pre[ u ] not_eq v[ i ] )//( u , v ) is back edge</text:p>
                  <text:p text:style-name="Table_20_Contents"><text:s text:c="6"/>low[ u ] = low[ u ] &lt; d[ v[ i ] ] ? low[ u ] : d[ v[ i ] ];</text:p>
                  <text:p text:style-name="Table_20_Contents"><text:s text:c="2"/>return ;</text:p>
                  <text:p text:style-name="Table_20_Contents">}</text:p>
                  <text:p text:style-name="Table_20_Contents"/>
                  <text:p text:style-name="Table_20_Contents">void count_bri()//count bridge</text:p>
                  <text:p text:style-name="Table_20_Contents">{</text:p>
                  <text:p text:style-name="Table_20_Contents"><text:s text:c="2"/>int i , j;</text:p>
                  <text:p text:style-name="Table_20_Contents"><text:s text:c="2"/>for( i = 1 ; i &lt;= n ; ++ i ) printf( "%d " , d[ i ] ); printf( "\n" );</text:p>
                  <text:p text:style-name="Table_20_Contents"><text:s text:c="2"/>for( i = 1 ; i &lt;= n ; ++ i ) printf( "%d " , low[ i ] ); printf( "\n" );</text:p>
                  <text:p text:style-name="Table_20_Contents"/>
                  <text:p text:style-name="Table_20_Contents"><text:s text:c="2"/>for( i = 1 ; i &lt;= n ; ++ i )</text:p>
                  <text:p text:style-name="Table_20_Contents"><text:s text:c="4"/>for( j = head[ i ] ; j ; j = next[ j ] )</text:p>
                  <text:p text:style-name="Table_20_Contents"><text:s text:c="6"/>if( d[ i ] &lt; low[ v[ j ] ] )</text:p>
                  <text:p text:style-name="Table_20_Contents"><text:tab/>{</text:p>
                  <text:p text:style-name="Table_20_Contents"><text:tab/> <text:s/>printf("%d %d\n" , i , v[ j ] );</text:p>
                  <text:p text:style-name="Table_20_Contents"><text:tab/> <text:s/>++ cbri;</text:p>
                  <text:p text:style-name="Table_20_Contents"><text:tab/>}</text:p>
                  <text:p text:style-name="Table_20_Contents"><text:s text:c="2"/>printf( "%d\n" , cbri );</text:p>
                  <text:p text:style-name="Table_20_Contents"><text:s text:c="2"/>return ;</text:p>
                  <text:p text:style-name="Table_20_Contents">}</text:p>
                  <text:p text:style-name="Table_20_Contents"/>
                  <text:p text:style-name="Table_20_Contents">void count_cpt()//count connect point</text:p>
                  <text:p text:style-name="Table_20_Contents">{</text:p>
                  <text:p text:style-name="Table_20_Contents"><text:s text:c="2"/>int i , j , t = 0;</text:p>
                  <text:p text:style-name="Table_20_Contents"><text:s text:c="2"/>for( i = 1 ; i &lt;= n ; ++ i )</text:p>
                  <text:p text:style-name="Table_20_Contents"><text:s text:c="4"/>if( pre[ i ] == 1 )//here root in search tree is 1</text:p>
                  <text:p text:style-name="Table_20_Contents"><text:s text:c="6"/>++ t;</text:p>
                  <text:p text:style-name="Table_20_Contents"><text:s text:c="2"/>if( t &gt; 1 )</text:p>
                  <text:p text:style-name="Table_20_Contents"><text:s text:c="4"/>++ cpt;</text:p>
                  <text:p text:style-name="Table_20_Contents"><text:s text:c="2"/>for( i = 2 ; i &lt;= n ; ++ i )</text:p>
                  <text:p text:style-name="Table_20_Contents"><text:s text:c="4"/>for( j = head[ i ] ; j ; j = next[ j ] )</text:p>
                  <text:p text:style-name="Table_20_Contents"><text:s text:c="6"/>if( pre[ v[ j ] ] == i and d[ i ] &lt;= low[ v[ j ] ] )</text:p>
                  <text:p text:style-name="Table_20_Contents"><text:tab/>{</text:p>
                  <text:p text:style-name="Table_20_Contents"><text:tab/> <text:s/>++ cpt;</text:p>
                  <text:p text:style-name="Table_20_Contents"><text:tab/> <text:s/>break;</text:p>
                  <text:p text:style-name="Table_20_Contents"><text:tab/>}</text:p>
                  <text:p text:style-name="Table_20_Contents"><text:s text:c="2"/>printf( "%d\n" , cpt );</text:p>
                  <text:p text:style-name="Table_20_Contents"><text:s text:c="2"/>return ;</text:p>
                  <text:p text:style-name="Table_20_Contents">}</text:p>
                  <text:p text:style-name="Table_20_Contents"/>
                  <text:p text:style-name="Table_20_Contents">void init()</text:p>
                  <text:p text:style-name="Table_20_Contents">{</text:p>
                  <text:p text:style-name="Table_20_Contents"><text:s text:c="2"/>int tu , tv , i;</text:p>
                  <text:p text:style-name="Table_20_Contents"><text:s text:c="2"/>scanf( "%d%d" , &amp;n , &amp;m );</text:p>
                  <text:p text:style-name="Table_20_Contents"><text:s text:c="2"/>m *= 2;</text:p>
                  <text:p text:style-name="Table_20_Contents"><text:s text:c="2"/>for( i = 1 ; i &lt;= m ; i += 2 )</text:p>
                  <text:p text:style-name="Table_20_Contents"><text:s text:c="4"/>{</text:p>
                  <text:p text:style-name="Table_20_Contents"><text:s text:c="6"/>scanf( "%d%d" , &amp;tu , &amp;tv );</text:p>
                  <text:p text:style-name="Table_20_Contents"><text:s text:c="6"/>v[ i ] = tv;</text:p>
                  <text:p text:style-name="Table_20_Contents"><text:s text:c="6"/>next[ i ] = head[ tu ];</text:p>
                  <text:p text:style-name="Table_20_Contents"><text:s text:c="6"/>head[ tu ] = i;</text:p>
                  <text:p text:style-name="Table_20_Contents"><text:s text:c="6"/>v[ i + 1 ] = tu;</text:p>
                  <text:p text:style-name="Table_20_Contents"><text:s text:c="6"/>next[ i + 1 ] = head[ tv ];</text:p>
                  <text:p text:style-name="Table_20_Contents"><text:s text:c="6"/>head[ tv ] = i + 1;</text:p>
                  <text:p text:style-name="Table_20_Contents"><text:s text:c="4"/>}</text:p>
                  <text:p text:style-name="Table_20_Contents"><text:s text:c="2"/>return ;</text:p>
                  <text:p text:style-name="Table_20_Contents">}</text:p>
                  <text:p text:style-name="Table_20_Contents"/>
                  <text:p text:style-name="Table_20_Contents">int main()</text:p>
                  <text:p text:style-name="Table_20_Contents">{</text:p>
                  <text:p text:style-name="Table_20_Contents"><text:s text:c="2"/>init();</text:p>
                  <text:p text:style-name="Table_20_Contents"><text:s text:c="2"/>tarjan( 1 );</text:p>
                  <text:p text:style-name="Table_20_Contents"><text:s text:c="2"/>count_bri();</text:p>
                  <text:p text:style-name="Table_20_Contents"><text:s text:c="2"/>count_cpt();</text:p>
                  <text:p text:style-name="Table_20_Contents"><text:s text:c="2"/>return 0;</text:p>
                  <text:p text:style-name="Table_20_Contents">}</text:p>
                </table:table-cell>
              </table:table-row>
            </table:table>
            <text:p text:style-name="Text_20_body"/>
          </text:deletion>
        </text:changed-region>
        <text:changed-region xml:id="ct158658376" text:id="ct158658376">
          <text:insertion>
            <office:change-info>
              <dc:creator>csuacm </dc:creator>
              <dc:date>2012-09-17T10:50:11</dc:date>
            </office:change-info>
          </text:insertion>
        </text:changed-region>
        <text:changed-region xml:id="ct158658528" text:id="ct158658528">
          <text:deletion>
            <office:change-info>
              <dc:creator>csuacm </dc:creator>
              <dc:date>2012-09-17T10:50:11</dc:date>
            </office:change-info>
            <text:p text:style-name="P9">ward star version</text:p>
          </text:deletion>
        </text:changed-region>
        <text:changed-region xml:id="ct158659920" text:id="ct158659920">
          <text:insertion>
            <office:change-info>
              <dc:creator>csuacm </dc:creator>
              <dc:date>2012-09-17T10:50:11</dc:date>
            </office:change-info>
          </text:insertion>
        </text:changed-region>
        <text:changed-region xml:id="ct158660016" text:id="ct158660016">
          <text:deletion>
            <office:change-info>
              <dc:creator>csuacm </dc:creator>
              <dc:date>2012-09-17T10:50:11</dc:date>
            </office:change-info>
            <table:table table:name="表格52" table:style-name="表格52">
              <table:table-column table:style-name="表格52.A"/>
              <table:table-row>
                <table:table-cell table:style-name="表格52.A1" office:value-type="string">
                  <text:p text:style-name="Table_20_Contents">/*</text:p>
                  <text:p text:style-name="Table_20_Contents"><text:s text:c="2"/>A SAP ALGORITHM IMPLEMENT</text:p>
                  <text:p text:style-name="Table_20_Contents"><text:s text:c="2"/>write by gestapolur</text:p>
                  <text:p text:style-name="Table_20_Contents"><text:s text:c="2"/>2012-08-13</text:p>
                  <text:p text:style-name="Table_20_Contents"><text:s text:c="2"/>2012-08-23</text:p>
                  <text:p text:style-name="Table_20_Contents"><text:s text:c="2"/>hint:SAP算法的一个前向星实现</text:p>
                  <text:p text:style-name="Table_20_Contents">*/</text:p>
                  <text:p text:style-name="Table_20_Contents">#include&lt;cstdio&gt;</text:p>
                  <text:p text:style-name="Table_20_Contents">#include&lt;cstring&gt;</text:p>
                  <text:p text:style-name="Table_20_Contents">#define MAXN 502</text:p>
                  <text:p text:style-name="Table_20_Contents">#define MAXE MAXN * MAXN</text:p>
                  <text:p text:style-name="Table_20_Contents">#define INF 2141483647</text:p>
                  <text:p text:style-name="Table_20_Contents"/>
                  <text:p text:style-name="Table_20_Contents">/*</text:p>
                  <text:p text:style-name="Table_20_Contents"><text:s text:c="2"/>流網絡的點數、邊數、源、匯，以及前向星鏈表表頭head和next指針,存儲從i出發的所有邊的序號。</text:p>
                  <text:p text:style-name="Table_20_Contents"><text:s/>*/</text:p>
                  <text:p text:style-name="Table_20_Contents">int n , m;</text:p>
                  <text:p text:style-name="Table_20_Contents">int tn , tm , vs , vt;</text:p>
                  <text:p text:style-name="Table_20_Contents">short u[ MAXE &lt;&lt; 1 ] , v[ MAXE &lt;&lt; 1 ];</text:p>
                  <text:p text:style-name="Table_20_Contents">int head[ MAXN ] , next[ MAXE &lt;&lt; 1 ];</text:p>
                  <text:p text:style-name="Table_20_Contents"/>
                  <text:p text:style-name="Table_20_Contents">int res[ MAXE &lt;&lt; 1 ];// cap[ MAXE &lt;&lt; 1 ];</text:p>
                  <text:p text:style-name="Table_20_Contents">int h[ MAXN ];</text:p>
                  <text:p text:style-name="Table_20_Contents">int stk[ MAXN ];</text:p>
                  <text:p text:style-name="Table_20_Contents">short d[ MAXN ] , vh[ MAXN ] , di[ MAXN ];</text:p>
                  <text:p text:style-name="Table_20_Contents">int flow;</text:p>
                  <text:p text:style-name="Table_20_Contents">/*</text:p>
                  <text:p text:style-name="Table_20_Contents"><text:s text:c="2"/>res - 邊上的剩餘流量</text:p>
                  <text:p text:style-name="Table_20_Contents"><text:s text:c="2"/>h - 當前流到該點的流量</text:p>
                  <text:p text:style-name="Table_20_Contents"><text:s text:c="2"/>stk - 記錄增廣過程中走過的邊的序號</text:p>
                  <text:p text:style-name="Table_20_Contents"><text:s text:c="2"/>d - DFS的標號</text:p>
                  <text:p text:style-name="Table_20_Contents"><text:s text:c="2"/>vh - 標號爲i的節點數量</text:p>
                  <text:p text:style-name="Table_20_Contents"><text:s text:c="2"/>di - 標記當前DFS過程搜索到的邊的序號</text:p>
                  <text:p text:style-name="Table_20_Contents">*/</text:p>
                  <text:p text:style-name="Table_20_Contents"/>
                  <text:p text:style-name="Table_20_Contents">void dfs( int source , int sink )</text:p>
                  <text:p text:style-name="Table_20_Contents">{</text:p>
                  <text:p text:style-name="Table_20_Contents"><text:s text:c="2"/>bool flag;//標記是否有路徑被增廣</text:p>
                  <text:p text:style-name="Table_20_Contents"><text:s text:c="2"/>int i , j , edg , cnt , tmp , rec = 0 , aug , mint;</text:p>
                  <text:p text:style-name="Table_20_Contents"><text:s text:c="2"/>vh[ 0 ] = n;</text:p>
                  <text:p text:style-name="Table_20_Contents"><text:s text:c="2"/>flow = 0;//初始化流量</text:p>
                  <text:p text:style-name="Table_20_Contents"><text:s text:c="2"/>aug = INF;</text:p>
                  <text:p text:style-name="Table_20_Contents"><text:s text:c="2"/>cnt = 0;</text:p>
                  <text:p text:style-name="Table_20_Contents"><text:s text:c="2"/>i = source;</text:p>
                  <text:p text:style-name="Table_20_Contents"><text:s text:c="2"/>memcpy( di , head, sizeof( di ) );</text:p>
                  <text:p text:style-name="Table_20_Contents"><text:s text:c="2"/>while( d[ source ] &lt; n )</text:p>
                  <text:p text:style-name="Table_20_Contents"><text:s text:c="4"/>{</text:p>
                  <text:p text:style-name="Table_20_Contents"><text:s text:c="6"/>h[ i ] = aug;</text:p>
                  <text:p text:style-name="Table_20_Contents"><text:s text:c="6"/>flag = false;</text:p>
                  <text:p text:style-name="Table_20_Contents"><text:s text:c="6"/>for( edg = di[ i ] ; edg ; edg = next[ edg ] )</text:p>
                  <text:p text:style-name="Table_20_Contents"><text:tab/>{</text:p>
                  <text:p text:style-name="Table_20_Contents"><text:tab/> <text:s/>j = v[ edg ];</text:p>
                  <text:p text:style-name="Table_20_Contents"><text:tab/> <text:s/>if( res[ edg ] and d[ j ] + 1 == d[ i ] )</text:p>
                  <text:p text:style-name="Table_20_Contents"><text:tab/> <text:s text:c="3"/>{</text:p>
                  <text:p text:style-name="Table_20_Contents"><text:tab/> <text:s text:c="5"/>flag = true;</text:p>
                  <text:p text:style-name="Table_20_Contents"><text:tab/> <text:s text:c="5"/>di[ i ] = edg;</text:p>
                  <text:p text:style-name="Table_20_Contents"><text:tab/> <text:s text:c="5"/>aug = res[ edg ] &lt; aug ? res[ edg ] : aug;</text:p>
                  <text:p text:style-name="Table_20_Contents"><text:tab/> <text:s text:c="5"/>stk[ ++ cnt ] = edg;</text:p>
                  <text:p text:style-name="Table_20_Contents"><text:tab/> <text:s text:c="5"/>i = j;</text:p>
                  <text:p text:style-name="Table_20_Contents"><text:tab/> <text:s text:c="5"/>if( i == sink )</text:p>
                  <text:p text:style-name="Table_20_Contents"><text:tab/><text:tab/>{</text:p>
                  <text:p text:style-name="Table_20_Contents"><text:tab/><text:tab/> <text:s/>flow += aug;</text:p>
                  <text:p text:style-name="Table_20_Contents"><text:tab/><text:tab/> <text:s/>while( cnt )</text:p>
                  <text:p text:style-name="Table_20_Contents"><text:tab/><text:tab/> <text:s text:c="3"/>{</text:p>
                  <text:p text:style-name="Table_20_Contents"><text:tab/><text:tab/> <text:s text:c="5"/>edg = stk[ cnt -- ];</text:p>
                  <text:p text:style-name="Table_20_Contents"><text:tab/><text:tab/> <text:s text:c="5"/>res[ edg ] -= aug;</text:p>
                  <text:p text:style-name="Table_20_Contents"><text:tab/><text:tab/> <text:s text:c="5"/>res[ ( edg - 1 ^ 1 ) + 1 ] += aug;</text:p>
                  <text:p text:style-name="Table_20_Contents"><text:tab/><text:tab/> <text:s text:c="3"/>}</text:p>
                  <text:p text:style-name="Table_20_Contents"><text:tab/><text:tab/> <text:s/>aug = INF;</text:p>
                  <text:p text:style-name="Table_20_Contents"><text:tab/><text:tab/> <text:s/>i = source;</text:p>
                  <text:p text:style-name="Table_20_Contents"><text:tab/><text:tab/>}</text:p>
                  <text:p text:style-name="Table_20_Contents"><text:tab/> <text:s text:c="5"/>break;</text:p>
                  <text:p text:style-name="Table_20_Contents"><text:tab/> <text:s text:c="3"/>}</text:p>
                  <text:p text:style-name="Table_20_Contents"><text:tab/>}</text:p>
                  <text:p text:style-name="Table_20_Contents"><text:s text:c="6"/>if( flag ) continue;</text:p>
                  <text:p text:style-name="Table_20_Contents"><text:s text:c="6"/>//在沒有通路的情況下，找有剩餘流量的標號最小的點，記錄到這個點的邊的標號，然後從這個</text:p>
                  <text:p text:style-name="Table_20_Contents"><text:s text:c="6"/>mint = n - 1;</text:p>
                  <text:p text:style-name="Table_20_Contents"><text:s text:c="6"/>for( edg = head[ i ] ; edg ; edg = next[ edg ] )</text:p>
                  <text:p text:style-name="Table_20_Contents"><text:tab/>if( res[ edg ] and d[ v[ edg ] ] &lt; mint )</text:p>
                  <text:p text:style-name="Table_20_Contents"><text:tab/> <text:s/>{ rec = edg ; mint = d[ v[ edg ] ]; }</text:p>
                  <text:p text:style-name="Table_20_Contents"><text:s text:c="6"/>di[ i ] = rec;</text:p>
                  <text:p text:style-name="Table_20_Contents"><text:s text:c="6"/>-- vh[ d[ i ] ];</text:p>
                  <text:p text:style-name="Table_20_Contents"><text:s text:c="6"/>//如果調整過後某一個標號的數量爲0，那麼就沒有增廣路了。</text:p>
                  <text:p text:style-name="Table_20_Contents"><text:s text:c="6"/>if( not vh[ d[ i ] ] )</text:p>
                  <text:p text:style-name="Table_20_Contents"><text:tab/>break;</text:p>
                  <text:p text:style-name="Table_20_Contents"><text:s text:c="6"/>d[ i ] = mint + 1;</text:p>
                  <text:p text:style-name="Table_20_Contents"><text:s text:c="6"/>++ vh[ d[ i ] ];</text:p>
                  <text:p text:style-name="Table_20_Contents"><text:s text:c="6"/>if( i not_eq source )</text:p>
                  <text:p text:style-name="Table_20_Contents"><text:tab/>aug = h[ i = u[ stk[ cnt -- ] ] ];</text:p>
                  <text:p text:style-name="Table_20_Contents"><text:s text:c="4"/>}</text:p>
                  <text:p text:style-name="Table_20_Contents"><text:s text:c="2"/>return ;</text:p>
                  <text:p text:style-name="Table_20_Contents">}</text:p>
                  <text:p text:style-name="Table_20_Contents"/>
                  <text:p text:style-name="Table_20_Contents">inline void add_edge( int i , short u1 , short v1 , int c )</text:p>
                  <text:p text:style-name="Table_20_Contents">{</text:p>
                  <text:p text:style-name="Table_20_Contents"><text:s text:c="2"/>u[ i ] = u1; v[ i ] = v1;</text:p>
                  <text:p text:style-name="Table_20_Contents"><text:s text:c="2"/>res[ i ] = c;</text:p>
                  <text:p text:style-name="Table_20_Contents"><text:s text:c="2"/>next[ i ] = head[ u1 ];</text:p>
                  <text:p text:style-name="Table_20_Contents"><text:s text:c="2"/>head[ u1 ] = i;</text:p>
                  <text:p text:style-name="Table_20_Contents"><text:s text:c="2"/>return ;</text:p>
                  <text:p text:style-name="Table_20_Contents">}</text:p>
                  <text:p text:style-name="Table_20_Contents"/>
                  <text:p text:style-name="Table_20_Contents">void init()</text:p>
                  <text:p text:style-name="Table_20_Contents">{</text:p>
                  <text:p text:style-name="Table_20_Contents"><text:s text:c="2"/>int i , u , v , c;</text:p>
                  <text:p text:style-name="Table_20_Contents"><text:s text:c="2"/>scanf( "%d%d%d%d" , &amp;n , &amp;m , &amp;vs , &amp;vt );</text:p>
                  <text:p text:style-name="Table_20_Contents"><text:s text:c="2"/>m *= 2;</text:p>
                  <text:p text:style-name="Table_20_Contents"><text:s text:c="2"/>for( i = 1 ; i &lt;= m ; i += 2 )</text:p>
                  <text:p text:style-name="Table_20_Contents"><text:s text:c="4"/>{</text:p>
                  <text:p text:style-name="Table_20_Contents"><text:s text:c="6"/>scanf( "%d%d%d" , &amp;u , &amp;v , &amp;c );</text:p>
                  <text:p text:style-name="Table_20_Contents"><text:s text:c="6"/>add_edge( i , u , v , c );</text:p>
                  <text:p text:style-name="Table_20_Contents"><text:s text:c="6"/>add_edge( ( i - 1 ^ 1 ) + 1 , v , u , 0 );</text:p>
                  <text:p text:style-name="Table_20_Contents"><text:s text:c="4"/>}</text:p>
                  <text:p text:style-name="Table_20_Contents"><text:s text:c="2"/>return ;</text:p>
                  <text:p text:style-name="Table_20_Contents">}</text:p>
                  <text:p text:style-name="Table_20_Contents"/>
                  <text:p text:style-name="Table_20_Contents">int main()</text:p>
                  <text:p text:style-name="Table_20_Contents">{</text:p>
                  <text:p text:style-name="Table_20_Contents"><text:s text:c="2"/>init();</text:p>
                  <text:p text:style-name="Table_20_Contents"><text:s text:c="2"/>dfs( vs , vt );</text:p>
                  <text:p text:style-name="Table_20_Contents"><text:s text:c="2"/>printf( "%d\n" , flow );</text:p>
                  <text:p text:style-name="Table_20_Contents"><text:s text:c="2"/>for( int i = 1 ; i &lt;= m ; i += 2 )</text:p>
                  <text:p text:style-name="Table_20_Contents"><text:s text:c="4"/>printf( "%d %d (%d/%d)\n" , u[ i ] , v[ i ] , res[ i ] + res[ i + 1 ] , res[ i ] );</text:p>
                  <text:p text:style-name="Table_20_Contents"><text:s text:c="2"/>return 0;</text:p>
                  <text:p text:style-name="Table_20_Contents">}</text:p>
                </table:table-cell>
              </table:table-row>
            </table:table>
            <text:p text:style-name="P9"/>
          </text:deletion>
        </text:changed-region>
        <text:changed-region xml:id="ct158660248" text:id="ct158660248">
          <text:insertion>
            <office:change-info>
              <dc:creator>csuacm </dc:creator>
              <dc:date>2012-09-17T10:50:11</dc:date>
            </office:change-info>
          </text:insertion>
        </text:changed-region>
        <text:changed-region xml:id="ct158668680" text:id="ct158668680">
          <text:insertion>
            <office:change-info>
              <dc:creator>csuacm </dc:creator>
              <dc:date>2012-09-17T10:50:11</dc:date>
            </office:change-info>
          </text:insertion>
        </text:changed-region>
        <text:changed-region xml:id="ct158691608" text:id="ct158691608">
          <text:deletion>
            <office:change-info>
              <dc:creator>csuacm </dc:creator>
              <dc:date>2012-09-17T10:50:11</dc:date>
            </office:change-info>
            <text:p text:style-name="Standard">計算在最大流的前提下費用最小／最大的方案。</text:p>
            <text:p text:style-name="Standard"/>
          </text:deletion>
        </text:changed-region>
        <text:changed-region xml:id="ct158669432" text:id="ct158669432">
          <text:insertion>
            <office:change-info>
              <dc:creator>csuacm </dc:creator>
              <dc:date>2012-09-17T10:50:11</dc:date>
            </office:change-info>
          </text:insertion>
        </text:changed-region>
        <text:changed-region xml:id="ct158691392" text:id="ct158691392">
          <text:insertion>
            <office:change-info>
              <dc:creator>csuacm </dc:creator>
              <dc:date>2012-09-17T10:50:11</dc:date>
            </office:change-info>
          </text:insertion>
        </text:changed-region>
        <text:changed-region xml:id="ct158691488" text:id="ct158691488">
          <text:deletion>
            <office:change-info>
              <dc:creator>csuacm </dc:creator>
              <dc:date>2012-09-17T10:50:11</dc:date>
            </office:change-info>
            <table:table table:name="表格55" table:style-name="表格55">
              <table:table-column table:style-name="表格55.A"/>
              <table:table-row>
                <table:table-cell table:style-name="表格55.A1" office:value-type="string">
                  <text:p text:style-name="Table_20_Contents">/*</text:p>
                  <text:p text:style-name="Table_20_Contents"><text:s text:c="2"/>Maximum cost flow test</text:p>
                  <text:p text:style-name="Table_20_Contents"><text:s text:c="2"/>TESTED</text:p>
                  <text:p text:style-name="Table_20_Contents"><text:s text:c="2"/>2012-08-20</text:p>
                  <text:p text:style-name="Table_20_Contents">*/</text:p>
                  <text:p text:style-name="Table_20_Contents">#include&lt;cstdio&gt;</text:p>
                  <text:p text:style-name="Table_20_Contents">#include&lt;cstring&gt;</text:p>
                  <text:p text:style-name="Table_20_Contents">#define MAXN 502</text:p>
                  <text:p text:style-name="Table_20_Contents">#define MAXE MAXN * MAXN </text:p>
                  <text:p text:style-name="Table_20_Contents">#define INF 2141483647</text:p>
                  <text:p text:style-name="Table_20_Contents"/>
                  <text:p text:style-name="Table_20_Contents">int n , m;</text:p>
                  <text:p text:style-name="Table_20_Contents">int tn , tm , vs , vt;</text:p>
                  <text:p text:style-name="Table_20_Contents">short u[ MAXE &lt;&lt; 1 ] , v[ MAXE &lt;&lt; 1 ];</text:p>
                  <text:p text:style-name="Table_20_Contents">int head[ MAXN ] , next[ MAXE &lt;&lt; 1 ];</text:p>
                  <text:p text:style-name="Table_20_Contents"/>
                  <text:p text:style-name="Table_20_Contents">int res[ MAXE &lt;&lt; 1 ];</text:p>
                  <text:p text:style-name="Table_20_Contents">int h[ MAXN ];</text:p>
                  <text:p text:style-name="Table_20_Contents">int stk[ MAXN ];</text:p>
                  <text:p text:style-name="Table_20_Contents">short d[ MAXN ] , vh[ MAXN ] , di[ MAXN ];</text:p>
                  <text:p text:style-name="Table_20_Contents">int flow;</text:p>
                  <text:p text:style-name="Table_20_Contents"/>
                  <text:p text:style-name="Table_20_Contents">int cost[ MAXE &lt;&lt; 1 ] , mp[ MAXE &lt;&lt; 1 ];//minimum / maximum path</text:p>
                  <text:p text:style-name="Table_20_Contents">int mcost;</text:p>
                  <text:p text:style-name="Table_20_Contents"/>
                  <text:p text:style-name="Table_20_Contents">void dfs( int source , int sink )</text:p>
                  <text:p text:style-name="Table_20_Contents">{</text:p>
                  <text:p text:style-name="Table_20_Contents"><text:s text:c="2"/>bool flag;</text:p>
                  <text:p text:style-name="Table_20_Contents"><text:s text:c="2"/>int i , j , edg , cnt , tmp , rec = 0 , aug , mint;</text:p>
                  <text:p text:style-name="Table_20_Contents"><text:s text:c="2"/>memset( h , 0 , sizeof( h ) );</text:p>
                  <text:p text:style-name="Table_20_Contents"><text:s text:c="2"/>memset( d , 0 , sizeof( d ) );</text:p>
                  <text:p text:style-name="Table_20_Contents"><text:s text:c="2"/>vh[ 0 ] = n;</text:p>
                  <text:p text:style-name="Table_20_Contents"><text:s text:c="2"/>aug = INF;</text:p>
                  <text:p text:style-name="Table_20_Contents"><text:s text:c="2"/>cnt = 0;</text:p>
                  <text:p text:style-name="Table_20_Contents"><text:s text:c="2"/>i = source;</text:p>
                  <text:p text:style-name="Table_20_Contents"><text:s text:c="2"/>memcpy( di , head , sizeof( di ) );</text:p>
                  <text:p text:style-name="Table_20_Contents"><text:s text:c="2"/>while( d[ source ] &lt; n )</text:p>
                  <text:p text:style-name="Table_20_Contents"><text:s text:c="4"/>{</text:p>
                  <text:p text:style-name="Table_20_Contents"><text:s text:c="6"/>h[ i ] = aug;</text:p>
                  <text:p text:style-name="Table_20_Contents"><text:s text:c="6"/>flag = false;</text:p>
                  <text:p text:style-name="Table_20_Contents"><text:s text:c="6"/>for( edg = di[ i ] ; edg ; edg = next[ edg ] )</text:p>
                  <text:p text:style-name="Table_20_Contents"><text:tab/>{</text:p>
                  <text:p text:style-name="Table_20_Contents"><text:tab/> <text:s/>j = v[ edg ];</text:p>
                  <text:p text:style-name="Table_20_Contents"><text:tab/> <text:s/>if( res[ edg ] and d[ j ] + 1 == d[ i ] and mp[ edg ] )</text:p>
                  <text:p text:style-name="Table_20_Contents"><text:tab/> <text:s text:c="3"/>{</text:p>
                  <text:p text:style-name="Table_20_Contents"><text:tab/> <text:s text:c="5"/>flag = true;</text:p>
                  <text:p text:style-name="Table_20_Contents"><text:tab/> <text:s text:c="5"/>di[ i ] = edg;</text:p>
                  <text:p text:style-name="Table_20_Contents"><text:tab/> <text:s text:c="5"/>aug = res[ edg ] &lt; aug ? res[ edg ] : aug;</text:p>
                  <text:p text:style-name="Table_20_Contents"><text:tab/> <text:s text:c="5"/>stk[ ++ cnt ] = edg;</text:p>
                  <text:p text:style-name="Table_20_Contents"><text:tab/> <text:s text:c="5"/>i = j;</text:p>
                  <text:p text:style-name="Table_20_Contents"><text:tab/> <text:s text:c="5"/>if( i == sink )</text:p>
                  <text:p text:style-name="Table_20_Contents"><text:tab/><text:tab/>{</text:p>
                  <text:p text:style-name="Table_20_Contents"><text:tab/><text:tab/> <text:s/>flow += aug;</text:p>
                  <text:p text:style-name="Table_20_Contents"><text:tab/><text:tab/> <text:s/>while( cnt )</text:p>
                  <text:p text:style-name="Table_20_Contents"><text:tab/><text:tab/> <text:s text:c="3"/>{</text:p>
                  <text:p text:style-name="Table_20_Contents"><text:tab/><text:tab/> <text:s text:c="5"/>edg = stk[ cnt -- ];</text:p>
                  <text:p text:style-name="Table_20_Contents"><text:tab/><text:tab/> <text:s text:c="5"/>res[ edg ] -= aug;</text:p>
                  <text:p text:style-name="Table_20_Contents"><text:tab/><text:tab/> <text:s text:c="5"/>res[ ( edg - 1 ^ 1 ) + 1 ] += aug;</text:p>
                  <text:p text:style-name="Table_20_Contents"><text:tab/><text:tab/> <text:s text:c="5"/>mcost += cost[ edg ] * aug;</text:p>
                  <text:p text:style-name="Table_20_Contents"><text:tab/><text:tab/> <text:s text:c="3"/>}</text:p>
                  <text:p text:style-name="Table_20_Contents"><text:tab/><text:tab/> <text:s/>aug = INF;</text:p>
                  <text:p text:style-name="Table_20_Contents"><text:tab/><text:tab/> <text:s/>i = source;</text:p>
                  <text:p text:style-name="Table_20_Contents"><text:tab/><text:tab/>}</text:p>
                  <text:p text:style-name="Table_20_Contents"><text:tab/> <text:s text:c="5"/>break;</text:p>
                  <text:p text:style-name="Table_20_Contents"><text:tab/> <text:s text:c="3"/>}</text:p>
                  <text:p text:style-name="Table_20_Contents"><text:tab/>}</text:p>
                  <text:p text:style-name="Table_20_Contents"><text:s text:c="6"/>if( flag ) continue;</text:p>
                  <text:p text:style-name="Table_20_Contents"><text:s text:c="6"/></text:p>
                  <text:p text:style-name="Table_20_Contents"><text:s text:c="6"/>mint = n - 1;</text:p>
                  <text:p text:style-name="Table_20_Contents"><text:s text:c="6"/>for( edg = head[ i ] ; edg ; edg = next[ edg ] )</text:p>
                  <text:p text:style-name="Table_20_Contents"><text:tab/>if( res[ edg ] and mp[ edg ] and d[ v[ edg ] ] &lt; mint )</text:p>
                  <text:p text:style-name="Table_20_Contents"><text:tab/> <text:s/>{ rec = edg; mint = d[ v[ edg ] ];}</text:p>
                  <text:p text:style-name="Table_20_Contents"><text:s text:c="6"/>di[ i ] = rec;</text:p>
                  <text:p text:style-name="Table_20_Contents"><text:s text:c="6"/>-- vh[ d[ i ] ];</text:p>
                  <text:p text:style-name="Table_20_Contents"><text:s text:c="6"/>if( not vh[ d[ i ] ] )</text:p>
                  <text:p text:style-name="Table_20_Contents"><text:tab/>break;</text:p>
                  <text:p text:style-name="Table_20_Contents"><text:s text:c="6"/>d[ i ] = mint + 1;</text:p>
                  <text:p text:style-name="Table_20_Contents"><text:s text:c="6"/>++ vh[ d[ i ] ];</text:p>
                  <text:p text:style-name="Table_20_Contents"><text:s text:c="6"/>if( i not_eq source )</text:p>
                  <text:p text:style-name="Table_20_Contents"><text:tab/>aug = h[ i = u[ stk[ cnt -- ] ] ];</text:p>
                  <text:p text:style-name="Table_20_Contents"><text:s text:c="4"/>}</text:p>
                  <text:p text:style-name="Table_20_Contents"><text:s text:c="2"/>return ;</text:p>
                  <text:p text:style-name="Table_20_Contents">}</text:p>
                  <text:p text:style-name="Table_20_Contents"/>
                  <text:p text:style-name="Table_20_Contents">bool sign[ MAXN ];</text:p>
                  <text:p text:style-name="Table_20_Contents">int mark[ MAXN ] , pre[ MAXN ] , prem[ MAXN ];</text:p>
                  <text:p text:style-name="Table_20_Contents">bool dfs( int x )</text:p>
                  <text:p text:style-name="Table_20_Contents">{</text:p>
                  <text:p text:style-name="Table_20_Contents"><text:s text:c="2"/>for( int i = head[ x ] ; i ; i = next[ i ] )</text:p>
                  <text:p text:style-name="Table_20_Contents"><text:s text:c="4"/>if( not sign[ v[ i ] ] and mark[ v[ i ] ] &lt;= mark[ x ] + cost[ i ] and res[ i ] )</text:p>
                  <text:p text:style-name="Table_20_Contents"><text:s text:c="6"/>{</text:p>
                  <text:p text:style-name="Table_20_Contents"><text:tab/>sign[ v[ i ] ] = true;</text:p>
                  <text:p text:style-name="Table_20_Contents"><text:tab/>mark[ v[ i ] ] = mark[ x ] + cost[ i ];</text:p>
                  <text:p text:style-name="Table_20_Contents"><text:tab/>pre[ v[ i ] ] = x;</text:p>
                  <text:p text:style-name="Table_20_Contents"><text:tab/>prem[ v[ i ] ] = i;</text:p>
                  <text:p text:style-name="Table_20_Contents"><text:tab/>dfs( v[ i ] );</text:p>
                  <text:p text:style-name="Table_20_Contents"><text:tab/>sign[ v[ i ] ] = false;</text:p>
                  <text:p text:style-name="Table_20_Contents"><text:s text:c="6"/>}</text:p>
                  <text:p text:style-name="Table_20_Contents"><text:s text:c="2"/>return ( pre[ vt ] ? true : false );</text:p>
                  <text:p text:style-name="Table_20_Contents">}</text:p>
                  <text:p text:style-name="Table_20_Contents"/>
                  <text:p text:style-name="Table_20_Contents">void out()</text:p>
                  <text:p text:style-name="Table_20_Contents">{</text:p>
                  <text:p text:style-name="Table_20_Contents"><text:s text:c="2"/>printf("%d %d\n" , flow , mcost );</text:p>
                  <text:p text:style-name="Table_20_Contents"><text:s text:c="2"/>return ;</text:p>
                  <text:p text:style-name="Table_20_Contents">}</text:p>
                  <text:p text:style-name="Table_20_Contents"/>
                  <text:p text:style-name="Table_20_Contents">void add_edge( int i , int u0 , int v0 , int c , int ct )</text:p>
                  <text:p text:style-name="Table_20_Contents">{</text:p>
                  <text:p text:style-name="Table_20_Contents"><text:s text:c="2"/>u[ i ] = u0;</text:p>
                  <text:p text:style-name="Table_20_Contents"><text:s text:c="2"/>v[ i ] = v0;</text:p>
                  <text:p text:style-name="Table_20_Contents"><text:s text:c="2"/>res[ i ] = c;</text:p>
                  <text:p text:style-name="Table_20_Contents"><text:s text:c="2"/>cost[ i ] = ct;</text:p>
                  <text:p text:style-name="Table_20_Contents"><text:s text:c="2"/>next[ i ] = head[ u0 ];</text:p>
                  <text:p text:style-name="Table_20_Contents"><text:s text:c="2"/>head[ u0 ] = i;</text:p>
                  <text:p text:style-name="Table_20_Contents"><text:s text:c="2"/>return ;</text:p>
                  <text:p text:style-name="Table_20_Contents">}</text:p>
                  <text:p text:style-name="Table_20_Contents"/>
                  <text:p text:style-name="Table_20_Contents">bool init()</text:p>
                  <text:p text:style-name="Table_20_Contents">{</text:p>
                  <text:p text:style-name="Table_20_Contents"><text:s text:c="2"/>if( scanf( "%d%d%d%d" , &amp;n , &amp;m , &amp;vs , &amp;vt ) not_eq EOF )</text:p>
                  <text:p text:style-name="Table_20_Contents"><text:s text:c="4"/>{</text:p>
                  <text:p text:style-name="Table_20_Contents"><text:s text:c="6"/>int u , v , c , ct;</text:p>
                  <text:p text:style-name="Table_20_Contents"><text:s text:c="6"/>flow = 0;</text:p>
                  <text:p text:style-name="Table_20_Contents"><text:s text:c="6"/>mcost = 0;</text:p>
                  <text:p text:style-name="Table_20_Contents"><text:s text:c="6"/>m &lt;&lt;= 1;</text:p>
                  <text:p text:style-name="Table_20_Contents"><text:s text:c="6"/>for( int i = 1 ; i &lt;= m ; i += 2)</text:p>
                  <text:p text:style-name="Table_20_Contents"><text:tab/>{</text:p>
                  <text:p text:style-name="Table_20_Contents"><text:tab/> <text:s/>scanf( "%d%d%d%d" , &amp;u , &amp;v , &amp;c , &amp;ct );</text:p>
                  <text:p text:style-name="Table_20_Contents"><text:tab/> <text:s/>add_edge( i , u , v , c , ct );</text:p>
                  <text:p text:style-name="Table_20_Contents"><text:tab/> <text:s/>add_edge( i + 1 , v , u , 0 , -ct );</text:p>
                  <text:p text:style-name="Table_20_Contents"><text:tab/>}</text:p>
                  <text:p text:style-name="Table_20_Contents"><text:s text:c="6"/>memset( sign , false , sizeof( sign ) );</text:p>
                  <text:p text:style-name="Table_20_Contents"><text:s text:c="6"/>sign[ vs ] = true;</text:p>
                  <text:p text:style-name="Table_20_Contents"><text:s text:c="6"/>for( int i = 1 ; i &lt;= n ; ++ i ) mark[ i ] = -INF;</text:p>
                  <text:p text:style-name="Table_20_Contents"><text:s text:c="6"/>mark[ vs ] = 0;</text:p>
                  <text:p text:style-name="Table_20_Contents"><text:s text:c="6"/>return true;</text:p>
                  <text:p text:style-name="Table_20_Contents"><text:s text:c="4"/>}</text:p>
                  <text:p text:style-name="Table_20_Contents"><text:s text:c="2"/>return false;</text:p>
                  <text:p text:style-name="Table_20_Contents">}</text:p>
                  <text:p text:style-name="Table_20_Contents"/>
                  <text:p text:style-name="Table_20_Contents">inline void rec()</text:p>
                  <text:p text:style-name="Table_20_Contents">{</text:p>
                  <text:p text:style-name="Table_20_Contents"><text:s text:c="2"/>int x = vt;</text:p>
                  <text:p text:style-name="Table_20_Contents"><text:s text:c="2"/>memset( mp , false , sizeof( mp ));</text:p>
                  <text:p text:style-name="Table_20_Contents"><text:s text:c="2"/>while( x not_eq vs )</text:p>
                  <text:p text:style-name="Table_20_Contents"><text:s text:c="4"/>{</text:p>
                  <text:p text:style-name="Table_20_Contents"><text:s text:c="6"/>mp[ prem[ x ] ] = true;</text:p>
                  <text:p text:style-name="Table_20_Contents"><text:s text:c="6"/>mp[ ( prem[ x ] - 1 ^ 1 ) + 1 ] = true;</text:p>
                  <text:p text:style-name="Table_20_Contents"><text:s text:c="6"/>x = pre[ x ];</text:p>
                  <text:p text:style-name="Table_20_Contents"><text:s text:c="3"/>}</text:p>
                  <text:p text:style-name="Table_20_Contents"><text:s text:c="2"/>for( x = 1 ; x &lt;= n ; ++ x <text:s/>) mark[ x ] = -INF;</text:p>
                  <text:p text:style-name="Table_20_Contents"><text:s text:c="2"/>mark[ vs ] = 0 ;</text:p>
                  <text:p text:style-name="Table_20_Contents"><text:s text:c="2"/>memset( pre , 0 , sizeof( pre ) );</text:p>
                  <text:p text:style-name="Table_20_Contents"><text:s text:c="2"/>return ;</text:p>
                  <text:p text:style-name="Table_20_Contents">}</text:p>
                  <text:p text:style-name="Table_20_Contents"/>
                  <text:p text:style-name="Table_20_Contents">int main()</text:p>
                  <text:p text:style-name="Table_20_Contents">{</text:p>
                  <text:p text:style-name="Table_20_Contents"><text:s text:c="2"/>while( init() )</text:p>
                  <text:p text:style-name="Table_20_Contents"><text:s text:c="4"/>{</text:p>
                  <text:p text:style-name="Table_20_Contents"><text:s text:c="6"/>while( dfs( vs ) )</text:p>
                  <text:p text:style-name="Table_20_Contents"><text:tab/>{</text:p>
                  <text:p text:style-name="Table_20_Contents"><text:tab/> <text:s/>rec();</text:p>
                  <text:p text:style-name="Table_20_Contents"><text:tab/> <text:s/>dfs( vs , vt );</text:p>
                  <text:p text:style-name="Table_20_Contents"><text:tab/>}</text:p>
                  <text:p text:style-name="Table_20_Contents"><text:s text:c="6"/>out();</text:p>
                  <text:p text:style-name="Table_20_Contents"><text:s text:c="4"/>}</text:p>
                  <text:p text:style-name="Table_20_Contents"><text:s text:c="2"/>return 0;</text:p>
                  <text:p text:style-name="Table_20_Contents">}</text:p>
                </table:table-cell>
              </table:table-row>
            </table:table>
            <text:p text:style-name="Standard"/>
          </text:deletion>
        </text:changed-region>
        <text:changed-region xml:id="ct158702104" text:id="ct158702104">
          <text:insertion>
            <office:change-info>
              <dc:creator>csuacm </dc:creator>
              <dc:date>2012-09-17T10:50:11</dc:date>
            </office:change-info>
          </text:insertion>
        </text:changed-region>
        <text:changed-region xml:id="ct158702328" text:id="ct158702328">
          <text:deletion>
            <office:change-info>
              <dc:creator>csuacm </dc:creator>
              <dc:date>2012-09-17T10:50:11</dc:date>
            </office:change-info>
            <text:h text:style-name="P10" text:outline-level="2">Bipartite Graph (二分图问题)</text:h>
            <text:h text:style-name="P11" text:outline-level="2"/>
          </text:deletion>
        </text:changed-region>
        <text:changed-region xml:id="ct158705616" text:id="ct158705616">
          <text:insertion>
            <office:change-info>
              <dc:creator>csuacm </dc:creator>
              <dc:date>2012-09-17T10:50:11</dc:date>
            </office:change-info>
          </text:insertion>
        </text:changed-region>
        <text:changed-region xml:id="ct158712528" text:id="ct158712528">
          <text:deletion>
            <office:change-info>
              <dc:creator>csuacm </dc:creator>
              <dc:date>2012-09-17T10:50:11</dc:date>
            </office:change-info>
            <text:h text:style-name="P12" text:outline-level="3">Minimum Path Cover(最小路徑覆蓋)</text:h>
            <text:p text:style-name="Text_20_body">DAG ： 有向无环图<text:line-break/>路徑覆蓋：<text:a xlink:type="simple" xlink:href="http://en.wikipedia.org/wiki/Path_cover#CITEREFDiestel2005"><text:span text:style-name="T2">http://en.wikipedia.org/wiki/Path_cover#CITEREFDiestel2005</text:span></text:a><text:line-break/>在DAG中，圖G的最小路径覆盖 = G顶点数V - 轉化成二分圖G‘後的最大匹配数</text:p>
            <text:h text:style-name="P12" text:outline-level="3"/>
          </text:deletion>
        </text:changed-region>
        <text:changed-region xml:id="ct158752208" text:id="ct158752208">
          <text:insertion>
            <office:change-info>
              <dc:creator>csuacm </dc:creator>
              <dc:date>2012-09-17T10:50:11</dc:date>
            </office:change-info>
          </text:insertion>
        </text:changed-region>
        <text:changed-region xml:id="ct158752880" text:id="ct158752880">
          <text:insertion>
            <office:change-info>
              <dc:creator>csuacm </dc:creator>
              <dc:date>2012-09-17T10:50:11</dc:date>
            </office:change-info>
          </text:insertion>
        </text:changed-region>
        <text:changed-region xml:id="ct158770104" text:id="ct158770104">
          <text:insertion>
            <office:change-info>
              <dc:creator>csuacm </dc:creator>
              <dc:date>2012-09-17T10:50:1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_RefHeading__11445_1111944108"/><text:span text:style-name="T25">Pan-algorithm Contest Code Spells 4</text:span><text:change text:change-id="ct158505328"/><text:span text:style-name="T25">.1 [Code Recipe Printable Version]</text:span><text:bookmark-end text:name="__RefHeading__11445_1111944108"/><text:change text:change-id="ct158505968"/></text:h>
      <text:p text:style-name="Standard"><text:date style:data-style-name="N5084" text:date-value="2012-10-09T17:46:56" text:fixed="true">2012-10-09</text:date></text:p>
      <text:table-of-content text:style-name="Sect2" text:protected="true" text:name="内容目录2">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内容目录2_Head">
            <text:p text:style-name="Contents_20_Heading">Content</text:p>
          </text:index-title>
          <text:p text:style-name="P54"><text:a xlink:type="simple" xlink:href="#__RefHeading__11445_1111944108" text:style-name="Index_20_Link" text:visited-style-name="Index_20_Link">Pan-algorithm Contest Code Spells 4.1 [Code Recipe Printable Version]<text:tab/>1</text:a></text:p>
          <text:p text:style-name="P45"><text:a xlink:type="simple" xlink:href="#__RefHeading__11447_1111944108" text:style-name="Index_20_Link" text:visited-style-name="Index_20_Link">Sort(排序方法)<text:tab/>2</text:a></text:p>
          <text:p text:style-name="P55"><text:a xlink:type="simple" xlink:href="#__RefHeading__11449_1111944108" text:style-name="Index_20_Link" text:visited-style-name="Index_20_Link">Heap Sort<text:tab/>2</text:a></text:p>
          <text:p text:style-name="P56"><text:a xlink:type="simple" xlink:href="#__RefHeading__11451_1111944108" text:style-name="Index_20_Link" text:visited-style-name="Index_20_Link">STL里heap和 priority queue的使用<text:tab/>6</text:a></text:p>
          <text:p text:style-name="P55"><text:a xlink:type="simple" xlink:href="#__RefHeading__11453_1111944108" text:style-name="Index_20_Link" text:visited-style-name="Index_20_Link">Merge sort<text:tab/>6</text:a></text:p>
          <text:p text:style-name="P55"><text:a xlink:type="simple" xlink:href="#__RefHeading__11455_1111944108" text:style-name="Index_20_Link" text:visited-style-name="Index_20_Link">基数排序( Bucket Sort )<text:tab/>7</text:a></text:p>
          <text:p text:style-name="P45"><text:a xlink:type="simple" xlink:href="#__RefHeading__11457_1111944108" text:style-name="Index_20_Link" text:visited-style-name="Index_20_Link">Data Structure(數據結構)<text:tab/>9</text:a></text:p>
          <text:p text:style-name="P55"><text:a xlink:type="simple" xlink:href="#__RefHeading__7556_16670509901111" text:style-name="Index_20_Link" text:visited-style-name="Index_20_Link">Hash Functions<text:tab/>9</text:a></text:p>
          <text:p text:style-name="P45"><text:a xlink:type="simple" xlink:href="#__RefHeading__11459_1111944108" text:style-name="Index_20_Link" text:visited-style-name="Index_20_Link">Graph Theory(图论)<text:tab/>9</text:a></text:p>
          <text:p text:style-name="P55"><text:a xlink:type="simple" xlink:href="#__RefHeading__11461_1111944108" text:style-name="Index_20_Link" text:visited-style-name="Index_20_Link">Forward Star(前向星表示法)<text:tab/>9</text:a></text:p>
          <text:p text:style-name="P55"><text:a xlink:type="simple" xlink:href="#__RefHeading__11463_1111944108" text:style-name="Index_20_Link" text:visited-style-name="Index_20_Link">SPFA<text:tab/>10</text:a></text:p>
          <text:p text:style-name="P55"><text:a xlink:type="simple" xlink:href="#__RefHeading__11465_1111944108" text:style-name="Index_20_Link" text:visited-style-name="Index_20_Link">Bellman-Ford <text:tab/>11</text:a></text:p>
          <text:p text:style-name="P55"><text:a xlink:type="simple" xlink:href="#__RefHeading__11467_1111944108" text:style-name="Index_20_Link" text:visited-style-name="Index_20_Link">Dijkstra <text:tab/>12</text:a></text:p>
          <text:p text:style-name="P55"><text:a xlink:type="simple" xlink:href="#__RefHeading__11469_1111944108" text:style-name="Index_20_Link" text:visited-style-name="Index_20_Link">Floyd ）<text:tab/>13</text:a></text:p>
          <text:p text:style-name="P55"><text:a xlink:type="simple" xlink:href="#__RefHeading__11471_1111944108" text:style-name="Index_20_Link" text:visited-style-name="Index_20_Link">prim<text:tab/>16</text:a></text:p>
          <text:p text:style-name="P55"><text:a xlink:type="simple" xlink:href="#__RefHeading__11473_1111944108" text:style-name="Index_20_Link" text:visited-style-name="Index_20_Link">Kruskal <text:tab/>17</text:a></text:p>
          <text:p text:style-name="P55"><text:a xlink:type="simple" xlink:href="#__RefHeading__11475_1111944108" text:style-name="Index_20_Link" text:visited-style-name="Index_20_Link">度限制生成樹*<text:tab/>19</text:a></text:p>
          <text:p text:style-name="P55"><text:a xlink:type="simple" xlink:href="#__RefHeading__11477_1111944108" text:style-name="Index_20_Link" text:visited-style-name="Index_20_Link">次小生成树 <text:s/>prim<text:tab/>24</text:a></text:p>
          <text:p text:style-name="P55"><text:a xlink:type="simple" xlink:href="#__RefHeading__11479_1111944108" text:style-name="Index_20_Link" text:visited-style-name="Index_20_Link">Euler Route/Tour<text:tab/>26</text:a></text:p>
          <text:p text:style-name="P55"><text:a xlink:type="simple" xlink:href="#__RefHeading__11481_1111944108" text:style-name="Index_20_Link" text:visited-style-name="Index_20_Link">并查集 递归/迭代 *<text:tab/>31</text:a></text:p>
          <text:p text:style-name="P55"><text:a xlink:type="simple" xlink:href="#__RefHeading__11483_1111944108" text:style-name="Index_20_Link" text:visited-style-name="Index_20_Link">强连通分量算法<text:tab/>32</text:a></text:p>
          <text:p text:style-name="P56"><text:a xlink:type="simple" xlink:href="#__RefHeading__11485_1111944108" text:style-name="Index_20_Link" text:visited-style-name="Index_20_Link">Tarjan <text:tab/>32</text:a></text:p>
          <text:p text:style-name="P45"><text:a xlink:type="simple" xlink:href="#__RefHeading__11493_1111944108" text:style-name="Index_20_Link" text:visited-style-name="Index_20_Link">Network flow(網絡流問題)<text:tab/>34</text:a></text:p>
          <text:p text:style-name="P55"><text:a xlink:type="simple" xlink:href="#__RefHeading__11495_1111944108" text:style-name="Index_20_Link" text:visited-style-name="Index_20_Link">最大流问题<text:tab/>34</text:a></text:p>
          <text:p text:style-name="P56"><text:a xlink:type="simple" xlink:href="#__RefHeading__11497_1111944108" text:style-name="Index_20_Link" text:visited-style-name="Index_20_Link">SAP Algorithm<text:tab/>34</text:a></text:p>
          <text:p text:style-name="P56"><text:a xlink:type="simple" xlink:href="#__RefHeading__11499_1111944108" text:style-name="Index_20_Link" text:visited-style-name="Index_20_Link">Dinic Algorithm<text:tab/>40</text:a></text:p>
          <text:p text:style-name="P55"><text:a xlink:type="simple" xlink:href="#__RefHeading__11501_1111944108" text:style-name="Index_20_Link" text:visited-style-name="Index_20_Link">最大流問題常見模型<text:tab/>42</text:a></text:p>
          <text:p text:style-name="P55"><text:a xlink:type="simple" xlink:href="#__RefHeading__11503_1111944108" text:style-name="Index_20_Link" text:visited-style-name="Index_20_Link">费用流問題(Cost Flow Algorithm)<text:tab/>43</text:a></text:p>
          <text:p text:style-name="P56"><text:a xlink:type="simple" xlink:href="#__RefHeading__11505_1111944108" text:style-name="Index_20_Link" text:visited-style-name="Index_20_Link">消圈算法(Circle-Canceling Algorithm )<text:tab/>43</text:a></text:p>
          <text:p text:style-name="P56"><text:a xlink:type="simple" xlink:href="#__RefHeading__11507_1111944108" text:style-name="Index_20_Link" text:visited-style-name="Index_20_Link">连续最短路径算法(Successive Shortest Path Algorithm)<text:tab/>43</text:a></text:p>
          <text:p text:style-name="P56"><text:a xlink:type="simple" xlink:href="#__RefHeading__11509_1111944108" text:style-name="Index_20_Link" text:visited-style-name="Index_20_Link">最小/大費用流的SAP實現(implement of cost flow)<text:tab/>43</text:a></text:p>
          <text:p text:style-name="P56"><text:a xlink:type="simple" xlink:href="#__RefHeading__11511_1111944108" text:style-name="Index_20_Link" text:visited-style-name="Index_20_Link">EK算法*<text:tab/>50</text:a></text:p>
          <text:p text:style-name="P55"><text:a xlink:type="simple" xlink:href="#__RefHeading__11513_1111944108" text:style-name="Index_20_Link" text:visited-style-name="Index_20_Link">最小割問題(Min-cut Algorithm)<text:tab/>50</text:a></text:p>
          <text:p text:style-name="P56"><text:a xlink:type="simple" xlink:href="#__RefHeading__11515_1111944108" text:style-name="Index_20_Link" text:visited-style-name="Index_20_Link">Stoer-Wagner<text:tab/>50</text:a></text:p>
          <text:p text:style-name="P45"><text:a xlink:type="simple" xlink:href="#__RefHeading__11517_1111944108" text:style-name="Index_20_Link" text:visited-style-name="Index_20_Link">Bipartite Graph (二分图问题)<text:tab/>52</text:a></text:p>
          <text:p text:style-name="P55"><text:a xlink:type="simple" xlink:href="#__RefHeading__11519_1111944108" text:style-name="Index_20_Link" text:visited-style-name="Index_20_Link">Hungary算法<text:tab/>52</text:a></text:p>
          <text:p text:style-name="P55"><text:a xlink:type="simple" xlink:href="#__RefHeading__11521_1111944108" text:style-name="Index_20_Link" text:visited-style-name="Index_20_Link">KM<text:tab/>53</text:a></text:p>
          <text:p text:style-name="P55"><text:a xlink:type="simple" xlink:href="#__RefHeading__11523_1111944108" text:style-name="Index_20_Link" text:visited-style-name="Index_20_Link">Minimum Path Cover(最小路徑覆蓋問題)<text:tab/>55</text:a></text:p>
          <text:p text:style-name="P45"><text:a xlink:type="simple" xlink:href="#__RefHeading__11525_1111944108" text:style-name="Index_20_Link" text:visited-style-name="Index_20_Link">Balanced Tree(平衡树)<text:tab/>55</text:a></text:p>
          <text:p text:style-name="P55"><text:a xlink:type="simple" xlink:href="#__RefHeading__11527_1111944108" text:style-name="Index_20_Link" text:visited-style-name="Index_20_Link">Treap<text:tab/>55</text:a></text:p>
          <text:p text:style-name="P45"><text:a xlink:type="simple" xlink:href="#__RefHeading__11529_1111944108" text:style-name="Index_20_Link" text:visited-style-name="Index_20_Link">String Problems(串相关问题)<text:tab/>60</text:a></text:p>
          <text:p text:style-name="P55"><text:soft-page-break/><text:a xlink:type="simple" xlink:href="#__RefHeading__11531_1111944108" text:style-name="Index_20_Link" text:visited-style-name="Index_20_Link">Suffix Array(后缀数组)<text:tab/>60</text:a></text:p>
          <text:p text:style-name="P56"><text:a xlink:type="simple" xlink:href="#__RefHeading__11533_1111944108" text:style-name="Index_20_Link" text:visited-style-name="Index_20_Link">简要说明<text:tab/>60</text:a></text:p>
          <text:p text:style-name="P56"><text:a xlink:type="simple" xlink:href="#__RefHeading__11535_1111944108" text:style-name="Index_20_Link" text:visited-style-name="Index_20_Link">Doubling Augumenting 2倍增算法<text:tab/>61</text:a></text:p>
          <text:p text:style-name="P56"><text:a xlink:type="simple" xlink:href="#__RefHeading__11537_1111944108" text:style-name="Index_20_Link" text:visited-style-name="Index_20_Link">DC3 <text:tab/>64</text:a></text:p>
          <text:p text:style-name="P55"><text:a xlink:type="simple" xlink:href="#__RefHeading__11539_1111944108" text:style-name="Index_20_Link" text:visited-style-name="Index_20_Link">KMP及其应用*<text:tab/>66</text:a></text:p>
          <text:p text:style-name="P56"><text:a xlink:type="simple" xlink:href="#__RefHeading__11541_1111944108" text:style-name="Index_20_Link" text:visited-style-name="Index_20_Link">KMP-Extend(扩展KMP)*<text:tab/>69</text:a></text:p>
          <text:p text:style-name="P45"><text:a xlink:type="simple" xlink:href="#__RefHeading__11543_1111944108" text:style-name="Index_20_Link" text:visited-style-name="Index_20_Link">RMQ(區間極值問題)<text:tab/>69</text:a></text:p>
          <text:p text:style-name="P55"><text:a xlink:type="simple" xlink:href="#__RefHeading__11545_1111944108" text:style-name="Index_20_Link" text:visited-style-name="Index_20_Link">RMQ问题的sparse table 算法<text:tab/>69</text:a></text:p>
          <text:p text:style-name="P55"><text:a xlink:type="simple" xlink:href="#__RefHeading__11547_1111944108" text:style-name="Index_20_Link" text:visited-style-name="Index_20_Link">Binary Index Tree(树状数组) <text:tab/>69</text:a></text:p>
          <text:p text:style-name="P56"><text:a xlink:type="simple" xlink:href="#__RefHeading__11549_1111944108" text:style-name="Index_20_Link" text:visited-style-name="Index_20_Link">计算逆序对的方法<text:tab/>70</text:a></text:p>
          <text:p text:style-name="P56"><text:a xlink:type="simple" xlink:href="#__RefHeading__11551_1111944108" text:style-name="Index_20_Link" text:visited-style-name="Index_20_Link">树状数组的应用<text:tab/>73</text:a></text:p>
          <text:p text:style-name="P55"><text:a xlink:type="simple" xlink:href="#__RefHeading__11553_1111944108" text:style-name="Index_20_Link" text:visited-style-name="Index_20_Link">Lowest Common Ancestor <text:s/>(最低公共祖先)*<text:tab/>73</text:a></text:p>
          <text:p text:style-name="P45"><text:a xlink:type="simple" xlink:href="#__RefHeading__11555_1111944108" text:style-name="Index_20_Link" text:visited-style-name="Index_20_Link">Segmental Tree(線段樹) <text:tab/>73</text:a></text:p>
          <text:p text:style-name="P56"><text:a xlink:type="simple" xlink:href="#__RefHeading__11557_1111944108" text:style-name="Index_20_Link" text:visited-style-name="Index_20_Link">線段樹的離散化<text:tab/>73</text:a></text:p>
          <text:p text:style-name="P56"><text:a xlink:type="simple" xlink:href="#__RefHeading__11559_1111944108" text:style-name="Index_20_Link" text:visited-style-name="Index_20_Link">不遍历到根结点就可以维护线段树的方法<text:tab/>73</text:a></text:p>
          <text:p text:style-name="P45"><text:a xlink:type="simple" xlink:href="#__RefHeading__11561_1111944108" text:style-name="Index_20_Link" text:visited-style-name="Index_20_Link">Number Theory (数论问题)* <text:tab/>75</text:a></text:p>
          <text:p text:style-name="P55"><text:a xlink:type="simple" xlink:href="#__RefHeading__11563_1111944108" text:style-name="Index_20_Link" text:visited-style-name="Index_20_Link">快速幂算法<text:tab/>75</text:a></text:p>
          <text:p text:style-name="P55"><text:a xlink:type="simple" xlink:href="#__RefHeading__11565_1111944108" text:style-name="Index_20_Link" text:visited-style-name="Index_20_Link">矩陣快速冪<text:tab/>76</text:a></text:p>
          <text:p text:style-name="P55"><text:a xlink:type="simple" xlink:href="#__RefHeading__11567_1111944108" text:style-name="Index_20_Link" text:visited-style-name="Index_20_Link">擴展Euclid計算乘法逆元<text:tab/>77</text:a></text:p>
          <text:p text:style-name="P45"><text:a xlink:type="simple" xlink:href="#__RefHeading__7668_1667050990111" text:style-name="Index_20_Link" text:visited-style-name="Index_20_Link">Combinatoric Problems(組合數學問題)<text:tab/>78</text:a></text:p>
          <text:p text:style-name="P55"><text:a xlink:type="simple" xlink:href="#__RefHeading__11569_1111944108" text:style-name="Index_20_Link" text:visited-style-name="Index_20_Link">位运算计算N皇后问题解的数目<text:tab/>78</text:a></text:p>
          <text:p text:style-name="P45"><text:a xlink:type="simple" xlink:href="#__RefHeading__11571_1111944108" text:style-name="Index_20_Link" text:visited-style-name="Index_20_Link">Shell Command tips<text:tab/>80</text:a></text:p>
          <text:p text:style-name="P45"><text:a xlink:type="simple" xlink:href="#__RefHeading__11573_1111944108" text:style-name="Index_20_Link" text:visited-style-name="Index_20_Link">C/CPP tips<text:tab/>81</text:a></text:p>
          <text:p text:style-name="P55"><text:a xlink:type="simple" xlink:href="#__RefHeading__11575_1111944108" text:style-name="Index_20_Link" text:visited-style-name="Index_20_Link">I/O Methods<text:tab/>81</text:a></text:p>
          <text:p text:style-name="P45"><text:a xlink:type="simple" xlink:href="#__RefHeading__11577_1111944108" text:style-name="Index_20_Link" text:visited-style-name="Index_20_Link">Python Tips<text:tab/>81</text:a></text:p>
          <text:p text:style-name="P55"><text:a xlink:type="simple" xlink:href="#__RefHeading__11579_1111944108" text:style-name="Index_20_Link" text:visited-style-name="Index_20_Link">Console I/O<text:tab/>82</text:a></text:p>
          <text:p text:style-name="P55"><text:a xlink:type="simple" xlink:href="#__RefHeading__11581_1111944108" text:style-name="Index_20_Link" text:visited-style-name="Index_20_Link">文件读写<text:tab/>82</text:a></text:p>
          <text:p text:style-name="P55"><text:a xlink:type="simple" xlink:href="#__RefHeading__11583_1111944108" text:style-name="Index_20_Link" text:visited-style-name="Index_20_Link">随机数<text:tab/>82</text:a></text:p>
          <text:p text:style-name="P45"><text:a xlink:type="simple" xlink:href="#__RefHeading__11585_1111944108" text:style-name="Index_20_Link" text:visited-style-name="Index_20_Link">Java Tips<text:tab/>82</text:a></text:p>
          <text:p text:style-name="P55"><text:a xlink:type="simple" xlink:href="#__RefHeading__11587_1111944108" text:style-name="Index_20_Link" text:visited-style-name="Index_20_Link">Console I/O<text:tab/>82</text:a></text:p>
          <text:p text:style-name="P56"><text:a xlink:type="simple" xlink:href="#__RefHeading__11589_1111944108" text:style-name="Index_20_Link" text:visited-style-name="Index_20_Link">读入以空格分隔的数据<text:tab/>82</text:a></text:p>
          <text:p text:style-name="P56"><text:a xlink:type="simple" xlink:href="#__RefHeading__11591_1111944108" text:style-name="Index_20_Link" text:visited-style-name="Index_20_Link">文件读写<text:tab/>83</text:a></text:p>
          <text:p text:style-name="P55"><text:a xlink:type="simple" xlink:href="#__RefHeading__11593_1111944108" text:style-name="Index_20_Link" text:visited-style-name="Index_20_Link">高精度调用<text:tab/>83</text:a></text:p>
        </text:index-body>
      </text:table-of-content>
      <text:h text:style-name="P6" text:outline-level="2"><text:bookmark-start text:name="__RefHeading__11447_1111944108"/><text:change text:change-id="ct158551120"/><text:change-start text:change-id="ct158373728"/>Sort(排序方法)<text:bookmark-end text:name="__RefHeading__11447_1111944108"/><text:change-end text:change-id="ct158373728"/></text:h>
      <text:h text:style-name="Heading_20_3" text:outline-level="3"><text:bookmark-start text:name="__RefHeading__11449_1111944108"/><text:change text:change-id="ct158551856"/>Heap Sort<text:bookmark-end text:name="__RefHeading__11449_1111944108"/></text:h>
      <text:p text:style-name="Text_20_body">code:</text:p>
      <text:p text:style-name="Text_20_body"/>
      <table:table table:name="表格2" table:style-name="表格2">
        <table:table-column table:style-name="表格2.A"/>
        <table:table-column table:style-name="表格2.B"/>
        <table:table-row>
          <table:table-cell table:style-name="表格2.A1" office:value-type="string">
            <text:p text:style-name="Table_20_Contents"/>
          </table:table-cell>
          <table:table-cell table:style-name="表格2.B1" office:value-type="string">
            <text:p text:style-name="Table_20_Contents">/* </text:p>
            <text:p text:style-name="Table_20_Contents"><text:s text:c="2"/>a heap sort sample </text:p>
            <text:p text:style-name="Table_20_Contents"><text:s text:c="2"/>堆排序示例 </text:p>
            <text:p text:style-name="Table_20_Contents"><text:s text:c="2"/>write by gestapolur </text:p>
            <text:p text:style-name="Table_20_Contents"><text:s text:c="2"/>2010-9-2 </text:p>
            <text:p text:style-name="Table_20_Contents">*/ </text:p>
            <text:p text:style-name="Table_20_Contents">#include&lt;iostream&gt; </text:p>
            <text:p text:style-name="Table_20_Contents">#define MAXN 100 </text:p>
            <text:p text:style-name="Table_20_Contents">using std::cin; </text:p>
            <text:p text:style-name="Table_20_Contents"><text:soft-page-break/>using std::cout; </text:p>
            <text:p text:style-name="Table_20_Contents">int a[MAXN],n,heapsize; </text:p>
            <text:p text:style-name="Table_20_Contents"/>
            <text:p text:style-name="Table_20_Contents">/*维护最大堆*/ </text:p>
            <text:p text:style-name="Table_20_Contents">void maxheapify(int i) </text:p>
            <text:p text:style-name="Table_20_Contents">{ </text:p>
            <text:p text:style-name="Table_20_Contents"><text:s text:c="2"/>int l,r,largest,t; </text:p>
            <text:p text:style-name="Table_20_Contents"><text:s text:c="2"/>l=i&lt;&lt;1; <text:s text:c="3"/></text:p>
            <text:p text:style-name="Table_20_Contents"><text:s text:c="2"/>r=(i&lt;&lt;1)+1; <text:s text:c="3"/></text:p>
            <text:p text:style-name="Table_20_Contents"><text:s text:c="2"/>if(l&lt;=heapsize and a[i]&lt;a[l]) </text:p>
            <text:p text:style-name="Table_20_Contents"><text:s text:c="4"/>largest=l; </text:p>
            <text:p text:style-name="Table_20_Contents"><text:s text:c="2"/>else </text:p>
            <text:p text:style-name="Table_20_Contents"><text:s text:c="4"/>largest=i; </text:p>
            <text:p text:style-name="Table_20_Contents"><text:s text:c="2"/>if(r&lt;=heapsize and a[r]&gt;a[largest]) <text:s text:c="9"/></text:p>
            <text:p text:style-name="Table_20_Contents"><text:s text:c="4"/>largest=r; </text:p>
            <text:p text:style-name="Table_20_Contents"><text:s text:c="2"/>if(largest != i) </text:p>
            <text:p text:style-name="Table_20_Contents"><text:s text:c="4"/>{ </text:p>
            <text:p text:style-name="Table_20_Contents"><text:s text:c="6"/>t=a[i];a[i]=a[largest];a[largest]=t; </text:p>
            <text:p text:style-name="Table_20_Contents"><text:s text:c="6"/>maxheapify(largest); </text:p>
            <text:p text:style-name="Table_20_Contents"><text:s text:c="4"/>} </text:p>
            <text:p text:style-name="Table_20_Contents"><text:s text:c="2"/>return ; <text:s text:c="8"/></text:p>
            <text:p text:style-name="Table_20_Contents">} </text:p>
            <text:p text:style-name="Table_20_Contents"/>
            <text:p text:style-name="Table_20_Contents">/*建立最大堆*/ </text:p>
            <text:p text:style-name="Table_20_Contents">void BuildMaxHeap() </text:p>
            <text:p text:style-name="Table_20_Contents">{ </text:p>
            <text:p text:style-name="Table_20_Contents"><text:s text:c="2"/>int i; </text:p>
            <text:p text:style-name="Table_20_Contents"><text:s text:c="2"/>heapsize=n; <text:s text:c="3"/></text:p>
            <text:p text:style-name="Table_20_Contents"><text:s text:c="2"/>for(i=n/2;i&gt;=1;i--) </text:p>
            <text:p text:style-name="Table_20_Contents"><text:s text:c="4"/>maxheapify(i); </text:p>
            <text:p text:style-name="Table_20_Contents"><text:s text:c="2"/>return ; <text:s text:c="6"/></text:p>
            <text:p text:style-name="Table_20_Contents">} </text:p>
            <text:p text:style-name="Table_20_Contents"/>
            <text:p text:style-name="Table_20_Contents">/*堆排序*/ </text:p>
            <text:p text:style-name="Table_20_Contents">void heapsort() </text:p>
            <text:p text:style-name="Table_20_Contents">{ </text:p>
            <text:p text:style-name="Table_20_Contents"><text:s text:c="2"/>int i,t; </text:p>
            <text:p text:style-name="Table_20_Contents"><text:s text:c="2"/>BuildMaxHeap();/*建立最大堆*/ </text:p>
            <text:p text:style-name="Table_20_Contents"><text:s text:c="2"/>for(i=n;i&gt;=2;i--) </text:p>
            <text:p text:style-name="Table_20_Contents"><text:s text:c="4"/>{ </text:p>
            <text:p text:style-name="Table_20_Contents"><text:s text:c="6"/>t=a[1];a[1]=a[i];a[i]=t;/*将a[i]与a[1]交换*/ </text:p>
            <text:p text:style-name="Table_20_Contents"><text:s text:c="6"/>--heapsize;/*剔除交换后的元素a[i]*/ <text:s text:c="14"/></text:p>
            <text:p text:style-name="Table_20_Contents"><text:s text:c="6"/>maxheapify(1);/*维护最大堆性质*/ <text:s text:c="14"/></text:p>
            <text:p text:style-name="Table_20_Contents"><text:s text:c="4"/>} <text:s text:c="3"/></text:p>
            <text:p text:style-name="Table_20_Contents"><text:s text:c="2"/>return ; <text:s text:c="5"/></text:p>
            <text:p text:style-name="Table_20_Contents">} </text:p>
            <text:p text:style-name="Table_20_Contents"/>
            <text:p text:style-name="Table_20_Contents">int main() </text:p>
            <text:p text:style-name="Table_20_Contents">{ </text:p>
            <text:p text:style-name="Table_20_Contents"><text:s text:c="2"/>int i; </text:p>
            <text:p text:style-name="Table_20_Contents"><text:s text:c="2"/></text:p>
            <text:p text:style-name="Table_20_Contents"><text:s text:c="2"/>cin&gt;&gt;n; </text:p>
            <text:p text:style-name="Table_20_Contents"><text:soft-page-break/><text:s text:c="2"/>for(i=1;i&lt;=n;i++) </text:p>
            <text:p text:style-name="Table_20_Contents"><text:s text:c="4"/>cin&gt;&gt;a[i]; </text:p>
            <text:p text:style-name="Table_20_Contents"><text:s text:c="2"/></text:p>
            <text:p text:style-name="Table_20_Contents"><text:s text:c="2"/>heapsort(); </text:p>
            <text:p text:style-name="Table_20_Contents"><text:s text:c="2"/></text:p>
            <text:p text:style-name="Table_20_Contents"><text:s text:c="2"/>for(i=1;i&lt;=n;i++) </text:p>
            <text:p text:style-name="Table_20_Contents"><text:s text:c="4"/>cout&lt;&lt;a[i]&lt;&lt;" "; </text:p>
            <text:p text:style-name="Table_20_Contents"><text:s text:c="2"/>cout&lt;&lt;"\n"; </text:p>
            <text:p text:style-name="Table_20_Contents"><text:s text:c="2"/></text:p>
            <text:p text:style-name="Table_20_Contents"><text:s text:c="2"/>return 0; <text:s text:c="8"/></text:p>
            <text:p text:style-name="Table_20_Contents">}</text:p>
          </table:table-cell>
        </table:table-row>
      </table:table>
      <text:p text:style-name="Standard"/>
      <text:p text:style-name="P9">Pority Queue</text:p>
      <text:p text:style-name="P9"/>
      <table:table table:name="表格3" table:style-name="表格3">
        <table:table-column table:style-name="表格3.A"/>
        <table:table-column table:style-name="表格3.B"/>
        <table:table-row>
          <table:table-cell table:style-name="表格3.A1" office:value-type="string">
            <text:p text:style-name="Table_20_Contents"/>
          </table:table-cell>
          <table:table-cell table:style-name="表格3.B1" office:value-type="string">
            <text:p text:style-name="Table_20_Contents">/* </text:p>
            <text:p text:style-name="Table_20_Contents"><text:s text:c="2"/>Name: A model of heap priority queue </text:p>
            <text:p text:style-name="Table_20_Contents"><text:s text:c="2"/>Copyright: 1.0 </text:p>
            <text:p text:style-name="Table_20_Contents"><text:s text:c="2"/>Author: Gestapolur </text:p>
            <text:p text:style-name="Table_20_Contents"><text:s text:c="2"/>Date: 04-11-08 16:31 </text:p>
            <text:p text:style-name="Table_20_Contents">*/ </text:p>
            <text:p text:style-name="Table_20_Contents">#include&lt;iostream&gt; </text:p>
            <text:p text:style-name="Table_20_Contents">#define MAXH 100 </text:p>
            <text:p text:style-name="Table_20_Contents">#define INF 0xffffff </text:p>
            <text:p text:style-name="Table_20_Contents">using std::cin; </text:p>
            <text:p text:style-name="Table_20_Contents">using std::cout; </text:p>
            <text:p text:style-name="Table_20_Contents"/>
            <text:p text:style-name="Table_20_Contents">int n,heapsize; </text:p>
            <text:p text:style-name="Table_20_Contents">int a[MAXH]; </text:p>
            <text:p text:style-name="Table_20_Contents"/>
            <text:p text:style-name="Table_20_Contents">void maxheapify(int i) </text:p>
            <text:p text:style-name="Table_20_Contents"><text:s/>{ </text:p>
            <text:p text:style-name="Table_20_Contents"><text:s/>int l,r,largest,t; </text:p>
            <text:p text:style-name="Table_20_Contents"><text:s/>l=i&lt;&lt;1; <text:s text:c="3"/></text:p>
            <text:p text:style-name="Table_20_Contents"><text:s/>r=(i&lt;&lt;1)+1; <text:s text:c="3"/></text:p>
            <text:p text:style-name="Table_20_Contents"><text:s/>if(l&lt;=heapsize and a[i]&lt;a[l]) </text:p>
            <text:p text:style-name="Table_20_Contents"><text:s text:c="4"/>largest=l; </text:p>
            <text:p text:style-name="Table_20_Contents"><text:s/>else </text:p>
            <text:p text:style-name="Table_20_Contents"><text:s text:c="4"/>largest=i; </text:p>
            <text:p text:style-name="Table_20_Contents"><text:s/>if(r&lt;=heapsize and a[r]&gt;a[largest]) <text:s text:c="9"/></text:p>
            <text:p text:style-name="Table_20_Contents"><text:s text:c="4"/>largest=r; </text:p>
            <text:p text:style-name="Table_20_Contents"><text:s/>if(largest not_eq i) </text:p>
            <text:p text:style-name="Table_20_Contents"><text:s text:c="6"/>{ </text:p>
            <text:p text:style-name="Table_20_Contents"><text:s text:c="4"/>t=a[i];a[i]=a[largest];a[largest]=t; </text:p>
            <text:p text:style-name="Table_20_Contents"><text:s text:c="4"/>maxheapify(largest); </text:p>
            <text:p text:style-name="Table_20_Contents"><text:s text:c="6"/>} </text:p>
            <text:p text:style-name="Table_20_Contents"><text:s/>return ; <text:s text:c="8"/></text:p>
            <text:p text:style-name="Table_20_Contents"><text:s/>} </text:p>
            <text:p text:style-name="Table_20_Contents"/>
            <text:p text:style-name="Table_20_Contents">void BuildMaxHeap() </text:p>
            <text:p text:style-name="Table_20_Contents"><text:s/>{ </text:p>
            <text:p text:style-name="Table_20_Contents"><text:s text:c="2"/>int i; </text:p>
            <text:p text:style-name="Table_20_Contents"><text:s text:c="2"/>heapsize=n; <text:s text:c="3"/></text:p>
            <text:p text:style-name="Table_20_Contents"><text:soft-page-break/><text:s text:c="2"/>for(i=n/2;i&gt;=1;i--) </text:p>
            <text:p text:style-name="Table_20_Contents"><text:s text:c="5"/>maxheapify(i); </text:p>
            <text:p text:style-name="Table_20_Contents"><text:s text:c="2"/>return ; <text:s text:c="6"/></text:p>
            <text:p text:style-name="Table_20_Contents"><text:s/>} </text:p>
            <text:p text:style-name="Table_20_Contents"/>
            <text:p text:style-name="Table_20_Contents">int ExtractMax() </text:p>
            <text:p text:style-name="Table_20_Contents"><text:s/>{ </text:p>
            <text:p text:style-name="Table_20_Contents"><text:s text:c="2"/>int max; <text:s text:c="2"/></text:p>
            <text:p text:style-name="Table_20_Contents"><text:s text:c="2"/>max=a[1]; </text:p>
            <text:p text:style-name="Table_20_Contents"><text:s text:c="2"/>a[1]=a[heapsize]; <text:s text:c="2"/></text:p>
            <text:p text:style-name="Table_20_Contents"><text:s text:c="2"/>heapsize--; </text:p>
            <text:p text:style-name="Table_20_Contents"><text:s text:c="2"/>maxheapify(1); <text:s text:c="2"/></text:p>
            <text:p text:style-name="Table_20_Contents"><text:s text:c="2"/>return max; <text:s text:c="3"/></text:p>
            <text:p text:style-name="Table_20_Contents"><text:s/>} </text:p>
            <text:p text:style-name="Table_20_Contents"/>
            <text:p text:style-name="Table_20_Contents">void HeapIncreaseKey(int i,int key) </text:p>
            <text:p text:style-name="Table_20_Contents"><text:s/>{ </text:p>
            <text:p text:style-name="Table_20_Contents"><text:s text:c="2"/>int t; </text:p>
            <text:p text:style-name="Table_20_Contents"><text:s text:c="2"/>if(a[i]&gt;key) </text:p>
            <text:p text:style-name="Table_20_Contents"><text:s text:c="4"/>{cout&lt;&lt;"CURRENT VERX BIGGER THAN KEY\n";return;} </text:p>
            <text:p text:style-name="Table_20_Contents"><text:s text:c="2"/>a[i]=key; <text:s text:c="2"/></text:p>
            <text:p text:style-name="Table_20_Contents"><text:s text:c="2"/>while(i&gt;1 and a[i&gt;&gt;1]&lt;a[i]) </text:p>
            <text:p text:style-name="Table_20_Contents"><text:s text:c="4"/>{t=a[i];a[i]=a[i&gt;&gt;1];a[i&gt;&gt;1]=t;i=i&gt;&gt;1;} <text:s text:c="2"/></text:p>
            <text:p text:style-name="Table_20_Contents"><text:s text:c="2"/>return ; <text:s text:c="3"/></text:p>
            <text:p text:style-name="Table_20_Contents"><text:s/>} </text:p>
            <text:p text:style-name="Table_20_Contents"/>
            <text:p text:style-name="Table_20_Contents">void MaxHeapInsert(int key) </text:p>
            <text:p text:style-name="Table_20_Contents"><text:s/>{ </text:p>
            <text:p text:style-name="Table_20_Contents"><text:s text:c="2"/>heapsize++; <text:s text:c="3"/></text:p>
            <text:p text:style-name="Table_20_Contents"><text:s text:c="2"/>a[heapsize]=-INF; <text:s text:c="2"/></text:p>
            <text:p text:style-name="Table_20_Contents"><text:s text:c="2"/>HeapIncreaseKey(heapsize,key); </text:p>
            <text:p text:style-name="Table_20_Contents"><text:s text:c="2"/>return; <text:s text:c="2"/></text:p>
            <text:p text:style-name="Table_20_Contents"><text:s/>} </text:p>
            <text:p text:style-name="Table_20_Contents"/>
            <text:p text:style-name="Table_20_Contents">int main() </text:p>
            <text:p text:style-name="Table_20_Contents"><text:s/>{ </text:p>
            <text:p text:style-name="Table_20_Contents"><text:s text:c="2"/>int i,key,v; <text:s text:c="6"/></text:p>
            <text:p text:style-name="Table_20_Contents"><text:s text:c="2"/>cin&gt;&gt;n; </text:p>
            <text:p text:style-name="Table_20_Contents"><text:s text:c="2"/>for(i=1;i&lt;=n;i++) <text:s text:c="7"/></text:p>
            <text:p text:style-name="Table_20_Contents"><text:s text:c="5"/>cin&gt;&gt;a[i]; <text:s text:c="4"/></text:p>
            <text:p text:style-name="Table_20_Contents"><text:s text:c="2"/>BuildMaxHeap(); </text:p>
            <text:p text:style-name="Table_20_Contents"><text:s text:c="2"/>cout&lt;&lt;"Please Insert A Instruction:\n"; </text:p>
            <text:p text:style-name="Table_20_Contents"><text:s text:c="2"/>cout&lt;&lt;"1.RETURN MAX VERX\n"; </text:p>
            <text:p text:style-name="Table_20_Contents"><text:s text:c="2"/>cout&lt;&lt;"2.EXTRACT MAX VERX\n"; </text:p>
            <text:p text:style-name="Table_20_Contents"><text:s text:c="2"/>cout&lt;&lt;"3.INCREASE VERX\n"; </text:p>
            <text:p text:style-name="Table_20_Contents"><text:s text:c="2"/>cout&lt;&lt;"4.INSERT NEW VERX\n"; </text:p>
            <text:p text:style-name="Table_20_Contents"><text:s text:c="2"/>cout&lt;&lt;"OTHER.EXIT\n"; </text:p>
            <text:p text:style-name="Table_20_Contents"><text:s text:c="2"/>while(1) </text:p>
            <text:p text:style-name="Table_20_Contents"><text:s text:c="4"/>{ </text:p>
            <text:p text:style-name="Table_20_Contents"><text:soft-page-break/><text:s text:c="4"/>cin&gt;&gt;i; <text:s text:c="7"/></text:p>
            <text:p text:style-name="Table_20_Contents"><text:s text:c="4"/>if(i==1) </text:p>
            <text:p text:style-name="Table_20_Contents"><text:s text:c="6"/>cout&lt;&lt;a[1]&lt;&lt;"\n"; <text:s text:c="5"/></text:p>
            <text:p text:style-name="Table_20_Contents"><text:s text:c="4"/>else if(i==2) </text:p>
            <text:p text:style-name="Table_20_Contents"><text:s text:c="6"/>cout&lt;&lt;ExtractMax()&lt;&lt;"\n"; </text:p>
            <text:p text:style-name="Table_20_Contents"><text:s text:c="4"/>else if(i==3) </text:p>
            <text:p text:style-name="Table_20_Contents"><text:s text:c="6"/>{cin&gt;&gt;v&gt;&gt;key;HeapIncreaseKey(i,key);} </text:p>
            <text:p text:style-name="Table_20_Contents"><text:s text:c="4"/>else if(i==4) </text:p>
            <text:p text:style-name="Table_20_Contents"><text:s text:c="6"/>{cin&gt;&gt;key;MaxHeapInsert(key);} </text:p>
            <text:p text:style-name="Table_20_Contents"><text:s text:c="4"/>else </text:p>
            <text:p text:style-name="Table_20_Contents"><text:s text:c="6"/>break; <text:s text:c="5"/></text:p>
            <text:p text:style-name="Table_20_Contents"><text:s text:c="4"/>} <text:s text:c="7"/></text:p>
            <text:p text:style-name="Table_20_Contents"><text:s text:c="16"/></text:p>
            <text:p text:style-name="Table_20_Contents"><text:s text:c="2"/>return 0; <text:s text:c="8"/></text:p>
            <text:p text:style-name="Table_20_Contents"><text:s/>}</text:p>
          </table:table-cell>
        </table:table-row>
      </table:table>
      <text:h text:style-name="Heading_20_4" text:outline-level="4"><text:bookmark-start text:name="__RefHeading__11451_1111944108"/>STL里heap和 priority queue的使用<text:bookmark-end text:name="__RefHeading__11451_1111944108"/></text:h>
      <table:table table:name="表格39" table:style-name="表格39">
        <table:table-column table:style-name="表格39.A"/>
        <table:table-row>
          <table:table-cell table:style-name="表格39.A1" office:value-type="string">
            <text:p text:style-name="Table_20_Contents"/>
          </table:table-cell>
        </table:table-row>
      </table:table>
      <table:table table:name="表格45" table:style-name="表格45">
        <table:table-column table:style-name="表格45.A"/>
        <table:table-row>
          <table:table-cell table:style-name="表格45.A1" office:value-type="string">
            <text:p text:style-name="Table_20_Contents">//A example of minimum heap use STL priority queue</text:p>
            <text:p text:style-name="Table_20_Contents">class node</text:p>
            <text:p text:style-name="Table_20_Contents">{</text:p>
            <text:p text:style-name="Table_20_Contents">public:</text:p>
            <text:p text:style-name="Table_20_Contents"><text:s text:c="2"/>&lt;node_data&gt;</text:p>
            <text:p text:style-name="Table_20_Contents">//construct function</text:p>
            <text:p text:style-name="Table_20_Contents"><text:s text:c="2"/>node ( &lt;&gt; ) : first_parameter( argument_1 ) , ... {}</text:p>
            <text:p text:style-name="Table_20_Contents">};</text:p>
            <text:p text:style-name="Table_20_Contents"/>
            <text:p text:style-name="Table_20_Contents">class cmp//compare function</text:p>
            <text:p text:style-name="Table_20_Contents">{</text:p>
            <text:p text:style-name="Table_20_Contents">public:</text:p>
            <text:p text:style-name="Table_20_Contents"><text:s text:c="2"/>bool operator () ( const node a , const node b ) const</text:p>
            <text:p text:style-name="Table_20_Contents"><text:s text:c="2"/>{ return ( a.dist &gt; b.dist ); }</text:p>
            <text:p text:style-name="Table_20_Contents">};</text:p>
            <text:p text:style-name="Table_20_Contents"/>
            <text:p text:style-name="Table_20_Contents">priority_queue&lt; node , vector&lt;node&gt; , cmp &gt; min_heap;</text:p>
            <text:p text:style-name="Table_20_Contents"/>
            <text:p text:style-name="Table_20_Contents">//insert</text:p>
            <text:p text:style-name="Table_20_Contents">min_heap.push( &lt;argument_to_insert&gt; );</text:p>
            <text:p text:style-name="Table_20_Contents">//top</text:p>
            <text:p text:style-name="Table_20_Contents">min_heap.top();</text:p>
            <text:p text:style-name="Table_20_Contents">//pop top</text:p>
            <text:p text:style-name="Table_20_Contents">min_heap.pop()</text:p>
            <text:p text:style-name="Table_20_Contents">//check if heap were empty</text:p>
            <text:p text:style-name="Table_20_Contents">min_heap.empty();</text:p>
          </table:table-cell>
        </table:table-row>
      </table:table>
      <text:p text:style-name="Text_20_body"/>
      <text:h text:style-name="P12" text:outline-level="3"><text:bookmark-start text:name="__RefHeading__11453_1111944108"/>Merge sort<text:bookmark-end text:name="__RefHeading__11453_1111944108"/></text:h>
      <text:p text:style-name="P9">code:</text:p>
      <text:p text:style-name="P9"/>
      <table:table table:name="表格4" table:style-name="表格4">
        <table:table-column table:style-name="表格4.A"/>
        <table:table-column table:style-name="表格4.B"/>
        <table:table-row>
          <table:table-cell table:style-name="表格4.A1" office:value-type="string">
            <text:p text:style-name="Table_20_Contents"/>
          </table:table-cell>
          <table:table-cell table:style-name="表格4.B1" office:value-type="string">
            <text:p text:style-name="Table_20_Contents">#include&lt;stdio.h&gt;</text:p>
            <text:p text:style-name="Table_20_Contents">#include&lt;stdlib.h&gt;</text:p>
            <text:p text:style-name="Table_20_Contents">int a[100000];</text:p>
            <text:p text:style-name="Table_20_Contents">int b[100000];</text:p>
            <text:p text:style-name="Table_20_Contents">void Mergesort(int L,int R)</text:p>
            <text:p text:style-name="Table_20_Contents"><text:soft-page-break/>{</text:p>
            <text:p text:style-name="Table_20_Contents"><text:s text:c="4"/>int i,j,k;</text:p>
            <text:p text:style-name="Table_20_Contents"><text:s text:c="4"/>if(L&gt;=R)</text:p>
            <text:p text:style-name="Table_20_Contents"><text:s text:c="6"/>return;</text:p>
            <text:p text:style-name="Table_20_Contents"><text:s text:c="4"/>int mid=(L+R)/2;</text:p>
            <text:p text:style-name="Table_20_Contents"><text:s text:c="4"/>Mergesort(L,mid);</text:p>
            <text:p text:style-name="Table_20_Contents"><text:s text:c="4"/>Mergesort(mid+1,R);</text:p>
            <text:p text:style-name="Table_20_Contents"><text:s text:c="4"/>for(i=L;i&lt;=R;i++)</text:p>
            <text:p text:style-name="Table_20_Contents"><text:s text:c="6"/>b[i]=a[i];</text:p>
            <text:p text:style-name="Table_20_Contents"><text:s text:c="4"/>i=L,j=mid+1;</text:p>
            <text:p text:style-name="Table_20_Contents"><text:s text:c="4"/>for(k=L;k&lt;=R;k++)</text:p>
            <text:p text:style-name="Table_20_Contents"><text:s text:c="4"/>{</text:p>
            <text:p text:style-name="Table_20_Contents"><text:s text:c="6"/>if(i&lt;=mid&amp;&amp;((j&gt;R)||b[i]&lt;b[j]))</text:p>
            <text:p text:style-name="Table_20_Contents"><text:s text:c="8"/>a[k]=b[i++];</text:p>
            <text:p text:style-name="Table_20_Contents"><text:s text:c="6"/>else</text:p>
            <text:p text:style-name="Table_20_Contents"><text:s text:c="8"/>a[k]=b[j++];</text:p>
            <text:p text:style-name="Table_20_Contents"><text:s text:c="4"/>}</text:p>
            <text:p text:style-name="Table_20_Contents">}</text:p>
            <text:p text:style-name="Table_20_Contents">int main()</text:p>
            <text:p text:style-name="Table_20_Contents">{</text:p>
            <text:p text:style-name="Table_20_Contents"><text:s text:c="4"/>freopen("sort.in","r",stdin);</text:p>
            <text:p text:style-name="Table_20_Contents"><text:s text:c="4"/>freopen("sort.out","w",stdout);</text:p>
            <text:p text:style-name="Table_20_Contents"><text:s text:c="4"/>int i,j,n;</text:p>
            <text:p text:style-name="Table_20_Contents"><text:s text:c="4"/>scanf("%d",&amp;n);</text:p>
            <text:p text:style-name="Table_20_Contents"><text:s text:c="4"/>for(i=0;i&lt;n;i++)</text:p>
            <text:p text:style-name="Table_20_Contents"><text:s text:c="6"/>scanf("%d",&amp;a[i]);</text:p>
            <text:p text:style-name="Table_20_Contents"><text:s text:c="4"/>Mergesort(0,n-1);</text:p>
            <text:p text:style-name="Table_20_Contents"><text:s text:c="4"/>for(i=0;i&lt;n;i++)</text:p>
            <text:p text:style-name="Table_20_Contents"><text:s text:c="6"/>printf("%d ",a[i]);</text:p>
            <text:p text:style-name="Table_20_Contents"><text:s text:c="4"/>//system("pause");</text:p>
            <text:p text:style-name="Table_20_Contents">}</text:p>
          </table:table-cell>
        </table:table-row>
      </table:table>
      <text:p text:style-name="Standard"/>
      <text:h text:style-name="P12" text:outline-level="3"><text:bookmark-start text:name="__RefHeading__11455_1111944108"/>基数排序( Bucket Sort )<text:bookmark-end text:name="__RefHeading__11455_1111944108"/></text:h>
      <table:table table:name="表格5" table:style-name="表格5">
        <table:table-column table:style-name="表格5.A"/>
        <table:table-row>
          <table:table-cell table:style-name="表格5.A1" office:value-type="string">
            <text:p text:style-name="P9">#include&lt;iostream&gt;</text:p>
            <text:p text:style-name="P9">#define MAXN 10001</text:p>
            <text:p text:style-name="P9">using namespace std;</text:p>
            <text:p text:style-name="P9"/>
            <text:p text:style-name="P9">int a[ MAXN ] , b[ MAXN ] , r[ MAXN ];</text:p>
            <text:p text:style-name="P9">int n,m;</text:p>
            <text:p text:style-name="P9"/>
            <text:p text:style-name="P9">int main()</text:p>
            <text:p text:style-name="P9">{</text:p>
            <text:p text:style-name="P9"><text:s text:c="2"/>int i;</text:p>
            <text:p text:style-name="P9"><text:s text:c="2"/>cin&gt;&gt;n;</text:p>
            <text:p text:style-name="P9"><text:s text:c="2"/>for( i = 1 ; i &lt;= n ; ++ i )</text:p>
            <text:p text:style-name="P9"><text:s text:c="4"/>{</text:p>
            <text:p text:style-name="P9"><text:soft-page-break/><text:s text:c="6"/>cin&gt;&gt;a[ i ];</text:p>
            <text:p text:style-name="P9"><text:s text:c="6"/>m = m &gt; a[ i ] ? m : a[ i ];</text:p>
            <text:p text:style-name="P9"><text:s text:c="4"/>}</text:p>
            <text:p text:style-name="P9"><text:s text:c="2"/>//bucket sort</text:p>
            <text:p text:style-name="P9"><text:s text:c="2"/>for( i = 1 ; i &lt;= n ; ++ i )</text:p>
            <text:p text:style-name="P9"><text:s text:c="4"/>++ b[ a[ i ] ];//统计每个关键字的数量</text:p>
            <text:p text:style-name="P9"><text:s text:c="2"/>for( i = 1 ; i &lt;= m ; ++ i )</text:p>
            <text:p text:style-name="P9"><text:s text:c="4"/>b[ i ] += b[ i - 1 ];/*将关键字按照大小累积，使得越靠后的关键字序数越大</text:p>
            <text:p text:style-name="P9">换言之就是使桶中的关键字按照序号递增*/</text:p>
            <text:p text:style-name="P9"><text:s text:c="2"/>for( i = n ; i &gt;= 1 ; -- i )</text:p>
            <text:p text:style-name="P9"><text:s text:c="4"/>r[ b[ a[ i ] ]-- ] = i;</text:p>
            <text:p text:style-name="P9"><text:s text:c="2"/>for( i = 1 ; i &lt;= n ; ++ i )</text:p>
            <text:p text:style-name="P9"><text:s text:c="4"/>cout&lt;&lt;a[ r[ i ] ]&lt;&lt;" ";</text:p>
            <text:p text:style-name="P9"><text:s text:c="2"/>cout&lt;&lt;"\n";</text:p>
            <text:p text:style-name="P9"><text:s text:c="2"/>return 0;</text:p>
            <text:p text:style-name="P9">}</text:p>
          </table:table-cell>
        </table:table-row>
      </table:table>
      <table:table table:name="表格47" table:style-name="表格47">
        <table:table-column table:style-name="表格47.A"/>
        <table:table-row>
          <table:table-cell table:style-name="表格47.A1" office:value-type="string">
            <text:p text:style-name="P9">int a[ MAXN ] , b[ MAXN ] , r[ MAXN ];</text:p>
            <text:p text:style-name="P9">int n,m;</text:p>
            <text:p text:style-name="P9">int main()</text:p>
            <text:p text:style-name="P9">{</text:p>
            <text:p text:style-name="P9"><text:s text:c="2"/>int i;</text:p>
            <text:p text:style-name="P9"><text:s text:c="2"/>cin&gt;&gt;n;</text:p>
            <text:p text:style-name="P9"><text:s text:c="2"/>for( i = 1 ; i &lt;= n ; ++ i )</text:p>
            <text:p text:style-name="P9"><text:s text:c="4"/>{</text:p>
            <text:p text:style-name="P9"><text:s text:c="6"/>cin&gt;&gt;a[ i ];</text:p>
            <text:p text:style-name="P9"><text:s text:c="6"/>m = m &gt; a[ i ] ? m : a[ i ];</text:p>
            <text:p text:style-name="P9"><text:s text:c="4"/>}</text:p>
            <text:p text:style-name="P9"><text:s text:c="2"/>//bucket sort</text:p>
            <text:p text:style-name="P9"><text:s text:c="2"/>for( i = 1 ; i &lt;= n ; ++ i )</text:p>
            <text:p text:style-name="P9"><text:s text:c="4"/>++ b[ a[ i ] ];//统计每个关键字的数量</text:p>
            <text:p text:style-name="P9"><text:s text:c="2"/>for( i = 1 ; i &lt;= m ; ++ i )</text:p>
            <text:p text:style-name="P9"><text:s text:c="4"/>b[ i ] += b[ i - 1 ];/*将关键字按照大小累积，使得越靠后的关键字序数越大</text:p>
            <text:p text:style-name="P9">换言之就是使桶中的关键字按照序号递增*/</text:p>
            <text:p text:style-name="P9"><text:s text:c="2"/>for( i = n ; i &gt;= 1 ; -- i )</text:p>
            <text:p text:style-name="P9"><text:s text:c="4"/>r[ b[ a[ i ] ]-- ] = i;</text:p>
            <text:p text:style-name="P9"><text:s text:c="2"/>for( i = 1 ; i &lt;= n ; ++ i )</text:p>
            <text:p text:style-name="P9"><text:soft-page-break/><text:s text:c="4"/>cout&lt;&lt;a[ r[ i ] ]&lt;&lt;" ";</text:p>
            <text:p text:style-name="P9"><text:s text:c="2"/>cout&lt;&lt;"\n";</text:p>
            <text:p text:style-name="P9"><text:s text:c="2"/>return 0;</text:p>
            <text:p text:style-name="P9">}</text:p>
          </table:table-cell>
        </table:table-row>
      </table:table>
      <text:p text:style-name="P9"/>
      <text:p text:style-name="P9">bucket sort关键就在于用累加的方法使得同一关键字的序号和其数量成线序的关系从而完成排序过程。</text:p>
      <text:h text:style-name="P6" text:outline-level="2"><text:bookmark-start text:name="__RefHeading__11457_1111944108"/>Data Structure(數據結構)<text:bookmark-end text:name="__RefHeading__11457_1111944108"/></text:h>
      <text:p text:style-name="P9"/>
      <text:h text:style-name="P12" text:outline-level="3"><text:bookmark-start text:name="__RefHeading__7556_16670509901111"/>Hash Functions<text:bookmark-end text:name="__RefHeading__7556_16670509901111"/></text:h>
      <text:p text:style-name="P9">“拉鍊哈希”</text:p>
      <text:p text:style-name="P9">(TIMUS 1806)</text:p>
      <table:table table:name="表格48" table:style-name="表格48">
        <table:table-column table:style-name="表格48.A"/>
        <table:table-row>
          <table:table-cell table:style-name="表格48.A1" office:value-type="string">
            <text:p text:style-name="Table_20_Contents">/*<text:line-break/>use a link list to avoid conflict in hash<text:line-break/>*/<text:line-break/>int head[ MAXH ] , Next[ MAXH ];<text:line-break/><text:line-break/>inline int Hash( char *str )<text:line-break/>{<text:line-break/>int v = 0 , seed = 131;<text:line-break/>while( *str )<text:line-break/>v = v * seed + *(str ++ );//str[ x ] ++<text:line-break/>return ( v &amp; 0x7fffffff ) &amp; MAXH;<text:line-break/>}<text:line-break/><text:line-break/>inline void insert_Hash( int idx )<text:line-break/>{<text:line-break/>int i , h;<text:line-break/>h = Hash( s[ idx ] );<text:line-break/>Next[ idx ] = head[ h ];<text:line-break/>head[ h ] = idx;<text:line-break/>}</text:p>
          </table:table-cell>
        </table:table-row>
      </table:table>
      <text:p text:style-name="Text_20_body"><text:change-start text:change-id="ct158579560"/></text:p>
      <text:h text:style-name="P6" text:outline-level="2"><text:bookmark-start text:name="__RefHeading__11459_1111944108"/><text:change-end text:change-id="ct158579560"/>Graph Theory(图论)<text:bookmark-end text:name="__RefHeading__11459_1111944108"/></text:h>
      <text:h text:style-name="P12" text:outline-level="3"><text:bookmark-start text:name="__RefHeading__11461_1111944108"/>Forward Star(前向星表示法)<text:bookmark-end text:name="__RefHeading__11461_1111944108"/></text:h>
      <text:p text:style-name="P9"><text:tab/>一种存储图的方式，维护一个链表list[i]记录从点i出发的所有边的编号。</text:p>
      <text:p text:style-name="P9">一个伪代码例子：</text:p>
      <table:table table:name="表格37" table:style-name="表格37">
        <table:table-column table:style-name="表格37.A"/>
        <table:table-row>
          <table:table-cell table:style-name="表格37.A1" office:value-type="string">
            <text:p text:style-name="Table_20_Contents">//添加一条边</text:p>
            <text:p text:style-name="Table_20_Contents">add( i , u , v , w )//i是边的编号</text:p>
            <text:p text:style-name="Table_20_Contents">{</text:p>
            <text:p text:style-name="Table_20_Contents"><text:s text:c="5"/>u[ i ] := u , v[ i ] := v , w[ i ] := w</text:p>
            <text:p text:style-name="Table_20_Contents"><text:s text:c="5"/>next[ i ] := head[ u ];</text:p>
            <text:p text:style-name="Table_20_Contents"><text:s text:c="5"/>head[ u ] := i;</text:p>
            <text:p text:style-name="Table_20_Contents">}</text:p>
          </table:table-cell>
        </table:table-row>
      </table:table>
      <text:p text:style-name="P9"/>
      <text:p text:style-name="P28"><text:soft-page-break/>另外对于双向边,可以记录e和e+1为正向边和反向边，如果知道其中一条边e，那么另外一条边就是(e - 1 ^ 1 ) + 1。</text:p>
      <text:h text:style-name="P12" text:outline-level="3"><text:bookmark-start text:name="__RefHeading__11463_1111944108"/>SPFA<text:bookmark-end text:name="__RefHeading__11463_1111944108"/></text:h>
      <text:p text:style-name="P9"/>
      <table:table table:name="表格8" table:style-name="表格8">
        <table:table-column table:style-name="表格8.A"/>
        <table:table-column table:style-name="表格8.B"/>
        <table:table-row>
          <table:table-cell table:style-name="表格8.A1" office:value-type="string">
            <text:p text:style-name="Table_20_Contents"/>
          </table:table-cell>
          <table:table-cell table:style-name="表格8.B1" office:value-type="string">
            <text:p text:style-name="Table_20_Contents">/* </text:p>
            <text:p text:style-name="Table_20_Contents"><text:s text:c="2"/>SPFA </text:p>
            <text:p text:style-name="Table_20_Contents"><text:s text:c="2"/>2011-01-11 </text:p>
            <text:p text:style-name="Table_20_Contents"><text:s text:c="2"/>write by Gestapolur </text:p>
            <text:p text:style-name="Table_20_Contents"><text:s text:c="2"/>most case tested </text:p>
            <text:p text:style-name="Table_20_Contents">*/ </text:p>
            <text:p text:style-name="Table_20_Contents">#include&lt;iostream&gt; </text:p>
            <text:p text:style-name="Table_20_Contents">#define MAXN 1002 </text:p>
            <text:p text:style-name="Table_20_Contents">#define INF 2141483647 </text:p>
            <text:p text:style-name="Table_20_Contents">using namespace std; </text:p>
            <text:p text:style-name="Table_20_Contents"/>
            <text:p text:style-name="Table_20_Contents">int n,m;//verx,edge </text:p>
            <text:p text:style-name="Table_20_Contents">int rear,front; </text:p>
            <text:p text:style-name="Table_20_Contents">int w[MAXN][MAXN],que[MAXN * 100],mark[MAXN]; // record the number of verx in queue ; </text:p>
            <text:p text:style-name="Table_20_Contents">int pre[MAXN]; </text:p>
            <text:p text:style-name="Table_20_Contents">bool in[MAXN]; </text:p>
            <text:p text:style-name="Table_20_Contents">//array w is adj matrix </text:p>
            <text:p text:style-name="Table_20_Contents"/>
            <text:p text:style-name="Table_20_Contents">void SPFA(int s) </text:p>
            <text:p text:style-name="Table_20_Contents">{ </text:p>
            <text:p text:style-name="Table_20_Contents"><text:s text:c="2"/>int i; </text:p>
            <text:p text:style-name="Table_20_Contents"><text:s text:c="2"/>for(i=1;i&lt;=n;i++) mark[i] = INF; </text:p>
            <text:p text:style-name="Table_20_Contents"><text:s text:c="2"/>front = 0,rear = 1; </text:p>
            <text:p text:style-name="Table_20_Contents"><text:s text:c="2"/>que[rear] = s,mark[s] = 0; </text:p>
            <text:p text:style-name="Table_20_Contents"/>
            <text:p text:style-name="Table_20_Contents"><text:s text:c="2"/>do{ </text:p>
            <text:p text:style-name="Table_20_Contents"><text:s text:c="4"/>++front; </text:p>
            <text:p text:style-name="Table_20_Contents"><text:s text:c="4"/>in[ que[ front ] ] = false;//notice que[front] here </text:p>
            <text:p text:style-name="Table_20_Contents"><text:s text:c="4"/></text:p>
            <text:p text:style-name="Table_20_Contents"><text:s text:c="4"/>for(i=1;i&lt;=n;i++) </text:p>
            <text:p text:style-name="Table_20_Contents"><text:s text:c="6"/>{ </text:p>
            <text:p text:style-name="Table_20_Contents"><text:tab/>if( w[que[front]][i] &gt; 0 and mark[i] &gt; mark[que[front]] + w[que[front]][i] ) </text:p>
            <text:p text:style-name="Table_20_Contents"><text:tab/> <text:s/>{ </text:p>
            <text:p text:style-name="Table_20_Contents"><text:tab/> <text:s text:c="3"/>mark[i] = mark[que[front]] + w[que[front]][i]; </text:p>
            <text:p text:style-name="Table_20_Contents"><text:tab/> <text:s text:c="3"/>pre[ i ] = que[ front ]; </text:p>
            <text:p text:style-name="Table_20_Contents"><text:tab/> <text:s text:c="3"/></text:p>
            <text:p text:style-name="Table_20_Contents"><text:tab/> <text:s text:c="3"/>if(not in [ i ]) </text:p>
            <text:p text:style-name="Table_20_Contents"><text:tab/> <text:s text:c="5"/>{ </text:p>
            <text:p text:style-name="Table_20_Contents"><text:tab/><text:tab/>que[ ++rear ] = i; </text:p>
            <text:p text:style-name="Table_20_Contents"><text:tab/><text:tab/>in [ i ] = true; </text:p>
            <text:p text:style-name="Table_20_Contents"><text:tab/> <text:s text:c="5"/>} </text:p>
            <text:p text:style-name="Table_20_Contents"><text:tab/> <text:s/>} </text:p>
            <text:p text:style-name="Table_20_Contents"><text:s text:c="6"/>} </text:p>
            <text:p text:style-name="Table_20_Contents"><text:s text:c="2"/>}while(front&lt;=rear); </text:p>
            <text:p text:style-name="Table_20_Contents"><text:s text:c="2"/></text:p>
            <text:p text:style-name="Table_20_Contents"><text:s text:c="2"/>for(i=1;i&lt;=n;i++) </text:p>
            <text:p text:style-name="Table_20_Contents"><text:s text:c="4"/>cout&lt;&lt;mark[i]&lt;&lt;" "; </text:p>
            <text:p text:style-name="Table_20_Contents"><text:soft-page-break/><text:s text:c="2"/>cout&lt;&lt;"\n"; </text:p>
            <text:p text:style-name="Table_20_Contents"><text:s text:c="2"/>return ; </text:p>
            <text:p text:style-name="Table_20_Contents">} </text:p>
            <text:p text:style-name="Table_20_Contents"/>
            <text:p text:style-name="Table_20_Contents">int main() </text:p>
            <text:p text:style-name="Table_20_Contents">{ </text:p>
            <text:p text:style-name="Table_20_Contents"><text:s text:c="2"/>int i,u,v,wi; </text:p>
            <text:p text:style-name="Table_20_Contents"><text:s text:c="2"/>cin&gt;&gt;n&gt;&gt;m; </text:p>
            <text:p text:style-name="Table_20_Contents"><text:s text:c="2"/>for(i = 1 ; i &lt;= m ; ++ i) </text:p>
            <text:p text:style-name="Table_20_Contents"><text:s text:c="4"/>{ </text:p>
            <text:p text:style-name="Table_20_Contents"><text:s text:c="6"/>cin&gt;&gt;u&gt;&gt;v&gt;&gt;wi; </text:p>
            <text:p text:style-name="Table_20_Contents"><text:s text:c="6"/>if(w[u][v] not_eq 0) </text:p>
            <text:p text:style-name="Table_20_Contents"><text:tab/>w[u][v] = w[u][v] &lt; wi ? w[u][v] : wi ; </text:p>
            <text:p text:style-name="Table_20_Contents"><text:s text:c="6"/>else </text:p>
            <text:p text:style-name="Table_20_Contents"><text:tab/>w[u][v] = wi; </text:p>
            <text:p text:style-name="Table_20_Contents"><text:s text:c="4"/>} </text:p>
            <text:p text:style-name="Table_20_Contents"/>
            <text:p text:style-name="Table_20_Contents"><text:s text:c="2"/>SPFA(1); </text:p>
            <text:p text:style-name="Table_20_Contents"><text:s text:c="2"/></text:p>
            <text:p text:style-name="Table_20_Contents"><text:s text:c="2"/>return 0; </text:p>
            <text:p text:style-name="Table_20_Contents">}</text:p>
          </table:table-cell>
        </table:table-row>
      </table:table>
      <text:h text:style-name="P7" text:outline-level="3"><text:bookmark-start text:name="__RefHeading__11465_1111944108"/>Bellman-Ford <text:bookmark-end text:name="__RefHeading__11465_1111944108"/></text:h>
      <text:p text:style-name="P8"/>
      <table:table table:name="表格7" table:style-name="表格7">
        <table:table-column table:style-name="表格7.A"/>
        <table:table-column table:style-name="表格7.B"/>
        <table:table-row>
          <table:table-cell table:style-name="表格7.A1" office:value-type="string">
            <text:p text:style-name="Table_20_Contents"/>
          </table:table-cell>
          <table:table-cell table:style-name="表格7.B1" office:value-type="string">
            <text:p text:style-name="Table_20_Contents">/*</text:p>
            <text:p text:style-name="Table_20_Contents"><text:s text:c="2"/>bellman_ford algorithm</text:p>
            <text:p text:style-name="Table_20_Contents"><text:s text:c="2"/>2011-01-11</text:p>
            <text:p text:style-name="Table_20_Contents"><text:s text:c="2"/>write by gestapolur</text:p>
            <text:p text:style-name="Table_20_Contents"><text:s text:c="2"/>mostly cases tested</text:p>
            <text:p text:style-name="Table_20_Contents">*/</text:p>
            <text:p text:style-name="Table_20_Contents">#include&lt;iostream&gt;</text:p>
            <text:p text:style-name="Table_20_Contents">#define MAXN 1002</text:p>
            <text:p text:style-name="Table_20_Contents">#define INF 2141483647</text:p>
            <text:p text:style-name="Table_20_Contents">using namespace std;</text:p>
            <text:p text:style-name="Table_20_Contents"/>
            <text:p text:style-name="Table_20_Contents">//adj list</text:p>
            <text:p text:style-name="Table_20_Contents">int n,e;//e is the num of edge </text:p>
            <text:p text:style-name="Table_20_Contents">int mark[MAXN],u[MAXN * MAXN],v[MAXN * MAXN],w[MAXN * MAXN];</text:p>
            <text:p text:style-name="Table_20_Contents"/>
            <text:p text:style-name="Table_20_Contents">bool bellman_ford(int s)</text:p>
            <text:p text:style-name="Table_20_Contents">{</text:p>
            <text:p text:style-name="Table_20_Contents"><text:s text:c="2"/>int i,j;</text:p>
            <text:p text:style-name="Table_20_Contents"><text:s text:c="2"/>bool sign ;</text:p>
            <text:p text:style-name="Table_20_Contents"><text:s text:c="2"/>//init</text:p>
            <text:p text:style-name="Table_20_Contents"><text:s text:c="2"/>for(i=1;i&lt;=n;i++) mark[i] = INF;</text:p>
            <text:p text:style-name="Table_20_Contents"><text:s text:c="2"/>mark[s] = 0; </text:p>
            <text:p text:style-name="Table_20_Contents"/>
            <text:p text:style-name="Table_20_Contents"><text:s text:c="2"/>for(i=1;i&lt;n;i++)</text:p>
            <text:p text:style-name="Table_20_Contents"><text:s text:c="4"/>{</text:p>
            <text:p text:style-name="Table_20_Contents"><text:s text:c="6"/>sign = false;</text:p>
            <text:p text:style-name="Table_20_Contents"><text:s text:c="6"/>for(j=1;j&lt;=e;j++)</text:p>
            <text:p text:style-name="Table_20_Contents"><text:tab/>if(mark[u[j]] not_eq INF and mark[v[j]] &gt; mark[u[j]] + w[j])</text:p>
            <text:p text:style-name="Table_20_Contents"><text:soft-page-break/><text:tab/> <text:s/>{mark[v[j]] = mark[u[j]] + w[j];sign = true;}</text:p>
            <text:p text:style-name="Table_20_Contents"><text:s text:c="6"/>if(not sign)</text:p>
            <text:p text:style-name="Table_20_Contents"><text:tab/>break;</text:p>
            <text:p text:style-name="Table_20_Contents"><text:s text:c="4"/>}</text:p>
            <text:p text:style-name="Table_20_Contents"><text:s text:c="2"/>//验证是否存在负权回路</text:p>
            <text:p text:style-name="Table_20_Contents"><text:s text:c="2"/>for(i=1;i&lt;=e;i++)</text:p>
            <text:p text:style-name="Table_20_Contents"><text:s text:c="4"/>if(mark[v[i]] &gt; mark[u[i]] + w[i]) </text:p>
            <text:p text:style-name="Table_20_Contents"><text:s text:c="6"/>return false;</text:p>
            <text:p text:style-name="Table_20_Contents"/>
            <text:p text:style-name="Table_20_Contents"><text:s text:c="2"/>return true;</text:p>
            <text:p text:style-name="Table_20_Contents">}</text:p>
            <text:p text:style-name="Table_20_Contents"/>
            <text:p text:style-name="Table_20_Contents">int main()</text:p>
            <text:p text:style-name="Table_20_Contents">{</text:p>
            <text:p text:style-name="Table_20_Contents"><text:s text:c="2"/>int i;</text:p>
            <text:p text:style-name="Table_20_Contents"><text:s text:c="2"/>cin&gt;&gt;n&gt;&gt;e;</text:p>
            <text:p text:style-name="Table_20_Contents"><text:s text:c="2"/>for(i=1;i&lt;=e;i++)</text:p>
            <text:p text:style-name="Table_20_Contents"><text:s text:c="4"/>cin&gt;&gt;u[i]&gt;&gt;v[i]&gt;&gt;w[i];</text:p>
            <text:p text:style-name="Table_20_Contents"/>
            <text:p text:style-name="Table_20_Contents"><text:s text:c="2"/>if(bellman_ford(1))</text:p>
            <text:p text:style-name="Table_20_Contents"><text:s text:c="4"/>for(i=1;i&lt;=n;i++)</text:p>
            <text:p text:style-name="Table_20_Contents"><text:s text:c="6"/>cout&lt;&lt;mark[i]&lt;&lt;" ";</text:p>
            <text:p text:style-name="Table_20_Contents"><text:s text:c="2"/>cout&lt;&lt;"\n";</text:p>
            <text:p text:style-name="Table_20_Contents"/>
            <text:p text:style-name="Table_20_Contents"><text:s text:c="2"/>cin.close();</text:p>
            <text:p text:style-name="Table_20_Contents"><text:s text:c="2"/>cout.close();</text:p>
            <text:p text:style-name="Table_20_Contents"/>
            <text:p text:style-name="Table_20_Contents"><text:s text:c="2"/>return 0;</text:p>
            <text:p text:style-name="Table_20_Contents">}</text:p>
          </table:table-cell>
        </table:table-row>
      </table:table>
      <text:h text:style-name="P7" text:outline-level="3"><text:bookmark-start text:name="__RefHeading__11467_1111944108"/>Dijkstra <text:bookmark-end text:name="__RefHeading__11467_1111944108"/></text:h>
      <text:p text:style-name="P8"/>
      <table:table table:name="表格6" table:style-name="表格6">
        <table:table-column table:style-name="表格6.A"/>
        <table:table-column table:style-name="表格6.B"/>
        <table:table-row>
          <table:table-cell table:style-name="表格6.A1" office:value-type="string">
            <text:p text:style-name="Table_20_Contents"/>
          </table:table-cell>
          <table:table-cell table:style-name="表格6.B1" office:value-type="string">
            <text:p text:style-name="Table_20_Contents">/* </text:p>
            <text:p text:style-name="Table_20_Contents"><text:s text:c="2"/>dijkstra algorithm </text:p>
            <text:p text:style-name="Table_20_Contents"><text:s text:c="2"/>2011-01-11 </text:p>
            <text:p text:style-name="Table_20_Contents"><text:s text:c="2"/>write by gestapolur </text:p>
            <text:p text:style-name="Table_20_Contents">*/ </text:p>
            <text:p text:style-name="Table_20_Contents">#include&lt;iostream&gt; </text:p>
            <text:p text:style-name="Table_20_Contents">#define INF 2141483647 </text:p>
            <text:p text:style-name="Table_20_Contents">#define MAXN 1002 </text:p>
            <text:p text:style-name="Table_20_Contents">using namespace std; </text:p>
            <text:p text:style-name="Table_20_Contents"/>
            <text:p text:style-name="Table_20_Contents">int n,m; </text:p>
            <text:p text:style-name="Table_20_Contents">//n are verxs , m are edges </text:p>
            <text:p text:style-name="Table_20_Contents">int w[MAXN][MAXN],mark[MAXN]; </text:p>
            <text:p text:style-name="Table_20_Contents">int pre[MAXN]; </text:p>
            <text:p text:style-name="Table_20_Contents">bool in[MAXN]; </text:p>
            <text:p text:style-name="Table_20_Contents"/>
            <text:p text:style-name="Table_20_Contents">void dijkstra(int s) </text:p>
            <text:p text:style-name="Table_20_Contents">{ </text:p>
            <text:p text:style-name="Table_20_Contents"><text:s text:c="2"/>int i,j,k,min; </text:p>
            <text:p text:style-name="Table_20_Contents"><text:s text:c="2"/>for(i=1;i&lt;=n;i++) {mark[i] = w[s][i];pre[i] = s;} </text:p>
            <text:p text:style-name="Table_20_Contents"><text:s text:c="2"/>mark[s] = 0; </text:p>
            <text:p text:style-name="Table_20_Contents"><text:s text:c="2"/>pre[s] = 0; </text:p>
            <text:p text:style-name="Table_20_Contents"><text:soft-page-break/><text:s text:c="2"/>in[s] = true; </text:p>
            <text:p text:style-name="Table_20_Contents"/>
            <text:p text:style-name="Table_20_Contents"><text:s text:c="2"/>for(i=1;i&lt;=n;i++) </text:p>
            <text:p text:style-name="Table_20_Contents"><text:s text:c="4"/>{ </text:p>
            <text:p text:style-name="Table_20_Contents"><text:s text:c="6"/>min = INF ;k = 0; </text:p>
            <text:p text:style-name="Table_20_Contents"><text:s text:c="6"/>for(j=1;j&lt;=n;j++) </text:p>
            <text:p text:style-name="Table_20_Contents"><text:tab/>if(not in[j] and min &gt; mark[j]) </text:p>
            <text:p text:style-name="Table_20_Contents"><text:tab/> <text:s/>{k = j;min = mark[j];} </text:p>
            <text:p text:style-name="Table_20_Contents"/>
            <text:p text:style-name="Table_20_Contents"><text:s text:c="6"/>in[k] = true; </text:p>
            <text:p text:style-name="Table_20_Contents"/>
            <text:p text:style-name="Table_20_Contents"><text:s text:c="6"/>for(j=1;j&lt;=n;j++) </text:p>
            <text:p text:style-name="Table_20_Contents"><text:tab/>if(w[k][j] not_eq INF and mark[j] &gt; mark[k] + w[k][j]) </text:p>
            <text:p text:style-name="Table_20_Contents"><text:tab/> <text:s/>{ </text:p>
            <text:p text:style-name="Table_20_Contents"><text:tab/> <text:s text:c="3"/>mark[j] = mark[k] + w[k][j]; </text:p>
            <text:p text:style-name="Table_20_Contents"><text:tab/> <text:s text:c="3"/>pre[ j ] = k; </text:p>
            <text:p text:style-name="Table_20_Contents"><text:tab/> <text:s/>} </text:p>
            <text:p text:style-name="Table_20_Contents"><text:s text:c="4"/>} </text:p>
            <text:p text:style-name="Table_20_Contents"><text:s/></text:p>
            <text:p text:style-name="Table_20_Contents"><text:s text:c="2"/>//print stage to every point's shortest path ; </text:p>
            <text:p text:style-name="Table_20_Contents"><text:s text:c="2"/>for(i=1;i&lt;=n;i++) </text:p>
            <text:p text:style-name="Table_20_Contents"><text:s text:c="4"/>cout&lt;&lt;mark[i]&lt;&lt;" "; </text:p>
            <text:p text:style-name="Table_20_Contents"><text:s text:c="2"/>cout&lt;&lt;"\n"; </text:p>
            <text:p text:style-name="Table_20_Contents"><text:s text:c="2"/>/* </text:p>
            <text:p text:style-name="Table_20_Contents"><text:s text:c="2"/>for(i = 1 ; i &lt;= n ; ++ i) </text:p>
            <text:p text:style-name="Table_20_Contents"><text:s text:c="4"/>cout&lt;&lt;pre[ i ]&lt;&lt;" "; </text:p>
            <text:p text:style-name="Table_20_Contents"><text:s text:c="2"/>cout&lt;&lt;"\n"; </text:p>
            <text:p text:style-name="Table_20_Contents"><text:s text:c="2"/>*/ </text:p>
            <text:p text:style-name="Table_20_Contents"><text:s text:c="2"/>return ; </text:p>
            <text:p text:style-name="Table_20_Contents">} </text:p>
            <text:p text:style-name="Table_20_Contents"/>
            <text:p text:style-name="Table_20_Contents">int main() </text:p>
            <text:p text:style-name="Table_20_Contents">{ </text:p>
            <text:p text:style-name="Table_20_Contents"><text:s text:c="2"/>int i,u,v,wi; </text:p>
            <text:p text:style-name="Table_20_Contents"><text:s text:c="2"/>cin&gt;&gt;n&gt;&gt;m; </text:p>
            <text:p text:style-name="Table_20_Contents"><text:s text:c="2"/>//init </text:p>
            <text:p text:style-name="Table_20_Contents"><text:s text:c="2"/>for(u=0;u&lt;=n;u++) </text:p>
            <text:p text:style-name="Table_20_Contents"><text:s text:c="4"/>for(v=0;v&lt;=n;v++) </text:p>
            <text:p text:style-name="Table_20_Contents"><text:s text:c="6"/>w[u][v] = INF; </text:p>
            <text:p text:style-name="Table_20_Contents"><text:s text:c="2"/></text:p>
            <text:p text:style-name="Table_20_Contents"><text:s text:c="2"/>for(i=1;i&lt;=m;i++) </text:p>
            <text:p text:style-name="Table_20_Contents"><text:s text:c="4"/>{ </text:p>
            <text:p text:style-name="Table_20_Contents"><text:s text:c="6"/>cin&gt;&gt;u&gt;&gt;v&gt;&gt;wi; </text:p>
            <text:p text:style-name="Table_20_Contents"><text:s text:c="6"/>w[u][v] = w[u][v] &lt; wi ? w[u][v] : wi; </text:p>
            <text:p text:style-name="Table_20_Contents"><text:s text:c="4"/>} </text:p>
            <text:p text:style-name="Table_20_Contents"/>
            <text:p text:style-name="Table_20_Contents"><text:s text:c="2"/>dijkstra(1); </text:p>
            <text:p text:style-name="Table_20_Contents"><text:s text:c="2"/></text:p>
            <text:p text:style-name="Table_20_Contents"><text:s text:c="2"/>return 0; </text:p>
            <text:p text:style-name="Table_20_Contents">}</text:p>
          </table:table-cell>
        </table:table-row>
      </table:table>
      <text:h text:style-name="P7" text:outline-level="3"><text:bookmark-start text:name="__RefHeading__11469_1111944108"/><text:soft-page-break/>Floyd ）<text:bookmark-end text:name="__RefHeading__11469_1111944108"/></text:h>
      <table:table table:name="表格50" table:style-name="表格50">
        <table:table-column table:style-name="表格50.A"/>
        <table:table-row>
          <table:table-cell table:style-name="表格50.A1" office:value-type="string">
            <text:p text:style-name="Table_20_Contents">{</text:p>
            <text:p text:style-name="Table_20_Contents">TIMUS 1004</text:p>
            <text:p text:style-name="Table_20_Contents">Hint: use floyd to find minimum circle</text:p>
            <text:p text:style-name="Table_20_Contents">write by gestapolur</text:p>
            <text:p text:style-name="Table_20_Contents">2012-07-08</text:p>
            <text:p text:style-name="Table_20_Contents">ACCEPTED</text:p>
            <text:p text:style-name="Table_20_Contents">}</text:p>
            <text:p text:style-name="Table_20_Contents">program timus1004;</text:p>
            <text:p text:style-name="Table_20_Contents">const</text:p>
            <text:p text:style-name="Table_20_Contents"><text:s text:c="3"/>MAXN<text:tab/>= 100;</text:p>
            <text:p text:style-name="Table_20_Contents"><text:s text:c="3"/>INF<text:tab/>= 1 shl 28;</text:p>
            <text:p text:style-name="Table_20_Contents">var</text:p>
            <text:p text:style-name="Table_20_Contents"><text:s text:c="3"/>n , m , cnt : longint;</text:p>
            <text:p text:style-name="Table_20_Contents"><text:s text:c="3"/>ans<text:tab/> <text:s text:c="6"/>: longint;</text:p>
            <text:p text:style-name="Table_20_Contents"><text:s text:c="3"/>f , w , pre : array[ 1..MAXN , 1..MAXN ] of longint;</text:p>
            <text:p text:style-name="Table_20_Contents"><text:s text:c="3"/>sv<text:tab/> <text:s text:c="6"/>: array[ 1..MAXN ] of longint;</text:p>
            <text:p text:style-name="Table_20_Contents"/>
            <text:p text:style-name="Table_20_Contents">function init() : boolean;</text:p>
            <text:p text:style-name="Table_20_Contents">var</text:p>
            <text:p text:style-name="Table_20_Contents"><text:s text:c="3"/>i , sx , sy , sw : longint;</text:p>
            <text:p text:style-name="Table_20_Contents">begin</text:p>
            <text:p text:style-name="Table_20_Contents"><text:s text:c="3"/>read( n );</text:p>
            <text:p text:style-name="Table_20_Contents"><text:s text:c="3"/>if n = -1 then</text:p>
            <text:p text:style-name="Table_20_Contents"><text:s text:c="3"/>begin</text:p>
            <text:p text:style-name="Table_20_Contents"><text:s text:c="6"/>readln;</text:p>
            <text:p text:style-name="Table_20_Contents"><text:s text:c="6"/>exit( false );</text:p>
            <text:p text:style-name="Table_20_Contents"><text:s text:c="3"/>end;</text:p>
            <text:p text:style-name="Table_20_Contents"><text:s text:c="3"/>readln( m );</text:p>
            <text:p text:style-name="Table_20_Contents"/>
            <text:p text:style-name="Table_20_Contents"><text:s text:c="3"/>for sx := 1 to n do</text:p>
            <text:p text:style-name="Table_20_Contents"><text:s text:c="6"/>for sy := 1 to n do</text:p>
            <text:p text:style-name="Table_20_Contents"><text:s text:c="6"/>begin</text:p>
            <text:p text:style-name="Table_20_Contents"><text:tab/> w[ sx , sy ] := INF;</text:p>
            <text:p text:style-name="Table_20_Contents"><text:tab/> f[ sx , sy ] := INF;</text:p>
            <text:p text:style-name="Table_20_Contents"><text:s text:c="6"/>end;</text:p>
            <text:p text:style-name="Table_20_Contents"><text:s text:c="3"/></text:p>
            <text:p text:style-name="Table_20_Contents"><text:s text:c="3"/>for i := 1 to m do begin</text:p>
            <text:p text:style-name="Table_20_Contents"><text:s text:c="6"/>readln( sx , sy , sw );</text:p>
            <text:p text:style-name="Table_20_Contents"><text:s text:c="6"/>if f[ sx , sy ] &gt; sw then begin</text:p>
            <text:p text:style-name="Table_20_Contents"><text:tab/> f[ sx , sy ] := sw;</text:p>
            <text:p text:style-name="Table_20_Contents"><text:tab/> pre[ sx , sy ] := sx;</text:p>
            <text:p text:style-name="Table_20_Contents"><text:s text:c="6"/>end;</text:p>
            <text:p text:style-name="Table_20_Contents"><text:s text:c="6"/>if f[ sy , sx ] &gt; sw then begin</text:p>
            <text:p text:style-name="Table_20_Contents"><text:tab/> f[ sy , sx ] := sw;</text:p>
            <text:p text:style-name="Table_20_Contents"><text:tab/> pre[ sy , sx ] := sy;</text:p>
            <text:p text:style-name="Table_20_Contents"><text:s text:c="6"/>end;</text:p>
            <text:p text:style-name="Table_20_Contents"><text:s text:c="6"/>w[ sx , sy ] := f[ sx , sy ];</text:p>
            <text:p text:style-name="Table_20_Contents"><text:s text:c="6"/>w[ sy , sx ] := f[ sy , sx ];</text:p>
            <text:p text:style-name="Table_20_Contents"><text:s text:c="3"/>end;</text:p>
            <text:p text:style-name="Table_20_Contents"><text:s text:c="3"/></text:p>
            <text:p text:style-name="Table_20_Contents"><text:s text:c="3"/>exit( true );</text:p>
            <text:p text:style-name="Table_20_Contents">end; { init }</text:p>
            <text:p text:style-name="Table_20_Contents"><text:soft-page-break/></text:p>
            <text:p text:style-name="Table_20_Contents">procedure floyd();</text:p>
            <text:p text:style-name="Table_20_Contents">var</text:p>
            <text:p text:style-name="Table_20_Contents"><text:s text:c="3"/>i , j , k , cur : longint;</text:p>
            <text:p text:style-name="Table_20_Contents">begin<text:tab/> <text:s text:c="2"/></text:p>
            <text:p text:style-name="Table_20_Contents"><text:s text:c="3"/>ans := INF;</text:p>
            <text:p text:style-name="Table_20_Contents"><text:s text:c="3"/>cnt := 0;</text:p>
            <text:p text:style-name="Table_20_Contents"><text:s text:c="3"/>for k := 1 to n do begin</text:p>
            <text:p text:style-name="Table_20_Contents"><text:s text:c="6"/>for i := 1 to k - 1 do</text:p>
            <text:p text:style-name="Table_20_Contents"><text:tab/> for j := 1 to k - 1 do</text:p>
            <text:p text:style-name="Table_20_Contents"><text:tab/> begin</text:p>
            <text:p text:style-name="Table_20_Contents"><text:tab/> <text:s text:c="3"/>if ( i &lt;&gt; j ) and ( w[ k , j ] &lt;&gt; INF ) and ( w[ i , k ] &lt;&gt; INF ) and ( ans &gt; f[ j , i ] + w[ i , k ] + w[ k , j ] ) then </text:p>
            <text:p text:style-name="Table_20_Contents"><text:tab/> <text:s text:c="3"/>begin</text:p>
            <text:p text:style-name="Table_20_Contents"><text:tab/> <text:s text:c="6"/>ans := f[ j , i <text:s/>] + w[ i , k ] + w[ k , j ];</text:p>
            <text:p text:style-name="Table_20_Contents"><text:tab/> <text:s text:c="6"/>cnt := 0;</text:p>
            <text:p text:style-name="Table_20_Contents"><text:tab/> <text:s text:c="6"/>cur := i;</text:p>
            <text:p text:style-name="Table_20_Contents"><text:tab/> <text:s text:c="6"/>repeat</text:p>
            <text:p text:style-name="Table_20_Contents"><text:tab/><text:tab/> <text:s/>inc( cnt );</text:p>
            <text:p text:style-name="Table_20_Contents"><text:tab/><text:tab/> <text:s/>sv[ cnt ] := cur;</text:p>
            <text:p text:style-name="Table_20_Contents"><text:tab/><text:tab/> <text:s/>cur := pre[ j , cur ];</text:p>
            <text:p text:style-name="Table_20_Contents"><text:tab/> <text:s text:c="6"/>until ( cur = i ) or ( cur = j );</text:p>
            <text:p text:style-name="Table_20_Contents"/>
            <text:p text:style-name="Table_20_Contents"><text:tab/> <text:s text:c="6"/>inc( cnt );</text:p>
            <text:p text:style-name="Table_20_Contents"><text:tab/> <text:s text:c="6"/>sv[ cnt ] := j;</text:p>
            <text:p text:style-name="Table_20_Contents"><text:tab/> <text:s text:c="6"/>inc( cnt );</text:p>
            <text:p text:style-name="Table_20_Contents"><text:tab/> <text:s text:c="6"/>sv[ cnt ] := k;</text:p>
            <text:p text:style-name="Table_20_Contents"><text:tab/> <text:s text:c="3"/>end;</text:p>
            <text:p text:style-name="Table_20_Contents"><text:tab/> end;</text:p>
            <text:p text:style-name="Table_20_Contents"><text:s text:c="6"/></text:p>
            <text:p text:style-name="Table_20_Contents"><text:s text:c="6"/>for i := 1 to k do</text:p>
            <text:p text:style-name="Table_20_Contents"><text:tab/> for j := 1 to k do</text:p>
            <text:p text:style-name="Table_20_Contents"><text:tab/> begin</text:p>
            <text:p text:style-name="Table_20_Contents"><text:tab/> <text:s text:c="3"/>if ( i &lt;&gt; j ) and ( f[ i , k ] &lt;&gt; INF ) and ( f[ k , j ] &lt;&gt; INF ) and ( f[ i , j ] &gt; f[ i , k ] + f[ k , j ] ) then</text:p>
            <text:p text:style-name="Table_20_Contents"><text:tab/> <text:s text:c="3"/>begin</text:p>
            <text:p text:style-name="Table_20_Contents"><text:tab/> <text:s text:c="6"/>f[ i , j ] := f[ i , k ] + f[ k , j ];</text:p>
            <text:p text:style-name="Table_20_Contents"><text:tab/> <text:s text:c="6"/>pre[ i , j ] := pre[ k , j ];</text:p>
            <text:p text:style-name="Table_20_Contents"><text:tab/> <text:s text:c="3"/>end;</text:p>
            <text:p text:style-name="Table_20_Contents"><text:tab/> <text:s text:c="3"/>if ( f[ j , i ] &lt;&gt; INF ) and ( f[ k , j ] &lt;&gt; INF ) and ( f[ k , i ] &gt; f[ k , j ] + f[ j , i ] ) then</text:p>
            <text:p text:style-name="Table_20_Contents"><text:tab/> <text:s text:c="3"/>begin</text:p>
            <text:p text:style-name="Table_20_Contents"><text:tab/> <text:s text:c="6"/>f[ k , i ] := f[ k , j ] + f[ j , i ];</text:p>
            <text:p text:style-name="Table_20_Contents"><text:tab/> <text:s text:c="6"/>pre[ k , i ] := pre[ j , i ];</text:p>
            <text:p text:style-name="Table_20_Contents"><text:tab/> <text:s text:c="3"/>end;</text:p>
            <text:p text:style-name="Table_20_Contents"><text:tab/> <text:s text:c="3"/>if ( f[ i , j ] &lt;&gt; INF ) and ( f[ j , k ] &lt;&gt; INF ) and ( f[ i , k ] &gt; f[ i , j ] + f[ j , k ] ) then</text:p>
            <text:p text:style-name="Table_20_Contents"><text:tab/> <text:s text:c="3"/>begin</text:p>
            <text:p text:style-name="Table_20_Contents"><text:tab/> <text:s text:c="6"/>f[ i , k ] := f[ i , j ] + f[ j , k ];</text:p>
            <text:p text:style-name="Table_20_Contents"><text:tab/> <text:s text:c="6"/>pre[ i , k ] := pre[ j , k ];</text:p>
            <text:p text:style-name="Table_20_Contents"><text:tab/> <text:s text:c="3"/>end;</text:p>
            <text:p text:style-name="Table_20_Contents"><text:tab/> end; <text:s text:c="4"/></text:p>
            <text:p text:style-name="Table_20_Contents"><text:s text:c="3"/>end;</text:p>
            <text:p text:style-name="Table_20_Contents">end; { floyd }</text:p>
            <text:p text:style-name="Table_20_Contents"/>
            <text:p text:style-name="Table_20_Contents">procedure out();</text:p>
            <text:p text:style-name="Table_20_Contents">var i : longint ;</text:p>
            <text:p text:style-name="Table_20_Contents">begin</text:p>
            <text:p text:style-name="Table_20_Contents"><text:s text:c="3"/>if cnt = 0 then begin</text:p>
            <text:p text:style-name="Table_20_Contents"><text:s text:c="6"/>writeln('No solution.');</text:p>
            <text:p text:style-name="Table_20_Contents"><text:soft-page-break/><text:s text:c="6"/>exit();</text:p>
            <text:p text:style-name="Table_20_Contents"><text:s text:c="3"/>end;</text:p>
            <text:p text:style-name="Table_20_Contents"><text:s text:c="3"/>for i := 1 to cnt - 1 do</text:p>
            <text:p text:style-name="Table_20_Contents"><text:s text:c="6"/>write( sv[ i ] , ' ' );</text:p>
            <text:p text:style-name="Table_20_Contents"><text:s text:c="3"/>writeln( sv[ cnt ] );</text:p>
            <text:p text:style-name="Table_20_Contents">end; { out }</text:p>
            <text:p text:style-name="Table_20_Contents"/>
            <text:p text:style-name="Table_20_Contents">begin</text:p>
            <text:p text:style-name="Table_20_Contents"><text:s text:c="3"/>while not eof do begin</text:p>
            <text:p text:style-name="Table_20_Contents"><text:s text:c="6"/>if init = false then</text:p>
            <text:p text:style-name="Table_20_Contents"><text:tab/> break;</text:p>
            <text:p text:style-name="Table_20_Contents"><text:s text:c="6"/>floyd;</text:p>
            <text:p text:style-name="Table_20_Contents"><text:s text:c="6"/>out;</text:p>
            <text:p text:style-name="Table_20_Contents"><text:s text:c="3"/>end;</text:p>
            <text:p text:style-name="Table_20_Contents">end.</text:p>
          </table:table-cell>
        </table:table-row>
      </table:table>
      <text:p text:style-name="P8"/>
      <text:p text:style-name="P8">E.g : (TIMUS 1004)</text:p>
      <text:h text:style-name="P7" text:outline-level="3"><text:bookmark-start text:name="__RefHeading__11471_1111944108"/>prim<text:bookmark-end text:name="__RefHeading__11471_1111944108"/></text:h>
      <text:p text:style-name="Text_20_body"><text:s/></text:p>
      <table:table table:name="表格14" table:style-name="表格14">
        <table:table-column table:style-name="表格14.A"/>
        <table:table-column table:style-name="表格14.B"/>
        <table:table-row>
          <table:table-cell table:style-name="表格14.A1" office:value-type="string">
            <text:p text:style-name="Table_20_Contents"/>
          </table:table-cell>
          <table:table-cell table:style-name="表格14.B1" office:value-type="string">
            <text:p text:style-name="Table_20_Contents">/* </text:p>
            <text:p text:style-name="Table_20_Contents"><text:s text:c="2"/>prim algorthim sample programme </text:p>
            <text:p text:style-name="Table_20_Contents"><text:s text:c="2"/>prim算法的演示程序 </text:p>
            <text:p text:style-name="Table_20_Contents"><text:s text:c="2"/>这里使用无向图 </text:p>
            <text:p text:style-name="Table_20_Contents"><text:s text:c="2"/>write by gestapolur </text:p>
            <text:p text:style-name="Table_20_Contents"><text:s text:c="2"/>2010-9-2 </text:p>
            <text:p text:style-name="Table_20_Contents">*/ </text:p>
            <text:p text:style-name="Table_20_Contents">#include&lt;iostream&gt; </text:p>
            <text:p text:style-name="Table_20_Contents">#define MAXN 2001 </text:p>
            <text:p text:style-name="Table_20_Contents">#define INF 999999999 </text:p>
            <text:p text:style-name="Table_20_Contents">using std::cin; </text:p>
            <text:p text:style-name="Table_20_Contents">using std::cout; </text:p>
            <text:p text:style-name="Table_20_Contents">int n,e; </text:p>
            <text:p text:style-name="Table_20_Contents">int w[MAXN][MAXN];/*两点之间边的权值*/ </text:p>
            <text:p text:style-name="Table_20_Contents">int mincount[MAXN];/*从初始顶点到该顶点的最小权值*/ </text:p>
            <text:p text:style-name="Table_20_Contents"/>
            <text:p text:style-name="Table_20_Contents">void prim(int s) </text:p>
            <text:p text:style-name="Table_20_Contents">{ </text:p>
            <text:p text:style-name="Table_20_Contents"><text:s text:c="2"/>int i,j,count=0,min;/*count为生成树所有边的权值和*/ <text:s text:c="10"/></text:p>
            <text:p text:style-name="Table_20_Contents"><text:s text:c="2"/>int k; </text:p>
            <text:p text:style-name="Table_20_Contents"/>
            <text:p text:style-name="Table_20_Contents"><text:s text:c="2"/>for(i=1;i&lt;=n;i++) </text:p>
            <text:p text:style-name="Table_20_Contents"><text:s text:c="4"/>mincount[i]=w[s][i];/*初始化，设w(1,i)为初始点k到i的最小权值，如果没有则为+∞*/ </text:p>
            <text:p text:style-name="Table_20_Contents"><text:s text:c="2"/>mincount[s]=0; </text:p>
            <text:p text:style-name="Table_20_Contents"/>
            <text:p text:style-name="Table_20_Contents"><text:s text:c="2"/>for(i=1;i&lt;n;i++) <text:s text:c="8"/></text:p>
            <text:p text:style-name="Table_20_Contents"><text:s text:c="4"/>{ </text:p>
            <text:p text:style-name="Table_20_Contents"><text:s text:c="6"/>min=INF; </text:p>
            <text:p text:style-name="Table_20_Contents"><text:s text:c="6"/>for(j=1;j&lt;=n;j++) </text:p>
            <text:p text:style-name="Table_20_Contents"><text:tab/>if(mincount[j]!=0 and mincount[j]&lt;min) </text:p>
            <text:p text:style-name="Table_20_Contents"><text:tab/> <text:s/>/*如果该节点没有被加入到最小生成树中并且该点权值为当前最小*<text:soft-page-break/>/ <text:s text:c="16"/></text:p>
            <text:p text:style-name="Table_20_Contents"><text:tab/> <text:s/>{ </text:p>
            <text:p text:style-name="Table_20_Contents"><text:tab/> <text:s text:c="3"/>min=mincount[j]; </text:p>
            <text:p text:style-name="Table_20_Contents"><text:tab/> <text:s text:c="3"/>k=j; <text:s/></text:p>
            <text:p text:style-name="Table_20_Contents"><text:tab/> <text:s text:c="3"/>/*记录该点*/ </text:p>
            <text:p text:style-name="Table_20_Contents"><text:tab/> <text:s/>} </text:p>
            <text:p text:style-name="Table_20_Contents"/>
            <text:p text:style-name="Table_20_Contents"><text:s text:c="3"/>mincount[k]=0;/*把这个点加入到最小生成树中*/ </text:p>
            <text:p text:style-name="Table_20_Contents"><text:s text:c="3"/>count+=min; /*将这条边加入到最小生成树中*/ </text:p>
            <text:p text:style-name="Table_20_Contents"/>
            <text:p text:style-name="Table_20_Contents"><text:s text:c="3"/>for(j=1;j&lt;n;j++) /*修正初始点到每个点的最小权值*/ </text:p>
            <text:p text:style-name="Table_20_Contents"><text:s text:c="5"/>if(w[k][j]&lt;mincount[j]) </text:p>
            <text:p text:style-name="Table_20_Contents"><text:s text:c="7"/>mincount[j]=w[k][j]; <text:s text:c="6"/></text:p>
            <text:p text:style-name="Table_20_Contents"><text:s text:c="4"/>} </text:p>
            <text:p text:style-name="Table_20_Contents"/>
            <text:p text:style-name="Table_20_Contents"><text:s text:c="2"/>cout&lt;&lt;count&lt;&lt;"\n"; </text:p>
            <text:p text:style-name="Table_20_Contents"><text:s text:c="2"/>return ; <text:s text:c="8"/></text:p>
            <text:p text:style-name="Table_20_Contents">} </text:p>
            <text:p text:style-name="Table_20_Contents"/>
            <text:p text:style-name="Table_20_Contents">/*演示过程,从标号为1的顶点开始构造生成树*/ </text:p>
            <text:p text:style-name="Table_20_Contents">int main() </text:p>
            <text:p text:style-name="Table_20_Contents"><text:s/>{ </text:p>
            <text:p text:style-name="Table_20_Contents"><text:s text:c="2"/>int i,j,tx,ty; <text:s text:c="7"/></text:p>
            <text:p text:style-name="Table_20_Contents"><text:s text:c="2"/>for(i=0;i&lt;=MAXN;i++) </text:p>
            <text:p text:style-name="Table_20_Contents"><text:s text:c="4"/>for(j=0;j&lt;=MAXN;j++) </text:p>
            <text:p text:style-name="Table_20_Contents"><text:s text:c="7"/>w[i][j]=INF; </text:p>
            <text:p text:style-name="Table_20_Contents"><text:s text:c="10"/></text:p>
            <text:p text:style-name="Table_20_Contents"><text:s text:c="2"/>cin&gt;&gt;n&gt;&gt;e; </text:p>
            <text:p text:style-name="Table_20_Contents"><text:s text:c="2"/>for(i=1;i&lt;=e;i++) <text:s text:c="13"/></text:p>
            <text:p text:style-name="Table_20_Contents"><text:s text:c="10"/>{ </text:p>
            <text:p text:style-name="Table_20_Contents"><text:s text:c="7"/>cin&gt;&gt;tx&gt;&gt;ty&gt;&gt;w[tx][ty]; </text:p>
            <text:p text:style-name="Table_20_Contents"><text:s text:c="7"/>w[ty][tx]=w[tx][ty]; <text:s text:c="2"/></text:p>
            <text:p text:style-name="Table_20_Contents"><text:s text:c="10"/>} </text:p>
            <text:p text:style-name="Table_20_Contents"><text:s text:c="2"/>prim(1); <text:s text:c="13"/></text:p>
            <text:p text:style-name="Table_20_Contents"><text:s text:c="2"/>return 0; <text:s text:c="8"/></text:p>
            <text:p text:style-name="Table_20_Contents"><text:s/>} </text:p>
          </table:table-cell>
        </table:table-row>
      </table:table>
      <text:h text:style-name="P7" text:outline-level="3"><text:bookmark-start text:name="__RefHeading__11473_1111944108"/><text:change text:change-id="ct158603728"/>Kruskal <text:bookmark-end text:name="__RefHeading__11473_1111944108"/></text:h>
      <text:p text:style-name="P8"/>
      <table:table table:name="表格15" table:style-name="表格15">
        <table:table-column table:style-name="表格15.A"/>
        <table:table-column table:style-name="表格15.B"/>
        <table:table-row>
          <table:table-cell table:style-name="表格15.A1" office:value-type="string">
            <text:p text:style-name="Table_20_Contents"/>
          </table:table-cell>
          <table:table-cell table:style-name="表格15.B1" office:value-type="string">
            <text:p text:style-name="Table_20_Contents">/* </text:p>
            <text:p text:style-name="Table_20_Contents"><text:s text:c="2"/>Kruskal algorthim to MST </text:p>
            <text:p text:style-name="Table_20_Contents"><text:s text:c="2"/>求最小生成树的kurskal算法 </text:p>
            <text:p text:style-name="Table_20_Contents"><text:s text:c="2"/>这个图不同于样例中的无向图，这是一个有向图 </text:p>
            <text:p text:style-name="Table_20_Contents"><text:s text:c="2"/>write by gestapolur </text:p>
            <text:p text:style-name="Table_20_Contents"><text:s text:c="2"/>2010-9-1 </text:p>
            <text:p text:style-name="Table_20_Contents">*/ </text:p>
            <text:p text:style-name="Table_20_Contents">#include&lt;iostream&gt; </text:p>
            <text:p text:style-name="Table_20_Contents">#define MAXN 2000 </text:p>
            <text:p text:style-name="Table_20_Contents">#define INF 99999999 </text:p>
            <text:p text:style-name="Table_20_Contents">using std::cin; </text:p>
            <text:p text:style-name="Table_20_Contents">using std::cout; </text:p>
            <text:p text:style-name="Table_20_Contents">int n,e;/*点数和边数*/ </text:p>
            <text:p text:style-name="Table_20_Contents">int x[MAXN],y[MAXN],w[MAXN];/*x为边的起点，y为终点，<text:soft-page-break/>w为边的权值*/ </text:p>
            <text:p text:style-name="Table_20_Contents">int father[MAXN];/*每个节点属于的父亲集合*/ </text:p>
            <text:p text:style-name="Table_20_Contents"/>
            <text:p text:style-name="Table_20_Contents">/*给边权排序*/ </text:p>
            <text:p text:style-name="Table_20_Contents">void sort(int i,int j) </text:p>
            <text:p text:style-name="Table_20_Contents">{ </text:p>
            <text:p text:style-name="Table_20_Contents"><text:s text:c="2"/>if(i&gt;=j) <text:s text:c="4"/></text:p>
            <text:p text:style-name="Table_20_Contents"><text:s text:c="4"/>return ; </text:p>
            <text:p text:style-name="Table_20_Contents"><text:s text:c="2"/>int m,n,t,k; </text:p>
            <text:p text:style-name="Table_20_Contents"><text:s text:c="2"/>m=i,n=j,k=w[ (i+j) &gt;&gt; 1]; <text:s text:c="2"/></text:p>
            <text:p text:style-name="Table_20_Contents"><text:s text:c="2"/>while(m&lt;=n) </text:p>
            <text:p text:style-name="Table_20_Contents"><text:s text:c="4"/>{ </text:p>
            <text:p text:style-name="Table_20_Contents"><text:s text:c="6"/>while(w[m]&lt;k) </text:p>
            <text:p text:style-name="Table_20_Contents"><text:tab/>m++; </text:p>
            <text:p text:style-name="Table_20_Contents"><text:s text:c="6"/>while(w[n]&gt;k) </text:p>
            <text:p text:style-name="Table_20_Contents"><text:tab/>n--; </text:p>
            <text:p text:style-name="Table_20_Contents"><text:s text:c="6"/>if(m&lt;=n) <text:s text:c="9"/></text:p>
            <text:p text:style-name="Table_20_Contents"><text:tab/>{ </text:p>
            <text:p text:style-name="Table_20_Contents"><text:tab/> <text:s/>t=x[m]; </text:p>
            <text:p text:style-name="Table_20_Contents"><text:tab/> <text:s/>x[m]=x[n]; </text:p>
            <text:p text:style-name="Table_20_Contents"><text:tab/> <text:s/>x[n]=t; </text:p>
            <text:p text:style-name="Table_20_Contents"><text:tab/> <text:s/>t=y[m]; </text:p>
            <text:p text:style-name="Table_20_Contents"><text:tab/> <text:s/>y[m]=y[n]; </text:p>
            <text:p text:style-name="Table_20_Contents"><text:tab/> <text:s/>y[n]=t; </text:p>
            <text:p text:style-name="Table_20_Contents"><text:tab/> <text:s/>t=w[m]; </text:p>
            <text:p text:style-name="Table_20_Contents"><text:tab/> <text:s/>w[m]=w[n]; </text:p>
            <text:p text:style-name="Table_20_Contents"><text:tab/> <text:s/>w[n]=t; <text:s text:c="11"/></text:p>
            <text:p text:style-name="Table_20_Contents"><text:tab/> <text:s/>m++; </text:p>
            <text:p text:style-name="Table_20_Contents"><text:tab/> <text:s/>n--; <text:s text:c="12"/></text:p>
            <text:p text:style-name="Table_20_Contents"><text:tab/>} <text:s text:c="7"/></text:p>
            <text:p text:style-name="Table_20_Contents"><text:s text:c="4"/>} </text:p>
            <text:p text:style-name="Table_20_Contents"><text:s text:c="2"/>sort(i,n); </text:p>
            <text:p text:style-name="Table_20_Contents"><text:s text:c="2"/>sort(m,j); <text:s text:c="5"/></text:p>
            <text:p text:style-name="Table_20_Contents">} </text:p>
            <text:p text:style-name="Table_20_Contents"/>
            <text:p text:style-name="Table_20_Contents"/>
            <text:p text:style-name="Table_20_Contents">int getfather(int x)/*查找点x属于的集合*/ </text:p>
            <text:p text:style-name="Table_20_Contents">{ </text:p>
            <text:p text:style-name="Table_20_Contents"><text:s text:c="2"/>if(x==father[x]) </text:p>
            <text:p text:style-name="Table_20_Contents"><text:s text:c="4"/>return x; <text:s text:c="15"/></text:p>
            <text:p text:style-name="Table_20_Contents"><text:s text:c="2"/>father[x]=getfather(father[x]);/*查找过程中更新x的父亲集合，相当于并查集归并过程*/ </text:p>
            <text:p text:style-name="Table_20_Contents"><text:s text:c="2"/>return (father[x]); </text:p>
            <text:p text:style-name="Table_20_Contents">} </text:p>
            <text:p text:style-name="Table_20_Contents"><text:s/></text:p>
            <text:p text:style-name="Table_20_Contents">void kruskal() </text:p>
            <text:p text:style-name="Table_20_Contents"><text:s/>{ </text:p>
            <text:p text:style-name="Table_20_Contents"><text:s text:c="3"/>int i,p,ans;/*p:已经加入的边数,ans:加入边的边权和*/ </text:p>
            <text:p text:style-name="Table_20_Contents"><text:s text:c="3"/>for(i=1;i&lt;=n;i++) </text:p>
            <text:p text:style-name="Table_20_Contents"><text:s text:c="5"/>father[i]=i;/*初始化点的集合*/ </text:p>
            <text:p text:style-name="Table_20_Contents"/>
            <text:p text:style-name="Table_20_Contents"><text:s text:c="3"/>p=1,ans=0; </text:p>
            <text:p text:style-name="Table_20_Contents"><text:s text:c="7"/></text:p>
            <text:p text:style-name="Table_20_Contents"><text:s text:c="3"/>for(i=1;i&lt;=e;i++) <text:s text:c="2"/></text:p>
            <text:p text:style-name="Table_20_Contents"><text:soft-page-break/><text:s text:c="5"/>{ </text:p>
            <text:p text:style-name="Table_20_Contents"><text:s text:c="7"/>if(getfather(x[i]) not_eq getfather(y[i])) <text:s text:c="16"/></text:p>
            <text:p text:style-name="Table_20_Contents"><text:s text:c="9"/>/*如果边的两点不在同一个集合内，则归并两个集合*/ </text:p>
            <text:p text:style-name="Table_20_Contents"><text:tab/> { </text:p>
            <text:p text:style-name="Table_20_Contents"><text:tab/> <text:s text:c="2"/>ans+=w[i];/*加入这条边并统计其权值*/ <text:s text:c="15"/></text:p>
            <text:p text:style-name="Table_20_Contents"><text:tab/> <text:s text:c="2"/>father[getfather(x[i])]=y[i];/*将两个集合并为同一父亲集合*/ </text:p>
            <text:p text:style-name="Table_20_Contents"><text:tab/> <text:s text:c="2"/>p++; <text:s text:c="15"/></text:p>
            <text:p text:style-name="Table_20_Contents"><text:tab/> <text:s text:c="2"/>if(p == n)/*如果最小生成树中的顶点数等于全部顶点数 - 1，这里为加快计算速度p初始化为1所以p=n结束计算*/ </text:p>
            <text:p text:style-name="Table_20_Contents"><text:tab/> <text:s text:c="4"/>{cout&lt;&lt;ans&lt;&lt;"\n";return ;} </text:p>
            <text:p text:style-name="Table_20_Contents"><text:s text:c="9"/>} <text:s text:c="14"/></text:p>
            <text:p text:style-name="Table_20_Contents"><text:s text:c="5"/>} </text:p>
            <text:p text:style-name="Table_20_Contents"><text:s text:c="3"/>return ; </text:p>
            <text:p text:style-name="Table_20_Contents"><text:s/>} </text:p>
            <text:p text:style-name="Table_20_Contents"/>
            <text:p text:style-name="Table_20_Contents">int main() </text:p>
            <text:p text:style-name="Table_20_Contents"><text:s/>{ </text:p>
            <text:p text:style-name="Table_20_Contents"><text:s text:c="2"/>int i,j; <text:s text:c="7"/></text:p>
            <text:p text:style-name="Table_20_Contents"><text:s text:c="2"/></text:p>
            <text:p text:style-name="Table_20_Contents"><text:s text:c="2"/>cin&gt;&gt;n&gt;&gt;e; </text:p>
            <text:p text:style-name="Table_20_Contents"/>
            <text:p text:style-name="Table_20_Contents"><text:s text:c="2"/>for(i=1;i&lt;=e;i++) </text:p>
            <text:p text:style-name="Table_20_Contents"><text:s text:c="4"/>cin&gt;&gt;x[i]&gt;&gt;y[i]&gt;&gt;w[i]; </text:p>
            <text:p text:style-name="Table_20_Contents"><text:s text:c="2"/></text:p>
            <text:p text:style-name="Table_20_Contents"><text:s text:c="2"/>sort(1,e);/*将边按权值大小排序*/ </text:p>
            <text:p text:style-name="Table_20_Contents"><text:s text:c="3"/></text:p>
            <text:p text:style-name="Table_20_Contents"><text:s text:c="2"/>kruskal(); </text:p>
            <text:p text:style-name="Table_20_Contents"><text:s text:c="2"/></text:p>
            <text:p text:style-name="Table_20_Contents"><text:s text:c="2"/>return 0; <text:s text:c="8"/></text:p>
            <text:p text:style-name="Table_20_Contents"><text:s/>}</text:p>
          </table:table-cell>
        </table:table-row>
      </table:table>
      <text:h text:style-name="P7" text:outline-level="3"><text:bookmark-start text:name="__RefHeading__11475_1111944108"/>度限制生成樹*<text:bookmark-end text:name="__RefHeading__11475_1111944108"/></text:h>
      <text:p text:style-name="P8">这个代码不是咱写的，不知道对否。</text:p>
      <table:table table:name="表格11" table:style-name="表格11">
        <table:table-column table:style-name="表格11.A"/>
        <table:table-row>
          <table:table-cell table:style-name="表格11.A1" office:value-type="string">
            <text:p text:style-name="P36">#include&lt;stdio.h&gt; </text:p>
            <text:p text:style-name="P36">#include&lt;string.h&gt; </text:p>
            <text:p text:style-name="P36">#define NN 30 </text:p>
            <text:p text:style-name="P36">#define INF 0x3fffffff </text:p>
            <text:p text:style-name="P36"/>
            <text:p text:style-name="P36">int idx, S;// S为需要限制度的那一点 </text:p>
            <text:p text:style-name="P36">int k, mst;// k表示k度限制，mst为最后的结果 </text:p>
            <text:p text:style-name="P36">int pre[NN]; </text:p>
            <text:p text:style-name="P36">int mark[NN]; </text:p>
            <text:p text:style-name="P36">int dis[NN]; </text:p>
            <text:p text:style-name="P36">int vis[NN]; </text:p>
            <text:p text:style-name="P36">char str[NN][NN]; </text:p>
            <text:p text:style-name="P36">int map[NN][NN]; </text:p>
            <text:p text:style-name="P36">int best[NN]; // 存的是最大权值边的终点 </text:p>
            <text:p text:style-name="P36">int edg[NN][NN];// edg[i][j] = 1 表示边[i,j]已在生成树中 </text:p>
            <text:p text:style-name="P36">int father[NN];// 生成树中的父节点 </text:p>
            <text:p text:style-name="P36"/>
            <text:p text:style-name="P36">int find(char s[]){ </text:p>
            <text:p text:style-name="P36"><text:soft-page-break/><text:s text:c="5"/>int i; </text:p>
            <text:p text:style-name="P36"><text:s text:c="5"/>for (i = 0; i &lt; idx; i++){ </text:p>
            <text:p text:style-name="P36"><text:s text:c="9"/>if (strcmp(str[i], s) == 0) return i; </text:p>
            <text:p text:style-name="P36"><text:s text:c="5"/>} </text:p>
            <text:p text:style-name="P36"><text:s text:c="6"/>return -1; </text:p>
            <text:p text:style-name="P36"><text:s/>} </text:p>
            <text:p text:style-name="P36"><text:s/></text:p>
            <text:p text:style-name="P36"><text:s/>void dfs(int cur){// 将树拉成有根树 </text:p>
            <text:p text:style-name="P36"><text:s text:c="6"/>int i; </text:p>
            <text:p text:style-name="P36"><text:s text:c="6"/>for (i = 0; i &lt; idx; i++){ </text:p>
            <text:p text:style-name="P36"><text:s text:c="10"/>if (edg[i][cur] &amp;&amp; mark[i]){ </text:p>
            <text:p text:style-name="P36"><text:s text:c="13"/>father[i] = cur; </text:p>
            <text:p text:style-name="P36"><text:s text:c="13"/>mark[i] = 0; </text:p>
            <text:p text:style-name="P36"><text:s text:c="13"/>dfs(i); </text:p>
            <text:p text:style-name="P36"><text:s text:c="10"/>} </text:p>
            <text:p text:style-name="P36"><text:s text:c="6"/>} </text:p>
            <text:p text:style-name="P36"><text:s/>} </text:p>
            <text:p text:style-name="P36"><text:s text:c="2"/></text:p>
            <text:p text:style-name="P36"><text:s text:c="2"/>int prim(int s){// 求最小生成树 </text:p>
            <text:p text:style-name="P36"><text:s text:c="6"/>int i, key, Min; </text:p>
            <text:p text:style-name="P36"><text:s text:c="6"/>int sum = 0; </text:p>
            <text:p text:style-name="P36"><text:s text:c="6"/>memset(pre, 0, sizeof(pre)); </text:p>
            <text:p text:style-name="P36"><text:s text:c="6"/>for (i = 0; i &lt; idx; i++){ </text:p>
            <text:p text:style-name="P36"><text:s text:c="10"/>dis[i] = map[s][i]; </text:p>
            <text:p text:style-name="P36"><text:s text:c="10"/>pre[i] = s; </text:p>
            <text:p text:style-name="P36"><text:s text:c="6"/>} </text:p>
            <text:p text:style-name="P36"><text:s text:c="6"/>memset(mark, 0, sizeof(mark)); </text:p>
            <text:p text:style-name="P36"><text:s text:c="6"/>mark[s] = 1; </text:p>
            <text:p text:style-name="P36"><text:s text:c="6"/>vis[s] = 1; </text:p>
            <text:p text:style-name="P36"><text:s text:c="6"/></text:p>
            <text:p text:style-name="P36"><text:s text:c="6"/>while(1){ </text:p>
            <text:p text:style-name="P36"><text:s text:c="9"/>Min = INF; </text:p>
            <text:p text:style-name="P36"><text:s text:c="9"/>key = -1; </text:p>
            <text:p text:style-name="P36"><text:s text:c="9"/>for (i = 0; i &lt; idx; i++){ </text:p>
            <text:p text:style-name="P36"><text:s text:c="12"/>if (!vis[i] &amp;&amp; !mark[i] &amp;&amp; dis[i] &lt; Min){ </text:p>
            <text:p text:style-name="P36"><text:s text:c="15"/>key = i; </text:p>
            <text:p text:style-name="P36"><text:s text:c="16"/>Min = dis[i]; </text:p>
            <text:p text:style-name="P36"><text:s text:c="13"/>} </text:p>
            <text:p text:style-name="P36"><text:s text:c="9"/>} </text:p>
            <text:p text:style-name="P36"><text:s text:c="9"/>if (key == -1) break; </text:p>
            <text:p text:style-name="P36"><text:s text:c="9"/>mark[key] = 1; </text:p>
            <text:p text:style-name="P36"><text:s text:c="9"/>vis[key] = 1; </text:p>
            <text:p text:style-name="P36"><text:soft-page-break/><text:s text:c="9"/>edg[pre[key]][key] = edg[key][pre[key]] = 1; </text:p>
            <text:p text:style-name="P36"><text:s text:c="9"/>sum += dis[key]; </text:p>
            <text:p text:style-name="P36"><text:s text:c="9"/>for (i = 0; i &lt; idx; i++){ </text:p>
            <text:p text:style-name="P36"><text:s text:c="13"/>if (!vis[i] &amp;&amp; !mark[i] &amp;&amp; dis[i] &gt; map[key][i]){ </text:p>
            <text:p text:style-name="P36"><text:s text:c="16"/>dis[i] = map[key][i]; </text:p>
            <text:p text:style-name="P36"><text:s text:c="16"/>pre[i] = key; </text:p>
            <text:p text:style-name="P36"><text:s text:c="13"/>} </text:p>
            <text:p text:style-name="P36"><text:s text:c="9"/>} </text:p>
            <text:p text:style-name="P36"><text:s text:c="6"/>} </text:p>
            <text:p text:style-name="P36"><text:s text:c="6"/>Min = INF; </text:p>
            <text:p text:style-name="P36"><text:s text:c="6"/>int root = -1; // 树根 </text:p>
            <text:p text:style-name="P36"><text:s text:c="6"/>for (i = 0; i &lt; idx; i++){ </text:p>
            <text:p text:style-name="P36"><text:s text:c="10"/>if (mark[i] &amp;&amp; map[i][S] &lt; Min){ </text:p>
            <text:p text:style-name="P36"><text:s text:c="13"/>Min = map[i][S]; </text:p>
            <text:p text:style-name="P36"><text:s text:c="13"/>root = i; </text:p>
            <text:p text:style-name="P36"><text:s text:c="10"/>} </text:p>
            <text:p text:style-name="P36"><text:s text:c="6"/>} </text:p>
            <text:p text:style-name="P36"><text:s text:c="6"/>// 拉成有根树 </text:p>
            <text:p text:style-name="P36"><text:s text:c="6"/>mark[root] = 0; </text:p>
            <text:p text:style-name="P36"><text:s text:c="6"/>dfs(root); </text:p>
            <text:p text:style-name="P36"><text:s text:c="6"/>father[root] = S; </text:p>
            <text:p text:style-name="P36"><text:s text:c="6"/>return sum + Min; </text:p>
            <text:p text:style-name="P36"><text:s/>} </text:p>
            <text:p text:style-name="P36"><text:s/></text:p>
            <text:p text:style-name="P36"><text:s/>int Best(int x){// 求得x到S路径上的最大权值边 </text:p>
            <text:p text:style-name="P36"><text:s text:c="5"/>int tmp; </text:p>
            <text:p text:style-name="P36"><text:s text:c="5"/>if (father[x] == S) return -1; </text:p>
            <text:p text:style-name="P36"><text:s text:c="5"/>if (best[x] != -1){ </text:p>
            <text:p text:style-name="P36"><text:s text:c="8"/>return best[x]; </text:p>
            <text:p text:style-name="P36"><text:s text:c="5"/>} </text:p>
            <text:p text:style-name="P36"><text:s text:c="5"/>tmp = Best(father[x]); </text:p>
            <text:p text:style-name="P36"><text:s text:c="5"/>if (tmp != -1 &amp;&amp; map[tmp][father[tmp]] &gt; map[father[x]][x]){ </text:p>
            <text:p text:style-name="P36"><text:s text:c="8"/>best[x] = tmp; </text:p>
            <text:p text:style-name="P36"><text:s text:c="5"/>}else best[x] = x; </text:p>
            <text:p text:style-name="P36"><text:s text:c="5"/>return best[x]; </text:p>
            <text:p text:style-name="P36"><text:s/>} </text:p>
            <text:p text:style-name="P36"><text:s/></text:p>
            <text:p text:style-name="P36"><text:s/>void Solve() </text:p>
            <text:p text:style-name="P36"><text:s/>{ </text:p>
            <text:p text:style-name="P36"><text:s text:c="5"/>int i, j; </text:p>
            <text:p text:style-name="P36"><text:s text:c="5"/>memset(vis, 0, sizeof(vis)); </text:p>
            <text:p text:style-name="P36"><text:s text:c="5"/>vis[S] = 1; </text:p>
            <text:p text:style-name="P36"><text:soft-page-break/><text:s text:c="5"/>int m = 0;// 分支个数 </text:p>
            <text:p text:style-name="P36"><text:s text:c="5"/>mst = 0;// 最小生成树和 </text:p>
            <text:p text:style-name="P36"><text:s text:c="5"/>memset(father, -1, sizeof(father)); </text:p>
            <text:p text:style-name="P36"><text:s text:c="5"/>memset(edg, 0, sizeof(edg)); </text:p>
            <text:p text:style-name="P36"><text:s text:c="5"/>for (i = 0; i &lt; idx; i++){// 先求得m限制生成树 </text:p>
            <text:p text:style-name="P36"><text:s text:c="9"/>if (!vis[i]){ </text:p>
            <text:p text:style-name="P36"><text:s text:c="12"/>m++; </text:p>
            <text:p text:style-name="P36"><text:s text:c="12"/>mst += prim(i); </text:p>
            <text:p text:style-name="P36"><text:s text:c="9"/>} </text:p>
            <text:p text:style-name="P36"><text:s text:c="5"/>} </text:p>
            <text:p text:style-name="P36"><text:s/>/* <text:s text:c="3"/>for (i = 0; i &lt; idx; i++){ </text:p>
            <text:p text:style-name="P36"><text:s text:c="9"/>printf("%d----%d %d\n", father[i], i, map[i][father[i]]); </text:p>
            <text:p text:style-name="P36"><text:s text:c="5"/>}可以用于调试错误 </text:p>
            <text:p text:style-name="P36"><text:s/>*/ </text:p>
            <text:p text:style-name="P36"><text:s text:c="5"/>int minadd, ax, bx,tmp; </text:p>
            <text:p text:style-name="P36"><text:s text:c="5"/>int change; // 回路上权值最大的边，用于交换 </text:p>
            <text:p text:style-name="P36"><text:s text:c="5"/>for (i = m + 1; i &lt;= k &amp;&amp; i &lt; idx; i++){ </text:p>
            <text:p text:style-name="P36"><text:s text:c="9"/>// 再由m度生成树得到m+1度生成树，最后求得k限制生成树 </text:p>
            <text:p text:style-name="P36"><text:s text:c="9"/>memset(best, -1, sizeof(best)); </text:p>
            <text:p text:style-name="P36"><text:s text:c="9"/>for (j = 0; j &lt; idx; j++){ </text:p>
            <text:p text:style-name="P36"><text:s text:c="13"/>if (best[j] == -1 &amp;&amp; father[j] != S){ </text:p>
            <text:p text:style-name="P36"><text:s text:c="16"/>Best(j); </text:p>
            <text:p text:style-name="P36"><text:s text:c="13"/>} </text:p>
            <text:p text:style-name="P36"><text:s text:c="9"/>} </text:p>
            <text:p text:style-name="P36"><text:s text:c="9"/>minadd = INF; // 交换边的最小差值 </text:p>
            <text:p text:style-name="P36"><text:s text:c="9"/>for (j = 0; j &lt; idx; j++){// 遍历所有临边 </text:p>
            <text:p text:style-name="P36"><text:s text:c="13"/>if (map[S][j] != INF &amp;&amp; father[j] != S){ </text:p>
            <text:p text:style-name="P36"><text:s text:c="16"/>ax = best[j]; </text:p>
            <text:p text:style-name="P36"><text:s text:c="16"/>bx = father[ax]; </text:p>
            <text:p text:style-name="P36"><text:s text:c="16"/>tmp = map[S][j] - map[ax][bx]; </text:p>
            <text:p text:style-name="P36"><text:s text:c="16"/>if (tmp &lt; minadd){ </text:p>
            <text:p text:style-name="P36"><text:s text:c="19"/>minadd = tmp; </text:p>
            <text:p text:style-name="P36"><text:s text:c="19"/>change = j; </text:p>
            <text:p text:style-name="P36"><text:s text:c="16"/>} </text:p>
            <text:p text:style-name="P36"><text:s text:c="13"/>} </text:p>
            <text:p text:style-name="P36"><text:s text:c="9"/>} </text:p>
            <text:p text:style-name="P36"><text:s text:c="9"/>if (minadd &gt;= 0) break;//用于度数不大于k的限制，如果k限制，就不用break了 </text:p>
            <text:p text:style-name="P36"><text:s text:c="9"/>mst += minadd; </text:p>
            <text:p text:style-name="P36"><text:s text:c="9"/>ax = best[change]; </text:p>
            <text:p text:style-name="P36"><text:s text:c="9"/>bx = father[ax]; </text:p>
            <text:p text:style-name="P36"><text:soft-page-break/><text:s text:c="9"/>map[ax][bx] = map[bx][ax] = INF; </text:p>
            <text:p text:style-name="P36"><text:s text:c="9"/>father[ax] = bx = S;// 改变生成树，将点ax直接指向源点S </text:p>
            <text:p text:style-name="P36"><text:s text:c="9"/>map[ax][bx] = map[bx][ax] = map[change][S]; </text:p>
            <text:p text:style-name="P36"><text:s text:c="9"/>map[S][change] = map[change][S] = INF; </text:p>
            <text:p text:style-name="P36"><text:s text:c="5"/>} </text:p>
            <text:p text:style-name="P36"><text:s/>} </text:p>
            <text:p text:style-name="P36"><text:s/>int main() </text:p>
            <text:p text:style-name="P36"><text:s/>{ </text:p>
            <text:p text:style-name="P36"><text:s text:c="5"/>int i, j, n, x, y, d; </text:p>
            <text:p text:style-name="P36"><text:s text:c="5"/>char s1[NN], s2[NN]; </text:p>
            <text:p text:style-name="P36"><text:s text:c="5"/>scanf("%d", &amp;n); </text:p>
            <text:p text:style-name="P36"><text:s text:c="5"/>for (i = 0; i &lt;= NN - 2; i++){ </text:p>
            <text:p text:style-name="P36"><text:s text:c="9"/>for (j = 0; j &lt;= NN - 2; j++){ </text:p>
            <text:p text:style-name="P36"><text:s text:c="13"/>map[i][j] = INF; </text:p>
            <text:p text:style-name="P36"><text:s text:c="9"/>} </text:p>
            <text:p text:style-name="P36"><text:s text:c="5"/>} </text:p>
            <text:p text:style-name="P36"><text:s text:c="5"/>idx = 1; </text:p>
            <text:p text:style-name="P36"><text:s text:c="5"/>strcpy(str[0], "Park"); </text:p>
            <text:p text:style-name="P36"><text:s text:c="5"/>while(n--){ </text:p>
            <text:p text:style-name="P36"><text:s text:c="8"/>scanf("%s%s%d", s1, s2, &amp;d); </text:p>
            <text:p text:style-name="P36"><text:s text:c="8"/>x = find(s1); </text:p>
            <text:p text:style-name="P36"><text:s text:c="8"/>if (x == -1){ </text:p>
            <text:p text:style-name="P36"><text:s text:c="11"/>strcpy(str[idx++], s1); </text:p>
            <text:p text:style-name="P36"><text:s text:c="11"/>x = idx - 1; </text:p>
            <text:p text:style-name="P36"><text:s text:c="7"/>} </text:p>
            <text:p text:style-name="P36"><text:s text:c="8"/>y = find(s2); </text:p>
            <text:p text:style-name="P36"><text:s text:c="8"/>if (y == -1){ </text:p>
            <text:p text:style-name="P36"><text:s text:c="11"/>strcpy(str[idx++], s2); </text:p>
            <text:p text:style-name="P36"><text:s text:c="11"/>y = idx - 1; </text:p>
            <text:p text:style-name="P36"><text:s text:c="8"/>} </text:p>
            <text:p text:style-name="P36"><text:s text:c="8"/>if (d &lt; map[x][y]){ </text:p>
            <text:p text:style-name="P36"><text:s text:c="11"/>map[x][y] = d; </text:p>
            <text:p text:style-name="P36"><text:s text:c="11"/>map[y][x] = d; </text:p>
            <text:p text:style-name="P36"><text:s text:c="8"/>} </text:p>
            <text:p text:style-name="P36"><text:s text:c="5"/>} </text:p>
            <text:p text:style-name="P36"><text:s text:c="5"/>scanf("%d", &amp;k); </text:p>
            <text:p text:style-name="P36"><text:s text:c="5"/>S = 0; </text:p>
            <text:p text:style-name="P36"><text:s text:c="5"/>Solve(); </text:p>
            <text:p text:style-name="P36"><text:s text:c="5"/>printf("Total miles driven: %d\n", mst); </text:p>
            <text:p text:style-name="P36"><text:s text:c="5"/>return 0; </text:p>
            <text:p text:style-name="P36"><text:s/>} </text:p>
            <text:p text:style-name="P36"><text:s/></text:p>
          </table:table-cell>
        </table:table-row>
      </table:table>
      <text:p text:style-name="P8"/>
      <text:h text:style-name="P7" text:outline-level="3"><text:bookmark-start text:name="__RefHeading__11477_1111944108"/><text:soft-page-break/>次小生成树 <text:s/>prim<text:bookmark-end text:name="__RefHeading__11477_1111944108"/></text:h>
      <text:p text:style-name="Text_20_body"><text:span text:style-name="Strong_20_Emphasis"><text:span text:style-name="T5">算法分析</text:span></text:span></text:p>
      <text:p text:style-name="Text_20_body">比较常见的是用kruskal算法计算最小生成树。然后再分别去掉最小生成树上的每一条边，再加入一条除了去掉了的那一条边之外的使得分开的两部分 相连的最小边。分别去掉这n-1条边之后取最小值即可。判断两点是否属于同一部分重新算一遍kruskal的并查集即可。这种方法对于稀疏图来说很有效， 时间复杂度大概O( M * ( N – 1 ) + N – 1 * logN + M*logM )去边的时间复杂度+排序的时间复杂度+合并的时间复杂度)</text:p>
      <text:p text:style-name="Text_20_body"><text:change-start text:change-id="ct158617256"/>不过这道题我为了试prim的方法用了计算一个环中的第二大的边的方法，结果费了一个下午的时间。我没有看到有怎么介绍具体实现方法的所以这里写一下。</text:p>
      <text:p text:style-name="Text_20_body"><text:change-end text:change-id="ct158617256"/>首先设w[ i , j ]是从i到j的一条边，mat[ i , j ]是生成树上从i到j路径的最大边,pre[ i ]是点i在加入生成树之前生成树内连接的边权最短的点。</text:p>
      <text:p text:style-name="Text_20_body">因为结点加入的先后次序不同，所以我们最后会得到一棵有根树。</text:p>
      <text:p text:style-name="Text_20_body"><text:change-start text:change-id="ct158617664"/>Prim算法在计算的时候每次会往生成树中增加一个点，我们记录这个点为k,对于k的所有祖先j，如果有mat[ j , k ] &lt; w[ pre[ k ] , k ]则将 mat[ j , k ]更新为w[ pre[ k ] , k ]。否则则将其变成mat[ j , pre[ k ] ]。这个过程类似于一个简单的区间类型的动态规划就是说我们对于j到k这段路径，选取其[ j , pre[ k ] ]这一段的最大值或者是新加入这段路径的w[ pre[ k ] , k ]这条边。由于这个递推过程在prim过程中，所以递推的顺序和节点加入的顺序是一致的。最终我们会得到1到任意结点k以及k的任意祖先到k的路径上的最 大边。 比如说我们完成这个步骤之后会得到这样一棵生成树: 1-&gt;2-&gt;3-&gt;4</text:p>
      <text:p text:style-name="Text_20_body"><text:tab/><text:tab/> <text:s/>|</text:p>
      <text:p text:style-name="Text_20_body"><text:tab/><text:tab/> <text:s/>V</text:p>
      <text:p text:style-name="Text_20_body"><text:tab/><text:tab/> 5-&gt;6-&gt;7</text:p>
      <text:p text:style-name="Text_20_body">我们知道了[1,7]和[1,4]这两个区间内所有点之间的最大边，但是对于[4,7]这样祖先不同的路径这里还没有做处理，所以完成这个步骤之后，还需要对前驱(祖先)结点不同(互不包含)的节点进行处理，假如i,j是两个祖先不同的节点，那么就有：</text:p>
      <text:p text:style-name="Text_20_body">mat[ i , j ] = max(mat[ LCA(i,j) , i ] , mat[ LCA(i,j) , j ]);LCA(i,j)是i,j的最低公共祖先，这个式子实际上就很显然了。</text:p>
      <text:p text:style-name="Text_20_body">最后对于每个不在生成树中的边进行添加和删除操作，计算其最小值就可以了，为了方便起见在代码当中我将树中加入的边在每次循环结束后都赋为0了。设 MST的权值和为cnt,那么次小生成树的权值和则是 cnt + min( w[ i , j ] – mat[ i , j ] ),其中w[ i , j]是不在MST中的边。</text:p>
      <text:p text:style-name="Text_20_body">实际运行过程中没觉得有多快，可能稀疏图和稠密图的数据相抵消了吧。不知道把计算LCA的过程转化为RMQ是不是要快一些。</text:p>
      <text:p text:style-name="Text_20_body"><text:span text:style-name="Strong_20_Emphasis">解题过程</text:span></text:p>
      <text:p text:style-name="Text_20_body">数据会有权值为0的情况，+1即可解决，最后结果减n-1即可，我觉得这是这题最有意思的地方了。</text:p>
      <text:p text:style-name="P8"><text:change-end text:change-id="ct158617664"/><text:change text:change-id="ct158618016"/>另外下面的代码可以把邻接矩阵换成邻接表可能会快一些。</text:p>
      <text:p text:style-name="P8"/>
      <table:table table:name="表格17" table:style-name="表格17">
        <table:table-column table:style-name="表格17.A"/>
        <table:table-row>
          <table:table-cell table:style-name="表格17.A1" office:value-type="string">
            <text:p text:style-name="P41"><text:soft-page-break/>#include&lt;iostream&gt;</text:p>
            <text:p text:style-name="P41">#include&lt;cstring&gt;</text:p>
            <text:p text:style-name="P41">#define INF 2141483647</text:p>
            <text:p text:style-name="P41">#define MAXN 502</text:p>
            <text:p text:style-name="P41">using namespace std;</text:p>
            <text:p text:style-name="P41"/>
            <text:p text:style-name="P41">int n , m ;</text:p>
            <text:p text:style-name="P41">int cnt , scnt ;</text:p>
            <text:p text:style-name="P41">int w[ MAXN ][ MAXN ] , mark[ MAXN ];</text:p>
            <text:p text:style-name="P41">int mat[ MAXN ][ MAXN ];</text:p>
            <text:p text:style-name="P41">int pre[ MAXN ];</text:p>
            <text:p text:style-name="P41"/>
            <text:p text:style-name="P41">void prim()</text:p>
            <text:p text:style-name="P41">{</text:p>
            <text:p text:style-name="P41"><text:s text:c="2"/>int i , j , k , v ;</text:p>
            <text:p text:style-name="P41"><text:s text:c="2"/>int <text:s/>mint ;</text:p>
            <text:p text:style-name="P41"><text:s text:c="2"/>cnt = 0 ;</text:p>
            <text:p text:style-name="P41"><text:s text:c="2"/>for( i = 1 ; i &lt;= n ; ++ i )</text:p>
            <text:p text:style-name="P41"><text:s text:c="4"/>{ mark[ i ] = w[ 1 ][ i ] &gt; 0 ? w[ 1 ][ i ] : INF ; pre[ i ] = 1 ;}</text:p>
            <text:p text:style-name="P41"><text:s text:c="2"/></text:p>
            <text:p text:style-name="P41"><text:s text:c="2"/>mark[ 1 ] = -1 ; pre[ 1 ] = 0;</text:p>
            <text:p text:style-name="P41"/>
            <text:p text:style-name="P41"><text:s text:c="2"/>for( i = 1 ; i &lt; n ; ++ i )</text:p>
            <text:p text:style-name="P41"><text:s text:c="4"/>{</text:p>
            <text:p text:style-name="P41"><text:s text:c="6"/>mint = INF; k = 0 ;</text:p>
            <text:p text:style-name="P41"><text:s text:c="6"/>for( j = 1 ; j &lt;= n ; ++ j )</text:p>
            <text:p text:style-name="P41"><text:s text:c="8"/>if( mark[ j ] &gt; 0 <text:s/>and mint &gt; mark[ j ])</text:p>
            <text:p text:style-name="P41"><text:s text:c="10"/>{ k = j , mint = mark[ j ] ; }</text:p>
            <text:p text:style-name="P41"><text:s text:c="6"/></text:p>
            <text:p text:style-name="P41"><text:s text:c="6"/>cnt += mint; </text:p>
            <text:p text:style-name="P41"><text:s text:c="6"/>mark[ k ] = -1;</text:p>
            <text:p text:style-name="P41"><text:s text:c="5"/></text:p>
            <text:p text:style-name="P41"><text:s text:c="6"/>//max range</text:p>
            <text:p text:style-name="P41"><text:s text:c="6"/>j = k ;</text:p>
            <text:p text:style-name="P41"><text:s text:c="6"/>while( pre[ j ] )</text:p>
            <text:p text:style-name="P41"><text:s text:c="8"/>{</text:p>
            <text:p text:style-name="P41"><text:s text:c="10"/>mat[ pre[ j ] ][ k ] = mat[ pre[ j ] ][ k ] &gt; w[ pre[ k ] ][ k ] ? mat[ pre[ j ]][ k ] : w[ pre[ k ] ][ k ];</text:p>
            <text:p text:style-name="P41"><text:s text:c="10"/></text:p>
            <text:p text:style-name="P41"><text:s text:c="10"/>if( mat[ pre[ j ] ][ k ] &lt; mat[ pre[ j ] ][ pre[ k ] ]) </text:p>
            <text:p text:style-name="P41"><text:s text:c="12"/>mat[ pre[ j ] ][ k ] = mat[ pre[ j ] ][ pre[ k ] ];</text:p>
            <text:p text:style-name="P41"><text:s text:c="10"/>mat[ k ][ pre[ j ] ] = mat[ pre[ j ] ][ k ];</text:p>
            <text:p text:style-name="P41"><text:s text:c="10"/></text:p>
            <text:p text:style-name="P41"><text:s text:c="10"/>j = pre[ j ];</text:p>
            <text:p text:style-name="P41"><text:s text:c="8"/>}</text:p>
            <text:p text:style-name="P41"><text:s text:c="6"/></text:p>
            <text:p text:style-name="P41"><text:s text:c="6"/>w[ pre[ k ] ][ k ] = w[ k ][ pre[ k ] ] = 0 ;</text:p>
            <text:p text:style-name="P41"/>
            <text:p text:style-name="P41"/>
            <text:p text:style-name="P41"><text:s text:c="6"/>for( j = 1 ; j &lt;= n ; ++ j )</text:p>
            <text:p text:style-name="P41"><text:s text:c="8"/>if(mark[ j ] not_eq -1 and w[ k ][ j ] &gt; 0 <text:s/>and mark[ j ] &gt; w[ k ][ j ] )</text:p>
            <text:p text:style-name="P41"><text:s text:c="10"/>mark[ j ] = w[ k ][ j ] , pre[ j ] = k; <text:s text:c="5"/></text:p>
            <text:p text:style-name="P41"><text:s text:c="4"/>}</text:p>
            <text:p text:style-name="P41"/>
            <text:p text:style-name="P41"><text:s text:c="2"/>for( i = 2 ; i &lt;= n ; ++ i )</text:p>
            <text:p text:style-name="P41"><text:s text:c="4"/>for( j = i + 1 <text:s/>; j &lt;= n ; ++ j )</text:p>
            <text:p text:style-name="P41"><text:s text:c="6"/>{</text:p>
            <text:p text:style-name="P41"><text:s text:c="8"/>if( mat[ i ][ j ] == 0 )</text:p>
            <text:p text:style-name="P41"><text:s text:c="10"/>{</text:p>
            <text:p text:style-name="P41"><text:s text:c="12"/>for( k = i <text:s/>; k &gt; 0 ; k = pre[ k ] )</text:p>
            <text:p text:style-name="P41"><text:soft-page-break/><text:s text:c="14"/>for( v = j <text:s/>; v &gt; 0 ; v = pre[ v ] )</text:p>
            <text:p text:style-name="P41"><text:s text:c="16"/>if( k == v )</text:p>
            <text:p text:style-name="P41"><text:s text:c="18"/>{</text:p>
            <text:p text:style-name="P41"><text:s text:c="20"/>mat[ i ][ j ] = mat[ i ][ k ] &gt; mat[ j ][ v ] ? mat[ i ][ k ] : mat[ j ][ v ];</text:p>
            <text:p text:style-name="P41"><text:s text:c="20"/>goto end;</text:p>
            <text:p text:style-name="P41"><text:s text:c="18"/>}</text:p>
            <text:p text:style-name="P41"><text:s text:c="10"/>}</text:p>
            <text:p text:style-name="P41"><text:s text:c="6"/>end:;</text:p>
            <text:p text:style-name="P41"><text:s text:c="6"/>}</text:p>
            <text:p text:style-name="P41"><text:s text:c="2"/>scnt = INF ;</text:p>
            <text:p text:style-name="P41"><text:s text:c="2"/>for( i = 1 ; i &lt;= n ; ++ i )</text:p>
            <text:p text:style-name="P41"><text:s text:c="4"/>for( j = i + 1 ; j &lt;= n ; ++ j )</text:p>
            <text:p text:style-name="P41"><text:s text:c="6"/>if( w[ i ][ j ] <text:s/>and scnt &gt; cnt - mat[ i ][ j ] + w[ i ][ j ] )</text:p>
            <text:p text:style-name="P41"><text:s text:c="8"/>scnt = cnt - mat[ i ][ j ] + w[ i ][ j ];</text:p>
            <text:p text:style-name="P41"><text:s text:c="10"/></text:p>
            <text:p text:style-name="P41"><text:s text:c="2"/>return ;</text:p>
            <text:p text:style-name="P41">}</text:p>
            <text:p text:style-name="P41"/>
            <text:p text:style-name="P41">int main()</text:p>
            <text:p text:style-name="P41">{</text:p>
            <text:p text:style-name="P41"><text:s text:c="2"/>int u , v ;</text:p>
            <text:p text:style-name="P41"><text:s text:c="2"/>int <text:s/>wi ;</text:p>
            <text:p text:style-name="P41"><text:s text:c="2"/>cin&gt;&gt;n&gt;&gt;m;</text:p>
            <text:p text:style-name="P41"><text:s text:c="6"/>for(int i = 1 ; i &lt;= m ; ++ i )</text:p>
            <text:p text:style-name="P41"><text:s text:c="8"/>{</text:p>
            <text:p text:style-name="P41"><text:s text:c="10"/>cin&gt;&gt;u&gt;&gt;v&gt;&gt;wi;</text:p>
            <text:p text:style-name="P41"><text:s text:c="10"/>w[ v ][ u ] = w[ u ][ v ] = wi + 1 ;</text:p>
            <text:p text:style-name="P41"><text:s text:c="8"/>}</text:p>
            <text:p text:style-name="P41"/>
            <text:p text:style-name="P41"><text:s text:c="6"/>prim();</text:p>
            <text:p text:style-name="P41"><text:s text:c="6"/>if( n - 1 == m ) scnt = -1;</text:p>
            <text:p text:style-name="P41"><text:s text:c="6"/>else scnt = scnt - n + 1 ;</text:p>
            <text:p text:style-name="P41"><text:s text:c="6"/>cout&lt;&lt;"Cost: "&lt;&lt;cnt - n + 1&lt;&lt;"\nCost: "&lt;&lt;scnt&lt;&lt;"\n";</text:p>
            <text:p text:style-name="P41"><text:s text:c="2"/>return 0 ;</text:p>
            <text:p text:style-name="P43">}</text:p>
            <text:p text:style-name="P38"/>
          </table:table-cell>
        </table:table-row>
      </table:table>
      <text:p text:style-name="P8"/>
      <text:h text:style-name="P52" text:outline-level="3"><text:bookmark-start text:name="__RefHeading__11479_1111944108"/>Euler Route/Tour<text:bookmark-end text:name="__RefHeading__11479_1111944108"/></text:h>
      <text:p text:style-name="P23">實際在小數據中遞歸和迭代差距幾乎可以忽略掉。</text:p>
      <text:p text:style-name="P23">recursion:</text:p>
      <table:table table:name="表格29" table:style-name="表格29">
        <table:table-column table:style-name="表格29.A"/>
        <table:table-row>
          <table:table-cell table:style-name="表格29.A1" office:value-type="string">
            <text:p text:style-name="Table_20_Contents">#include&lt;iostream&gt; </text:p>
            <text:p text:style-name="Table_20_Contents">#define MAXN 502 </text:p>
            <text:p text:style-name="Table_20_Contents">using namespace std; </text:p>
            <text:p text:style-name="Table_20_Contents"><text:s/></text:p>
            <text:p text:style-name="Table_20_Contents">int w[ MAXN ][ MAXN ]; </text:p>
            <text:p text:style-name="Table_20_Contents">int ans[ MAXN * 3 ] , ind[ MAXN ]; </text:p>
            <text:p text:style-name="Table_20_Contents">int n , m , st; </text:p>
            <text:p text:style-name="Table_20_Contents"/>
            <text:p text:style-name="Table_20_Contents">inline int max( int a , int b ) </text:p>
            <text:p text:style-name="Table_20_Contents">{ return a &gt; b ? a : b; } </text:p>
            <text:p text:style-name="Table_20_Contents"/>
            <text:p text:style-name="Table_20_Contents">void init() </text:p>
            <text:p text:style-name="Table_20_Contents">{ </text:p>
            <text:p text:style-name="Table_20_Contents"><text:s text:c="2"/>int s , e; </text:p>
            <text:p text:style-name="Table_20_Contents"><text:soft-page-break/><text:s text:c="2"/></text:p>
            <text:p text:style-name="Table_20_Contents"><text:s text:c="2"/>m = 0; </text:p>
            <text:p text:style-name="Table_20_Contents"><text:s text:c="2"/>for( int i = 1 ; i &lt;= n ; ++ i ) </text:p>
            <text:p text:style-name="Table_20_Contents"><text:s text:c="4"/>{ </text:p>
            <text:p text:style-name="Table_20_Contents"><text:s text:c="6"/>cin&gt;&gt;s&gt;&gt;e; </text:p>
            <text:p text:style-name="Table_20_Contents"><text:s text:c="6"/>m = m &gt; max( s , e ) ? m : max( s , e ); </text:p>
            <text:p text:style-name="Table_20_Contents"><text:s text:c="6"/>++ ind[ s ]; </text:p>
            <text:p text:style-name="Table_20_Contents"><text:s text:c="6"/>++ ind[ e ]; </text:p>
            <text:p text:style-name="Table_20_Contents"><text:s text:c="6"/>++ w[ s ][ e ]; </text:p>
            <text:p text:style-name="Table_20_Contents"><text:s text:c="6"/>++ w[ e ][ s ]; </text:p>
            <text:p text:style-name="Table_20_Contents"><text:s text:c="4"/>} </text:p>
            <text:p text:style-name="Table_20_Contents"/>
            <text:p text:style-name="Table_20_Contents"><text:s text:c="2"/>st = 0; </text:p>
            <text:p text:style-name="Table_20_Contents"><text:s text:c="2"/>for( int i = 1 ; i &lt;= m ; ++ i ) </text:p>
            <text:p text:style-name="Table_20_Contents"><text:s text:c="4"/>if( ind[ i ] &amp; 1 ) </text:p>
            <text:p text:style-name="Table_20_Contents"><text:s text:c="6"/>{ </text:p>
            <text:p text:style-name="Table_20_Contents"><text:s text:c="8"/>st = i; </text:p>
            <text:p text:style-name="Table_20_Contents"><text:s text:c="8"/>break; </text:p>
            <text:p text:style-name="Table_20_Contents"><text:s text:c="6"/>} </text:p>
            <text:p text:style-name="Table_20_Contents"><text:s text:c="4"/>else if( ind[ i ] and not st ) </text:p>
            <text:p text:style-name="Table_20_Contents"><text:s text:c="6"/>st = i; </text:p>
            <text:p text:style-name="Table_20_Contents"/>
            <text:p text:style-name="Table_20_Contents"><text:s text:c="2"/>return ; </text:p>
            <text:p text:style-name="Table_20_Contents">} </text:p>
            <text:p text:style-name="Table_20_Contents"/>
            <text:p text:style-name="Table_20_Contents">void dfs( int pos ) </text:p>
            <text:p text:style-name="Table_20_Contents">{ </text:p>
            <text:p text:style-name="Table_20_Contents"><text:s text:c="2"/>for( int i = 1 ; i &lt;= m ; ++ i ) </text:p>
            <text:p text:style-name="Table_20_Contents"><text:s text:c="4"/>if( w[ pos ][ i ] ) </text:p>
            <text:p text:style-name="Table_20_Contents"><text:s text:c="6"/>{ </text:p>
            <text:p text:style-name="Table_20_Contents"><text:s text:c="8"/>-- w[ pos ][ i ]; </text:p>
            <text:p text:style-name="Table_20_Contents"><text:s text:c="8"/>-- w[ i ][ pos ]; </text:p>
            <text:p text:style-name="Table_20_Contents"><text:s text:c="8"/>dfs( i ); </text:p>
            <text:p text:style-name="Table_20_Contents"><text:s text:c="6"/>} </text:p>
            <text:p text:style-name="Table_20_Contents"/>
            <text:p text:style-name="Table_20_Contents"><text:s text:c="2"/>ans[ ++ ans[ 0 ] ] = pos; </text:p>
            <text:p text:style-name="Table_20_Contents"/>
            <text:p text:style-name="Table_20_Contents"><text:s text:c="2"/>return ; </text:p>
            <text:p text:style-name="Table_20_Contents">} </text:p>
            <text:p text:style-name="Table_20_Contents"/>
            <text:p text:style-name="Table_20_Contents">void out() </text:p>
            <text:p text:style-name="Table_20_Contents">{ </text:p>
            <text:p text:style-name="Table_20_Contents"><text:s text:c="2"/>for( int i = ans[ 0 ] ; i &gt; 0 ; -- i ) </text:p>
            <text:p text:style-name="Table_20_Contents"><text:s text:c="4"/>cout&lt;&lt;ans[ i ]&lt;&lt;"\n"; </text:p>
            <text:p text:style-name="Table_20_Contents"><text:s text:c="2"/>return ; </text:p>
            <text:p text:style-name="Table_20_Contents">} </text:p>
            <text:p text:style-name="Table_20_Contents"/>
            <text:p text:style-name="Table_20_Contents">void clr() </text:p>
            <text:p text:style-name="Table_20_Contents">{ </text:p>
            <text:p text:style-name="Table_20_Contents"><text:s text:c="2"/>for( int i = 1 ; i &lt;= m ; ++ i ) </text:p>
            <text:p text:style-name="Table_20_Contents"><text:s text:c="4"/>for( int j = 1 ; j &lt;= m ; ++ j ) </text:p>
            <text:p text:style-name="Table_20_Contents"><text:s text:c="6"/>w[ i ][ j ] = 0; </text:p>
            <text:p text:style-name="Table_20_Contents"><text:soft-page-break/><text:s text:c="2"/>for( int i = 1 ; i &lt;= m ; ++ i ) </text:p>
            <text:p text:style-name="Table_20_Contents"><text:s text:c="4"/>ind[ i ] = 0; </text:p>
            <text:p text:style-name="Table_20_Contents"><text:s text:c="2"/>ans[ 0 ] = 0; </text:p>
            <text:p text:style-name="Table_20_Contents"><text:s text:c="2"/>return ; </text:p>
            <text:p text:style-name="Table_20_Contents">} </text:p>
            <text:p text:style-name="Table_20_Contents"/>
            <text:p text:style-name="Table_20_Contents">int main() </text:p>
            <text:p text:style-name="Table_20_Contents">{ </text:p>
            <text:p text:style-name="Table_20_Contents"><text:s text:c="2"/>while( cin&gt;&gt;n ) </text:p>
            <text:p text:style-name="Table_20_Contents"><text:s text:c="4"/>{ </text:p>
            <text:p text:style-name="Table_20_Contents"><text:s text:c="6"/>init(); </text:p>
            <text:p text:style-name="Table_20_Contents"/>
            <text:p text:style-name="Table_20_Contents"><text:s text:c="6"/>dfs( st ); </text:p>
            <text:p text:style-name="Table_20_Contents"/>
            <text:p text:style-name="Table_20_Contents"><text:s text:c="6"/>out(); </text:p>
            <text:p text:style-name="Table_20_Contents"/>
            <text:p text:style-name="Table_20_Contents"><text:s text:c="6"/>clr(); </text:p>
            <text:p text:style-name="Table_20_Contents"><text:s text:c="4"/>} </text:p>
            <text:p text:style-name="Table_20_Contents"><text:s text:c="2"/>return 0; </text:p>
            <text:p text:style-name="Table_20_Contents">}</text:p>
          </table:table-cell>
        </table:table-row>
      </table:table>
      <text:p text:style-name="P23"/>
      <text:p text:style-name="P23">iteration:</text:p>
      <table:table table:name="表格28" table:style-name="表格28">
        <table:table-column table:style-name="表格28.A"/>
        <table:table-row>
          <table:table-cell table:style-name="表格28.A1" office:value-type="string">
            <text:p text:style-name="Table_20_Contents">/* </text:p>
            <text:p text:style-name="Table_20_Contents"><text:s text:c="2"/>Euler Route calculate ( iteration ) </text:p>
            <text:p text:style-name="Table_20_Contents"><text:s text:c="2"/>gestapolur </text:p>
            <text:p text:style-name="Table_20_Contents"><text:s text:c="2"/>2012-03-12 </text:p>
            <text:p text:style-name="Table_20_Contents"><text:s text:c="2"/>2012-04-26 </text:p>
            <text:p text:style-name="Table_20_Contents"><text:s text:c="2"/>description : find a euler-route/tour in a graph which exist a euler route/tour. </text:p>
            <text:p text:style-name="Table_20_Contents"><text:s text:c="2"/>hint: Use DFS as the recursion strategy. In case that a node may viste over once, it used a two dimension array pre[] to store last visted nodes. </text:p>
            <text:p text:style-name="Table_20_Contents">*/ </text:p>
            <text:p text:style-name="Table_20_Contents">#include&lt;cstdlib&gt; </text:p>
            <text:p text:style-name="Table_20_Contents">#include&lt;cstdio&gt; </text:p>
            <text:p text:style-name="Table_20_Contents">#include&lt;cstring&gt; </text:p>
            <text:p text:style-name="Table_20_Contents">#include&lt;stack&gt; </text:p>
            <text:p text:style-name="Table_20_Contents">#define MAXN 502 </text:p>
            <text:p text:style-name="Table_20_Contents">using std::stack; </text:p>
            <text:p text:style-name="Table_20_Contents"/>
            <text:p text:style-name="Table_20_Contents">short int n , m , start; </text:p>
            <text:p text:style-name="Table_20_Contents">short int ans[ MAXN * 2 ]; </text:p>
            <text:p text:style-name="Table_20_Contents">short int ind[ MAXN ] , st[ MAXN ]; </text:p>
            <text:p text:style-name="Table_20_Contents">short int w[ MAXN ][ MAXN ]; </text:p>
            <text:p text:style-name="Table_20_Contents">stack &lt;short int&gt; pre[ MAXN ]; </text:p>
            <text:p text:style-name="Table_20_Contents"/>
            <text:p text:style-name="Table_20_Contents">inline short int max( short int a , short int b ){ return a &gt; b ? a : b ; } </text:p>
            <text:p text:style-name="Table_20_Contents"/>
            <text:p text:style-name="Table_20_Contents">void init() </text:p>
            <text:p text:style-name="Table_20_Contents">{ </text:p>
            <text:p text:style-name="Table_20_Contents"><text:s text:c="2"/>short int i , s , e; </text:p>
            <text:p text:style-name="Table_20_Contents"><text:s text:c="2"/></text:p>
            <text:p text:style-name="Table_20_Contents"><text:s text:c="2"/>m = 0; </text:p>
            <text:p text:style-name="Table_20_Contents"><text:soft-page-break/><text:s text:c="2"/>for( i = 1 ; i &lt;= n ; ++ i ) </text:p>
            <text:p text:style-name="Table_20_Contents"><text:s text:c="4"/>{ </text:p>
            <text:p text:style-name="Table_20_Contents"><text:s text:c="6"/>scanf( "%hd%hd" , &amp;s , &amp;e ); </text:p>
            <text:p text:style-name="Table_20_Contents"><text:s text:c="6"/>m = m &gt; max( s , e ) ? m : max( s , e ); </text:p>
            <text:p text:style-name="Table_20_Contents"><text:s text:c="6"/>++ ind[ s ]; </text:p>
            <text:p text:style-name="Table_20_Contents"><text:s text:c="6"/>++ ind[ e ]; </text:p>
            <text:p text:style-name="Table_20_Contents"><text:s text:c="6"/>++ w[ s ][ e ]; </text:p>
            <text:p text:style-name="Table_20_Contents"><text:s text:c="6"/>++ w[ e ][ s ]; </text:p>
            <text:p text:style-name="Table_20_Contents"><text:s text:c="4"/>} </text:p>
            <text:p text:style-name="Table_20_Contents"/>
            <text:p text:style-name="Table_20_Contents"><text:s text:c="2"/>start = 0; </text:p>
            <text:p text:style-name="Table_20_Contents"><text:s text:c="2"/>for( i = 1 ; i &lt;= m ; ++ i ) </text:p>
            <text:p text:style-name="Table_20_Contents"><text:s text:c="4"/>if( ind[ i ] &amp; 1 ) </text:p>
            <text:p text:style-name="Table_20_Contents"><text:s text:c="6"/>{ </text:p>
            <text:p text:style-name="Table_20_Contents"><text:s text:c="8"/>start = i; </text:p>
            <text:p text:style-name="Table_20_Contents"><text:s text:c="8"/>break; </text:p>
            <text:p text:style-name="Table_20_Contents"><text:s text:c="6"/>} </text:p>
            <text:p text:style-name="Table_20_Contents"><text:s text:c="4"/>else if( ind[ i ] and not start ) </text:p>
            <text:p text:style-name="Table_20_Contents"><text:s text:c="6"/>start = i; </text:p>
            <text:p text:style-name="Table_20_Contents"/>
            <text:p text:style-name="Table_20_Contents"><text:s text:c="2"/>for( i = 1 ; i &lt;= m ; ++ i ) </text:p>
            <text:p text:style-name="Table_20_Contents"><text:s text:c="4"/>st[ i ] = 1; </text:p>
            <text:p text:style-name="Table_20_Contents"><text:s text:c="2"/>return ; </text:p>
            <text:p text:style-name="Table_20_Contents">} </text:p>
            <text:p text:style-name="Table_20_Contents"/>
            <text:p text:style-name="Table_20_Contents"/>
            <text:p text:style-name="Table_20_Contents">void dfs() </text:p>
            <text:p text:style-name="Table_20_Contents">{ </text:p>
            <text:p text:style-name="Table_20_Contents"><text:s text:c="2"/>short int i , pos; </text:p>
            <text:p text:style-name="Table_20_Contents"><text:s text:c="2"/>bool turn; </text:p>
            <text:p text:style-name="Table_20_Contents"/>
            <text:p text:style-name="Table_20_Contents"><text:s text:c="2"/>pos = start; </text:p>
            <text:p text:style-name="Table_20_Contents"><text:s text:c="2"/>do{ </text:p>
            <text:p text:style-name="Table_20_Contents"><text:s text:c="4"/>turn = false; </text:p>
            <text:p text:style-name="Table_20_Contents"><text:s text:c="4"/>for( i = st[ pos ] ; i &lt;= m ; ++ i ) </text:p>
            <text:p text:style-name="Table_20_Contents"><text:s text:c="6"/>if( w[ pos ][ i ] ) </text:p>
            <text:p text:style-name="Table_20_Contents"><text:s text:c="8"/>{ </text:p>
            <text:p text:style-name="Table_20_Contents"><text:s text:c="10"/>-- w[ pos ][ i ]; </text:p>
            <text:p text:style-name="Table_20_Contents"><text:s text:c="10"/>-- w[ i ][ pos ]; </text:p>
            <text:p text:style-name="Table_20_Contents"><text:s text:c="10"/>st[ pos ] = i + 1; </text:p>
            <text:p text:style-name="Table_20_Contents"><text:s text:c="10"/>pre[ i ].push( pos ); </text:p>
            <text:p text:style-name="Table_20_Contents"><text:s text:c="10"/>pos = i ; </text:p>
            <text:p text:style-name="Table_20_Contents"><text:s text:c="10"/>st[ i ] = 1; </text:p>
            <text:p text:style-name="Table_20_Contents"><text:s text:c="10"/>turn = true; </text:p>
            <text:p text:style-name="Table_20_Contents"><text:s text:c="10"/>break; </text:p>
            <text:p text:style-name="Table_20_Contents"><text:s text:c="8"/>} </text:p>
            <text:p text:style-name="Table_20_Contents"/>
            <text:p text:style-name="Table_20_Contents"><text:s text:c="4"/>if( not turn ) </text:p>
            <text:p text:style-name="Table_20_Contents"><text:s text:c="6"/>{ </text:p>
            <text:p text:style-name="Table_20_Contents"><text:s text:c="8"/>ans[ ++ ans[ 0 ] ] = pos; </text:p>
            <text:p text:style-name="Table_20_Contents"><text:soft-page-break/><text:s text:c="8"/>st[ pos ] = 1; </text:p>
            <text:p text:style-name="Table_20_Contents"><text:s text:c="8"/>if( pre[ pos ].size() &gt; 0 ) </text:p>
            <text:p text:style-name="Table_20_Contents"><text:s text:c="10"/>{ </text:p>
            <text:p text:style-name="Table_20_Contents"><text:s text:c="12"/>i = pre[ pos ].top(); </text:p>
            <text:p text:style-name="Table_20_Contents"><text:s text:c="12"/>pre[ pos ].pop(); </text:p>
            <text:p text:style-name="Table_20_Contents"><text:s text:c="10"/>} </text:p>
            <text:p text:style-name="Table_20_Contents"><text:s text:c="8"/>else </text:p>
            <text:p text:style-name="Table_20_Contents"><text:s text:c="10"/>i = 0; </text:p>
            <text:p text:style-name="Table_20_Contents"><text:s text:c="8"/>pos = i; </text:p>
            <text:p text:style-name="Table_20_Contents"><text:s text:c="6"/>} </text:p>
            <text:p text:style-name="Table_20_Contents"><text:s text:c="2"/>}while( pos ); </text:p>
            <text:p text:style-name="Table_20_Contents"/>
            <text:p text:style-name="Table_20_Contents"><text:s text:c="2"/>for( i = ans[ 0 ] ; i &gt; 0 ; -- i ) </text:p>
            <text:p text:style-name="Table_20_Contents"><text:s text:c="4"/>printf( "%hd\n" , ans[ i ] ); </text:p>
            <text:p text:style-name="Table_20_Contents"/>
            <text:p text:style-name="Table_20_Contents"><text:s text:c="2"/>return ; </text:p>
            <text:p text:style-name="Table_20_Contents">} </text:p>
            <text:p text:style-name="Table_20_Contents"/>
            <text:p text:style-name="Table_20_Contents">void clr() </text:p>
            <text:p text:style-name="Table_20_Contents">{ </text:p>
            <text:p text:style-name="Table_20_Contents"><text:s text:c="2"/>short int i , j; </text:p>
            <text:p text:style-name="Table_20_Contents"><text:s text:c="2"/>for( i = 1 ; i &lt;= m ; ++ i ) </text:p>
            <text:p text:style-name="Table_20_Contents"><text:s text:c="4"/>for( j = 1 ; j &lt;= m ; ++ j ) </text:p>
            <text:p text:style-name="Table_20_Contents"><text:s text:c="6"/>w[ i ][ j ] = 0; </text:p>
            <text:p text:style-name="Table_20_Contents"><text:s text:c="2"/></text:p>
            <text:p text:style-name="Table_20_Contents"><text:s text:c="2"/>ans[ 0 ] = 0; </text:p>
            <text:p text:style-name="Table_20_Contents"><text:s text:c="2"/>for( i = 1 ; i &lt;= m ; ++ i ) </text:p>
            <text:p text:style-name="Table_20_Contents"><text:s text:c="4"/>{ </text:p>
            <text:p text:style-name="Table_20_Contents"><text:s text:c="6"/>while( pre[ i ].size() ) </text:p>
            <text:p text:style-name="Table_20_Contents"><text:s text:c="8"/>pre[ i ].pop(); </text:p>
            <text:p text:style-name="Table_20_Contents"><text:s text:c="6"/>//st[ i ] = 1; </text:p>
            <text:p text:style-name="Table_20_Contents"><text:s text:c="6"/>//pre[ i ][ 0 ] = 0; </text:p>
            <text:p text:style-name="Table_20_Contents"><text:s text:c="6"/>ind[ i ] = 0; </text:p>
            <text:p text:style-name="Table_20_Contents"><text:s text:c="4"/>} </text:p>
            <text:p text:style-name="Table_20_Contents"><text:s text:c="2"/>return ; </text:p>
            <text:p text:style-name="Table_20_Contents">} </text:p>
            <text:p text:style-name="Table_20_Contents"/>
            <text:p text:style-name="Table_20_Contents">int main() </text:p>
            <text:p text:style-name="Table_20_Contents">{ </text:p>
            <text:p text:style-name="Table_20_Contents"><text:s text:c="2"/>while( scanf( "%hd" , &amp;n ) not_eq EOF ) </text:p>
            <text:p text:style-name="Table_20_Contents"><text:s text:c="4"/>{ </text:p>
            <text:p text:style-name="Table_20_Contents"><text:s text:c="6"/>init(); </text:p>
            <text:p text:style-name="Table_20_Contents"/>
            <text:p text:style-name="Table_20_Contents"><text:s text:c="6"/>dfs(); </text:p>
            <text:p text:style-name="Table_20_Contents"/>
            <text:p text:style-name="Table_20_Contents"><text:s text:c="6"/>clr(); </text:p>
            <text:p text:style-name="Table_20_Contents"><text:s text:c="4"/>} </text:p>
            <text:p text:style-name="Table_20_Contents"/>
            <text:p text:style-name="Table_20_Contents"><text:s text:c="2"/>return 0; </text:p>
            <text:p text:style-name="Table_20_Contents">}</text:p>
          </table:table-cell>
        </table:table-row>
      </table:table>
      <text:p text:style-name="P23"><text:tab/></text:p>
      <text:h text:style-name="P52" text:outline-level="3"><text:bookmark-start text:name="__RefHeading__11481_1111944108"/><text:soft-page-break/>并查集 递归/迭代 *<text:bookmark-end text:name="__RefHeading__11481_1111944108"/></text:h>
      <text:p text:style-name="P8"><text:tab/>迭代方法，设置一个临时变量，将找节点a的最终父亲节点和回溯更改路径上节点的父节点分成两步进行。</text:p>
      <table:table table:name="表格12" table:style-name="表格12">
        <table:table-column table:style-name="表格12.A"/>
        <table:table-row>
          <table:table-cell table:style-name="表格12.A1" office:value-type="string">
            <text:p text:style-name="Table_20_Contents">int gf(int a)</text:p>
            <text:p text:style-name="Table_20_Contents">{</text:p>
            <text:p text:style-name="Table_20_Contents"><text:s text:c="2"/>if(f[ a ] == a )</text:p>
            <text:p text:style-name="Table_20_Contents"><text:s text:c="4"/>return a;</text:p>
            <text:p text:style-name="Table_20_Contents"><text:s text:c="2"/>int t,b;</text:p>
            <text:p text:style-name="Table_20_Contents"><text:s text:c="2"/>t = a;</text:p>
            <text:p text:style-name="Table_20_Contents"><text:s text:c="2"/>while(t not_eq f[ t ] )</text:p>
            <text:p text:style-name="Table_20_Contents"><text:s text:c="4"/>t = f[ t ];</text:p>
            <text:p text:style-name="Table_20_Contents"><text:s text:c="2"/>while(a not_eq t )</text:p>
            <text:p text:style-name="Table_20_Contents"><text:s text:c="4"/>{</text:p>
            <text:p text:style-name="Table_20_Contents"><text:s text:c="6"/>b = a;</text:p>
            <text:p text:style-name="Table_20_Contents"><text:s text:c="6"/>a = f[ a ];</text:p>
            <text:p text:style-name="Table_20_Contents"><text:s text:c="6"/>f[ b ] = t;</text:p>
            <text:p text:style-name="Table_20_Contents"><text:s text:c="4"/>}</text:p>
            <text:p text:style-name="Table_20_Contents"><text:s text:c="2"/>return t;</text:p>
            <text:p text:style-name="Table_20_Contents">}</text:p>
          </table:table-cell>
        </table:table-row>
      </table:table>
      <text:p text:style-name="P8"/>
      <text:p text:style-name="Text_20_body">递归方法，一个经典例题，mafia</text:p>
      <text:p text:style-name="Text_20_body"/>
      <table:table table:name="表格38" table:style-name="表格38">
        <table:table-column table:style-name="表格38.A"/>
        <table:table-column table:style-name="表格38.B"/>
        <table:table-row>
          <table:table-cell table:style-name="表格38.A1" office:value-type="string">
            <text:p text:style-name="Table_20_Contents"/>
          </table:table-cell>
          <table:table-cell table:style-name="表格38.B1" office:value-type="string">
            <text:p text:style-name="Table_20_Contents">#include&lt;iostream&gt; </text:p>
            <text:p text:style-name="Table_20_Contents">#define MAXN 100001 </text:p>
            <text:p text:style-name="Table_20_Contents">using namespace std; </text:p>
            <text:p text:style-name="Table_20_Contents"><text:s/></text:p>
            <text:p text:style-name="Table_20_Contents">int father[MAXN],n,m,q; </text:p>
            <text:p text:style-name="Table_20_Contents"/>
            <text:p text:style-name="Table_20_Contents">/*获取当前节点的父亲集合并更新递归路径上节点的父亲集合*/ </text:p>
            <text:p text:style-name="Table_20_Contents"/>
            <text:p text:style-name="Table_20_Contents">int getfather(int v) </text:p>
            <text:p text:style-name="Table_20_Contents">{ </text:p>
            <text:p text:style-name="Table_20_Contents"><text:s text:c="2"/>if (father[v]==v) </text:p>
            <text:p text:style-name="Table_20_Contents"><text:s text:c="4"/>return v; </text:p>
            <text:p text:style-name="Table_20_Contents"><text:s text:c="2"/>father[v] = getfather(father[v]); </text:p>
            <text:p text:style-name="Table_20_Contents"><text:s text:c="2"/>return father[v]; </text:p>
            <text:p text:style-name="Table_20_Contents">} </text:p>
            <text:p text:style-name="Table_20_Contents"/>
            <text:p text:style-name="Table_20_Contents">/*判断两个节点是否属于同一集合*/ </text:p>
            <text:p text:style-name="Table_20_Contents">bool same(int x,int y) </text:p>
            <text:p text:style-name="Table_20_Contents">{ </text:p>
            <text:p text:style-name="Table_20_Contents"><text:s text:c="2"/>if( getfather(x) == getfather(y) ) </text:p>
            <text:p text:style-name="Table_20_Contents"><text:s text:c="4"/>return true; </text:p>
            <text:p text:style-name="Table_20_Contents"><text:s text:c="2"/>return false; </text:p>
            <text:p text:style-name="Table_20_Contents">} </text:p>
            <text:p text:style-name="Table_20_Contents"/>
            <text:p text:style-name="Table_20_Contents">/*合并两个不相交的集合,注意cpp中union是关键字不能定义为函数名*/ </text:p>
            <text:p text:style-name="Table_20_Contents">void Union(int x,int y) </text:p>
            <text:p text:style-name="Table_20_Contents">{ </text:p>
            <text:p text:style-name="Table_20_Contents"><text:s text:c="4"/>int fx,fy; </text:p>
            <text:p text:style-name="Table_20_Contents"><text:soft-page-break/><text:s text:c="4"/>fx = getfather(x); </text:p>
            <text:p text:style-name="Table_20_Contents"><text:s text:c="4"/>fy = getfather(y); </text:p>
            <text:p text:style-name="Table_20_Contents"><text:s text:c="4"/>if ( fx == fy ) return ; </text:p>
            <text:p text:style-name="Table_20_Contents"><text:s text:c="4"/>father[fx]=fy; </text:p>
            <text:p text:style-name="Table_20_Contents">} </text:p>
            <text:p text:style-name="Table_20_Contents"/>
            <text:p text:style-name="Table_20_Contents">void init_work() </text:p>
            <text:p text:style-name="Table_20_Contents">{ </text:p>
            <text:p text:style-name="Table_20_Contents"><text:s text:c="2"/>cin&gt;&gt;n;//n代表子树数 </text:p>
            <text:p text:style-name="Table_20_Contents"><text:s text:c="2"/>cin&gt;&gt;m;//m代表关系数 </text:p>
            <text:p text:style-name="Table_20_Contents"><text:s text:c="2"/>cin&gt;&gt;q;//q代表询问数 </text:p>
            <text:p text:style-name="Table_20_Contents"><text:s text:c="2"/>int i ; </text:p>
            <text:p text:style-name="Table_20_Contents"><text:s text:c="2"/>for ( i=1; i&lt;=n; i++) </text:p>
            <text:p text:style-name="Table_20_Contents"><text:s text:c="4"/>father[i]=i; </text:p>
            <text:p text:style-name="Table_20_Contents"><text:s text:c="2"/>for ( i=1; i&lt;=m; i++) </text:p>
            <text:p text:style-name="Table_20_Contents"><text:s text:c="4"/>{ </text:p>
            <text:p text:style-name="Table_20_Contents"><text:s text:c="6"/>int a,b;cin&gt;&gt;a&gt;&gt;b; </text:p>
            <text:p text:style-name="Table_20_Contents"><text:s text:c="6"/>Union(a,b); </text:p>
            <text:p text:style-name="Table_20_Contents"><text:s text:c="4"/>} </text:p>
            <text:p text:style-name="Table_20_Contents"><text:s text:c="2"/>int a,b; </text:p>
            <text:p text:style-name="Table_20_Contents"><text:s text:c="2"/>for ( i=1;i&lt;=q;i++) </text:p>
            <text:p text:style-name="Table_20_Contents"><text:s text:c="4"/>{ </text:p>
            <text:p text:style-name="Table_20_Contents"><text:s text:c="6"/>cin&gt;&gt;a&gt;&gt;b; </text:p>
            <text:p text:style-name="Table_20_Contents"><text:s text:c="6"/>cout&lt;&lt;(same(a,b)?"friend":"enime")&lt;&lt;endl; </text:p>
            <text:p text:style-name="Table_20_Contents"><text:s text:c="4"/>} </text:p>
            <text:p text:style-name="Table_20_Contents"><text:s text:c="2"/>return ; </text:p>
            <text:p text:style-name="Table_20_Contents">} </text:p>
            <text:p text:style-name="Table_20_Contents"/>
            <text:p text:style-name="Table_20_Contents">int main() </text:p>
            <text:p text:style-name="Table_20_Contents">{ </text:p>
            <text:p text:style-name="Table_20_Contents"><text:s text:c="2"/>init_work(); </text:p>
            <text:p text:style-name="Table_20_Contents"><text:s text:c="2"/>return 0; </text:p>
            <text:p text:style-name="Table_20_Contents">}</text:p>
          </table:table-cell>
        </table:table-row>
      </table:table>
      <text:h text:style-name="Heading_20_3" text:outline-level="3"><text:bookmark-start text:name="__RefHeading__11483_1111944108"/>强连通分量算法<text:bookmark-end text:name="__RefHeading__11483_1111944108"/><text:change text:change-id="ct158642440"/></text:h>
      <text:h text:style-name="Heading_20_4" text:outline-level="4"><text:bookmark-start text:name="__RefHeading__11485_1111944108"/>Tarjan <text:bookmark-end text:name="__RefHeading__11485_1111944108"/></text:h>
      <text:p text:style-name="Text_20_body">利用DFS生成的搜索树和记录最早能够回溯到的搜索树上的节点low的方法来寻找强连通分量。</text:p>
      <text:p text:style-name="Text_20_body">这个之前没写总结现在看得有点忘，回来再看一下。下面这个代码不保证正确。</text:p>
      <text:p text:style-name="Text_20_body">con里面最后存贮的是每个节点属于哪个强连通分量。</text:p>
      <table:table table:name="表格16" table:style-name="表格16">
        <table:table-column table:style-name="表格16.A"/>
        <table:table-row>
          <table:table-cell table:style-name="表格16.A1" office:value-type="string">
            <text:p text:style-name="Table_20_Contents">//tarjan test </text:p>
            <text:p text:style-name="Table_20_Contents">#include&lt;iostream&gt; </text:p>
            <text:p text:style-name="Table_20_Contents">#define MAXN 1001 </text:p>
            <text:p text:style-name="Table_20_Contents">#define INF 32767 </text:p>
            <text:p text:style-name="Table_20_Contents">using namespace std; </text:p>
            <text:p text:style-name="Table_20_Contents"/>
            <text:p text:style-name="Table_20_Contents">int lnk[ MAXN ][ MAXN ]; </text:p>
            <text:p text:style-name="Table_20_Contents">int mark[ MAXN ] , st[ MAXN ] , con[ MAXN ] , low[ MAXN ]; </text:p>
            <text:p text:style-name="Table_20_Contents">int n , m , idx , scc ; </text:p>
            <text:p text:style-name="Table_20_Contents"><text:soft-page-break/></text:p>
            <text:p text:style-name="Table_20_Contents">bool in[ MAXN ]; </text:p>
            <text:p text:style-name="Table_20_Contents"/>
            <text:p text:style-name="Table_20_Contents">void tarjan( int u ) </text:p>
            <text:p text:style-name="Table_20_Contents">{ </text:p>
            <text:p text:style-name="Table_20_Contents"><text:s text:c="2"/>int i , v ; </text:p>
            <text:p text:style-name="Table_20_Contents"><text:s text:c="2"/>mark[ u ] = low[ u ] = ++ idx; </text:p>
            <text:p text:style-name="Table_20_Contents"><text:s text:c="2"/>st[ ++st[ 0 ] ] = u; </text:p>
            <text:p text:style-name="Table_20_Contents"><text:s text:c="2"/>in[ u ] = true; </text:p>
            <text:p text:style-name="Table_20_Contents"><text:s text:c="2"/></text:p>
            <text:p text:style-name="Table_20_Contents"><text:s text:c="2"/>for( i = 1 ; i &lt;= lnk[ u ][ 0 ] ; ++ i ) </text:p>
            <text:p text:style-name="Table_20_Contents"><text:s text:c="4"/>if( mark[ lnk[ u ][ i ] ] == 0 ) </text:p>
            <text:p text:style-name="Table_20_Contents"><text:s text:c="6"/>{ </text:p>
            <text:p text:style-name="Table_20_Contents"><text:tab/>tarjan( lnk[ u ][ i ] ); </text:p>
            <text:p text:style-name="Table_20_Contents"><text:tab/>low[ u ] = low[ u ] &lt; low[ lnk[ u ][ i ] ] ? low[ u ] : low[ lnk[ u ][ i ] ]; </text:p>
            <text:p text:style-name="Table_20_Contents"><text:s text:c="6"/>} </text:p>
            <text:p text:style-name="Table_20_Contents"><text:s text:c="4"/>else if( in[ lnk[ u ][ i ] ] ) </text:p>
            <text:p text:style-name="Table_20_Contents"><text:s text:c="6"/>low[ u ] = low[ u ] &lt; mark[ lnk[ u ][ i ] ] ? low[ u ] : mark[ lnk[ u ][ i ] ]; </text:p>
            <text:p text:style-name="Table_20_Contents"><text:s text:c="2"/></text:p>
            <text:p text:style-name="Table_20_Contents"><text:s text:c="2"/>if( low[ u ] == mark[ u ]) </text:p>
            <text:p text:style-name="Table_20_Contents"><text:s text:c="4"/>{ </text:p>
            <text:p text:style-name="Table_20_Contents"><text:s text:c="6"/>++scc; </text:p>
            <text:p text:style-name="Table_20_Contents"><text:s text:c="6"/>do{ </text:p>
            <text:p text:style-name="Table_20_Contents"><text:tab/>v = st[ st[ 0 ] -- ]; </text:p>
            <text:p text:style-name="Table_20_Contents"><text:tab/>con[ v ] = scc; </text:p>
            <text:p text:style-name="Table_20_Contents"><text:tab/>in[ v ] = false; </text:p>
            <text:p text:style-name="Table_20_Contents"><text:s text:c="6"/>}while( u not_eq v ); </text:p>
            <text:p text:style-name="Table_20_Contents"><text:s text:c="4"/>} </text:p>
            <text:p text:style-name="Table_20_Contents"><text:s text:c="2"/>return ; </text:p>
            <text:p text:style-name="Table_20_Contents">} </text:p>
            <text:p text:style-name="Table_20_Contents"/>
            <text:p text:style-name="Table_20_Contents"/>
            <text:p text:style-name="Table_20_Contents">int main() </text:p>
            <text:p text:style-name="Table_20_Contents">{ </text:p>
            <text:p text:style-name="Table_20_Contents"><text:s text:c="2"/>int i , u , v ; </text:p>
            <text:p text:style-name="Table_20_Contents"><text:s text:c="2"/>cin&gt;&gt;n&gt;&gt;m; </text:p>
            <text:p text:style-name="Table_20_Contents"/>
            <text:p text:style-name="Table_20_Contents"><text:s text:c="2"/>for( i = 1 ; i &lt;= m ; ++ i ) </text:p>
            <text:p text:style-name="Table_20_Contents"><text:s text:c="4"/>{ </text:p>
            <text:p text:style-name="Table_20_Contents"><text:s text:c="6"/>cin&gt;&gt;u&gt;&gt;v; </text:p>
            <text:p text:style-name="Table_20_Contents"><text:s text:c="6"/>lnk[ u ][ ++ lnk[ u ][ 0 ] ] = v; </text:p>
            <text:p text:style-name="Table_20_Contents"><text:s text:c="4"/>} </text:p>
            <text:p text:style-name="Table_20_Contents"><text:s text:c="2"/>idx = 0 ; </text:p>
            <text:p text:style-name="Table_20_Contents"><text:s text:c="2"/></text:p>
            <text:p text:style-name="Table_20_Contents"><text:s text:c="2"/>for( i = 1 ; i &lt;= n ; ++ i ) </text:p>
            <text:p text:style-name="Table_20_Contents"><text:s text:c="4"/>if( mark[ i ] == 0 ) </text:p>
            <text:p text:style-name="Table_20_Contents"><text:s text:c="6"/>{ </text:p>
            <text:p text:style-name="Table_20_Contents"><text:s/><text:tab/>st[ 0 ] = 0 ; </text:p>
            <text:p text:style-name="Table_20_Contents"><text:tab/>tarjan( i ); </text:p>
            <text:p text:style-name="Table_20_Contents"><text:s text:c="6"/>} </text:p>
            <text:p text:style-name="Table_20_Contents"><text:s text:c="2"/></text:p>
            <text:p text:style-name="Table_20_Contents"><text:soft-page-break/><text:s text:c="2"/>for( i = 1 ; i &lt;= n ; ++ i ) </text:p>
            <text:p text:style-name="Table_20_Contents"><text:s text:c="4"/>cout&lt;&lt;low[ i ]&lt;&lt;" "; </text:p>
            <text:p text:style-name="Table_20_Contents"><text:s text:c="2"/>cout&lt;&lt;"\n"; </text:p>
            <text:p text:style-name="Table_20_Contents"><text:s text:c="2"/></text:p>
            <text:p text:style-name="Table_20_Contents"><text:s text:c="2"/>return 0 ; </text:p>
            <text:p text:style-name="Table_20_Contents">}</text:p>
          </table:table-cell>
        </table:table-row>
      </table:table>
      <text:p text:style-name="Text_20_body"><text:change text:change-id="ct158646176"/></text:p>
      <text:p text:style-name="Standard">计算bridge: 桥：dfs[ i ] &lt; low[ i ] 割点 dfs[ i ] &lt;= low[ i ]</text:p>
      <text:h text:style-name="P6" text:outline-level="2"><text:bookmark-start text:name="__RefHeading__11493_1111944108"/>Network flow(網絡流問題)<text:bookmark-end text:name="__RefHeading__11493_1111944108"/></text:h>
      <text:h text:style-name="P12" text:outline-level="3"><text:bookmark-start text:name="__RefHeading__11495_1111944108"/>最大流问题<text:bookmark-end text:name="__RefHeading__11495_1111944108"/></text:h>
      <text:h text:style-name="Heading_20_4" text:outline-level="4"><text:bookmark-start text:name="__RefHeading__11497_1111944108"/>SAP Algorithm<text:bookmark-end text:name="__RefHeading__11497_1111944108"/></text:h>
      <text:p text:style-name="P9"/>
      <table:table table:name="表格9" table:style-name="表格9">
        <table:table-column table:style-name="表格9.A"/>
        <table:table-column table:style-name="表格9.B"/>
        <table:table-row>
          <table:table-cell table:style-name="表格9.A1" office:value-type="string">
            <text:p text:style-name="Table_20_Contents"/>
          </table:table-cell>
          <table:table-cell table:style-name="表格9.B1" office:value-type="string">
            <text:p text:style-name="Table_20_Contents">/* </text:p>
            <text:p text:style-name="Table_20_Contents"><text:s text:c="2"/>SAP非递归代码 </text:p>
            <text:p text:style-name="Table_20_Contents"><text:s text:c="2"/>过程解释 </text:p>
            <text:p text:style-name="Table_20_Contents"><text:s text:c="2"/>gestapolur </text:p>
            <text:p text:style-name="Table_20_Contents"><text:s text:c="2"/>2010.10.26 v1.0 </text:p>
            <text:p text:style-name="Table_20_Contents"><text:s text:c="2"/>2010.12.11 v1.1 </text:p>
            <text:p text:style-name="Table_20_Contents"><text:s/>*/ </text:p>
            <text:p text:style-name="Table_20_Contents">#include&lt;iostream&gt; </text:p>
            <text:p text:style-name="Table_20_Contents">#define MAXN 1006 </text:p>
            <text:p text:style-name="Table_20_Contents">#define INF 2141483647 </text:p>
            <text:p text:style-name="Table_20_Contents">using std::cin; </text:p>
            <text:p text:style-name="Table_20_Contents">using std::cout; </text:p>
            <text:p text:style-name="Table_20_Contents">/* </text:p>
            <text:p text:style-name="Table_20_Contents">ifstream cin("ditch.in"); </text:p>
            <text:p text:style-name="Table_20_Contents">ofstream cout("ditch.out"); </text:p>
            <text:p text:style-name="Table_20_Contents">*/ </text:p>
            <text:p text:style-name="Table_20_Contents">bool flag;/*标记是否有路径被增广*/ </text:p>
            <text:p text:style-name="Table_20_Contents">int h[MAXN];/*当前DFS流到该点的流量*/ </text:p>
            <text:p text:style-name="Table_20_Contents">int pre[MAXN];/*某节点在DFS过程中标记的前驱节点*/ </text:p>
            <text:p text:style-name="Table_20_Contents">int d[MAXN];/*DFS遍历的标号*/ </text:p>
            <text:p text:style-name="Table_20_Contents">int vh[MAXN];/*记录标号为i的节点的个数*/ </text:p>
            <text:p text:style-name="Table_20_Contents">int di[MAXN];/*某节点当前的流量*/ </text:p>
            <text:p text:style-name="Table_20_Contents">int w[MAXN][MAXN];/*网络当前的容量，用邻接矩阵表示*/ </text:p>
            <text:p text:style-name="Table_20_Contents">int mint,flow,aug,m,n; </text:p>
            <text:p text:style-name="Table_20_Contents"/>
            <text:p text:style-name="Table_20_Contents">/* </text:p>
            <text:p text:style-name="Table_20_Contents"><text:s text:c="2"/>aug 是当前增广路的流 </text:p>
            <text:p text:style-name="Table_20_Contents"><text:s text:c="2"/>flow 为整个流网络的最大流 </text:p>
            <text:p text:style-name="Table_20_Contents"><text:s text:c="2"/>m 图上的总边数 </text:p>
            <text:p text:style-name="Table_20_Contents"><text:s text:c="2"/>n 图上的总节点数 </text:p>
            <text:p text:style-name="Table_20_Contents">*/ </text:p>
            <text:p text:style-name="Table_20_Contents">void dfs(int source,int sink) </text:p>
            <text:p text:style-name="Table_20_Contents">{ </text:p>
            <text:p text:style-name="Table_20_Contents"><text:s text:c="2"/>int i,j,tmp,rec=0; </text:p>
            <text:p text:style-name="Table_20_Contents"/>
            <text:p text:style-name="Table_20_Contents"><text:s text:c="2"/>vh[0] = n;/* */ </text:p>
            <text:p text:style-name="Table_20_Contents"/>
            <text:p text:style-name="Table_20_Contents"><text:soft-page-break/><text:s text:c="2"/>for(i=1;i&lt;=n;i++)/*di is the mark of DFS ,DFS当前节点遍历到的节点的标记*/ </text:p>
            <text:p text:style-name="Table_20_Contents"><text:s text:c="4"/>di[i] = 1; </text:p>
            <text:p text:style-name="Table_20_Contents"/>
            <text:p text:style-name="Table_20_Contents"><text:s text:c="2"/>i = source;/*从源点开始*/ </text:p>
            <text:p text:style-name="Table_20_Contents"><text:s text:c="2"/>aug=INF; </text:p>
            <text:p text:style-name="Table_20_Contents"><text:s text:c="2"/></text:p>
            <text:p text:style-name="Table_20_Contents"><text:s text:c="2"/>while(d[source] &lt; n) //DFS过程，遍历结束 </text:p>
            <text:p text:style-name="Table_20_Contents"><text:s text:c="4"/>{ </text:p>
            <text:p text:style-name="Table_20_Contents"><text:s text:c="6"/>h[i] = aug;/*从当前节点标记的流开始*/ </text:p>
            <text:p text:style-name="Table_20_Contents"><text:s text:c="6"/>flag = false; </text:p>
            <text:p text:style-name="Table_20_Contents"/>
            <text:p text:style-name="Table_20_Contents"><text:s text:c="6"/>for(j = di[i] ; j &lt;= n ; j++) </text:p>
            <text:p text:style-name="Table_20_Contents"><text:tab/>if( w[i][j] &gt; 0 and d[ j ] + 1 == d[ i ] ) </text:p>
            <text:p text:style-name="Table_20_Contents"><text:tab/> <text:s/>{/*DFS标记必须是连续的，为什么是连续的?DFS原理，关键！！！*/ </text:p>
            <text:p text:style-name="Table_20_Contents"><text:tab/> <text:s text:c="3"/>flag = true; </text:p>
            <text:p text:style-name="Table_20_Contents"><text:tab/> <text:s text:c="3"/></text:p>
            <text:p text:style-name="Table_20_Contents"><text:tab/> <text:s text:c="3"/>di[ i ] = j; </text:p>
            <text:p text:style-name="Table_20_Contents"><text:tab/> <text:s text:c="3"/>/*当前路径能够增广的流量取决于流量最小的那条边*/ </text:p>
            <text:p text:style-name="Table_20_Contents"><text:tab/> <text:s text:c="3"/>if( map[i][j] &lt; aug ) </text:p>
            <text:p text:style-name="Table_20_Contents"><text:tab/> <text:s text:c="5"/>aug = map[i][j]; </text:p>
            <text:p text:style-name="Table_20_Contents"/>
            <text:p text:style-name="Table_20_Contents"><text:tab/> <text:s text:c="3"/>pre[j] = i; </text:p>
            <text:p text:style-name="Table_20_Contents"><text:tab/> <text:s text:c="3"/>i=j; </text:p>
            <text:p text:style-name="Table_20_Contents"/>
            <text:p text:style-name="Table_20_Contents"><text:tab/> <text:s text:c="3"/>if(i == sink)/*发现了一条增广路*/ </text:p>
            <text:p text:style-name="Table_20_Contents"><text:tab/> <text:s text:c="5"/>{ </text:p>
            <text:p text:style-name="Table_20_Contents"><text:tab/><text:tab/>flow += aug;/*增加总的流量*/ </text:p>
            <text:p text:style-name="Table_20_Contents"><text:tab/><text:tab/>while(i not_eq source)/*回溯，调整网络中的剩余流量*/ </text:p>
            <text:p text:style-name="Table_20_Contents"><text:tab/><text:tab/> <text:s/>{ </text:p>
            <text:p text:style-name="Table_20_Contents"><text:tab/><text:tab/> <text:s text:c="3"/>tmp = i; </text:p>
            <text:p text:style-name="Table_20_Contents"><text:tab/><text:tab/> <text:s text:c="3"/>i = pre[i]; </text:p>
            <text:p text:style-name="Table_20_Contents"><text:tab/><text:tab/> <text:s text:c="3"/>map[i][tmp]-=aug; </text:p>
            <text:p text:style-name="Table_20_Contents"><text:tab/><text:tab/> <text:s text:c="3"/>map[tmp][i]+=aug; </text:p>
            <text:p text:style-name="Table_20_Contents"><text:tab/><text:tab/> <text:s/>} </text:p>
            <text:p text:style-name="Table_20_Contents"><text:tab/><text:tab/>aug = INF; </text:p>
            <text:p text:style-name="Table_20_Contents"><text:tab/> <text:s text:c="5"/>} </text:p>
            <text:p text:style-name="Table_20_Contents"><text:tab/> <text:s text:c="3"/>break; </text:p>
            <text:p text:style-name="Table_20_Contents"><text:tab/> <text:s/>} </text:p>
            <text:p text:style-name="Table_20_Contents"><text:s text:c="6"/></text:p>
            <text:p text:style-name="Table_20_Contents"><text:s text:c="6"/>if(flag) <text:s/>continue; </text:p>
            <text:p text:style-name="Table_20_Contents"><text:s text:c="6"/>/*以下是没有增广的情况，回溯到上一步增加节点的标号*/ </text:p>
            <text:p text:style-name="Table_20_Contents"><text:s text:c="6"/>mint = n-1; </text:p>
            <text:p text:style-name="Table_20_Contents"><text:s text:c="6"/>/*关于下面的*/ </text:p>
            <text:p text:style-name="Table_20_Contents"><text:s text:c="6"/>for(j=1;j&lt;=n;j++)/*搜寻和当前顶点i相连的最短的没有流满的顶点，标记在当前顶点的di上*/ </text:p>
            <text:p text:style-name="Table_20_Contents"><text:tab/>if(map[i][j] &gt; 0 and d[j] &lt; mint)/*标记最小的节点的原因是因为前面增广的过程是di[i] - n 的逐个扫描*/ </text:p>
            <text:p text:style-name="Table_20_Contents"><text:tab/> <text:s/>{rec = j; mint = d[j]; }/*以此保持DFS遍历的性质*/ </text:p>
            <text:p text:style-name="Table_20_Contents"/>
            <text:p text:style-name="Table_20_Contents"><text:s text:c="6"/>/*下面这几步的意思是在没有增广路可选择的情况下，给当前节点的标号+1然后回溯至上一顶点继续寻找*/ </text:p>
            <text:p text:style-name="Table_20_Contents"/>
            <text:p text:style-name="Table_20_Contents"><text:soft-page-break/><text:s text:c="6"/>di[i]=rec;/*标记顶点i*/ </text:p>
            <text:p text:style-name="Table_20_Contents"/>
            <text:p text:style-name="Table_20_Contents"><text:s text:c="6"/>vh[d[i]]--; </text:p>
            <text:p text:style-name="Table_20_Contents"/>
            <text:p text:style-name="Table_20_Contents"><text:s text:c="6"/>if(vh[d[i]] == 0)//没有通路了。 </text:p>
            <text:p text:style-name="Table_20_Contents"><text:tab/>break; </text:p>
            <text:p text:style-name="Table_20_Contents"/>
            <text:p text:style-name="Table_20_Contents"><text:s text:c="6"/>d[i] = mint + 1;/*给节点i的标号+1*/ </text:p>
            <text:p text:style-name="Table_20_Contents"><text:s text:c="6"/></text:p>
            <text:p text:style-name="Table_20_Contents"><text:s text:c="6"/>vh[d[i]]++;// </text:p>
            <text:p text:style-name="Table_20_Contents"><text:s text:c="6"/></text:p>
            <text:p text:style-name="Table_20_Contents"><text:s text:c="6"/>if(i not_eq source)/*回溯至前一个标记的顶点*/ </text:p>
            <text:p text:style-name="Table_20_Contents"><text:tab/>{i = pre[i];aug = h[i];} </text:p>
            <text:p text:style-name="Table_20_Contents"/>
            <text:p text:style-name="Table_20_Contents"><text:s text:c="4"/>} </text:p>
            <text:p text:style-name="Table_20_Contents"/>
            <text:p text:style-name="Table_20_Contents"><text:s text:c="2"/>return ; </text:p>
            <text:p text:style-name="Table_20_Contents">} </text:p>
            <text:p text:style-name="Table_20_Contents"/>
            <text:p text:style-name="Table_20_Contents">int main() </text:p>
            <text:p text:style-name="Table_20_Contents">{ </text:p>
            <text:p text:style-name="Table_20_Contents"><text:s text:c="2"/>int i,x,y,w; </text:p>
            <text:p text:style-name="Table_20_Contents"><text:s text:c="2"/>cin&gt;&gt;n&gt;&gt;m; </text:p>
            <text:p text:style-name="Table_20_Contents"><text:s text:c="2"/>for(i=1;i&lt;=m;i++) </text:p>
            <text:p text:style-name="Table_20_Contents"><text:s text:c="4"/>{ </text:p>
            <text:p text:style-name="Table_20_Contents"><text:s text:c="6"/>cin&gt;&gt;x&gt;&gt;y&gt;&gt;w; </text:p>
            <text:p text:style-name="Table_20_Contents"><text:s text:c="6"/>map[x][y]+=w; </text:p>
            <text:p text:style-name="Table_20_Contents"><text:s text:c="4"/>} </text:p>
            <text:p text:style-name="Table_20_Contents"/>
            <text:p text:style-name="Table_20_Contents"><text:s text:c="2"/>dfs(n,1); </text:p>
            <text:p text:style-name="Table_20_Contents"/>
            <text:p text:style-name="Table_20_Contents"><text:s text:c="2"/>cout&lt;&lt;flow&lt;&lt;"\n"; </text:p>
            <text:p text:style-name="Table_20_Contents"><text:s text:c="2"/>return 0; </text:p>
            <text:p text:style-name="Table_20_Contents">}</text:p>
          </table:table-cell>
        </table:table-row>
      </table:table>
      <text:p text:style-name="P9"/>
      <text:p text:style-name="P9">forward star version</text:p>
      <table:table table:name="表格42" table:style-name="表格42">
        <table:table-column table:style-name="表格42.A"/>
        <table:table-row>
          <table:table-cell table:style-name="表格42.A1" office:value-type="string">
            <text:p text:style-name="Table_20_Contents">/*</text:p>
            <text:p text:style-name="Table_20_Contents"><text:s text:c="2"/>A SAP ALGORITHM IMPLEMENT</text:p>
            <text:p text:style-name="Table_20_Contents"><text:s text:c="2"/>write by gestapolur</text:p>
            <text:p text:style-name="Table_20_Contents"><text:s text:c="2"/>2012-08-13</text:p>
            <text:p text:style-name="Table_20_Contents"><text:s text:c="2"/>2012-08-23</text:p>
            <text:p text:style-name="Table_20_Contents"><text:s text:c="2"/>hint:SAP算法的一个前向星实现</text:p>
            <text:p text:style-name="Table_20_Contents">*/</text:p>
            <text:p text:style-name="Table_20_Contents">#include&lt;cstdio&gt;</text:p>
            <text:p text:style-name="Table_20_Contents">#include&lt;cstring&gt;</text:p>
            <text:p text:style-name="Table_20_Contents">#define MAXN 502</text:p>
            <text:p text:style-name="Table_20_Contents">#define MAXE MAXN * MAXN</text:p>
            <text:p text:style-name="Table_20_Contents">#define INF 2141483647</text:p>
            <text:p text:style-name="Table_20_Contents"/>
            <text:p text:style-name="Table_20_Contents">/*</text:p>
            <text:p text:style-name="Table_20_Contents"><text:s text:c="2"/>流網絡的點數、邊數、源、匯，以及前向星鏈表表頭head和next指針,存儲從i出發的所有邊的序號。</text:p>
            <text:p text:style-name="Table_20_Contents"><text:s/>*/</text:p>
            <text:p text:style-name="Table_20_Contents">int n , m;</text:p>
            <text:p text:style-name="Table_20_Contents"><text:soft-page-break/>int tn , tm , vs , vt;</text:p>
            <text:p text:style-name="Table_20_Contents">short u[ MAXE &lt;&lt; 1 ] , v[ MAXE &lt;&lt; 1 ];</text:p>
            <text:p text:style-name="Table_20_Contents">int head[ MAXN ] , next[ MAXE &lt;&lt; 1 ];</text:p>
            <text:p text:style-name="Table_20_Contents"/>
            <text:p text:style-name="Table_20_Contents">int res[ MAXE &lt;&lt; 1 ];// cap[ MAXE &lt;&lt; 1 ];</text:p>
            <text:p text:style-name="Table_20_Contents">int h[ MAXN ];</text:p>
            <text:p text:style-name="Table_20_Contents">int stk[ MAXN ];</text:p>
            <text:p text:style-name="Table_20_Contents">short d[ MAXN ] , vh[ MAXN ] , di[ MAXN ];</text:p>
            <text:p text:style-name="Table_20_Contents">int flow;</text:p>
            <text:p text:style-name="Table_20_Contents">/*</text:p>
            <text:p text:style-name="Table_20_Contents"><text:s text:c="2"/>res - 邊上的剩餘流量</text:p>
            <text:p text:style-name="Table_20_Contents"><text:s text:c="2"/>h - 當前流到該點的流量</text:p>
            <text:p text:style-name="Table_20_Contents"><text:s text:c="2"/>stk - 記錄增廣過程中走過的邊的序號</text:p>
            <text:p text:style-name="Table_20_Contents"><text:s text:c="2"/>d - DFS的標號</text:p>
            <text:p text:style-name="Table_20_Contents"><text:s text:c="2"/>vh - 標號爲i的節點數量</text:p>
            <text:p text:style-name="Table_20_Contents"><text:s text:c="2"/>di - 標記當前DFS過程搜索到的邊的序號</text:p>
            <text:p text:style-name="Table_20_Contents">*/</text:p>
            <text:p text:style-name="Table_20_Contents"/>
            <text:p text:style-name="Table_20_Contents">void dfs( int source , int sink )</text:p>
            <text:p text:style-name="Table_20_Contents">{</text:p>
            <text:p text:style-name="Table_20_Contents"><text:s text:c="2"/>bool flag;//標記是否有路徑被增廣</text:p>
            <text:p text:style-name="Table_20_Contents"><text:s text:c="2"/>int i , j , edg , cnt , tmp , rec = 0 , aug , mint;</text:p>
            <text:p text:style-name="Table_20_Contents"><text:s text:c="2"/>vh[ 0 ] = n;</text:p>
            <text:p text:style-name="Table_20_Contents"><text:s text:c="2"/>flow = 0;//初始化流量</text:p>
            <text:p text:style-name="Table_20_Contents"><text:s text:c="2"/>aug = INF;</text:p>
            <text:p text:style-name="Table_20_Contents"><text:s text:c="2"/>cnt = 0;</text:p>
            <text:p text:style-name="Table_20_Contents"><text:s text:c="2"/>i = source;</text:p>
            <text:p text:style-name="Table_20_Contents"><text:s text:c="2"/>memcpy( di , head, sizeof( di ) );</text:p>
            <text:p text:style-name="Table_20_Contents"><text:s text:c="2"/>while( d[ source ] &lt; n )</text:p>
            <text:p text:style-name="Table_20_Contents"><text:s text:c="4"/>{</text:p>
            <text:p text:style-name="Table_20_Contents"><text:s text:c="6"/>h[ i ] = aug;</text:p>
            <text:p text:style-name="Table_20_Contents"><text:s text:c="6"/>flag = false;</text:p>
            <text:p text:style-name="Table_20_Contents"><text:s text:c="6"/>for( edg = di[ i ] ; edg ; edg = next[ edg ] )</text:p>
            <text:p text:style-name="Table_20_Contents"><text:tab/>{</text:p>
            <text:p text:style-name="Table_20_Contents"><text:tab/> <text:s/>j = v[ edg ];</text:p>
            <text:p text:style-name="Table_20_Contents"><text:tab/> <text:s/>if( res[ edg ] and d[ j ] + 1 == d[ i ] )</text:p>
            <text:p text:style-name="Table_20_Contents"><text:tab/> <text:s text:c="3"/>{</text:p>
            <text:p text:style-name="Table_20_Contents"><text:tab/> <text:s text:c="5"/>flag = true;</text:p>
            <text:p text:style-name="Table_20_Contents"><text:tab/> <text:s text:c="5"/>di[ i ] = edg;</text:p>
            <text:p text:style-name="Table_20_Contents"><text:tab/> <text:s text:c="5"/>aug = res[ edg ] &lt; aug ? res[ edg ] : aug;</text:p>
            <text:p text:style-name="Table_20_Contents"><text:tab/> <text:s text:c="5"/>stk[ ++ cnt ] = edg;</text:p>
            <text:p text:style-name="Table_20_Contents"><text:tab/> <text:s text:c="5"/>i = j;</text:p>
            <text:p text:style-name="Table_20_Contents"><text:tab/> <text:s text:c="5"/>if( i == sink )</text:p>
            <text:p text:style-name="Table_20_Contents"><text:tab/><text:tab/>{</text:p>
            <text:p text:style-name="Table_20_Contents"><text:tab/><text:tab/> <text:s/>flow += aug;</text:p>
            <text:p text:style-name="Table_20_Contents"><text:tab/><text:tab/> <text:s/>while( cnt )</text:p>
            <text:p text:style-name="Table_20_Contents"><text:tab/><text:tab/> <text:s text:c="3"/>{</text:p>
            <text:p text:style-name="Table_20_Contents"><text:tab/><text:tab/> <text:s text:c="5"/>edg = stk[ cnt -- ];</text:p>
            <text:p text:style-name="Table_20_Contents"><text:tab/><text:tab/> <text:s text:c="5"/>res[ edg ] -= aug;</text:p>
            <text:p text:style-name="Table_20_Contents"><text:tab/><text:tab/> <text:s text:c="5"/>res[ ( edg - 1 ^ 1 ) + 1 ] += aug;</text:p>
            <text:p text:style-name="Table_20_Contents"><text:tab/><text:tab/> <text:s text:c="3"/>}</text:p>
            <text:p text:style-name="Table_20_Contents"><text:tab/><text:tab/> <text:s/>aug = INF;</text:p>
            <text:p text:style-name="Table_20_Contents"><text:tab/><text:tab/> <text:s/>i = source;</text:p>
            <text:p text:style-name="Table_20_Contents"><text:tab/><text:tab/>}</text:p>
            <text:p text:style-name="Table_20_Contents"><text:tab/> <text:s text:c="5"/>break;</text:p>
            <text:p text:style-name="Table_20_Contents"><text:tab/> <text:s text:c="3"/>}</text:p>
            <text:p text:style-name="Table_20_Contents"><text:tab/>}</text:p>
            <text:p text:style-name="Table_20_Contents"><text:soft-page-break/><text:s text:c="6"/>if( flag ) continue;</text:p>
            <text:p text:style-name="Table_20_Contents"><text:s text:c="6"/>//在沒有通路的情況下，找有剩餘流量的標號最小的點，記錄到這個點的邊的標號，然後從這個</text:p>
            <text:p text:style-name="Table_20_Contents"><text:s text:c="6"/>mint = n - 1;</text:p>
            <text:p text:style-name="Table_20_Contents"><text:s text:c="6"/>for( edg = head[ i ] ; edg ; edg = next[ edg ] )</text:p>
            <text:p text:style-name="Table_20_Contents"><text:tab/>if( res[ edg ] and d[ v[ edg ] ] &lt; mint )</text:p>
            <text:p text:style-name="Table_20_Contents"><text:tab/> <text:s/>{ rec = edg ; mint = d[ v[ edg ] ]; }</text:p>
            <text:p text:style-name="Table_20_Contents"><text:s text:c="6"/>di[ i ] = rec;</text:p>
            <text:p text:style-name="Table_20_Contents"><text:s text:c="6"/>-- vh[ d[ i ] ];</text:p>
            <text:p text:style-name="Table_20_Contents"><text:s text:c="6"/>//如果調整過後某一個標號的數量爲0，那麼就沒有增廣路了。</text:p>
            <text:p text:style-name="Table_20_Contents"><text:s text:c="6"/>if( not vh[ d[ i ] ] )</text:p>
            <text:p text:style-name="Table_20_Contents"><text:tab/>break;</text:p>
            <text:p text:style-name="Table_20_Contents"><text:s text:c="6"/>d[ i ] = mint + 1;</text:p>
            <text:p text:style-name="Table_20_Contents"><text:s text:c="6"/>++ vh[ d[ i ] ];</text:p>
            <text:p text:style-name="Table_20_Contents"><text:s text:c="6"/>if( i not_eq source )</text:p>
            <text:p text:style-name="Table_20_Contents"><text:tab/>aug = h[ i = u[ stk[ cnt -- ] ] ];</text:p>
            <text:p text:style-name="Table_20_Contents"><text:s text:c="4"/>}</text:p>
            <text:p text:style-name="Table_20_Contents"><text:s text:c="2"/>return ;</text:p>
            <text:p text:style-name="Table_20_Contents">}</text:p>
            <text:p text:style-name="Table_20_Contents"/>
            <text:p text:style-name="Table_20_Contents">inline void add_edge( int i , short u1 , short v1 , int c )</text:p>
            <text:p text:style-name="Table_20_Contents">{</text:p>
            <text:p text:style-name="Table_20_Contents"><text:s text:c="2"/>u[ i ] = u1; v[ i ] = v1;</text:p>
            <text:p text:style-name="Table_20_Contents"><text:s text:c="2"/>res[ i ] = c;</text:p>
            <text:p text:style-name="Table_20_Contents"><text:s text:c="2"/>next[ i ] = head[ u1 ];</text:p>
            <text:p text:style-name="Table_20_Contents"><text:s text:c="2"/>head[ u1 ] = i;</text:p>
            <text:p text:style-name="Table_20_Contents"><text:s text:c="2"/>return ;</text:p>
            <text:p text:style-name="Table_20_Contents">}</text:p>
            <text:p text:style-name="Table_20_Contents"/>
            <text:p text:style-name="Table_20_Contents">void init()</text:p>
            <text:p text:style-name="Table_20_Contents">{</text:p>
            <text:p text:style-name="Table_20_Contents"><text:s text:c="2"/>int i , u , v , c;</text:p>
            <text:p text:style-name="Table_20_Contents"><text:s text:c="2"/>scanf( "%d%d%d%d" , &amp;n , &amp;m , &amp;vs , &amp;vt );</text:p>
            <text:p text:style-name="Table_20_Contents"><text:s text:c="2"/>m *= 2;</text:p>
            <text:p text:style-name="Table_20_Contents"><text:s text:c="2"/>for( i = 1 ; i &lt;= m ; i += 2 )</text:p>
            <text:p text:style-name="Table_20_Contents"><text:s text:c="4"/>{</text:p>
            <text:p text:style-name="Table_20_Contents"><text:s text:c="6"/>scanf( "%d%d%d" , &amp;u , &amp;v , &amp;c );</text:p>
            <text:p text:style-name="Table_20_Contents"><text:s text:c="6"/>add_edge( i , u , v , c );</text:p>
            <text:p text:style-name="Table_20_Contents"><text:s text:c="6"/>add_edge( ( i - 1 ^ 1 ) + 1 , v , u , 0 );</text:p>
            <text:p text:style-name="Table_20_Contents"><text:s text:c="4"/>}</text:p>
            <text:p text:style-name="Table_20_Contents"><text:s text:c="2"/>return ;</text:p>
            <text:p text:style-name="Table_20_Contents">}</text:p>
            <text:p text:style-name="Table_20_Contents"/>
            <text:p text:style-name="Table_20_Contents">int main()</text:p>
            <text:p text:style-name="Table_20_Contents">{</text:p>
            <text:p text:style-name="Table_20_Contents"><text:s text:c="2"/>init();</text:p>
            <text:p text:style-name="Table_20_Contents"><text:s text:c="2"/>dfs( vs , vt );</text:p>
            <text:p text:style-name="Table_20_Contents"><text:s text:c="2"/>printf( "%d\n" , flow );</text:p>
            <text:p text:style-name="Table_20_Contents"><text:s text:c="2"/>for( int i = 1 ; i &lt;= m ; i += 2 )</text:p>
            <text:p text:style-name="Table_20_Contents"><text:s text:c="4"/>printf( "%d %d (%d/%d)\n" , u[ i ] , v[ i ] , res[ i ] + res[ i + 1 ] , res[ i ] );</text:p>
            <text:p text:style-name="Table_20_Contents"><text:s text:c="2"/>return 0;</text:p>
            <text:p text:style-name="Table_20_Contents"><text:soft-page-break/>}</text:p>
          </table:table-cell>
        </table:table-row>
      </table:table>
      <text:p text:style-name="P9"/>
      <text:p text:style-name="P9">for<text:change-start text:change-id="ct158658376"/>d-fulkerson与压入与重标记的对象不同； <text:change-end text:change-id="ct158658376"/><text:change text:change-id="ct158658528"/></text:p>
      <text:p text:style-name="P9"><text:change-start text:change-id="ct158659920"/>网络流算法的实现方式很多样，BFS和DFS貌似不同情况下有很大的区别； </text:p>
      <text:p text:style-name="P9">h[u] == h[v] + 1 的解释： </text:p>
      <text:p text:style-name="P9">h[i]为顶点的高度函数，在每次增量的过程中，h[i]最多增加1，所以每次扫描恰好多出1的高度。is that so ? </text:p>
      <text:p text:style-name="P9">SAP和Dinic最大流都基于压入与重标记思想； </text:p>
      <text:p text:style-name="P9"/>
      <text:p text:style-name="P9">//push - relabel </text:p>
      <text:p text:style-name="P9">DFS，BFS每个顶点可能多于一次的遍历 </text:p>
      <text:p text:style-name="P9"/>
      <text:p text:style-name="P9">//sap introduction </text:p>
      <text:p text:style-name="P9">最短增广路算法 </text:p>
      <text:p text:style-name="P9">SAP是用DFS的方法，直接增广一条从源到汇的路径，将这条路径流满。 </text:p>
      <text:p text:style-name="P9"/>
      <text:p text:style-name="P9">首先来回顾一下用迭代的DFS方式遍历一个图的过程： </text:p>
      <text:p text:style-name="P9"/>
      <text:p text:style-name="P9">SAP的DFS过程： </text:p>
      <text:p text:style-name="P9">while 当原点d[source]没有被抬高至n时(可能存在有增广路) </text:p>
      <text:p text:style-name="P9">{ </text:p>
      <text:p text:style-name="P9"><text:tab/>if 没有找到增广路 </text:p>
      <text:p text:style-name="P9"><text:tab/><text:tab/>{ </text:p>
      <text:p text:style-name="P9"><text:tab/><text:tab/><text:tab/>抬高标号最小且和 </text:p>
      <text:p text:style-name="P9"><text:tab/><text:tab/>} </text:p>
      <text:p text:style-name="P9">} </text:p>
      <text:p text:style-name="P9"/>
      <text:p text:style-name="P9"/>
      <text:p text:style-name="P9">通过SAP的标记过程可以知道，标号di实际上是预先标记好的，只有在没有路径的情况下才需要提升某个节点的标号。 </text:p>
      <text:p text:style-name="P9">SAP是基于上述DFS的过程进行的增广，因此节点需要标记之前节点pre[i]和到此节点的流量h[i]。 </text:p>
      <text:p text:style-name="P9"/>
      <text:p text:style-name="P9">关于gap优化 </text:p>
      <text:p text:style-name="P9">为什么标号d必须要保持连续才能进行增广？ </text:p>
      <text:p text:style-name="P9">因为在抬高标号的过程中，标号每次只+1， </text:p>
      <text:p text:style-name="P9">我们之前标记的h[i],是以节点i为汇点的，之前所有顶点的最大可以流经的流量，i之前的顶点都是由相差为1的标号的节点流过来的， </text:p>
      <text:p text:style-name="P9">只有这样，才能够保持流守恒的特性。（增广流的时候） </text:p>
      <text:p text:style-name="P9">简言之，就是到i的流已经是当前路径能够增广的最大流。这个标号的设置就是为了保持这一流守恒的特性。 </text:p>
      <text:p text:style-name="P9"><text:change-end text:change-id="ct158659920"/><text:change text:change-id="ct158660016"/><text:soft-page-break/></text:p>
      <text:h text:style-name="Heading_20_4" text:outline-level="4"><text:bookmark-start text:name="__RefHeading__11499_1111944108"/>Dinic Algorithm<text:bookmark-end text:name="__RefHeading__11499_1111944108"/></text:h>
      <text:p text:style-name="Text_20_body"><text:change-start text:change-id="ct158660248"/>Dinic是基于DFS 的分层图算法，算法每次增广过程只在当前构造出的分层图内进行。<text:change-end text:change-id="ct158660248"/></text:p>
      <text:p text:style-name="Text_20_body">forward star</text:p>
      <table:table table:name="表格44" table:style-name="表格44">
        <table:table-column table:style-name="表格44.A"/>
        <table:table-row>
          <table:table-cell table:style-name="表格44.A1" office:value-type="string">
            <text:p text:style-name="Table_20_Contents">/*</text:p>
            <text:p text:style-name="Table_20_Contents"><text:s text:c="2"/>a dinic implement test</text:p>
            <text:p text:style-name="Table_20_Contents"><text:s text:c="2"/>DITCH ORIGINAL DATA PASSED</text:p>
            <text:p text:style-name="Table_20_Contents"><text:s text:c="2"/>2012-08-07</text:p>
            <text:p text:style-name="Table_20_Contents"><text:s text:c="2"/>gestapolur</text:p>
            <text:p text:style-name="Table_20_Contents">*/</text:p>
            <text:p text:style-name="Table_20_Contents">#include&lt;cstdio&gt;</text:p>
            <text:p text:style-name="Table_20_Contents">#include&lt;cstring&gt;</text:p>
            <text:p text:style-name="Table_20_Contents">int const MAXV = 217;</text:p>
            <text:p text:style-name="Table_20_Contents">int const MAXE = 217;</text:p>
            <text:p text:style-name="Table_20_Contents"/>
            <text:p text:style-name="Table_20_Contents">struct edge{//边 </text:p>
            <text:p text:style-name="Table_20_Contents"><text:s text:c="2"/>short int u , v ;//e( u , v )</text:p>
            <text:p text:style-name="Table_20_Contents"><text:s text:c="2"/>int cap , flow , next; //残量网络的容量、流量、指向下一条从u出发的边的序号的指针(forward star表示法) </text:p>
            <text:p text:style-name="Table_20_Contents">};</text:p>
            <text:p text:style-name="Table_20_Contents"/>
            <text:p text:style-name="Table_20_Contents">short int n , m;</text:p>
            <text:p text:style-name="Table_20_Contents">int cnt;</text:p>
            <text:p text:style-name="Table_20_Contents">int head[ MAXV ];</text:p>
            <text:p text:style-name="Table_20_Contents">edge ap[MAXE * 2];</text:p>
            <text:p text:style-name="Table_20_Contents"/>
            <text:p text:style-name="Table_20_Contents">short int h[ MAXV ], Q[ MAXV ];//Q是用于构造分层图的一个队列</text:p>
            <text:p text:style-name="Table_20_Contents">int G[ MAXV ]; </text:p>
            <text:p text:style-name="Table_20_Contents"/>
            <text:p text:style-name="Table_20_Contents">//构造分层图</text:p>
            <text:p text:style-name="Table_20_Contents">inline bool build(int s, int t){</text:p>
            <text:p text:style-name="Table_20_Contents"><text:s text:c="2"/>int p , x , y , front , rear; </text:p>
            <text:p text:style-name="Table_20_Contents"><text:s text:c="2"/>memset(h,255,sizeof(h));</text:p>
            <text:p text:style-name="Table_20_Contents"><text:s text:c="2"/>memset(G,0,sizeof(G));</text:p>
            <text:p text:style-name="Table_20_Contents"><text:s text:c="2"/>front = rear = h[ s ] = 0;</text:p>
            <text:p text:style-name="Table_20_Contents"><text:s text:c="2"/>Q[ rear ++ ] = s;</text:p>
            <text:p text:style-name="Table_20_Contents"><text:s text:c="2"/>G[ s ] = head[ s ];</text:p>
            <text:p text:style-name="Table_20_Contents"><text:s text:c="2"/>while( front &lt; rear )</text:p>
            <text:p text:style-name="Table_20_Contents"><text:s text:c="4"/>{</text:p>
            <text:p text:style-name="Table_20_Contents"><text:s text:c="6"/>x = Q[ front ++ ];</text:p>
            <text:p text:style-name="Table_20_Contents"><text:s text:c="6"/>p = head[ x ];</text:p>
            <text:p text:style-name="Table_20_Contents"><text:s text:c="6"/>while( p )</text:p>
            <text:p text:style-name="Table_20_Contents"><text:tab/>{</text:p>
            <text:p text:style-name="Table_20_Contents"><text:tab/> <text:s/>y = ap[ p ].v;</text:p>
            <text:p text:style-name="Table_20_Contents"><text:tab/> <text:s/>if( ap[ p ].cap and h[ y ] == -1 )</text:p>
            <text:p text:style-name="Table_20_Contents"><text:tab/> <text:s text:c="3"/>{</text:p>
            <text:p text:style-name="Table_20_Contents"><text:tab/> <text:s text:c="5"/>h[ y ] = h[ x ] + 1;</text:p>
            <text:p text:style-name="Table_20_Contents"><text:tab/> <text:s text:c="5"/>G[ y ] = head[ y ];</text:p>
            <text:p text:style-name="Table_20_Contents"><text:tab/> <text:s text:c="5"/>if( y == t ) return true;</text:p>
            <text:p text:style-name="Table_20_Contents"><text:tab/> <text:s text:c="5"/>Q[ rear ++ ] = y;</text:p>
            <text:p text:style-name="Table_20_Contents"><text:tab/> <text:s text:c="3"/>}</text:p>
            <text:p text:style-name="Table_20_Contents"><text:tab/> <text:s/>p = ap[ p ].next;</text:p>
            <text:p text:style-name="Table_20_Contents"><text:tab/>}</text:p>
            <text:p text:style-name="Table_20_Contents"><text:soft-page-break/><text:s text:c="4"/>}</text:p>
            <text:p text:style-name="Table_20_Contents"><text:s text:c="2"/>return false;</text:p>
            <text:p text:style-name="Table_20_Contents">}</text:p>
            <text:p text:style-name="Table_20_Contents"/>
            <text:p text:style-name="Table_20_Contents">inline int min( int a , int b ){ return ( a &lt; b ? a : b );}</text:p>
            <text:p text:style-name="Table_20_Contents"/>
            <text:p text:style-name="Table_20_Contents">//augumenting，dfs增广过程 x是当前节点，t是汇点,low是当前增广路上的流量。</text:p>
            <text:p text:style-name="Table_20_Contents">int find(int x, int t, int low=0xfffffff)</text:p>
            <text:p text:style-name="Table_20_Contents">{</text:p>
            <text:p text:style-name="Table_20_Contents"><text:s text:c="2"/>if(x==t)return low;</text:p>
            <text:p text:style-name="Table_20_Contents"><text:s text:c="2"/>int ret=0,y;</text:p>
            <text:p text:style-name="Table_20_Contents"><text:s text:c="2"/>//遍历所有与x相连的点y，如果y在当前的分层图当中且仍然有剩余流量，则增广这条边并调整正向边和反向边的剩余流量</text:p>
            <text:p text:style-name="Table_20_Contents"><text:s text:c="2"/>for(int &amp;p=G[x];p;p=ap[p].next)</text:p>
            <text:p text:style-name="Table_20_Contents"><text:s text:c="4"/>{ </text:p>
            <text:p text:style-name="Table_20_Contents"><text:s text:c="6"/>y = ap[ p ].v;</text:p>
            <text:p text:style-name="Table_20_Contents"><text:s text:c="6"/>if(ap[p].cap &amp;&amp; h[y] == h[x]+1 &amp;&amp; ( ret = find( y , t , min( low , ap[p].cap ) ) ) )</text:p>
            <text:p text:style-name="Table_20_Contents"><text:tab/>{</text:p>
            <text:p text:style-name="Table_20_Contents"><text:tab/> <text:s/>ap[ p ].cap-=ret;</text:p>
            <text:p text:style-name="Table_20_Contents"><text:tab/> <text:s/>ap[ (p - 1 ^ 1 ) + 1 ].cap+=ret;//p == odd ? p + 1 : p - 1;</text:p>
            <text:p text:style-name="Table_20_Contents"><text:tab/> <text:s/>return ret;</text:p>
            <text:p text:style-name="Table_20_Contents"><text:tab/>}</text:p>
            <text:p text:style-name="Table_20_Contents"><text:s text:c="4"/>}</text:p>
            <text:p text:style-name="Table_20_Contents"><text:s text:c="2"/>return 0;</text:p>
            <text:p text:style-name="Table_20_Contents">}</text:p>
            <text:p text:style-name="Table_20_Contents"><text:s/></text:p>
            <text:p text:style-name="Table_20_Contents">void maxflow( int s, int t )</text:p>
            <text:p text:style-name="Table_20_Contents">{</text:p>
            <text:p text:style-name="Table_20_Contents"><text:s text:c="2"/>int flow;</text:p>
            <text:p text:style-name="Table_20_Contents"><text:s text:c="2"/>cnt = 0;</text:p>
            <text:p text:style-name="Table_20_Contents"><text:s text:c="2"/>while( build(s, t) )</text:p>
            <text:p text:style-name="Table_20_Contents"><text:s text:c="4"/>while ( flow = find( s , t ) )</text:p>
            <text:p text:style-name="Table_20_Contents"><text:s text:c="6"/>cnt+=flow;</text:p>
            <text:p text:style-name="Table_20_Contents"><text:s text:c="2"/>return ;</text:p>
            <text:p text:style-name="Table_20_Contents">}</text:p>
            <text:p text:style-name="Table_20_Contents"/>
            <text:p text:style-name="Table_20_Contents">inline void add_edge( int i , int u , int v , int c )</text:p>
            <text:p text:style-name="Table_20_Contents">{</text:p>
            <text:p text:style-name="Table_20_Contents"><text:s text:c="2"/>ap[ i ].u = u;</text:p>
            <text:p text:style-name="Table_20_Contents"><text:s text:c="2"/>ap[ i ].v = v;</text:p>
            <text:p text:style-name="Table_20_Contents"><text:s text:c="2"/>ap[ i ].cap = c;</text:p>
            <text:p text:style-name="Table_20_Contents"><text:s text:c="2"/>ap[ i ].flow = c; </text:p>
            <text:p text:style-name="Table_20_Contents"><text:s text:c="2"/>ap[ i ].next = head[ u ]; </text:p>
            <text:p text:style-name="Table_20_Contents"><text:s text:c="2"/>head[ u ] = i;</text:p>
            <text:p text:style-name="Table_20_Contents"><text:s text:c="2"/>return ;</text:p>
            <text:p text:style-name="Table_20_Contents">}</text:p>
            <text:p text:style-name="Table_20_Contents"/>
            <text:p text:style-name="Table_20_Contents">bool init()</text:p>
            <text:p text:style-name="Table_20_Contents">{</text:p>
            <text:p text:style-name="Table_20_Contents"><text:s text:c="2"/>if( scanf( "%hd%hd" , &amp;m , &amp;n ) not_eq EOF )</text:p>
            <text:p text:style-name="Table_20_Contents"><text:s text:c="4"/>{</text:p>
            <text:p text:style-name="Table_20_Contents"><text:soft-page-break/><text:s text:c="6"/>int u , v , cap;</text:p>
            <text:p text:style-name="Table_20_Contents"><text:s text:c="6"/>memset( ap , 0 , sizeof( ap ) );</text:p>
            <text:p text:style-name="Table_20_Contents"><text:s text:c="6"/>memset( head , 0 , sizeof( head ) );</text:p>
            <text:p text:style-name="Table_20_Contents"><text:s text:c="6"/>for( int i = 0 ; i &lt; m ; ++ i )</text:p>
            <text:p text:style-name="Table_20_Contents"><text:tab/>{</text:p>
            <text:p text:style-name="Table_20_Contents"><text:tab/> <text:s/>scanf( "%d%d%d" , &amp;u , &amp;v , &amp;cap );</text:p>
            <text:p text:style-name="Table_20_Contents"><text:tab/> <text:s/>add_edge( i * 2 + 1 , u , v , cap );</text:p>
            <text:p text:style-name="Table_20_Contents"><text:tab/> <text:s/>add_edge( ( i + 1 ) * 2 , v , u , 0 );</text:p>
            <text:p text:style-name="Table_20_Contents"><text:tab/>}</text:p>
            <text:p text:style-name="Table_20_Contents"><text:s text:c="6"/>return true;</text:p>
            <text:p text:style-name="Table_20_Contents"><text:s text:c="4"/>}</text:p>
            <text:p text:style-name="Table_20_Contents"><text:s text:c="2"/>return false;</text:p>
            <text:p text:style-name="Table_20_Contents">}</text:p>
            <text:p text:style-name="Table_20_Contents"/>
            <text:p text:style-name="Table_20_Contents">void out()</text:p>
            <text:p text:style-name="Table_20_Contents">{</text:p>
            <text:p text:style-name="Table_20_Contents"><text:s text:c="2"/>printf( "%d\n" , cnt );</text:p>
            <text:p text:style-name="Table_20_Contents"><text:s text:c="2"/>return ;</text:p>
            <text:p text:style-name="Table_20_Contents">}</text:p>
            <text:p text:style-name="Table_20_Contents"/>
            <text:p text:style-name="Table_20_Contents">int main()</text:p>
            <text:p text:style-name="Table_20_Contents">{</text:p>
            <text:p text:style-name="Table_20_Contents"><text:s text:c="2"/>while( init() )</text:p>
            <text:p text:style-name="Table_20_Contents"><text:s text:c="4"/>{</text:p>
            <text:p text:style-name="Table_20_Contents"><text:s text:c="6"/>maxflow( 1 , n );</text:p>
            <text:p text:style-name="Table_20_Contents"><text:s text:c="6"/>out();</text:p>
            <text:p text:style-name="Table_20_Contents"><text:s text:c="4"/>}</text:p>
            <text:p text:style-name="Table_20_Contents"><text:s text:c="2"/>return 0;</text:p>
            <text:p text:style-name="Table_20_Contents">}</text:p>
          </table:table-cell>
        </table:table-row>
      </table:table>
      <text:p text:style-name="Text_20_body"/>
      <text:h text:style-name="Heading_20_3" text:outline-level="3"><text:bookmark-start text:name="__RefHeading__11501_1111944108"/>最大流問題常見模型<text:bookmark-end text:name="__RefHeading__11501_1111944108"/></text:h>
      <text:p text:style-name="P22">拆點-將點權轉化爲邊權</text:p>
      <text:p text:style-name="P22">計算最小權值和的割點集合</text:p>
      <text:p text:style-name="Standard"><text:tab/>給出一個N(N&lt;=200)個點和M(M&lt;=20000)條邊的無向無權圖計算從s到t點權最小的割點集合的權值。( 2012 ICPC Regional Chengdu Oline B)</text:p>
      <text:p text:style-name="Standard"><text:tab/>對於原圖上的每個點拆成兩個點i,i'，從i到i'連一條流量爲該點點權的邊，對於原圖的每條邊(u,v),在流網絡上加入(u+N,v)和(v+N,u)兩條邊，流量爲正無窮，原點和匯點分別爲s和t',計算最大流。取最大流值和s,t點權值的最小者即爲答案。</text:p>
      <text:p text:style-name="Standard"/>
      <text:p text:style-name="P28">拆點-將點轉化爲邊控制流量</text:p>
      <text:p text:style-name="Standard"><text:tab/>有F種食物，D種饮料,给出每種食物和飲料的數量，給出N個人對於每種食物和飲料是否能够接受的列表。一份食物和一份飲料可以给一個人配餐，每个人只能接受他们能接受的食物和飲料，问最多可以给多少人配餐。N，F，D不超过200.</text:p>
      <text:p text:style-name="Standard"><text:tab/>可以用最大流建模。從源點向每種食物連一條流量爲食物數量的邊，從每種飲料出發向匯點連一條流量爲飲料數量的邊，再將每個人轉化成一條邊和兩個點(將第i個人轉化成兩個點i和i'，他們之間連一條流量爲1的邊)，然後從第i個人可以接受的食物到點i連一條流量爲1的邊，從i'出發向他能夠接受的<text:soft-page-break/>飲料連一條流量爲1的邊，計算最大流即可。</text:p>
      <text:h text:style-name="Heading_20_3" text:outline-level="3"><text:bookmark-start text:name="__RefHeading__11503_1111944108"/>费用流問題(Cost Flow Algorithm)<text:bookmark-end text:name="__RefHeading__11503_1111944108"/></text:h>
      <text:h text:style-name="Heading_20_4" text:outline-level="4"><text:bookmark-start text:name="__RefHeading__11505_1111944108"/><text:change-start text:change-id="ct158668680"/>消圈算法(Circle-Canceling Algorithm )<text:bookmark-end text:name="__RefHeading__11505_1111944108"/></text:h>
      <text:p text:style-name="Text_20_body"><text:tab/>首先在一个流网络上，我们记录边( u , v )的费用为w[ u , v ] , 记录其反向边( v , u )的权值为-w[ u , v ](这是为了在调整路径时可以改变流量)。先随便走出来一个最大的可行流，然后在残量网络上去找所有的负的增广圈，找出所有这样的增广圈，然后对其增广一次，同时调整流量和权值。这种算法实现起来比较困难，而且如果真是这样消圈的话时间复杂度也会比较高，所以用的比较多的是后面良两种算法。</text:p>
      <text:h text:style-name="Heading_20_4" text:outline-level="4"><text:bookmark-start text:name="__RefHeading__11507_1111944108"/>连续最短路径算法(Successive Shortest Path Algorithm)<text:bookmark-end text:name="__RefHeading__11507_1111944108"/></text:h>
      <text:p text:style-name="Text_20_body"><text:tab/>这个算法实际上是消圈算法的优化，按照消圈算法构图之后每次选择一条费用最少的道路进行增广，每次增广的流量就是这条增广路上流量最小的边。这个算法的正确性可以保证，实际上这个算法是将消圈算法中所需要取消的圈用Bellman-ford或者SPFA在寻找增广路的过程中直接找出并增广了这些圈。</text:p>
      <text:p text:style-name="Text_20_body"><text:tab/>在没有负流量的增广圈(就是一个流量圈，走完以后费用会减少但是流量不会变，因为是一个圈，所以流量不会改变，所以可以走n次，总的费用就可以是无穷小)</text:p>
      <text:p text:style-name="Text_20_body">沿着存在剩余流量的边扩充一条源到汇的最短路。并对当前的残量网络进行增广。</text:p>
      <text:p text:style-name="Text_20_body"><text:tab/>实际上是用SAP的DFS的方法，但是如果增广路当中出现了负的费用圈的话最短路算法设置的前驱可能出现死循环。所以一般的費用流問題都可以保證建立的模型的正向邊是有向無環圖。<text:change-end text:change-id="ct158668680"/></text:p>
      <text:h text:style-name="Heading_20_4" text:outline-level="4"><text:bookmark-start text:name="__RefHeading__11509_1111944108"/>最小/大費用流的SAP實現(implement of cost flow)<text:bookmark-end text:name="__RefHeading__11509_1111944108"/></text:h>
      <text:p text:style-name="Standard">計算在最大流的前提下費用最小／最大的方案。</text:p>
      <text:p text:style-name="Text_20_body">最小費用流：</text:p>
      <text:p text:style-name="Text_20_body">hint:輸入n,m,vs,vt,分別表示點數、邊數和源、匯點。接下來m行u,v,c,ct分別表示邊的起始點和容量、費用。</text:p>
      <table:table table:name="表格56" table:style-name="表格56">
        <table:table-column table:style-name="表格56.A"/>
        <table:table-row>
          <table:table-cell table:style-name="表格56.A1" office:value-type="string">
            <text:p text:style-name="Table_20_Contents">/*</text:p>
            <text:p text:style-name="Table_20_Contents"><text:s text:c="2"/>Minimum cost maximum flow test</text:p>
            <text:p text:style-name="Table_20_Contents"><text:s text:c="2"/>2012-08-20</text:p>
            <text:p text:style-name="Table_20_Contents"><text:s text:c="2"/>2012-08-21</text:p>
            <text:p text:style-name="Table_20_Contents"><text:s text:c="2"/>Gestapolur</text:p>
            <text:p text:style-name="Table_20_Contents">*/</text:p>
            <text:p text:style-name="Table_20_Contents">#include&lt;cstdio&gt;</text:p>
            <text:p text:style-name="Table_20_Contents">#include&lt;cstring&gt;</text:p>
            <text:p text:style-name="Table_20_Contents">#define MAXN 502</text:p>
            <text:p text:style-name="Table_20_Contents">#define MAXE MAXN * MAXN </text:p>
            <text:p text:style-name="Table_20_Contents">#define INF 2141483647</text:p>
            <text:p text:style-name="Table_20_Contents"/>
            <text:p text:style-name="Table_20_Contents">int n , m;</text:p>
            <text:p text:style-name="Table_20_Contents">int tn , tm , vs , vt;</text:p>
            <text:p text:style-name="Table_20_Contents">short u[ MAXE &lt;&lt; 1 ] , v[ MAXE &lt;&lt; 1 ];</text:p>
            <text:p text:style-name="Table_20_Contents">int head[ MAXN ] , next[ MAXE &lt;&lt; 1 ];</text:p>
            <text:p text:style-name="Table_20_Contents"/>
            <text:p text:style-name="Table_20_Contents"><text:soft-page-break/>int res[ MAXE &lt;&lt; 1 ];</text:p>
            <text:p text:style-name="Table_20_Contents">int h[ MAXN ];</text:p>
            <text:p text:style-name="Table_20_Contents">int stk[ MAXN ];</text:p>
            <text:p text:style-name="Table_20_Contents">short d[ MAXN ] , vh[ MAXN ] , di[ MAXN ];</text:p>
            <text:p text:style-name="Table_20_Contents">int flow;</text:p>
            <text:p text:style-name="Table_20_Contents"/>
            <text:p text:style-name="Table_20_Contents">int cost[ MAXE &lt;&lt; 1 ] , mark[ MAXN ] , pre[ MAXN ] , prem[ MAXN ] , mp[ MAXE &lt;&lt; 1 ];</text:p>
            <text:p text:style-name="Table_20_Contents">int mcost;</text:p>
            <text:p text:style-name="Table_20_Contents"/>
            <text:p text:style-name="Table_20_Contents">void dfs( int source , int sink )</text:p>
            <text:p text:style-name="Table_20_Contents">{</text:p>
            <text:p text:style-name="Table_20_Contents"><text:s text:c="2"/>bool flag;</text:p>
            <text:p text:style-name="Table_20_Contents"><text:s text:c="2"/>int i , j , edg , cnt , tmp , rec = 0 , aug , mint;</text:p>
            <text:p text:style-name="Table_20_Contents"><text:s text:c="2"/>memset( h , 0 , sizeof( h ) );</text:p>
            <text:p text:style-name="Table_20_Contents"><text:s text:c="2"/>memset( d , 0 , sizeof( d ) );</text:p>
            <text:p text:style-name="Table_20_Contents"><text:s text:c="2"/>vh[ 0 ] = n;</text:p>
            <text:p text:style-name="Table_20_Contents"><text:s text:c="2"/>aug = INF;</text:p>
            <text:p text:style-name="Table_20_Contents"><text:s text:c="2"/>cnt = 0;</text:p>
            <text:p text:style-name="Table_20_Contents"><text:s text:c="2"/>i = source;</text:p>
            <text:p text:style-name="Table_20_Contents"><text:s text:c="2"/>memcpy( di , head , sizeof( di ) );</text:p>
            <text:p text:style-name="Table_20_Contents"><text:s text:c="2"/>while( d[ source ] &lt; n )</text:p>
            <text:p text:style-name="Table_20_Contents"><text:s text:c="4"/>{</text:p>
            <text:p text:style-name="Table_20_Contents"><text:s text:c="6"/>h[ i ] = aug;</text:p>
            <text:p text:style-name="Table_20_Contents"><text:s text:c="6"/>flag = false;</text:p>
            <text:p text:style-name="Table_20_Contents"><text:s text:c="6"/>for( edg = di[ i ] ; edg ; edg = next[ edg ] )</text:p>
            <text:p text:style-name="Table_20_Contents"><text:tab/>{</text:p>
            <text:p text:style-name="Table_20_Contents"><text:tab/> <text:s/>j = v[ edg ];</text:p>
            <text:p text:style-name="Table_20_Contents"><text:tab/> <text:s/>if( res[ edg ] and mp[ edg ] and d[ j ] + 1 == d[ i ] )</text:p>
            <text:p text:style-name="Table_20_Contents"><text:tab/> <text:s text:c="3"/>{</text:p>
            <text:p text:style-name="Table_20_Contents"><text:tab/> <text:s text:c="5"/>flag = true;</text:p>
            <text:p text:style-name="Table_20_Contents"><text:tab/> <text:s text:c="5"/>di[ i ] = edg;</text:p>
            <text:p text:style-name="Table_20_Contents"><text:tab/> <text:s text:c="5"/>aug = res[ edg ] &lt; aug ? res[ edg ] : aug;</text:p>
            <text:p text:style-name="Table_20_Contents"><text:tab/> <text:s text:c="5"/>stk[ ++ cnt ] = edg;</text:p>
            <text:p text:style-name="Table_20_Contents"><text:tab/> <text:s text:c="5"/>i = j;</text:p>
            <text:p text:style-name="Table_20_Contents"><text:tab/> <text:s text:c="5"/>if( i == sink )</text:p>
            <text:p text:style-name="Table_20_Contents"><text:tab/><text:tab/>{</text:p>
            <text:p text:style-name="Table_20_Contents"><text:tab/><text:tab/> <text:s/>flow += aug;</text:p>
            <text:p text:style-name="Table_20_Contents"><text:tab/><text:tab/> <text:s/>while( cnt )</text:p>
            <text:p text:style-name="Table_20_Contents"><text:tab/><text:tab/> <text:s text:c="3"/>{</text:p>
            <text:p text:style-name="Table_20_Contents"><text:tab/><text:tab/> <text:s text:c="5"/>edg = stk[ cnt -- ];</text:p>
            <text:p text:style-name="Table_20_Contents"><text:tab/><text:tab/> <text:s text:c="5"/>res[ edg ] -= aug;</text:p>
            <text:p text:style-name="Table_20_Contents"><text:tab/><text:tab/> <text:s text:c="5"/>res[ ( edg - 1 ^ 1 ) + 1 ] += aug;</text:p>
            <text:p text:style-name="Table_20_Contents"><text:tab/><text:tab/> <text:s text:c="5"/>mcost += cost[ edg ] * aug;</text:p>
            <text:p text:style-name="Table_20_Contents"><text:tab/><text:tab/> <text:s text:c="5"/>//printf( "%d %d %d\n" , u[ edg ] , v[ edg ] , cost[ edg ] * aug );</text:p>
            <text:p text:style-name="Table_20_Contents"><text:tab/><text:tab/> <text:s text:c="3"/>}</text:p>
            <text:p text:style-name="Table_20_Contents"><text:tab/><text:tab/> <text:s/>aug = INF;</text:p>
            <text:p text:style-name="Table_20_Contents"><text:tab/><text:tab/> <text:s/>i = source;</text:p>
            <text:p text:style-name="Table_20_Contents"><text:tab/><text:tab/>}</text:p>
            <text:p text:style-name="Table_20_Contents"><text:tab/> <text:s text:c="5"/>break;</text:p>
            <text:p text:style-name="Table_20_Contents"><text:tab/> <text:s text:c="3"/>}</text:p>
            <text:p text:style-name="Table_20_Contents"><text:tab/>}</text:p>
            <text:p text:style-name="Table_20_Contents"><text:s text:c="6"/>if( flag ) continue;</text:p>
            <text:p text:style-name="Table_20_Contents"><text:s text:c="6"/></text:p>
            <text:p text:style-name="Table_20_Contents"><text:s text:c="6"/>mint = n - 1;</text:p>
            <text:p text:style-name="Table_20_Contents"><text:s text:c="6"/>for( edg = head[ i ] ; edg ; edg = next[ edg ] )</text:p>
            <text:p text:style-name="Table_20_Contents"><text:soft-page-break/><text:tab/>if( res[ edg ] and mp[ edg ] and d[ v[ edg ] ] &lt; mint )</text:p>
            <text:p text:style-name="Table_20_Contents"><text:tab/> <text:s/>{ rec = edg; mint = d[ v[ edg ] ];}</text:p>
            <text:p text:style-name="Table_20_Contents"><text:s text:c="6"/>di[ i ] = rec;</text:p>
            <text:p text:style-name="Table_20_Contents"><text:s text:c="6"/>-- vh[ d[ i ] ];</text:p>
            <text:p text:style-name="Table_20_Contents"><text:s text:c="6"/>if( not vh[ d[ i ] ] )</text:p>
            <text:p text:style-name="Table_20_Contents"><text:tab/>break;</text:p>
            <text:p text:style-name="Table_20_Contents"><text:s text:c="6"/>d[ i ] = mint + 1;</text:p>
            <text:p text:style-name="Table_20_Contents"><text:s text:c="6"/>++ vh[ d[ i ] ];</text:p>
            <text:p text:style-name="Table_20_Contents"><text:s text:c="6"/>if( i not_eq source )</text:p>
            <text:p text:style-name="Table_20_Contents"><text:tab/>aug = h[ i = u[ stk[ cnt -- ] ] ];</text:p>
            <text:p text:style-name="Table_20_Contents"><text:s text:c="4"/>}</text:p>
            <text:p text:style-name="Table_20_Contents"><text:s text:c="2"/>return ;</text:p>
            <text:p text:style-name="Table_20_Contents">}</text:p>
            <text:p text:style-name="Table_20_Contents"/>
            <text:p text:style-name="Table_20_Contents">bool bellman_ford()</text:p>
            <text:p text:style-name="Table_20_Contents">{</text:p>
            <text:p text:style-name="Table_20_Contents"><text:s text:c="2"/>bool sign;</text:p>
            <text:p text:style-name="Table_20_Contents"><text:s text:c="2"/>int i , j , k;</text:p>
            <text:p text:style-name="Table_20_Contents"><text:s text:c="2"/>for( i = 1 ; i &lt;= n ; ++ i )</text:p>
            <text:p text:style-name="Table_20_Contents"><text:s text:c="4"/>mark[ i ] = INF;</text:p>
            <text:p text:style-name="Table_20_Contents"><text:s text:c="2"/>mark[ vs ] = 0;</text:p>
            <text:p text:style-name="Table_20_Contents"><text:s text:c="2"/>for( i = 1 ; i &lt;= n ; ++ i )</text:p>
            <text:p text:style-name="Table_20_Contents"><text:s text:c="4"/>{</text:p>
            <text:p text:style-name="Table_20_Contents"><text:s text:c="6"/>sign = false;</text:p>
            <text:p text:style-name="Table_20_Contents"><text:s text:c="6"/>for( j = 1 ; j &lt;= n ; ++ j )</text:p>
            <text:p text:style-name="Table_20_Contents"><text:tab/>if( mark[ j ] not_eq INF )</text:p>
            <text:p text:style-name="Table_20_Contents"><text:tab/> <text:s/>for( k = head[ j ] ; k ; k = next[ k ] )</text:p>
            <text:p text:style-name="Table_20_Contents"><text:tab/> <text:s text:c="5"/>if( mark[ v[ k ] ] &gt; mark[ j ] + cost[ k ] and res[ k ] )</text:p>
            <text:p text:style-name="Table_20_Contents"><text:tab/><text:tab/>{</text:p>
            <text:p text:style-name="Table_20_Contents"><text:tab/><text:tab/> <text:s/>mark[ v[ k ] ] = mark[ j ] + cost[ k ];</text:p>
            <text:p text:style-name="Table_20_Contents"><text:tab/><text:tab/> <text:s/>pre[ v[ k ] ] = j;</text:p>
            <text:p text:style-name="Table_20_Contents"><text:tab/><text:tab/> <text:s/>prem[ v[ k ] ] = k;</text:p>
            <text:p text:style-name="Table_20_Contents"><text:tab/><text:tab/> <text:s/>sign = true;</text:p>
            <text:p text:style-name="Table_20_Contents"><text:tab/><text:tab/>}</text:p>
            <text:p text:style-name="Table_20_Contents"><text:s text:c="6"/>if( not sign )</text:p>
            <text:p text:style-name="Table_20_Contents"><text:tab/>break;</text:p>
            <text:p text:style-name="Table_20_Contents"><text:s text:c="4"/>}</text:p>
            <text:p text:style-name="Table_20_Contents"><text:s text:c="2"/>for( i = 1 ; i &lt;= n ; ++ i )</text:p>
            <text:p text:style-name="Table_20_Contents"><text:s text:c="4"/>for( j = head[ i ] ; j ; j = next[ j ] )</text:p>
            <text:p text:style-name="Table_20_Contents"><text:s text:c="6"/>if ( mark[ v[ j ] ] &gt; mark[ i ] + cost[ j ] and mark[ i ] not_eq INF and res[ j ] )</text:p>
            <text:p text:style-name="Table_20_Contents"><text:tab/> <text:s/>return false;</text:p>
            <text:p text:style-name="Table_20_Contents"><text:s text:c="2"/>return ( mark[ vt ] &lt; INF ? true : false );</text:p>
            <text:p text:style-name="Table_20_Contents">}</text:p>
            <text:p text:style-name="Table_20_Contents"/>
            <text:p text:style-name="Table_20_Contents">void out()</text:p>
            <text:p text:style-name="Table_20_Contents">{</text:p>
            <text:p text:style-name="Table_20_Contents"><text:s text:c="2"/>printf("%d %d\n" , flow , mcost );</text:p>
            <text:p text:style-name="Table_20_Contents"><text:s text:c="2"/>return ;</text:p>
            <text:p text:style-name="Table_20_Contents">}</text:p>
            <text:p text:style-name="Table_20_Contents"/>
            <text:p text:style-name="Table_20_Contents">inline void add_edge( int i , int u0 , int v0 , int c , int ct )</text:p>
            <text:p text:style-name="Table_20_Contents">{</text:p>
            <text:p text:style-name="Table_20_Contents"><text:s text:c="2"/>u[ i ] = u0;</text:p>
            <text:p text:style-name="Table_20_Contents"><text:soft-page-break/><text:s text:c="2"/>v[ i ] = v0;</text:p>
            <text:p text:style-name="Table_20_Contents"><text:s text:c="2"/>res[ i ] = c;</text:p>
            <text:p text:style-name="Table_20_Contents"><text:s text:c="2"/>cost[ i ] = ct;</text:p>
            <text:p text:style-name="Table_20_Contents"><text:s text:c="2"/>next[ i ] = head[ u0 ];</text:p>
            <text:p text:style-name="Table_20_Contents"><text:s text:c="2"/>head[ u0 ] = i;</text:p>
            <text:p text:style-name="Table_20_Contents"><text:s text:c="2"/>return ;</text:p>
            <text:p text:style-name="Table_20_Contents">}</text:p>
            <text:p text:style-name="Table_20_Contents"/>
            <text:p text:style-name="Table_20_Contents">bool init()</text:p>
            <text:p text:style-name="Table_20_Contents">{</text:p>
            <text:p text:style-name="Table_20_Contents"><text:s text:c="2"/>if( scanf( "%d%d%d%d" , &amp;n , &amp;m , &amp;vs , &amp;vt ) not_eq EOF )</text:p>
            <text:p text:style-name="Table_20_Contents"><text:s text:c="4"/>{</text:p>
            <text:p text:style-name="Table_20_Contents"><text:s text:c="6"/>int u , v , c , ct;</text:p>
            <text:p text:style-name="Table_20_Contents"><text:s text:c="6"/>flow = 0;</text:p>
            <text:p text:style-name="Table_20_Contents"><text:s text:c="6"/>mcost = 0;</text:p>
            <text:p text:style-name="Table_20_Contents"><text:s text:c="6"/>m &lt;&lt;= 1;</text:p>
            <text:p text:style-name="Table_20_Contents"><text:s text:c="6"/>for( int i = 1 ; i &lt;= m ; i += 2)</text:p>
            <text:p text:style-name="Table_20_Contents"><text:tab/>{</text:p>
            <text:p text:style-name="Table_20_Contents"><text:tab/> <text:s/>scanf( "%d%d%d%d" , &amp;u , &amp;v , &amp;c , &amp;ct );</text:p>
            <text:p text:style-name="Table_20_Contents"><text:tab/> <text:s/>add_edge( i , u , v , c , ct );</text:p>
            <text:p text:style-name="Table_20_Contents"><text:tab/> <text:s/>add_edge( i + 1 , v , u , 0 , -ct );</text:p>
            <text:p text:style-name="Table_20_Contents"><text:tab/>}</text:p>
            <text:p text:style-name="Table_20_Contents"><text:s text:c="6"/>return true;</text:p>
            <text:p text:style-name="Table_20_Contents"><text:s text:c="4"/>}</text:p>
            <text:p text:style-name="Table_20_Contents"><text:s text:c="2"/>return false;</text:p>
            <text:p text:style-name="Table_20_Contents">}</text:p>
            <text:p text:style-name="Table_20_Contents"/>
            <text:p text:style-name="Table_20_Contents">inline void rec()</text:p>
            <text:p text:style-name="Table_20_Contents">{</text:p>
            <text:p text:style-name="Table_20_Contents"><text:s text:c="2"/>int x = vt;</text:p>
            <text:p text:style-name="Table_20_Contents"><text:s text:c="2"/>memset( mp , false , sizeof( mp ) );</text:p>
            <text:p text:style-name="Table_20_Contents"><text:s text:c="2"/>while( x not_eq vs )</text:p>
            <text:p text:style-name="Table_20_Contents"><text:s text:c="4"/>{</text:p>
            <text:p text:style-name="Table_20_Contents"><text:s text:c="6"/>mp[ prem[ x ] ] = true;</text:p>
            <text:p text:style-name="Table_20_Contents"><text:s text:c="6"/>mp[ ( prem[ x ] - 1 ^ 1 ) + 1 ] = true;</text:p>
            <text:p text:style-name="Table_20_Contents"><text:s text:c="6"/>x = pre[ x ];</text:p>
            <text:p text:style-name="Table_20_Contents"><text:s text:c="4"/>}</text:p>
            <text:p text:style-name="Table_20_Contents"><text:s text:c="2"/>return ;</text:p>
            <text:p text:style-name="Table_20_Contents">}</text:p>
            <text:p text:style-name="Table_20_Contents"/>
            <text:p text:style-name="Table_20_Contents">int main()</text:p>
            <text:p text:style-name="Table_20_Contents">{</text:p>
            <text:p text:style-name="Table_20_Contents"><text:s text:c="2"/>while( init() )</text:p>
            <text:p text:style-name="Table_20_Contents"><text:s text:c="4"/>{</text:p>
            <text:p text:style-name="Table_20_Contents"><text:s text:c="6"/>while( bellman_ford() )</text:p>
            <text:p text:style-name="Table_20_Contents"><text:tab/>{</text:p>
            <text:p text:style-name="Table_20_Contents"><text:tab/> <text:s/>rec();</text:p>
            <text:p text:style-name="Table_20_Contents"><text:tab/> <text:s/>dfs( vs , vt );</text:p>
            <text:p text:style-name="Table_20_Contents"><text:tab/>}</text:p>
            <text:p text:style-name="Table_20_Contents"><text:s text:c="6"/>out();</text:p>
            <text:p text:style-name="Table_20_Contents"><text:s text:c="4"/>}</text:p>
            <text:p text:style-name="Table_20_Contents"><text:s text:c="2"/>return 0;</text:p>
            <text:p text:style-name="Table_20_Contents">}</text:p>
          </table:table-cell>
        </table:table-row>
      </table:table>
      <text:p text:style-name="Text_20_body"><text:soft-page-break/></text:p>
      <text:p text:style-name="P22">最大費用流：</text:p>
      <text:p text:style-name="Text_20_body">hint:輸入同上，用DFS查找最長路徑</text:p>
      <table:table table:name="表格59" table:style-name="表格59">
        <table:table-column table:style-name="表格59.A"/>
        <table:table-row>
          <table:table-cell table:style-name="表格59.A1" office:value-type="string">
            <text:p text:style-name="Table_20_Contents">/*</text:p>
            <text:p text:style-name="Table_20_Contents"><text:s text:c="2"/>Maximum cost flow test</text:p>
            <text:p text:style-name="Table_20_Contents"><text:s text:c="2"/>TESTED</text:p>
            <text:p text:style-name="Table_20_Contents"><text:s text:c="2"/>2012-08-20</text:p>
            <text:p text:style-name="Table_20_Contents">*/</text:p>
            <text:p text:style-name="Table_20_Contents">#include&lt;cstdio&gt;</text:p>
            <text:p text:style-name="Table_20_Contents">#include&lt;cstring&gt;</text:p>
            <text:p text:style-name="Table_20_Contents">#define MAXN 502</text:p>
            <text:p text:style-name="Table_20_Contents">#define MAXE MAXN * MAXN </text:p>
            <text:p text:style-name="Table_20_Contents">#define INF 2141483647</text:p>
            <text:p text:style-name="Table_20_Contents"/>
            <text:p text:style-name="Table_20_Contents">int n , m;</text:p>
            <text:p text:style-name="Table_20_Contents">int tn , tm , vs , vt;</text:p>
            <text:p text:style-name="Table_20_Contents">short u[ MAXE &lt;&lt; 1 ] , v[ MAXE &lt;&lt; 1 ];</text:p>
            <text:p text:style-name="Table_20_Contents">int head[ MAXN ] , next[ MAXE &lt;&lt; 1 ];</text:p>
            <text:p text:style-name="Table_20_Contents"/>
            <text:p text:style-name="Table_20_Contents">int res[ MAXE &lt;&lt; 1 ];</text:p>
            <text:p text:style-name="Table_20_Contents">int h[ MAXN ];</text:p>
            <text:p text:style-name="Table_20_Contents">int stk[ MAXN ];</text:p>
            <text:p text:style-name="Table_20_Contents">short d[ MAXN ] , vh[ MAXN ] , di[ MAXN ];</text:p>
            <text:p text:style-name="Table_20_Contents">int flow;</text:p>
            <text:p text:style-name="Table_20_Contents"/>
            <text:p text:style-name="Table_20_Contents">int cost[ MAXE &lt;&lt; 1 ] , mp[ MAXE &lt;&lt; 1 ];//minimum / maximum path</text:p>
            <text:p text:style-name="Table_20_Contents">int mcost;</text:p>
            <text:p text:style-name="Table_20_Contents"/>
            <text:p text:style-name="Table_20_Contents">void dfs( int source , int sink )</text:p>
            <text:p text:style-name="Table_20_Contents">{</text:p>
            <text:p text:style-name="Table_20_Contents"><text:s text:c="2"/>bool flag;</text:p>
            <text:p text:style-name="Table_20_Contents"><text:s text:c="2"/>int i , j , edg , cnt , tmp , rec = 0 , aug , mint;</text:p>
            <text:p text:style-name="Table_20_Contents"><text:s text:c="2"/>memset( h , 0 , sizeof( h ) );</text:p>
            <text:p text:style-name="Table_20_Contents"><text:s text:c="2"/>memset( d , 0 , sizeof( d ) );</text:p>
            <text:p text:style-name="Table_20_Contents"><text:s text:c="2"/>vh[ 0 ] = n;</text:p>
            <text:p text:style-name="Table_20_Contents"><text:s text:c="2"/>aug = INF;</text:p>
            <text:p text:style-name="Table_20_Contents"><text:s text:c="2"/>cnt = 0;</text:p>
            <text:p text:style-name="Table_20_Contents"><text:s text:c="2"/>i = source;</text:p>
            <text:p text:style-name="Table_20_Contents"><text:s text:c="2"/>memcpy( di , head , sizeof( di ) );</text:p>
            <text:p text:style-name="Table_20_Contents"><text:s text:c="2"/>while( d[ source ] &lt; n )</text:p>
            <text:p text:style-name="Table_20_Contents"><text:s text:c="4"/>{</text:p>
            <text:p text:style-name="Table_20_Contents"><text:s text:c="6"/>h[ i ] = aug;</text:p>
            <text:p text:style-name="Table_20_Contents"><text:s text:c="6"/>flag = false;</text:p>
            <text:p text:style-name="Table_20_Contents"><text:s text:c="6"/>for( edg = di[ i ] ; edg ; edg = next[ edg ] )</text:p>
            <text:p text:style-name="Table_20_Contents"><text:tab/>{</text:p>
            <text:p text:style-name="Table_20_Contents"><text:tab/> <text:s/>j = v[ edg ];</text:p>
            <text:p text:style-name="Table_20_Contents"><text:tab/> <text:s/>if( res[ edg ] and d[ j ] + 1 == d[ i ] and mp[ edg ] )</text:p>
            <text:p text:style-name="Table_20_Contents"><text:tab/> <text:s text:c="3"/>{</text:p>
            <text:p text:style-name="Table_20_Contents"><text:tab/> <text:s text:c="5"/>flag = true;</text:p>
            <text:p text:style-name="Table_20_Contents"><text:tab/> <text:s text:c="5"/>di[ i ] = edg;</text:p>
            <text:p text:style-name="Table_20_Contents"><text:tab/> <text:s text:c="5"/>aug = res[ edg ] &lt; aug ? res[ edg ] : aug;</text:p>
            <text:p text:style-name="Table_20_Contents"><text:tab/> <text:s text:c="5"/>stk[ ++ cnt ] = edg;</text:p>
            <text:p text:style-name="Table_20_Contents"><text:tab/> <text:s text:c="5"/>i = j;</text:p>
            <text:p text:style-name="Table_20_Contents"><text:tab/> <text:s text:c="5"/>if( i == sink )</text:p>
            <text:p text:style-name="Table_20_Contents"><text:tab/><text:tab/>{</text:p>
            <text:p text:style-name="Table_20_Contents"><text:soft-page-break/><text:tab/><text:tab/> <text:s/>flow += aug;</text:p>
            <text:p text:style-name="Table_20_Contents"><text:tab/><text:tab/> <text:s/>while( cnt )</text:p>
            <text:p text:style-name="Table_20_Contents"><text:tab/><text:tab/> <text:s text:c="3"/>{</text:p>
            <text:p text:style-name="Table_20_Contents"><text:tab/><text:tab/> <text:s text:c="5"/>edg = stk[ cnt -- ];</text:p>
            <text:p text:style-name="Table_20_Contents"><text:tab/><text:tab/> <text:s text:c="5"/>res[ edg ] -= aug;</text:p>
            <text:p text:style-name="Table_20_Contents"><text:tab/><text:tab/> <text:s text:c="5"/>res[ ( edg - 1 ^ 1 ) + 1 ] += aug;</text:p>
            <text:p text:style-name="Table_20_Contents"><text:tab/><text:tab/> <text:s text:c="5"/>mcost += cost[ edg ] * aug;</text:p>
            <text:p text:style-name="Table_20_Contents"><text:tab/><text:tab/> <text:s text:c="3"/>}</text:p>
            <text:p text:style-name="Table_20_Contents"><text:tab/><text:tab/> <text:s/>aug = INF;</text:p>
            <text:p text:style-name="Table_20_Contents"><text:tab/><text:tab/> <text:s/>i = source;</text:p>
            <text:p text:style-name="Table_20_Contents"><text:tab/><text:tab/>}</text:p>
            <text:p text:style-name="Table_20_Contents"><text:tab/> <text:s text:c="5"/>break;</text:p>
            <text:p text:style-name="Table_20_Contents"><text:tab/> <text:s text:c="3"/>}</text:p>
            <text:p text:style-name="Table_20_Contents"><text:tab/>}</text:p>
            <text:p text:style-name="Table_20_Contents"><text:s text:c="6"/>if( flag ) continue;</text:p>
            <text:p text:style-name="Table_20_Contents"><text:s text:c="6"/></text:p>
            <text:p text:style-name="Table_20_Contents"><text:s text:c="6"/>mint = n - 1;</text:p>
            <text:p text:style-name="Table_20_Contents"><text:s text:c="6"/>for( edg = head[ i ] ; edg ; edg = next[ edg ] )</text:p>
            <text:p text:style-name="Table_20_Contents"><text:tab/>if( res[ edg ] and mp[ edg ] and d[ v[ edg ] ] &lt; mint )</text:p>
            <text:p text:style-name="Table_20_Contents"><text:tab/> <text:s/>{ rec = edg; mint = d[ v[ edg ] ];}</text:p>
            <text:p text:style-name="Table_20_Contents"><text:s text:c="6"/>di[ i ] = rec;</text:p>
            <text:p text:style-name="Table_20_Contents"><text:s text:c="6"/>-- vh[ d[ i ] ];</text:p>
            <text:p text:style-name="Table_20_Contents"><text:s text:c="6"/>if( not vh[ d[ i ] ] )</text:p>
            <text:p text:style-name="Table_20_Contents"><text:tab/>break;</text:p>
            <text:p text:style-name="Table_20_Contents"><text:s text:c="6"/>d[ i ] = mint + 1;</text:p>
            <text:p text:style-name="Table_20_Contents"><text:s text:c="6"/>++ vh[ d[ i ] ];</text:p>
            <text:p text:style-name="Table_20_Contents"><text:s text:c="6"/>if( i not_eq source )</text:p>
            <text:p text:style-name="Table_20_Contents"><text:tab/>aug = h[ i = u[ stk[ cnt -- ] ] ];</text:p>
            <text:p text:style-name="Table_20_Contents"><text:s text:c="4"/>}</text:p>
            <text:p text:style-name="Table_20_Contents"><text:s text:c="2"/>return ;</text:p>
            <text:p text:style-name="Table_20_Contents">}</text:p>
            <text:p text:style-name="Table_20_Contents"/>
            <text:p text:style-name="Table_20_Contents">bool sign[ MAXN ];</text:p>
            <text:p text:style-name="Table_20_Contents">int mark[ MAXN ] , pre[ MAXN ] , prem[ MAXN ];</text:p>
            <text:p text:style-name="Table_20_Contents">bool dfs( int x )</text:p>
            <text:p text:style-name="Table_20_Contents">{</text:p>
            <text:p text:style-name="Table_20_Contents"><text:s text:c="2"/>for( int i = head[ x ] ; i ; i = next[ i ] )</text:p>
            <text:p text:style-name="Table_20_Contents"><text:s text:c="4"/>if( not sign[ v[ i ] ] and mark[ v[ i ] ] &lt;= mark[ x ] + cost[ i ] and res[ i ] )</text:p>
            <text:p text:style-name="Table_20_Contents"><text:s text:c="6"/>{</text:p>
            <text:p text:style-name="Table_20_Contents"><text:tab/>sign[ v[ i ] ] = true;</text:p>
            <text:p text:style-name="Table_20_Contents"><text:tab/>mark[ v[ i ] ] = mark[ x ] + cost[ i ];</text:p>
            <text:p text:style-name="Table_20_Contents"><text:tab/>pre[ v[ i ] ] = x;</text:p>
            <text:p text:style-name="Table_20_Contents"><text:tab/>prem[ v[ i ] ] = i;</text:p>
            <text:p text:style-name="Table_20_Contents"><text:tab/>dfs( v[ i ] );</text:p>
            <text:p text:style-name="Table_20_Contents"><text:tab/>sign[ v[ i ] ] = false;</text:p>
            <text:p text:style-name="Table_20_Contents"><text:s text:c="6"/>}</text:p>
            <text:p text:style-name="Table_20_Contents"><text:s text:c="2"/>return ( pre[ vt ] ? true : false );</text:p>
            <text:p text:style-name="Table_20_Contents">}</text:p>
            <text:p text:style-name="Table_20_Contents"/>
            <text:p text:style-name="Table_20_Contents">void out()</text:p>
            <text:p text:style-name="Table_20_Contents">{</text:p>
            <text:p text:style-name="Table_20_Contents"><text:s text:c="2"/>printf("%d %d\n" , flow , mcost );</text:p>
            <text:p text:style-name="Table_20_Contents"><text:s text:c="2"/>return ;</text:p>
            <text:p text:style-name="Table_20_Contents">}</text:p>
            <text:p text:style-name="Table_20_Contents"/>
            <text:p text:style-name="Table_20_Contents">void add_edge( int i , int u0 , int v0 , int c , int ct )</text:p>
            <text:p text:style-name="Table_20_Contents"><text:soft-page-break/>{</text:p>
            <text:p text:style-name="Table_20_Contents"><text:s text:c="2"/>u[ i ] = u0;</text:p>
            <text:p text:style-name="Table_20_Contents"><text:s text:c="2"/>v[ i ] = v0;</text:p>
            <text:p text:style-name="Table_20_Contents"><text:s text:c="2"/>res[ i ] = c;</text:p>
            <text:p text:style-name="Table_20_Contents"><text:s text:c="2"/>cost[ i ] = ct;</text:p>
            <text:p text:style-name="Table_20_Contents"><text:s text:c="2"/>next[ i ] = head[ u0 ];</text:p>
            <text:p text:style-name="Table_20_Contents"><text:s text:c="2"/>head[ u0 ] = i;</text:p>
            <text:p text:style-name="Table_20_Contents"><text:s text:c="2"/>return ;</text:p>
            <text:p text:style-name="Table_20_Contents">}</text:p>
            <text:p text:style-name="Table_20_Contents"/>
            <text:p text:style-name="Table_20_Contents">bool init()</text:p>
            <text:p text:style-name="Table_20_Contents">{</text:p>
            <text:p text:style-name="Table_20_Contents"><text:s text:c="2"/>if( scanf( "%d%d%d%d" , &amp;n , &amp;m , &amp;vs , &amp;vt ) not_eq EOF )</text:p>
            <text:p text:style-name="Table_20_Contents"><text:s text:c="4"/>{</text:p>
            <text:p text:style-name="Table_20_Contents"><text:s text:c="6"/>int u , v , c , ct;</text:p>
            <text:p text:style-name="Table_20_Contents"><text:s text:c="6"/>flow = 0;</text:p>
            <text:p text:style-name="Table_20_Contents"><text:s text:c="6"/>mcost = 0;</text:p>
            <text:p text:style-name="Table_20_Contents"><text:s text:c="6"/>m &lt;&lt;= 1;</text:p>
            <text:p text:style-name="Table_20_Contents"><text:s text:c="6"/>for( int i = 1 ; i &lt;= m ; i += 2)</text:p>
            <text:p text:style-name="Table_20_Contents"><text:tab/>{</text:p>
            <text:p text:style-name="Table_20_Contents"><text:tab/> <text:s/>scanf( "%d%d%d%d" , &amp;u , &amp;v , &amp;c , &amp;ct );</text:p>
            <text:p text:style-name="Table_20_Contents"><text:tab/> <text:s/>add_edge( i , u , v , c , ct );</text:p>
            <text:p text:style-name="Table_20_Contents"><text:tab/> <text:s/>add_edge( i + 1 , v , u , 0 , -ct );</text:p>
            <text:p text:style-name="Table_20_Contents"><text:tab/>}</text:p>
            <text:p text:style-name="Table_20_Contents"><text:s text:c="6"/>memset( sign , false , sizeof( sign ) );</text:p>
            <text:p text:style-name="Table_20_Contents"><text:s text:c="6"/>sign[ vs ] = true;</text:p>
            <text:p text:style-name="Table_20_Contents"><text:s text:c="6"/>for( int i = 1 ; i &lt;= n ; ++ i ) mark[ i ] = -INF;</text:p>
            <text:p text:style-name="Table_20_Contents"><text:s text:c="6"/>mark[ vs ] = 0;</text:p>
            <text:p text:style-name="Table_20_Contents"><text:s text:c="6"/>return true;</text:p>
            <text:p text:style-name="Table_20_Contents"><text:s text:c="4"/>}</text:p>
            <text:p text:style-name="Table_20_Contents"><text:s text:c="2"/>return false;</text:p>
            <text:p text:style-name="Table_20_Contents">}</text:p>
            <text:p text:style-name="Table_20_Contents"/>
            <text:p text:style-name="Table_20_Contents">inline void rec()</text:p>
            <text:p text:style-name="Table_20_Contents">{</text:p>
            <text:p text:style-name="Table_20_Contents"><text:s text:c="2"/>int x = vt;</text:p>
            <text:p text:style-name="Table_20_Contents"><text:s text:c="2"/>memset( mp , false , sizeof( mp ));</text:p>
            <text:p text:style-name="Table_20_Contents"><text:s text:c="2"/>while( x not_eq vs )</text:p>
            <text:p text:style-name="Table_20_Contents"><text:s text:c="4"/>{</text:p>
            <text:p text:style-name="Table_20_Contents"><text:s text:c="6"/>mp[ prem[ x ] ] = true;</text:p>
            <text:p text:style-name="Table_20_Contents"><text:s text:c="6"/>mp[ ( prem[ x ] - 1 ^ 1 ) + 1 ] = true;</text:p>
            <text:p text:style-name="Table_20_Contents"><text:s text:c="6"/>x = pre[ x ];</text:p>
            <text:p text:style-name="Table_20_Contents"><text:s text:c="3"/>}</text:p>
            <text:p text:style-name="Table_20_Contents"><text:s text:c="2"/>for( x = 1 ; x &lt;= n ; ++ x <text:s/>) mark[ x ] = -INF;</text:p>
            <text:p text:style-name="Table_20_Contents"><text:s text:c="2"/>mark[ vs ] = 0 ;</text:p>
            <text:p text:style-name="Table_20_Contents"><text:s text:c="2"/>memset( pre , 0 , sizeof( pre ) );</text:p>
            <text:p text:style-name="Table_20_Contents"><text:s text:c="2"/>return ;</text:p>
            <text:p text:style-name="Table_20_Contents">}</text:p>
            <text:p text:style-name="Table_20_Contents"/>
            <text:p text:style-name="Table_20_Contents">int main()</text:p>
            <text:p text:style-name="Table_20_Contents">{</text:p>
            <text:p text:style-name="Table_20_Contents"><text:s text:c="2"/>while( init() )</text:p>
            <text:p text:style-name="Table_20_Contents"><text:soft-page-break/><text:s text:c="4"/>{</text:p>
            <text:p text:style-name="Table_20_Contents"><text:s text:c="6"/>while( dfs( vs ) )</text:p>
            <text:p text:style-name="Table_20_Contents"><text:tab/>{</text:p>
            <text:p text:style-name="Table_20_Contents"><text:tab/> <text:s/>rec();</text:p>
            <text:p text:style-name="Table_20_Contents"><text:tab/> <text:s/>dfs( vs , vt );</text:p>
            <text:p text:style-name="Table_20_Contents"><text:tab/>}</text:p>
            <text:p text:style-name="Table_20_Contents"><text:s text:c="6"/>out();</text:p>
            <text:p text:style-name="Table_20_Contents"><text:s text:c="4"/>}</text:p>
            <text:p text:style-name="Table_20_Contents"><text:s text:c="2"/>return 0;</text:p>
            <text:p text:style-name="Table_20_Contents">}</text:p>
          </table:table-cell>
        </table:table-row>
      </table:table>
      <text:p text:style-name="Text_20_body"><text:change text:change-id="ct158691608"/><text:change-start text:change-id="ct158669432"/></text:p>
      <text:h text:style-name="Heading_20_4" text:outline-level="4"><text:bookmark-start text:name="__RefHeading__11511_1111944108"/>EK算法*<text:bookmark-end text:name="__RefHeading__11511_1111944108"/><text:change-end text:change-id="ct158669432"/></text:h>
      <text:p text:style-name="Text_20_body"/>
      <text:p text:style-name="Text_20_body"><text:change-start text:change-id="ct158691392"/></text:p>
      <text:p text:style-name="Standard"><text:change-end text:change-id="ct158691392"/><text:change text:change-id="ct158691488"/></text:p>
      <text:h text:style-name="Heading_20_3" text:outline-level="3"><text:bookmark-start text:name="__RefHeading__11513_1111944108"/>最小割問題(Min-cut Algorithm)<text:bookmark-end text:name="__RefHeading__11513_1111944108"/></text:h>
      <text:h text:style-name="Heading_20_4" text:outline-level="4"><text:bookmark-start text:name="__RefHeading__11515_1111944108"/>Stoer-Wagner<text:note text:id="ftn1" text:note-class="footnote"><text:note-citation>1</text:note-citation><text:note-body><text:p text:style-name="P44">A Simple Min-Cut Algorithm,<text:span text:style-name="T24">Journal of the ACM, Vol. 44, No. 4, July 1997, pp. 585–591.</text:span></text:p></text:note-body></text:note><text:bookmark-end text:name="__RefHeading__11515_1111944108"/></text:h>
      <text:p text:style-name="Text_20_body"><text:tab/>計算無向帶權圖G（V，E）的最小割。</text:p>
      <text:p text:style-name="Text_20_body"><text:tab/>算法大致過程：</text:p>
      <text:p text:style-name="Text_20_body"><text:tab/>1.初始化一個點集A={a}，每次選取與A有邊相連的V-A中的最大邊，並將在V-A中的點加入A中直至所有的點都加入A。設最後加入的點s和倒數第二加入的點t然後計算割G/｛s-t｝。合併s與t.</text:p>
      <text:p text:style-name="Text_20_body"><text:tab/>2.重複過程1.直至｜V｜=1</text:p>
      <text:p text:style-name="Text_20_body"><text:tab/>參考題目： <text:s/>2010 FUZHOU REGIONAL ONSITE B(SPOJ FZ10B)</text:p>
      <table:table table:name="表格26" table:style-name="表格26">
        <table:table-column table:style-name="表格26.A"/>
        <table:table-row>
          <table:table-cell table:style-name="表格26.A1" office:value-type="string">
            <text:p text:style-name="Table_20_Contents">/*</text:p>
            <text:p text:style-name="Table_20_Contents"><text:s text:c="2"/>Stoer-Wagner Algorithm test</text:p>
            <text:p text:style-name="Table_20_Contents"><text:s text:c="2"/>ACCEPTED</text:p>
            <text:p text:style-name="Table_20_Contents"><text:s text:c="2"/>2012-09-20</text:p>
            <text:p text:style-name="Table_20_Contents"><text:s text:c="2"/>gestapolur</text:p>
            <text:p text:style-name="Table_20_Contents">*/</text:p>
            <text:p text:style-name="Table_20_Contents">#include&lt;cstdio&gt;</text:p>
            <text:p text:style-name="Table_20_Contents">#include&lt;cstring&gt;</text:p>
            <text:p text:style-name="Table_20_Contents">#define MAXN 313</text:p>
            <text:p text:style-name="Table_20_Contents">#define INF 2141483647</text:p>
            <text:p text:style-name="Table_20_Contents">int n , m , s , cnt;</text:p>
            <text:p text:style-name="Table_20_Contents">int w[ MAXN ][ MAXN ] , mark[ MAXN ];</text:p>
            <text:p text:style-name="Table_20_Contents">bool in[ MAXN ];</text:p>
            <text:p text:style-name="Table_20_Contents"/>
            <text:p text:style-name="Table_20_Contents">bool init()</text:p>
            <text:p text:style-name="Table_20_Contents">{</text:p>
            <text:p text:style-name="Table_20_Contents"><text:s text:c="2"/>scanf("%d%d%d" , &amp;n , &amp;m , &amp;s );</text:p>
            <text:p text:style-name="Table_20_Contents"><text:s text:c="2"/>if( n == 0 &amp;&amp; m == 0 &amp;&amp; s == 0 )</text:p>
            <text:p text:style-name="Table_20_Contents"><text:s text:c="4"/>return false;</text:p>
            <text:p text:style-name="Table_20_Contents"><text:s text:c="2"/>int i , j , u , v , c;</text:p>
            <text:p text:style-name="Table_20_Contents"><text:soft-page-break/><text:s text:c="2"/>for( i = 1 ; i &lt;= n ; ++ i )</text:p>
            <text:p text:style-name="Table_20_Contents"><text:s text:c="4"/>for( j = 1 ; j &lt;= n ; ++ j )</text:p>
            <text:p text:style-name="Table_20_Contents"><text:s text:c="6"/>w[ i ][ j ] = 0;</text:p>
            <text:p text:style-name="Table_20_Contents"><text:s text:c="2"/>for( i = 1 ; i &lt;= m ; ++ i )</text:p>
            <text:p text:style-name="Table_20_Contents"><text:s text:c="4"/>{</text:p>
            <text:p text:style-name="Table_20_Contents"><text:s text:c="6"/>scanf("%d%d%d" , &amp;u , &amp;v , &amp;c );</text:p>
            <text:p text:style-name="Table_20_Contents"><text:s text:c="6"/>if( u != v )</text:p>
            <text:p text:style-name="Table_20_Contents"><text:tab/>w[ u ][ v ] += c , w[ v ][ u ] += c;</text:p>
            <text:p text:style-name="Table_20_Contents"><text:s text:c="3"/>}</text:p>
            <text:p text:style-name="Table_20_Contents"><text:s text:c="2"/>return true;</text:p>
            <text:p text:style-name="Table_20_Contents">}</text:p>
            <text:p text:style-name="Table_20_Contents"/>
            <text:p text:style-name="Table_20_Contents">void mincut()</text:p>
            <text:p text:style-name="Table_20_Contents">{</text:p>
            <text:p text:style-name="Table_20_Contents"><text:s text:c="2"/>int i , j , k , l1 , l2 , minc = INF , tminc , tmax , tot = n;</text:p>
            <text:p text:style-name="Table_20_Contents"><text:s text:c="2"/>for( i = 1 ; i &lt;= n ; ++ i )</text:p>
            <text:p text:style-name="Table_20_Contents"><text:s text:c="4"/>{</text:p>
            <text:p text:style-name="Table_20_Contents"><text:s text:c="6"/>for( tminc = 0 , j = 1 ; j &lt;= n ; ++ j )</text:p>
            <text:p text:style-name="Table_20_Contents"><text:tab/>tminc += w[ i ][ j ];</text:p>
            <text:p text:style-name="Table_20_Contents"><text:s text:c="6"/>minc = tminc &lt; minc ? tminc : minc;</text:p>
            <text:p text:style-name="Table_20_Contents"><text:s text:c="4"/>}</text:p>
            <text:p text:style-name="Table_20_Contents"><text:s text:c="2"/>if( n &gt; 2 )//mincutphase</text:p>
            <text:p text:style-name="Table_20_Contents"><text:s text:c="4"/>for( l1 = 0 , l2 = 1 , i = 1 ; i &lt; tot ; ++ i , -- n )</text:p>
            <text:p text:style-name="Table_20_Contents"><text:s text:c="6"/>{</text:p>
            <text:p text:style-name="Table_20_Contents"><text:tab/>memset( in , false , sizeof( bool ) * ( n + 1 ));</text:p>
            <text:p text:style-name="Table_20_Contents"><text:tab/>memcpy( mark , w[ 1 ] , sizeof( int ) * ( n + 1 ));</text:p>
            <text:p text:style-name="Table_20_Contents"><text:tab/>for( in[ 1 ] = true , mark[ 1 ] = 0 , j = 1 ; j &lt; n ; ++ j )</text:p>
            <text:p text:style-name="Table_20_Contents"><text:tab/> <text:s/>{</text:p>
            <text:p text:style-name="Table_20_Contents"><text:tab/> <text:s text:c="3"/>for( l1 = l2 , l2 = 0 , tmax = 0 , k = 1 ; k &lt;= n ; ++ k )</text:p>
            <text:p text:style-name="Table_20_Contents"><text:tab/> <text:s text:c="5"/>if( !in[ k ] &amp;&amp; tmax &lt; mark[ k ] )</text:p>
            <text:p text:style-name="Table_20_Contents"><text:tab/><text:tab/>{ tmax = mark[ k ]; l2 = k; }</text:p>
            <text:p text:style-name="Table_20_Contents"><text:tab/> <text:s text:c="3"/>if( !l2 ) { printf( "0\n" ); return ; }//graph were not connected</text:p>
            <text:p text:style-name="Table_20_Contents"><text:tab/> <text:s text:c="3"/>in[ l2 ] = true;</text:p>
            <text:p text:style-name="Table_20_Contents"><text:tab/> <text:s text:c="3"/>for( k = 1 ; k &lt;= n ; ++ k )</text:p>
            <text:p text:style-name="Table_20_Contents"><text:tab/> <text:s text:c="5"/>if( mark[ k ] &lt; w[ l2 ][ k ] )</text:p>
            <text:p text:style-name="Table_20_Contents"><text:tab/><text:tab/>mark[ k ] = w[ l2 ][ k ];</text:p>
            <text:p text:style-name="Table_20_Contents"><text:tab/> <text:s/>}</text:p>
            <text:p text:style-name="Table_20_Contents"><text:tab/>for( j = 1 ; j &lt;= n ; ++ j )//merge</text:p>
            <text:p text:style-name="Table_20_Contents"><text:tab/> <text:s/>{</text:p>
            <text:p text:style-name="Table_20_Contents"><text:tab/> <text:s text:c="3"/>if( j != l1 ) { w[ l1 ][ j ] += w[ l2 ][ j ]; w[ j ][ l1 ] += w[ j ][ l2 ];}</text:p>
            <text:p text:style-name="Table_20_Contents"><text:tab/> <text:s text:c="3"/>w[ l2 ][ j ] = w[ n ][ j ]; w[ j ][ l2 ] = w[ j ][ n ];</text:p>
            <text:p text:style-name="Table_20_Contents"><text:tab/> <text:s/>}</text:p>
            <text:p text:style-name="Table_20_Contents"><text:tab/>for( tminc = 0 , j = 1 ; j &lt; n ; ++ j )//count the number</text:p>
            <text:p text:style-name="Table_20_Contents"><text:tab/> <text:s/>tminc += w[ l1 ][ j ];</text:p>
            <text:p text:style-name="Table_20_Contents"><text:tab/>minc = tminc &lt; minc ? tminc : minc;</text:p>
            <text:p text:style-name="Table_20_Contents"><text:s text:c="6"/>}</text:p>
            <text:p text:style-name="Table_20_Contents"><text:s text:c="2"/>printf( "%d\n" , m &lt; tot - 1 ? 0 : minc );</text:p>
            <text:p text:style-name="Table_20_Contents"><text:s text:c="2"/>return ;</text:p>
            <text:p text:style-name="Table_20_Contents">}</text:p>
            <text:p text:style-name="Table_20_Contents"/>
            <text:p text:style-name="Table_20_Contents">int main()</text:p>
            <text:p text:style-name="Table_20_Contents">{</text:p>
            <text:p text:style-name="Table_20_Contents"><text:s text:c="2"/>while( init() )</text:p>
            <text:p text:style-name="Table_20_Contents"><text:soft-page-break/><text:s text:c="4"/>mincut(); </text:p>
            <text:p text:style-name="Table_20_Contents"><text:s text:c="2"/>return 0;</text:p>
            <text:p text:style-name="Table_20_Contents">}</text:p>
          </table:table-cell>
        </table:table-row>
      </table:table>
      <text:p text:style-name="Text_20_body"><text:change-start text:change-id="ct158702104"/></text:p>
      <text:h text:style-name="P10" text:outline-level="2"><text:bookmark-start text:name="__RefHeading__11517_1111944108"/>Bipartite Graph (二分图问题)<text:bookmark-end text:name="__RefHeading__11517_1111944108"/></text:h>
      <text:h text:style-name="Heading_20_3" text:outline-level="3"><text:bookmark-start text:name="__RefHeading__11519_1111944108"/><text:change-end text:change-id="ct158702104"/><text:change text:change-id="ct158702328"/>Hungary算法<text:bookmark-end text:name="__RefHeading__11519_1111944108"/></text:h>
      <text:p text:style-name="P18"><text:tab/>简言之就是用DFS的方法找可行的路径，如果不行的话试着调整已经走过的路径上的点来增加匹配。</text:p>
      <table:table table:name="表格19" table:style-name="表格19">
        <table:table-column table:style-name="表格19.A"/>
        <table:table-row>
          <table:table-cell table:style-name="表格19.A1" office:value-type="string">
            <text:p text:style-name="Table_20_Contents">#include&lt;iostream&gt;</text:p>
            <text:p text:style-name="Table_20_Contents">#include&lt;cstring&gt;</text:p>
            <text:p text:style-name="Table_20_Contents">#define MAXN 302</text:p>
            <text:p text:style-name="Table_20_Contents">using namespace std;</text:p>
            <text:p text:style-name="Table_20_Contents"/>
            <text:p text:style-name="Table_20_Contents">int n , m;</text:p>
            <text:p text:style-name="Table_20_Contents">int w[ MAXN ][ MAXN ];</text:p>
            <text:p text:style-name="Table_20_Contents">int linky[ MAXN ];</text:p>
            <text:p text:style-name="Table_20_Contents">bool visx[ MAXN ] , visy[ MAXN ];</text:p>
            <text:p text:style-name="Table_20_Contents"/>
            <text:p text:style-name="Table_20_Contents">void init()</text:p>
            <text:p text:style-name="Table_20_Contents">{</text:p>
            <text:p text:style-name="Table_20_Contents"><text:s text:c="2"/>int u , v;</text:p>
            <text:p text:style-name="Table_20_Contents"><text:s text:c="2"/>cin&gt;&gt;n&gt;&gt;m;</text:p>
            <text:p text:style-name="Table_20_Contents"><text:s text:c="2"/>for( int i = 1 ; i &lt;= m ; ++ i )</text:p>
            <text:p text:style-name="Table_20_Contents"><text:s text:c="4"/>{</text:p>
            <text:p text:style-name="Table_20_Contents"><text:s text:c="6"/>cin&gt;&gt;u&gt;&gt;v;</text:p>
            <text:p text:style-name="Table_20_Contents"><text:s text:c="6"/>w[ u ][ v ] = 1;</text:p>
            <text:p text:style-name="Table_20_Contents"><text:s text:c="4"/>}</text:p>
            <text:p text:style-name="Table_20_Contents"><text:s text:c="2"/>return ;</text:p>
            <text:p text:style-name="Table_20_Contents">}</text:p>
            <text:p text:style-name="Table_20_Contents"/>
            <text:p text:style-name="Table_20_Contents">bool find( int x )</text:p>
            <text:p text:style-name="Table_20_Contents">{</text:p>
            <text:p text:style-name="Table_20_Contents"><text:s text:c="2"/>for( int i = 1 ; i &lt;= n ; ++ i )</text:p>
            <text:p text:style-name="Table_20_Contents"><text:s text:c="4"/>if( w[ x ][ i ] and not visy[ i ] )</text:p>
            <text:p text:style-name="Table_20_Contents"><text:s text:c="6"/>{</text:p>
            <text:p text:style-name="Table_20_Contents"><text:tab/>visy[ i ] = true;</text:p>
            <text:p text:style-name="Table_20_Contents"><text:tab/>if( not linky[ i ] or find( linky[ i ] ) )</text:p>
            <text:p text:style-name="Table_20_Contents"><text:tab/> <text:s/>{</text:p>
            <text:p text:style-name="Table_20_Contents"><text:tab/> <text:s text:c="3"/>linky[ i ] = x;</text:p>
            <text:p text:style-name="Table_20_Contents"><text:tab/> <text:s text:c="3"/>return true;</text:p>
            <text:p text:style-name="Table_20_Contents"><text:tab/> <text:s/>}</text:p>
            <text:p text:style-name="Table_20_Contents"><text:s text:c="6"/>}</text:p>
            <text:p text:style-name="Table_20_Contents"><text:s text:c="2"/>return false;</text:p>
            <text:p text:style-name="Table_20_Contents">}</text:p>
            <text:p text:style-name="Table_20_Contents"/>
            <text:p text:style-name="Table_20_Contents">void hungry()</text:p>
            <text:p text:style-name="Table_20_Contents">{</text:p>
            <text:p text:style-name="Table_20_Contents"><text:s text:c="2"/>int cnt = 0;</text:p>
            <text:p text:style-name="Table_20_Contents"><text:s text:c="2"/>for( int i = 1 ; i &lt;= n ; ++ i )</text:p>
            <text:p text:style-name="Table_20_Contents"><text:s text:c="4"/>{</text:p>
            <text:p text:style-name="Table_20_Contents"><text:soft-page-break/><text:s text:c="6"/>memset( visy , false , sizeof( visy ) );</text:p>
            <text:p text:style-name="Table_20_Contents"><text:s text:c="6"/>if( find( i ) )</text:p>
            <text:p text:style-name="Table_20_Contents"><text:tab/>++ cnt;</text:p>
            <text:p text:style-name="Table_20_Contents"><text:s text:c="4"/>}</text:p>
            <text:p text:style-name="Table_20_Contents"><text:s text:c="2"/>cout&lt;&lt;cnt&lt;&lt;"\n";</text:p>
            <text:p text:style-name="Table_20_Contents"><text:s text:c="2"/>for( int i = 1 ; i &lt;= n ; ++ i )</text:p>
            <text:p text:style-name="Table_20_Contents"><text:s text:c="4"/>cout&lt;&lt;linky[ i ]&lt;&lt;" ";</text:p>
            <text:p text:style-name="Table_20_Contents"><text:s text:c="2"/>cout&lt;&lt;"\n";</text:p>
            <text:p text:style-name="Table_20_Contents"><text:s text:c="2"/>return ;</text:p>
            <text:p text:style-name="Table_20_Contents">}</text:p>
            <text:p text:style-name="Table_20_Contents"/>
            <text:p text:style-name="Table_20_Contents">int main()</text:p>
            <text:p text:style-name="Table_20_Contents">{</text:p>
            <text:p text:style-name="Table_20_Contents"><text:s text:c="2"/>init();</text:p>
            <text:p text:style-name="Table_20_Contents"><text:s text:c="2"/>hungry();</text:p>
            <text:p text:style-name="Table_20_Contents"><text:s text:c="2"/>return 0;</text:p>
            <text:p text:style-name="Table_20_Contents">}</text:p>
          </table:table-cell>
        </table:table-row>
      </table:table>
      <text:p text:style-name="Standard"><text:change-start text:change-id="ct158705616"/></text:p>
      <text:h text:style-name="P7" text:outline-level="3"><text:bookmark-start text:name="__RefHeading__11521_1111944108"/><text:change-end text:change-id="ct158705616"/>KM<text:bookmark-end text:name="__RefHeading__11521_1111944108"/></text:h>
      <text:p text:style-name="P8"/>
      <table:table table:name="表格22" table:style-name="表格22">
        <table:table-column table:style-name="表格22.A"/>
        <table:table-column table:style-name="表格22.B"/>
        <table:table-row>
          <table:table-cell table:style-name="表格22.A1" office:value-type="string">
            <text:p text:style-name="Table_20_Contents"/>
          </table:table-cell>
          <table:table-cell table:style-name="表格22.B1" office:value-type="string">
            <text:p text:style-name="Table_20_Contents">/*</text:p>
            <text:p text:style-name="Table_20_Contents">这里求的是除了最优匹配之外的图的权值</text:p>
            <text:p text:style-name="Table_20_Contents">*/</text:p>
            <text:p text:style-name="Table_20_Contents">#include &lt;cstdio&gt;</text:p>
            <text:p text:style-name="Table_20_Contents">#include &lt;cstring&gt;</text:p>
            <text:p text:style-name="Table_20_Contents">using namespace std;</text:p>
            <text:p text:style-name="Table_20_Contents"/>
            <text:p text:style-name="Table_20_Contents">const int maxn=160,OO=2147483647;</text:p>
            <text:p text:style-name="Table_20_Contents">int w[maxn][maxn];</text:p>
            <text:p text:style-name="Table_20_Contents">int lx[maxn],ly[maxn];</text:p>
            <text:p text:style-name="Table_20_Contents">int linky[maxn];</text:p>
            <text:p text:style-name="Table_20_Contents">int visx[maxn],visy[maxn];</text:p>
            <text:p text:style-name="Table_20_Contents">int N;</text:p>
            <text:p text:style-name="Table_20_Contents">int slack[maxn];</text:p>
            <text:p text:style-name="Table_20_Contents"/>
            <text:p text:style-name="Table_20_Contents">void input(){</text:p>
            <text:p text:style-name="Table_20_Contents"><text:tab/>scanf("%d",&amp;N);</text:p>
            <text:p text:style-name="Table_20_Contents"><text:tab/>for(int i=0;i&lt;N;++i)</text:p>
            <text:p text:style-name="Table_20_Contents"><text:tab/><text:tab/>for(int j=0;j&lt;N;++j)</text:p>
            <text:p text:style-name="Table_20_Contents"><text:tab/><text:tab/><text:tab/>scanf("%d",&amp;w[i][j]);</text:p>
            <text:p text:style-name="Table_20_Contents">}</text:p>
            <text:p text:style-name="Table_20_Contents">bool find(int x){</text:p>
            <text:p text:style-name="Table_20_Contents"><text:tab/>visx[x]=true;</text:p>
            <text:p text:style-name="Table_20_Contents"><text:tab/>for(int y=0;y&lt;N;++y){</text:p>
            <text:p text:style-name="Table_20_Contents"><text:tab/><text:tab/>if(visy[y])continue;</text:p>
            <text:p text:style-name="Table_20_Contents"><text:tab/><text:tab/>int t=lx[x]+ly[y]-w[x][y];</text:p>
            <text:p text:style-name="Table_20_Contents"><text:tab/><text:tab/>if(t==0){</text:p>
            <text:p text:style-name="Table_20_Contents"><text:tab/><text:tab/><text:tab/>visy[y]=true;</text:p>
            <text:p text:style-name="Table_20_Contents"><text:tab/><text:tab/><text:tab/>if(linky[y]==-1||find(linky[y])){</text:p>
            <text:p text:style-name="Table_20_Contents"><text:tab/><text:tab/><text:tab/><text:tab/>linky[y]=x;</text:p>
            <text:p text:style-name="Table_20_Contents"><text:tab/><text:tab/><text:tab/><text:tab/>return true;</text:p>
            <text:p text:style-name="Table_20_Contents"><text:tab/><text:tab/><text:tab/>}</text:p>
            <text:p text:style-name="Table_20_Contents"><text:tab/><text:tab/>}</text:p>
            <text:p text:style-name="Table_20_Contents"><text:tab/><text:tab/>else{</text:p>
            <text:p text:style-name="Table_20_Contents"><text:tab/><text:tab/><text:tab/>if(slack[y]&gt;t)</text:p>
            <text:p text:style-name="Table_20_Contents"><text:tab/><text:tab/><text:tab/><text:tab/>slack[y]=t;</text:p>
            <text:p text:style-name="Table_20_Contents"><text:tab/><text:tab/>}</text:p>
            <text:p text:style-name="Table_20_Contents"><text:soft-page-break/><text:tab/>}</text:p>
            <text:p text:style-name="Table_20_Contents"><text:tab/>return false;</text:p>
            <text:p text:style-name="Table_20_Contents">}</text:p>
            <text:p text:style-name="Table_20_Contents">void KM(){</text:p>
            <text:p text:style-name="Table_20_Contents"><text:tab/>memset(linky,-1,sizeof(linky));</text:p>
            <text:p text:style-name="Table_20_Contents"><text:tab/>memset(lx,0,sizeof(lx));</text:p>
            <text:p text:style-name="Table_20_Contents"><text:tab/>memset(ly,0,sizeof(ly));</text:p>
            <text:p text:style-name="Table_20_Contents"><text:tab/>for(int i=0;i&lt;N;++i)</text:p>
            <text:p text:style-name="Table_20_Contents"><text:tab/><text:tab/>for(int j=0;j&lt;N;++j)</text:p>
            <text:p text:style-name="Table_20_Contents"><text:tab/><text:tab/><text:tab/>if(w[i][j]&gt;lx[i])</text:p>
            <text:p text:style-name="Table_20_Contents"><text:tab/><text:tab/><text:tab/><text:tab/>lx[i]=w[i][j];</text:p>
            <text:p text:style-name="Table_20_Contents"><text:tab/>for(int x=0;x&lt;N;++x){</text:p>
            <text:p text:style-name="Table_20_Contents"><text:tab/><text:tab/>for(int i=0;i&lt;N;++i)</text:p>
            <text:p text:style-name="Table_20_Contents"><text:tab/><text:tab/><text:tab/>slack[i]=OO;</text:p>
            <text:p text:style-name="Table_20_Contents"><text:tab/><text:tab/>for(;;){</text:p>
            <text:p text:style-name="Table_20_Contents"><text:tab/><text:tab/><text:tab/>memset(visx,0,sizeof(visx));</text:p>
            <text:p text:style-name="Table_20_Contents"><text:tab/><text:tab/><text:tab/>memset(visy,0,sizeof(visy));</text:p>
            <text:p text:style-name="Table_20_Contents"><text:tab/><text:tab/><text:tab/>if(find(x))break;</text:p>
            <text:p text:style-name="Table_20_Contents"><text:tab/><text:tab/><text:tab/>int d=OO;</text:p>
            <text:p text:style-name="Table_20_Contents"><text:tab/><text:tab/><text:tab/>for(int i=0;i&lt;N;++i){</text:p>
            <text:p text:style-name="Table_20_Contents"><text:tab/><text:tab/><text:tab/><text:tab/>if(!visy[i])</text:p>
            <text:p text:style-name="Table_20_Contents"><text:tab/><text:tab/><text:tab/><text:tab/><text:tab/>if(d&gt;slack[i])</text:p>
            <text:p text:style-name="Table_20_Contents"><text:tab/><text:tab/><text:tab/><text:tab/><text:tab/><text:tab/>d=slack[i];</text:p>
            <text:p text:style-name="Table_20_Contents"><text:tab/><text:tab/><text:tab/>}</text:p>
            <text:p text:style-name="Table_20_Contents"><text:tab/><text:tab/><text:tab/>for(int i=0;i&lt;N;++i){</text:p>
            <text:p text:style-name="Table_20_Contents"><text:tab/><text:tab/><text:tab/><text:tab/>if(visx[i])</text:p>
            <text:p text:style-name="Table_20_Contents"><text:tab/><text:tab/><text:tab/><text:tab/><text:tab/>lx[i]-=d;</text:p>
            <text:p text:style-name="Table_20_Contents"><text:tab/><text:tab/><text:tab/>}</text:p>
            <text:p text:style-name="Table_20_Contents"><text:tab/><text:tab/><text:tab/>for(int i=0;i&lt;N;++i){</text:p>
            <text:p text:style-name="Table_20_Contents"><text:tab/><text:tab/><text:tab/><text:tab/>if(visy[i])</text:p>
            <text:p text:style-name="Table_20_Contents"><text:tab/><text:tab/><text:tab/><text:tab/><text:tab/>ly[i]+=d;</text:p>
            <text:p text:style-name="Table_20_Contents"><text:tab/><text:tab/><text:tab/><text:tab/>else</text:p>
            <text:p text:style-name="Table_20_Contents"><text:tab/><text:tab/><text:tab/><text:tab/><text:tab/>slack[i]-=d;</text:p>
            <text:p text:style-name="Table_20_Contents"><text:tab/><text:tab/><text:tab/>}</text:p>
            <text:p text:style-name="Table_20_Contents"><text:tab/><text:tab/>}</text:p>
            <text:p text:style-name="Table_20_Contents"><text:tab/>}</text:p>
            <text:p text:style-name="Table_20_Contents">}</text:p>
            <text:p text:style-name="Table_20_Contents">void output(){</text:p>
            <text:p text:style-name="Table_20_Contents"><text:tab/>int res=0;</text:p>
            <text:p text:style-name="Table_20_Contents"><text:tab/>/*</text:p>
            <text:p text:style-name="Table_20_Contents"><text:tab/>for(int i = 0 ; i &lt; N ; ++ i)</text:p>
            <text:p text:style-name="Table_20_Contents"><text:tab/> <text:s/>{</text:p>
            <text:p text:style-name="Table_20_Contents"><text:tab/> <text:s text:c="3"/>for(int j = 0 ; j &lt; N ; ++ j)</text:p>
            <text:p text:style-name="Table_20_Contents"><text:tab/> <text:s text:c="5"/>printf("%d ",w[ i ][ j ]);</text:p>
            <text:p text:style-name="Table_20_Contents"><text:tab/> <text:s text:c="3"/>printf("\n%d %d\n" ,linky[ i ] , w[ linky[ i ] ][ i ]);</text:p>
            <text:p text:style-name="Table_20_Contents"><text:tab/> <text:s/>}</text:p>
            <text:p text:style-name="Table_20_Contents"><text:tab/>*/</text:p>
            <text:p text:style-name="Table_20_Contents"><text:tab/>for(int j=0;j&lt;N;++j){</text:p>
            <text:p text:style-name="Table_20_Contents"><text:tab/><text:tab/>for(int i=0;i&lt;N;++i)</text:p>
            <text:p text:style-name="Table_20_Contents"><text:tab/><text:tab/><text:tab/>res+=w[i][j];</text:p>
            <text:p text:style-name="Table_20_Contents"><text:tab/><text:tab/>res-=w[linky[j]][j];</text:p>
            <text:p text:style-name="Table_20_Contents"><text:tab/>}</text:p>
            <text:p text:style-name="Table_20_Contents"><text:tab/>printf("%d\n",res);</text:p>
            <text:p text:style-name="Table_20_Contents">}</text:p>
            <text:p text:style-name="Table_20_Contents">int main(){</text:p>
            <text:p text:style-name="Table_20_Contents"><text:tab/>input();</text:p>
            <text:p text:style-name="Table_20_Contents"><text:tab/>KM();</text:p>
            <text:p text:style-name="Table_20_Contents"><text:tab/>output();</text:p>
            <text:p text:style-name="Table_20_Contents">}</text:p>
          </table:table-cell>
        </table:table-row>
      </table:table>
      <text:h text:style-name="Heading_20_3" text:outline-level="3"><text:bookmark-start text:name="__RefHeading__11523_1111944108"/><text:soft-page-break/>Minimum Path Cover(最小路徑覆蓋問題)<text:bookmark-end text:name="__RefHeading__11523_1111944108"/></text:h>
      <text:p text:style-name="Text_20_body">DAG ： 有向无环图<text:line-break/>路徑覆蓋：<text:a xlink:type="simple" xlink:href="http://en.wikipedia.org/wiki/Path_cover#CITEREFDiestel2005"><text:span text:style-name="T2">http://en.wikipedia.org/wiki/Path_cover#CITEREFDiestel2005</text:span></text:a><text:line-break/>在DAG中，圖G的最小路径覆盖 = G顶点数V - 轉化成二分圖G‘後的最大匹配数<text:line-break/>证明：<text:line-break/>1.首先这样建立一个二分图：（算法导论“最小路径覆盖”词条对应的练习）<text:line-break/>2.假设在这个二分图中，已经有一个匹配。那么对于点x'，如果它和某个y'匹配，那么在原图G上x'一定不是某个<text:span text:style-name="T23">覆盖路径</text:span>的结束的点。所以这个在匹配中的点x'就都不是覆盖路径结束的点，显然每条匹配路径中只有一个结束的点，而且因为所有<text:line-break/>的点都在覆盖路径中，那么V减去在匹配中的x'的数量就是覆盖路径的数量了。<text:line-break/>3.所以x'的數量越多，覆蓋路徑的數量就會越少。根據König定理，最大覆蓋頂點數量等於最大匹配數，所以對這個二分圖計算最大匹配就可以算出最少覆蓋路徑了。<text:line-break/>證明到此結束了。<text:line-break/>上面實際上是Dilworth定理轉換成等價的二分圖表示後的證明（下面的鏈接）<text:line-break/>這裏有一個歸納法的證明：<text:a xlink:type="simple" xlink:href="http://en.wikipedia.org/wiki/Dilworth%27s_theorem"><text:span text:style-name="T2">http://en.wikipedia.org/wiki/Dilworth%27s_theorem</text:span></text:a><text:line-break/><text:line-break/>4.如何计算每一條覆盖路径 <text:line-break/>利用之前的匹配可以計算出一個拓撲序從而就知道每條路徑了。<text:line-break/>ps:所以这个定理一定要在有向无环图上才能够成立也是顯然的了。<text:line-break/></text:p>
      <text:h text:style-name="P6" text:outline-level="2"><text:bookmark-start text:name="__RefHeading__11525_1111944108"/><text:change text:change-id="ct158712528"/>Balanced Tree(平衡树)<text:bookmark-end text:name="__RefHeading__11525_1111944108"/></text:h>
      <text:h text:style-name="P12" text:outline-level="3"><text:bookmark-start text:name="__RefHeading__11527_1111944108"/>Treap<text:bookmark-end text:name="__RefHeading__11527_1111944108"/></text:h>
      <text:p text:style-name="P9">可能左旋和右旋时反的，使用时可能需要用注释掉的那段代码。</text:p>
      <text:p text:style-name="P9"/>
      <table:table table:name="表格23" table:style-name="表格23">
        <table:table-column table:style-name="表格23.A"/>
        <table:table-column table:style-name="表格23.B"/>
        <table:table-row>
          <table:table-cell table:style-name="表格23.A1" office:value-type="string">
            <text:p text:style-name="Table_20_Contents"/>
          </table:table-cell>
          <table:table-cell table:style-name="表格23.B1" office:value-type="string">
            <text:p text:style-name="Table_20_Contents">/* </text:p>
            <text:p text:style-name="Table_20_Contents"><text:s text:c="2"/>treap code sample </text:p>
            <text:p text:style-name="Table_20_Contents"><text:s text:c="2"/>by gestapolur </text:p>
            <text:p text:style-name="Table_20_Contents">2009.4.14 </text:p>
            <text:p text:style-name="Table_20_Contents"><text:s/>*/ </text:p>
            <text:p text:style-name="Table_20_Contents">#include&lt;iostream&gt; </text:p>
            <text:p text:style-name="Table_20_Contents">#define MAXN 1001 </text:p>
            <text:p text:style-name="Table_20_Contents">using std::cin; </text:p>
            <text:p text:style-name="Table_20_Contents">using std::cout; </text:p>
            <text:p text:style-name="Table_20_Contents"/>
            <text:p text:style-name="Table_20_Contents">int n,root; </text:p>
            <text:p text:style-name="Table_20_Contents"/>
            <text:p text:style-name="Table_20_Contents">class Node </text:p>
            <text:p text:style-name="Table_20_Contents">{ </text:p>
            <text:p text:style-name="Table_20_Contents">public: </text:p>
            <text:p text:style-name="Table_20_Contents"><text:s text:c="2"/>int key,rank,lc,rc,pa; </text:p>
            <text:p text:style-name="Table_20_Contents">}; </text:p>
            <text:p text:style-name="Table_20_Contents"><text:soft-page-break/></text:p>
            <text:p text:style-name="Table_20_Contents">Node node[MAXN]; </text:p>
            <text:p text:style-name="Table_20_Contents"/>
            <text:p text:style-name="Table_20_Contents">int find(int k) </text:p>
            <text:p text:style-name="Table_20_Contents">{ </text:p>
            <text:p text:style-name="Table_20_Contents"><text:s text:c="2"/>int x=root; </text:p>
            <text:p text:style-name="Table_20_Contents"><text:s text:c="2"/>while( x and node[x].key not_eq k ) </text:p>
            <text:p text:style-name="Table_20_Contents"><text:s text:c="4"/>{ </text:p>
            <text:p text:style-name="Table_20_Contents"><text:s text:c="6"/>if( k &lt; node[x].key) </text:p>
            <text:p text:style-name="Table_20_Contents"><text:tab/>x=node[x].lc; </text:p>
            <text:p text:style-name="Table_20_Contents"><text:s text:c="6"/>else </text:p>
            <text:p text:style-name="Table_20_Contents"><text:tab/>x=node[x].rc; </text:p>
            <text:p text:style-name="Table_20_Contents"><text:s text:c="4"/>} </text:p>
            <text:p text:style-name="Table_20_Contents"><text:s text:c="2"/>return x; </text:p>
            <text:p text:style-name="Table_20_Contents">} </text:p>
            <text:p text:style-name="Table_20_Contents"/>
            <text:p text:style-name="Table_20_Contents">int getmin(int x) </text:p>
            <text:p text:style-name="Table_20_Contents">{ </text:p>
            <text:p text:style-name="Table_20_Contents"><text:s text:c="2"/>while(node[x].lc) </text:p>
            <text:p text:style-name="Table_20_Contents"><text:s text:c="4"/>x=node[x].lc; </text:p>
            <text:p text:style-name="Table_20_Contents"><text:s text:c="2"/>return x; </text:p>
            <text:p text:style-name="Table_20_Contents">} </text:p>
            <text:p text:style-name="Table_20_Contents"/>
            <text:p text:style-name="Table_20_Contents">int getmax(int x) </text:p>
            <text:p text:style-name="Table_20_Contents">{ </text:p>
            <text:p text:style-name="Table_20_Contents"><text:s text:c="2"/>while(node[x].rc) </text:p>
            <text:p text:style-name="Table_20_Contents"><text:s text:c="4"/>x=node[x].rc; </text:p>
            <text:p text:style-name="Table_20_Contents">} </text:p>
            <text:p text:style-name="Table_20_Contents"/>
            <text:p text:style-name="Table_20_Contents">int successor(int x) </text:p>
            <text:p text:style-name="Table_20_Contents">{ </text:p>
            <text:p text:style-name="Table_20_Contents"><text:s text:c="2"/>if(node[x].rc) </text:p>
            <text:p text:style-name="Table_20_Contents"><text:s text:c="4"/>return getmin(node[x].lc); <text:s text:c="2"/></text:p>
            <text:p text:style-name="Table_20_Contents"><text:s text:c="2"/>int y=node[x].pa; </text:p>
            <text:p text:style-name="Table_20_Contents"><text:s text:c="2"/>while( y and x==node[y].rc) </text:p>
            <text:p text:style-name="Table_20_Contents"><text:s text:c="4"/>{ </text:p>
            <text:p text:style-name="Table_20_Contents"><text:s text:c="6"/>x=y; </text:p>
            <text:p text:style-name="Table_20_Contents"><text:s text:c="6"/>y=node[y].pa; </text:p>
            <text:p text:style-name="Table_20_Contents"><text:s text:c="4"/>} </text:p>
            <text:p text:style-name="Table_20_Contents"><text:s text:c="2"/>return y; </text:p>
            <text:p text:style-name="Table_20_Contents">} </text:p>
            <text:p text:style-name="Table_20_Contents">int pred(int x) </text:p>
            <text:p text:style-name="Table_20_Contents">{ </text:p>
            <text:p text:style-name="Table_20_Contents"><text:s text:c="2"/>if(node[x].lc) </text:p>
            <text:p text:style-name="Table_20_Contents"><text:s text:c="4"/>return getmax(node[x].lc); </text:p>
            <text:p text:style-name="Table_20_Contents"><text:s text:c="2"/>int y=node[x].pa; </text:p>
            <text:p text:style-name="Table_20_Contents"><text:s text:c="2"/>while( y and x==node[y].lc) </text:p>
            <text:p text:style-name="Table_20_Contents"><text:s text:c="4"/>{ </text:p>
            <text:p text:style-name="Table_20_Contents"><text:s text:c="6"/>x=y; </text:p>
            <text:p text:style-name="Table_20_Contents"><text:s text:c="6"/>y=node[y].pa; </text:p>
            <text:p text:style-name="Table_20_Contents"><text:s text:c="4"/>} </text:p>
            <text:p text:style-name="Table_20_Contents"><text:s text:c="2"/>return y; </text:p>
            <text:p text:style-name="Table_20_Contents">} </text:p>
            <text:p text:style-name="Table_20_Contents">/* </text:p>
            <text:p text:style-name="Table_20_Contents"><text:soft-page-break/>void leftratote(int x) </text:p>
            <text:p text:style-name="Table_20_Contents">{ </text:p>
            <text:p text:style-name="Table_20_Contents"><text:s text:c="2"/>int y = node[x].pa; </text:p>
            <text:p text:style-name="Table_20_Contents"><text:s text:c="2"/>if(y==root) root=x; </text:p>
            <text:p text:style-name="Table_20_Contents"><text:s text:c="2"/>node[x].pa=node[y].pa; </text:p>
            <text:p text:style-name="Table_20_Contents"><text:s text:c="2"/>node[node[x].rc].pa=y; </text:p>
            <text:p text:style-name="Table_20_Contents"><text:s text:c="2"/>node[y].lc=node[x].rc; </text:p>
            <text:p text:style-name="Table_20_Contents"><text:s text:c="2"/>node[x].rc=y; </text:p>
            <text:p text:style-name="Table_20_Contents"><text:s text:c="2"/>if(node[node[y].pa].lc==y) </text:p>
            <text:p text:style-name="Table_20_Contents"><text:s text:c="4"/>node[node[y].pa].lc=x; </text:p>
            <text:p text:style-name="Table_20_Contents"><text:s text:c="2"/>else </text:p>
            <text:p text:style-name="Table_20_Contents"><text:s text:c="4"/>node[node[y].pa].rc=x; </text:p>
            <text:p text:style-name="Table_20_Contents"><text:s text:c="2"/>node[y].pa=x; </text:p>
            <text:p text:style-name="Table_20_Contents"><text:s text:c="2"/>return; </text:p>
            <text:p text:style-name="Table_20_Contents">} </text:p>
            <text:p text:style-name="Table_20_Contents"/>
            <text:p text:style-name="Table_20_Contents">void rightratote(int x) </text:p>
            <text:p text:style-name="Table_20_Contents">{ </text:p>
            <text:p text:style-name="Table_20_Contents"><text:s text:c="2"/>int y=node[x].pa; </text:p>
            <text:p text:style-name="Table_20_Contents"><text:s text:c="2"/>if(y==root) root = x; </text:p>
            <text:p text:style-name="Table_20_Contents"><text:s text:c="2"/>node[x].pa=node[y].pa; </text:p>
            <text:p text:style-name="Table_20_Contents"><text:s text:c="2"/>node[node[x].lc].pa=y; </text:p>
            <text:p text:style-name="Table_20_Contents"><text:s text:c="2"/>node[y].rc=node[x].lc; </text:p>
            <text:p text:style-name="Table_20_Contents"><text:s text:c="2"/>node[x].lc=y; </text:p>
            <text:p text:style-name="Table_20_Contents"><text:s text:c="2"/>if(node[node[y].pa].lc==y) </text:p>
            <text:p text:style-name="Table_20_Contents"><text:s text:c="4"/>node[node[y].pa].lc=x; </text:p>
            <text:p text:style-name="Table_20_Contents"><text:s text:c="2"/>else </text:p>
            <text:p text:style-name="Table_20_Contents"><text:s text:c="4"/>node[node[y].pa].rc=x; </text:p>
            <text:p text:style-name="Table_20_Contents"><text:s text:c="2"/>node[y].pa=x; </text:p>
            <text:p text:style-name="Table_20_Contents"><text:s text:c="2"/>return; </text:p>
            <text:p text:style-name="Table_20_Contents">} </text:p>
            <text:p text:style-name="Table_20_Contents">*/ </text:p>
            <text:p text:style-name="Table_20_Contents"/>
            <text:p text:style-name="Table_20_Contents">void rightratote(int x) </text:p>
            <text:p text:style-name="Table_20_Contents">{ </text:p>
            <text:p text:style-name="Table_20_Contents"><text:s text:c="2"/>int y; </text:p>
            <text:p text:style-name="Table_20_Contents"><text:s text:c="2"/>y=node[x].pa; </text:p>
            <text:p text:style-name="Table_20_Contents"><text:s text:c="2"/>node[y].lc=node[x].rc; </text:p>
            <text:p text:style-name="Table_20_Contents"><text:s text:c="2"/>if(y) root = x; </text:p>
            <text:p text:style-name="Table_20_Contents"><text:s text:c="2"/>node[x].pa=node[y].pa; </text:p>
            <text:p text:style-name="Table_20_Contents"><text:s text:c="2"/>if(node[node[y].pa].lc == y) </text:p>
            <text:p text:style-name="Table_20_Contents"><text:s text:c="4"/>node[y].lc = x; </text:p>
            <text:p text:style-name="Table_20_Contents"><text:s text:c="2"/>if(node[node[y].pa].rc == y) </text:p>
            <text:p text:style-name="Table_20_Contents"><text:s text:c="4"/>node[y].rc = x; </text:p>
            <text:p text:style-name="Table_20_Contents"><text:s text:c="2"/>node[x].rc = y; </text:p>
            <text:p text:style-name="Table_20_Contents"><text:s text:c="2"/>node[y].pa = x; </text:p>
            <text:p text:style-name="Table_20_Contents"><text:s text:c="2"/>return ; </text:p>
            <text:p text:style-name="Table_20_Contents">} </text:p>
            <text:p text:style-name="Table_20_Contents"/>
            <text:p text:style-name="Table_20_Contents">void leftratote(int x) </text:p>
            <text:p text:style-name="Table_20_Contents">{ </text:p>
            <text:p text:style-name="Table_20_Contents"><text:s text:c="2"/>int y; </text:p>
            <text:p text:style-name="Table_20_Contents"><text:soft-page-break/><text:s text:c="2"/>y=node[x].rc; </text:p>
            <text:p text:style-name="Table_20_Contents"><text:s text:c="2"/>node[x].rc=node[y].lc; </text:p>
            <text:p text:style-name="Table_20_Contents"><text:s text:c="2"/>if(node[y].lc) </text:p>
            <text:p text:style-name="Table_20_Contents"><text:s text:c="4"/>node[node[y].lc].pa=x; </text:p>
            <text:p text:style-name="Table_20_Contents"><text:s text:c="2"/>node[y].pa=node[x].pa; </text:p>
            <text:p text:style-name="Table_20_Contents"><text:s text:c="2"/>if(node[x].pa)//x is the root </text:p>
            <text:p text:style-name="Table_20_Contents"><text:s text:c="4"/>root = y; </text:p>
            <text:p text:style-name="Table_20_Contents"><text:s text:c="2"/>if(node[node[x].pa].lc == x)//where is x original stayed </text:p>
            <text:p text:style-name="Table_20_Contents"><text:s text:c="4"/>node[node[x].pa].lc=y;//and change the x and y's position </text:p>
            <text:p text:style-name="Table_20_Contents"><text:s text:c="2"/>else </text:p>
            <text:p text:style-name="Table_20_Contents"><text:s text:c="4"/>node[node[x].pa].rc=y; </text:p>
            <text:p text:style-name="Table_20_Contents"><text:s text:c="2"/>node[y].lc=x; </text:p>
            <text:p text:style-name="Table_20_Contents"><text:s text:c="2"/>node[x].pa=y; </text:p>
            <text:p text:style-name="Table_20_Contents"><text:s text:c="2"/>return ; </text:p>
            <text:p text:style-name="Table_20_Contents">} </text:p>
            <text:p text:style-name="Table_20_Contents"/>
            <text:p text:style-name="Table_20_Contents"/>
            <text:p text:style-name="Table_20_Contents">void insert(int val) </text:p>
            <text:p text:style-name="Table_20_Contents">{ </text:p>
            <text:p text:style-name="Table_20_Contents"><text:s/>node[++n].key=val; </text:p>
            <text:p text:style-name="Table_20_Contents"><text:s/>node[n].lc=node[n].rc=node[n].pa=0; </text:p>
            <text:p text:style-name="Table_20_Contents"><text:s/>node[n].rank=rand(); </text:p>
            <text:p text:style-name="Table_20_Contents"><text:s/>int x = root,y=0; </text:p>
            <text:p text:style-name="Table_20_Contents"><text:s/>while(x) </text:p>
            <text:p text:style-name="Table_20_Contents"><text:s/>{ </text:p>
            <text:p text:style-name="Table_20_Contents"><text:s text:c="3"/>y=x; </text:p>
            <text:p text:style-name="Table_20_Contents"><text:s text:c="3"/>if(node[n].key &lt; node[x].key) </text:p>
            <text:p text:style-name="Table_20_Contents"><text:s text:c="5"/>x=node[x].lc; </text:p>
            <text:p text:style-name="Table_20_Contents"><text:s text:c="3"/>else </text:p>
            <text:p text:style-name="Table_20_Contents"><text:s text:c="5"/>x=node[x].rc; </text:p>
            <text:p text:style-name="Table_20_Contents"><text:s/>} </text:p>
            <text:p text:style-name="Table_20_Contents"/>
            <text:p text:style-name="Table_20_Contents"><text:s/>if(y) </text:p>
            <text:p text:style-name="Table_20_Contents"><text:s text:c="3"/>{ </text:p>
            <text:p text:style-name="Table_20_Contents"><text:s text:c="5"/>node[n].pa=y; </text:p>
            <text:p text:style-name="Table_20_Contents"><text:s text:c="5"/>if(node[n].key &lt; node[y].key) </text:p>
            <text:p text:style-name="Table_20_Contents"><text:s text:c="7"/>node[y].lc=n; </text:p>
            <text:p text:style-name="Table_20_Contents"><text:s text:c="5"/>else </text:p>
            <text:p text:style-name="Table_20_Contents"><text:s text:c="7"/>node[y].rc=n; </text:p>
            <text:p text:style-name="Table_20_Contents"><text:s text:c="3"/>} </text:p>
            <text:p text:style-name="Table_20_Contents"><text:s/>else </text:p>
            <text:p text:style-name="Table_20_Contents"><text:s text:c="3"/>root=n; </text:p>
            <text:p text:style-name="Table_20_Contents"><text:s/>//keep the heap </text:p>
            <text:p text:style-name="Table_20_Contents"><text:s/>while(node[n].pa and node[node[n].pa].rank &gt; node[n].rank ) </text:p>
            <text:p text:style-name="Table_20_Contents"><text:s text:c="3"/>if( node[node[n].pa].lc==n) </text:p>
            <text:p text:style-name="Table_20_Contents"><text:s text:c="5"/>leftratote(n); </text:p>
            <text:p text:style-name="Table_20_Contents"><text:s text:c="3"/>else </text:p>
            <text:p text:style-name="Table_20_Contents"><text:s text:c="5"/>rightratote(n); </text:p>
            <text:p text:style-name="Table_20_Contents"><text:soft-page-break/><text:s/>return; </text:p>
            <text:p text:style-name="Table_20_Contents">} </text:p>
            <text:p text:style-name="Table_20_Contents"/>
            <text:p text:style-name="Table_20_Contents">void del(int pos) </text:p>
            <text:p text:style-name="Table_20_Contents">{ </text:p>
            <text:p text:style-name="Table_20_Contents"><text:s text:c="2"/>while(node[pos].lc or node[pos].rc) </text:p>
            <text:p text:style-name="Table_20_Contents"><text:s text:c="4"/>if(node[node[pos].lc].rank &lt; node[node[pos].rc].rank) </text:p>
            <text:p text:style-name="Table_20_Contents"><text:s text:c="6"/>leftratote(node[pos].lc); </text:p>
            <text:p text:style-name="Table_20_Contents"><text:s text:c="4"/>else </text:p>
            <text:p text:style-name="Table_20_Contents"><text:s text:c="6"/>rightratote(node[pos].rc); </text:p>
            <text:p text:style-name="Table_20_Contents"><text:s text:c="2"/>if(node[node[pos].pa].lc==pos) </text:p>
            <text:p text:style-name="Table_20_Contents"><text:s text:c="4"/>node[node[pos].pa].lc=0; </text:p>
            <text:p text:style-name="Table_20_Contents"><text:s text:c="2"/>else </text:p>
            <text:p text:style-name="Table_20_Contents"><text:s text:c="4"/>node[node[pos].pa].rc=0; </text:p>
            <text:p text:style-name="Table_20_Contents"><text:s text:c="2"/>node[pos].key=0; </text:p>
            <text:p text:style-name="Table_20_Contents"><text:s text:c="2"/>node[pos].rank=0; </text:p>
            <text:p text:style-name="Table_20_Contents"><text:s text:c="2"/>node[pos].pa=0; </text:p>
            <text:p text:style-name="Table_20_Contents"><text:s text:c="2"/>return; </text:p>
            <text:p text:style-name="Table_20_Contents">} </text:p>
            <text:p text:style-name="Table_20_Contents"/>
            <text:p text:style-name="Table_20_Contents">void dis(int pos) </text:p>
            <text:p text:style-name="Table_20_Contents">{ </text:p>
            <text:p text:style-name="Table_20_Contents"><text:s text:c="2"/>if(node[pos].lc) </text:p>
            <text:p text:style-name="Table_20_Contents"><text:s text:c="4"/>dis(node[pos].lc); </text:p>
            <text:p text:style-name="Table_20_Contents"><text:s text:c="2"/>cout&lt;&lt;"num:"&lt;&lt;pos&lt;&lt;" key: "&lt;&lt;node[pos].key&lt;&lt;" rank: "&lt;&lt;node[pos].rank&lt;&lt;" lc:"&lt;&lt;node[pos].lc&lt;&lt;" rc:"&lt;&lt;node[pos].rc&lt;&lt;" p: "&lt;&lt;node[pos].pa&lt;&lt;"\n"; </text:p>
            <text:p text:style-name="Table_20_Contents"><text:s text:c="2"/>if(node[pos].rc) </text:p>
            <text:p text:style-name="Table_20_Contents"><text:s text:c="4"/>dis(node[pos].rc); </text:p>
            <text:p text:style-name="Table_20_Contents"><text:s text:c="2"/>return ; </text:p>
            <text:p text:style-name="Table_20_Contents">} </text:p>
            <text:p text:style-name="Table_20_Contents"/>
            <text:p text:style-name="Table_20_Contents">int main() </text:p>
            <text:p text:style-name="Table_20_Contents">{ </text:p>
            <text:p text:style-name="Table_20_Contents"><text:s text:c="2"/>int ins,k; </text:p>
            <text:p text:style-name="Table_20_Contents"><text:s text:c="2"/>while(1) </text:p>
            <text:p text:style-name="Table_20_Contents"><text:s text:c="4"/>{ </text:p>
            <text:p text:style-name="Table_20_Contents"><text:s text:c="6"/>cin&gt;&gt;ins; </text:p>
            <text:p text:style-name="Table_20_Contents"><text:s text:c="6"/>if(ins == 1){cin&gt;&gt;ins;insert(ins);} </text:p>
            <text:p text:style-name="Table_20_Contents"><text:s text:c="6"/>else if(ins == 2){cin&gt;&gt;ins;del(ins);} </text:p>
            <text:p text:style-name="Table_20_Contents"><text:s text:c="6"/>else <text:s/>break; </text:p>
            <text:p text:style-name="Table_20_Contents"><text:s text:c="6"/>dis(root); </text:p>
            <text:p text:style-name="Table_20_Contents"><text:s text:c="4"/>} </text:p>
            <text:p text:style-name="Table_20_Contents"><text:s/>return 0; </text:p>
            <text:p text:style-name="Table_20_Contents">}</text:p>
          </table:table-cell>
        </table:table-row>
      </table:table>
      <text:h text:style-name="P6" text:outline-level="2"><text:bookmark-start text:name="__RefHeading__11529_1111944108"/>String Problems(串相关问题)<text:bookmark-end text:name="__RefHeading__11529_1111944108"/></text:h>
      <text:p text:style-name="P9"/>
      <text:h text:style-name="Heading_20_3" text:outline-level="3"><text:bookmark-start text:name="__RefHeading__11531_1111944108"/><text:soft-page-break/>Suffix Array(后缀数组)<text:bookmark-end text:name="__RefHeading__11531_1111944108"/></text:h>
      <text:p text:style-name="Standard"><text:s/><text:note text:id="ftn2" text:note-class="footnote"><text:note-citation>2</text:note-citation><text:note-body><text:p text:style-name="Footnote">这里题目列表和一些题目的解答参考了NOI2009国家集训队罗穗骞同学的论文《后缀数组——处理字符串的有力工具》及其附件里的代码</text:p></text:note-body></text:note></text:p>
      <text:h text:style-name="Heading_20_4" text:outline-level="4"><text:bookmark-start text:name="__RefHeading__11533_1111944108"/>简要说明<text:bookmark-end text:name="__RefHeading__11533_1111944108"/></text:h>
      <text:p text:style-name="P24">后缀数组 SA[ i ]： 排第i的后缀的起始位置<text:line-break/>rank[ i ] - 从i开始的后缀的排名</text:p>
      <text:p text:style-name="P24">字符串最后添加一个比其他字符都小的字符用来方便比较大小<text:line-break/>如果知道了rank或者SA之一就可以用O(1)的时间复杂度算出另外一个<text:line-break/></text:p>
      <text:p text:style-name="P9">如何排列：字符为第一关键字，长度（升序，长度短的优先）为第二关键字。</text:p>
      <text:p text:style-name="P9"/>
      <text:p text:style-name="P9"><text:tab/>LCP定理 ： suffix( sa[ i ] )...suffix( sa[ j ] ) ( i &lt; j ) 的最长公共前缀等于min{LCP(sa[ k ]，sa[ k + 1 ]|i&lt;=k&lt;j}</text:p>
      <text:p text:style-name="P9">这个定理的证明：</text:p>
      <text:p text:style-name="P30"><text:span text:style-name="T5">设</text:span><text:span text:style-name="T7">i&lt;j</text:span><text:span text:style-name="T5">，则</text:span><text:span text:style-name="T7">LCP(i,j)=min{LCP(k-1,k)|i+1</text:span><text:span text:style-name="T11">≤</text:span><text:span text:style-name="T7">k</text:span><text:span text:style-name="T11">≤</text:span><text:span text:style-name="T7">j} </text:span><text:span text:style-name="T5">（</text:span><text:span text:style-name="T17">LCP Theorem</text:span><text:span text:style-name="T5">）</text:span></text:p>
      <text:p text:style-name="P31"><text:span text:style-name="T4">要证明</text:span><text:span text:style-name="T16">LCP Theorem</text:span><text:span text:style-name="T4">，首先证明</text:span><text:span text:style-name="T16">LCP Lemma</text:span><text:span text:style-name="T6">:</text:span></text:p>
      <text:p text:style-name="P31"><text:span text:style-name="T4">对任意</text:span><text:span text:style-name="T6">1</text:span><text:span text:style-name="T10">≤</text:span><text:span text:style-name="T6">i&lt;j&lt;k</text:span><text:span text:style-name="T10">≤</text:span><text:span text:style-name="T6">n</text:span><text:span text:style-name="T4">，</text:span><text:span text:style-name="T6">LCP(i,k)=min{LCP(i,j),LCP(j,k)}</text:span></text:p>
      <text:p text:style-name="P32"><text:span text:style-name="T20">证明：设</text:span><text:span text:style-name="T6">p=min{LCP(i,j),LCP(j,k)}</text:span><text:span text:style-name="T20">，则有</text:span><text:span text:style-name="T6">LCP(i,j)</text:span><text:span text:style-name="T10">≥</text:span><text:span text:style-name="T6">p,LCP(j,k)</text:span><text:span text:style-name="T10">≥</text:span><text:span text:style-name="T6">p</text:span><text:span text:style-name="T20">。</text:span></text:p>
      <text:p text:style-name="P33"><text:span text:style-name="T5">设</text:span><text:span text:style-name="T7">Suffix(SA[i])=u,Suffix(SA[j])=v,Suffix(SA[k])=w</text:span><text:span text:style-name="T5">。</text:span></text:p>
      <text:p text:style-name="P34"><text:span text:style-name="T4">由</text:span><text:span text:style-name="T6">u=</text:span><text:span text:style-name="T8">LCP(i,j)</text:span><text:span text:style-name="T6">v</text:span><text:span text:style-name="T4">得</text:span><text:span text:style-name="T6">u=</text:span><text:span text:style-name="T8">p</text:span><text:span text:style-name="T6">v</text:span><text:span text:style-name="T4">；同理</text:span><text:span text:style-name="T6">v=</text:span><text:span text:style-name="T8">p</text:span><text:span text:style-name="T6">w</text:span><text:span text:style-name="T4">。</text:span></text:p>
      <text:p text:style-name="P34"><text:span text:style-name="T4">于是</text:span><text:span text:style-name="T6">Suffix(SA[i])=</text:span><text:span text:style-name="T8">p</text:span><text:span text:style-name="T6">Suffix(SA[k])</text:span><text:span text:style-name="T4">，即</text:span><text:span text:style-name="T6">LCP(i,k)</text:span><text:span text:style-name="T10">≥</text:span><text:span text:style-name="T6">p</text:span><text:span text:style-name="T4">。 </text:span><text:span text:style-name="T13">(1)</text:span></text:p>
      <text:p text:style-name="P34"><text:span text:style-name="T4">又设</text:span><text:span text:style-name="T6">LCP(i,k)=q&gt;p</text:span><text:span text:style-name="T4">，则</text:span></text:p>
      <text:p text:style-name="P34"><text:span text:style-name="T6">u[1]=w[1],u[2]=w[2],...u[q]=w[q]</text:span><text:span text:style-name="T4">。</text:span></text:p>
      <text:p text:style-name="P34"><text:span text:style-name="T4">而</text:span><text:span text:style-name="T6">min{LCP(i,j),LCP(j,k)}=p </text:span><text:span text:style-name="T4">说明</text:span><text:span text:style-name="T6">u[p+1]</text:span><text:span text:style-name="T10">≠</text:span><text:span text:style-name="T6">v[p+1]</text:span><text:span text:style-name="T4">或</text:span><text:span text:style-name="T6">v[p+1]</text:span><text:span text:style-name="T10">≠</text:span><text:span text:style-name="T6">w[q+1]</text:span><text:span text:style-name="T4">，</text:span></text:p>
      <text:p text:style-name="P34"><text:span text:style-name="T4">设</text:span><text:span text:style-name="T6">u[p+1]=x,v[p+1]=y,w[p+1]=z</text:span><text:span text:style-name="T4">，显然有</text:span><text:span text:style-name="T6">x</text:span><text:span text:style-name="T10">≤</text:span><text:span text:style-name="T6">y</text:span><text:span text:style-name="T10">≤</text:span><text:span text:style-name="T6">z</text:span><text:span text:style-name="T4">，又由</text:span><text:span text:style-name="T6">p&lt;q </text:span><text:span text:style-name="T4">得</text:span><text:span text:style-name="T6">p+1</text:span><text:span text:style-name="T10">≤</text:span><text:span text:style-name="T6">q</text:span><text:span text:style-name="T4">，</text:span></text:p>
      <text:p text:style-name="P34"><text:span text:style-name="T4">应该有</text:span><text:span text:style-name="T6">x=z</text:span><text:span text:style-name="T4">，也就是</text:span><text:span text:style-name="T6">x=y=z</text:span><text:span text:style-name="T4">，这与</text:span><text:span text:style-name="T6">u[p+1]</text:span><text:span text:style-name="T10">≠</text:span><text:span text:style-name="T6">v[p+1]</text:span><text:span text:style-name="T4">或</text:span><text:span text:style-name="T6">v[p+1]</text:span><text:span text:style-name="T10">≠</text:span><text:span text:style-name="T6">w[q+1]</text:span><text:span text:style-name="T4">矛</text:span></text:p>
      <text:p text:style-name="P35">盾。</text:p>
      <text:p text:style-name="P35">于是，<text:span text:style-name="T9">q&gt;p </text:span>不成立，即<text:span text:style-name="T9">LCP(i,k)</text:span><text:span text:style-name="T12">≤</text:span><text:span text:style-name="T9">p</text:span>。 <text:span text:style-name="T14">(2)</text:span></text:p>
      <text:p text:style-name="P35">综合<text:span text:style-name="T14">(1)</text:span><text:span text:style-name="T9">,</text:span><text:span text:style-name="T14">(2)</text:span>知 <text:span text:style-name="T9">LCP(i,k)=p=min{LCP(i,j),LCP(j,k)}</text:span>，<text:span text:style-name="T15">LCP Lemma </text:span>得</text:p>
      <text:p text:style-name="P35">证。</text:p>
      <text:p text:style-name="P35">于是<text:span text:style-name="T15">LCP Theorem</text:span>可以证明如下：</text:p>
      <text:p text:style-name="P35">当<text:span text:style-name="T9">j-i=1 </text:span>和<text:span text:style-name="T9">j-i=2 </text:span>时，显然成立。</text:p>
      <text:p text:style-name="P35">设<text:span text:style-name="T9">j-i=m</text:span>时<text:span text:style-name="T15">LCP Theorem</text:span>成立，当<text:span text:style-name="T9">j-i=m+1 </text:span>时，</text:p>
      <text:p text:style-name="P34"><text:span text:style-name="T4">由</text:span><text:span text:style-name="T16">LCP Lemma </text:span><text:span text:style-name="T4">知</text:span><text:span text:style-name="T6">LCP(i,j)=min{LCP(i,i+1),LCP(i+1,j)}</text:span><text:span text:style-name="T4">，</text:span></text:p>
      <text:p text:style-name="P34"><text:span text:style-name="T4">因</text:span><text:span text:style-name="T6">j-(i+1)</text:span><text:span text:style-name="T10">≤</text:span><text:span text:style-name="T6">m</text:span><text:span text:style-name="T4">，</text:span><text:span text:style-name="T6">LCP(i+1,j)=min{LCP(k-1,k)|i+2</text:span><text:span text:style-name="T10">≤</text:span><text:span text:style-name="T6">k</text:span><text:span text:style-name="T10">≤</text:span><text:span text:style-name="T6">j}</text:span><text:span text:style-name="T4">，故当</text:span><text:span text:style-name="T6">j-i=m+1 </text:span><text:span text:style-name="T4">时，仍有</text:span></text:p>
      <text:p text:style-name="P34"><text:span text:style-name="T6">LCP(i,j)=min{LCP(i,i+1),min{LCP(k-1,k)|i+2</text:span><text:span text:style-name="T10">≤</text:span><text:span text:style-name="T6">k</text:span><text:span text:style-name="T10">≤</text:span><text:span text:style-name="T6">j}}=min{LCP(k-1,k}|i+1</text:span><text:span text:style-name="T10">≤</text:span><text:span text:style-name="T6">k</text:span><text:span text:style-name="T10">≤</text:span><text:span text:style-name="T6">j)</text:span></text:p>
      <text:p text:style-name="P32"><text:span text:style-name="T18">根据数学归纳法，</text:span><text:span text:style-name="T19">LCP Theorem</text:span><text:span text:style-name="T18">成立</text:span><text:span text:style-name="T18"><text:note text:id="ftn3" text:note-class="footnote"><text:note-citation>3</text:note-citation><text:note-body><text:p text:style-name="Footnote">2004年中国国家集训队，许智磊</text:p></text:note-body></text:note></text:span></text:p>
      <text:h text:style-name="Heading_20_4" text:outline-level="4"><text:bookmark-start text:name="__RefHeading__11535_1111944108"/>Doubling Augumenting 2倍增算法<text:bookmark-end text:name="__RefHeading__11535_1111944108"/></text:h>
      <text:p text:style-name="P25"><text:tab/>DA的核心就是通过倍增子串并比较各子串的当前长度(关键字x)和之前的rank值(关键字y).</text:p>
      <text:p text:style-name="P25"><text:soft-page-break/><text:tab/>由于所有子串的长度都不相同，所以排序结束后必然所有子串的后缀数组值都不同，所以算法扩展至所有rank值都不同(最大rank值等于n)后结束。</text:p>
      <text:p text:style-name="P26">二倍增过程:<text:line-break/><text:tab/>//x - 当前位置起始的后缀的排名<text:line-break/><text:tab/>//y - 当前位置加上2^k以后位置的后缀的排名<text:line-break/><text:tab/>S[ n + 1 ] = $//$是比{S}中的所有的字符都要小的值<text:line-break/><text:tab/>x -&gt; sort( {S} )//x初始值为对{S}中单个字符排序之后的结果。<text:line-break/><text:tab/>y -&gt; 0<text:line-break/><text:tab/>k -&gt; 0<text:line-break/><text:tab/>while 2^k &lt; N do<text:line-break/><text:tab/><text:tab/>rank -&gt; sort( x , y )//以第一关键字x和第二关键字y排序<text:line-break/><text:tab/><text:tab/>++k<text:line-break/><text:tab/><text:tab/>x -&gt; rank<text:line-break/><text:tab/><text:tab/>for i := 1 to n<text:line-break/><text:tab/><text:tab/><text:tab/>y[ i ] -&gt; (i + 2 ^ k) &lt;= n ? sa[ x[ 2 ^ k ] ]: $<text:line-break/><text:tab/><text:tab/>for i := 1 to n<text:line-break/><text:tab/><text:tab/><text:tab/>sa[ rank[ i ] ] = i;<text:line-break/>算法的可行性:<text:line-break/><text:tab/>当2^k&gt;=n时必然所有[ i , i + 2 ^ k ](1&lt;=i&lt;=n)的字符串都会不相同，所以算法一定会结束并且所有的字符串的rank值都必然不同。<text:line-break/>算法的正确性:(简要的证明)<text:line-break/><text:tab/>x[i],y[i]代表从一个位置i开始[ i , 2^k-1 ]和[ 2^k-1 , 2^k ]的两段字符串在上一次的rank<text:line-break/><text:tab/>用x[i],y[i]作为两个关键字排序，实际上是利用了上一次对这两段字符串排序结果的信息<text:line-break/>时间复杂度<text:line-break/><text:tab/>和字符串的最长公共前缀相关,最坏O(N*logN)</text:p>
      <text:p text:style-name="P25"/>
      <table:table table:name="表格10" table:style-name="表格10">
        <table:table-column table:style-name="表格10.A"/>
        <table:table-row>
          <table:table-cell table:style-name="表格10.A1" office:value-type="string">
            <text:p text:style-name="P40">#include&lt;cstdlib&gt; </text:p>
            <text:p text:style-name="P40">#include&lt;cstdio&gt; </text:p>
            <text:p text:style-name="P40">#define maxn 1000001 </text:p>
            <text:p text:style-name="P40"/>
            <text:p text:style-name="P40">int wa[maxn],wb[maxn],wv[maxn],ws[maxn]; </text:p>
            <text:p text:style-name="P40"/>
            <text:p text:style-name="P40">int cmp(int *r,int a,int b,int l) </text:p>
            <text:p text:style-name="P40">{return r[a]==r[b]&amp;&amp;r[a+l]==r[b+l];} </text:p>
            <text:p text:style-name="P40">void da(int *r,int *sa,int n,int m) </text:p>
            <text:p text:style-name="P40">{ </text:p>
            <text:p text:style-name="P40"><text:s text:c="5"/>int i,j,p,*x=wa,*y=wb,*t; </text:p>
            <text:p text:style-name="P40"><text:s text:c="5"/>for(i=0;i&lt;m;i++) ws[i]=0; </text:p>
            <text:p text:style-name="P40"><text:s text:c="5"/>for(i=0;i&lt;n;i++) ws[x[i]=r[i]]++; </text:p>
            <text:p text:style-name="P40"><text:s text:c="5"/>for(i=1;i&lt;m;i++) ws[i]+=ws[i-1]; </text:p>
            <text:p text:style-name="P40"><text:s text:c="5"/>for(i=n-1;i&gt;=0;i--) sa[--ws[x[i]]]=i; </text:p>
            <text:p text:style-name="P40"><text:s text:c="5"/>for(j=1,p=1;p&lt;n;j*=2,m=p) </text:p>
            <text:p text:style-name="P40"><text:s text:c="5"/>{ </text:p>
            <text:p text:style-name="P40"><text:s text:c="7"/>for(p=0,i=n-j;i&lt;n;i++) y[p++]=i; </text:p>
            <text:p text:style-name="P40"><text:soft-page-break/><text:s text:c="7"/>for(i=0;i&lt;n;i++) if(sa[i]&gt;=j) y[p++]=sa[i]-j; </text:p>
            <text:p text:style-name="P40"><text:s text:c="7"/>for(i=0;i&lt;n;i++) wv[i]=x[y[i]]; </text:p>
            <text:p text:style-name="P40"><text:s text:c="7"/>for(i=0;i&lt;m;i++) ws[i]=0; </text:p>
            <text:p text:style-name="P40"><text:s text:c="7"/>for(i=0;i&lt;n;i++) ws[wv[i]]++; </text:p>
            <text:p text:style-name="P40"><text:s text:c="7"/>for(i=1;i&lt;m;i++) ws[i]+=ws[i-1]; </text:p>
            <text:p text:style-name="P40"><text:s text:c="7"/>for(i=n-1;i&gt;=0;i--) sa[--ws[wv[i]]]=y[i]; </text:p>
            <text:p text:style-name="P40"><text:s text:c="7"/>for(t=x,x=y,y=t,p=1,x[sa[0]]=0,i=1;i&lt;n;i++) </text:p>
            <text:p text:style-name="P40"><text:s text:c="7"/>x[sa[i]]=cmp(y,sa[i-1],sa[i],j)?p-1:p++; </text:p>
            <text:p text:style-name="P40"><text:s text:c="5"/>} </text:p>
            <text:p text:style-name="P40"><text:s text:c="5"/>return; </text:p>
            <text:p text:style-name="P40">} </text:p>
            <text:p text:style-name="P40">int rank[maxn],height[maxn]; </text:p>
            <text:p text:style-name="P40">void calheight(int *r,int *sa,int n) </text:p>
            <text:p text:style-name="P40">{ </text:p>
            <text:p text:style-name="P40"><text:s text:c="5"/>int i,j,k=0; </text:p>
            <text:p text:style-name="P40"><text:s text:c="5"/>for(i=1;i&lt;=n;i++) rank[sa[i]]=i; </text:p>
            <text:p text:style-name="P40"><text:s text:c="5"/>for(i=0;i&lt;n;height[rank[i++]]=k) </text:p>
            <text:p text:style-name="P40"><text:s text:c="5"/>for(k?k--:0,j=sa[rank[i]-1];r[i+k]==r[j+k];k++); </text:p>
            <text:p text:style-name="P40"><text:s text:c="5"/>return; </text:p>
            <text:p text:style-name="P40">} </text:p>
            <text:p text:style-name="P40">int RMQ[maxn]; </text:p>
            <text:p text:style-name="P40">int mm[maxn]; </text:p>
            <text:p text:style-name="P40">int best[20][maxn]; </text:p>
            <text:p text:style-name="P40">void initRMQ(int n) </text:p>
            <text:p text:style-name="P40">{ </text:p>
            <text:p text:style-name="P40"><text:s text:c="5"/>int i,j,a,b; </text:p>
            <text:p text:style-name="P40"><text:s text:c="5"/>for(mm[0]=-1,i=1;i&lt;=n;i++) </text:p>
            <text:p text:style-name="P40"><text:s text:c="5"/>mm[i]=((i&amp;(i-1))==0)?mm[i-1]+1:mm[i-1]; </text:p>
            <text:p text:style-name="P40"><text:s text:c="5"/>for(i=1;i&lt;=n;i++) best[0][i]=i; </text:p>
            <text:p text:style-name="P40"><text:s text:c="5"/>for(i=1;i&lt;=mm[n];i++) </text:p>
            <text:p text:style-name="P40"><text:s text:c="5"/>for(j=1;j&lt;=n+1-(1&lt;&lt;i);j++) </text:p>
            <text:p text:style-name="P40"><text:s text:c="5"/>{ </text:p>
            <text:p text:style-name="P40"><text:s text:c="7"/>a=best[i-1][j]; </text:p>
            <text:p text:style-name="P40"><text:s text:c="7"/>b=best[i-1][j+(1&lt;&lt;(i-1))]; </text:p>
            <text:p text:style-name="P40"><text:s text:c="7"/>if(RMQ[a]&lt;RMQ[b]) best[i][j]=a; </text:p>
            <text:p text:style-name="P40"><text:s text:c="7"/>else best[i][j]=b; </text:p>
            <text:p text:style-name="P40"><text:s text:c="5"/>} </text:p>
            <text:p text:style-name="P40"><text:s text:c="5"/>return; </text:p>
            <text:p text:style-name="P40">} </text:p>
            <text:p text:style-name="P40">int askRMQ(int a,int b) </text:p>
            <text:p text:style-name="P40">{ </text:p>
            <text:p text:style-name="P40"><text:s text:c="4"/>int t; </text:p>
            <text:p text:style-name="P40"><text:s text:c="4"/>t=mm[b-a+1];b-=(1&lt;&lt;t)-1; </text:p>
            <text:p text:style-name="P40"><text:s text:c="4"/>a=best[t][a];b=best[t][b]; </text:p>
            <text:p text:style-name="P40"><text:soft-page-break/><text:s text:c="4"/>return RMQ[a]&lt;RMQ[b]?a:b; </text:p>
            <text:p text:style-name="P40">} </text:p>
            <text:p text:style-name="P40">int lcp(int a,int b) </text:p>
            <text:p text:style-name="P40">{ </text:p>
            <text:p text:style-name="P40"><text:s text:c="4"/>int t; </text:p>
            <text:p text:style-name="P40"><text:s text:c="4"/>a=rank[a];b=rank[b]; </text:p>
            <text:p text:style-name="P40"><text:s text:c="4"/>if(a&gt;b) {t=a;a=b;b=t;} </text:p>
            <text:p text:style-name="P40"><text:s text:c="4"/>return(height[askRMQ(a+1,b)]); </text:p>
            <text:p text:style-name="P40">} </text:p>
            <text:p text:style-name="P40"/>
            <text:p text:style-name="P40">int r[ maxn ],sa[ maxn ]; </text:p>
            <text:p text:style-name="P40"/>
            <text:p text:style-name="P40">int main() </text:p>
            <text:p text:style-name="P40">{ </text:p>
            <text:p text:style-name="P40"><text:s text:c="2"/>int i , j , n , m = 0 ; </text:p>
            <text:p text:style-name="P40"><text:s text:c="2"/>char ch; </text:p>
            <text:p text:style-name="P40"><text:s text:c="2"/>scanf("%d", &amp;n ); </text:p>
            <text:p text:style-name="P40"><text:s text:c="2"/>getchar(); </text:p>
            <text:p text:style-name="P40"><text:s text:c="2"/>for( i = 0 ; i &lt;= n ; ++ i ) </text:p>
            <text:p text:style-name="P40"><text:s text:c="4"/>{ </text:p>
            <text:p text:style-name="P40"><text:s text:c="6"/>scanf("%c", &amp;ch ); </text:p>
            <text:p text:style-name="P40"><text:s text:c="6"/>r[ i ] = ch - 48; </text:p>
            <text:p text:style-name="P40"><text:s text:c="6"/>m = m &gt; r[ i ] ? m : r[ i ] + 1 ; </text:p>
            <text:p text:style-name="P40"><text:s text:c="4"/>} </text:p>
            <text:p text:style-name="P40"><text:s text:c="2"/>for( i = 0 ; i &lt; n ; ++ i ) printf("%d ",r[ i ]);printf("\n"); </text:p>
            <text:p text:style-name="P40"><text:s text:c="2"/>//r[ n ++ ] = 0 ; </text:p>
            <text:p text:style-name="P40"><text:s text:c="2"/>da( r , sa , n , m ); </text:p>
            <text:p text:style-name="P40"><text:s text:c="2"/>/* </text:p>
            <text:p text:style-name="P40"><text:s text:c="2"/>for( i = 0 ; i &lt; n ; ++ i ) </text:p>
            <text:p text:style-name="P40"><text:s text:c="4"/>printf("%d ",sa[ i ]); </text:p>
            <text:p text:style-name="P40"><text:s text:c="2"/>printf("\n"); </text:p>
            <text:p text:style-name="P40"><text:s text:c="2"/>*/ </text:p>
            <text:p text:style-name="P40"><text:s text:c="2"/>calheight( r , sa , n ); </text:p>
            <text:p text:style-name="P40"><text:s text:c="2"/>initRMQ( n ); </text:p>
            <text:p text:style-name="P40"><text:s text:c="2"/>while( 1 ) </text:p>
            <text:p text:style-name="P40"><text:s text:c="4"/>{ </text:p>
            <text:p text:style-name="P40"><text:s text:c="6"/>int a,b; </text:p>
            <text:p text:style-name="P40"><text:s text:c="6"/>scanf("%d%d",&amp;a,&amp;b); </text:p>
            <text:p text:style-name="P40"><text:s text:c="6"/>printf("%d %d\n", askRMQ( a , b ) , lcp( a , b )); </text:p>
            <text:p text:style-name="P40"><text:s text:c="4"/>} </text:p>
            <text:p text:style-name="P40"><text:s text:c="2"/>return 0; </text:p>
            <text:p text:style-name="P40">}</text:p>
          </table:table-cell>
        </table:table-row>
      </table:table>
      <text:p text:style-name="P25"/>
      <text:h text:style-name="Heading_20_4" text:outline-level="4"><text:bookmark-start text:name="__RefHeading__11537_1111944108"/><text:soft-page-break/>DC3 <text:bookmark-end text:name="__RefHeading__11537_1111944108"/></text:h>
      <text:p text:style-name="Text_20_body">下面的代码计算height数组之后计算最长公共前缀(LCP)。</text:p>
      <table:table table:name="表格13" table:style-name="表格13">
        <table:table-column table:style-name="表格13.A"/>
        <table:table-row>
          <table:table-cell table:style-name="表格13.A1" office:value-type="string">
            <text:p text:style-name="Table_20_Contents">#include&lt;cstdlib&gt; </text:p>
            <text:p text:style-name="Table_20_Contents">#include&lt;cstdio&gt; </text:p>
            <text:p text:style-name="Table_20_Contents">#define maxn 1000003 </text:p>
            <text:p text:style-name="Table_20_Contents">#define F(x) ((x)/3+((x)%3==1?0:tb)) </text:p>
            <text:p text:style-name="Table_20_Contents">#define G(x) ((x)&lt;tb?(x)*3+1:((x)-tb)*3+2) </text:p>
            <text:p text:style-name="Table_20_Contents"/>
            <text:p text:style-name="Table_20_Contents">int wa[maxn],wb[maxn],wv[maxn],ws[maxn]; </text:p>
            <text:p text:style-name="Table_20_Contents">int c0(int *r,int a,int b) </text:p>
            <text:p text:style-name="Table_20_Contents">{return r[a]==r[b]&amp;&amp;r[a+1]==r[b+1]&amp;&amp;r[a+2]==r[b+2];} </text:p>
            <text:p text:style-name="Table_20_Contents">int c12(int k,int *r,int a,int b) </text:p>
            <text:p text:style-name="Table_20_Contents">{if(k==2) return r[a]&lt;r[b]||r[a]==r[b]&amp;&amp;c12(1,r,a+1,b+1); </text:p>
            <text:p text:style-name="Table_20_Contents"><text:s/>else return r[a]&lt;r[b]||r[a]==r[b]&amp;&amp;wv[a+1]&lt;wv[b+1];} </text:p>
            <text:p text:style-name="Table_20_Contents">void sort(int *r,int *a,int *b,int n,int m) </text:p>
            <text:p text:style-name="Table_20_Contents">{ </text:p>
            <text:p text:style-name="Table_20_Contents"><text:s text:c="5"/>int i; </text:p>
            <text:p text:style-name="Table_20_Contents"><text:s text:c="5"/>for(i=0;i&lt;n;i++) wv[i]=r[a[i]]; </text:p>
            <text:p text:style-name="Table_20_Contents"><text:s text:c="5"/>for(i=0;i&lt;m;i++) ws[i]=0; </text:p>
            <text:p text:style-name="Table_20_Contents"><text:s text:c="5"/>for(i=0;i&lt;n;i++) ws[wv[i]]++; </text:p>
            <text:p text:style-name="Table_20_Contents"><text:s text:c="5"/>for(i=1;i&lt;m;i++) ws[i]+=ws[i-1]; </text:p>
            <text:p text:style-name="Table_20_Contents"><text:s text:c="5"/>for(i=n-1;i&gt;=0;i--) b[--ws[wv[i]]]=a[i]; </text:p>
            <text:p text:style-name="Table_20_Contents"><text:s text:c="5"/>return; </text:p>
            <text:p text:style-name="Table_20_Contents">} </text:p>
            <text:p text:style-name="Table_20_Contents">void dc3(int *r,int *sa,int n,int m) </text:p>
            <text:p text:style-name="Table_20_Contents">{ </text:p>
            <text:p text:style-name="Table_20_Contents"><text:s text:c="5"/>int i,j,*rn=r+n,*san=sa+n,ta=0,tb=(n+1)/3,tbc=0,p; </text:p>
            <text:p text:style-name="Table_20_Contents"><text:s text:c="5"/>r[n]=r[n+1]=0; </text:p>
            <text:p text:style-name="Table_20_Contents"><text:s text:c="5"/>for(i=0;i&lt;n;i++) if(i%3!=0) wa[tbc++]=i; </text:p>
            <text:p text:style-name="Table_20_Contents"><text:s text:c="5"/>sort(r+2,wa,wb,tbc,m); </text:p>
            <text:p text:style-name="Table_20_Contents"><text:s text:c="5"/>sort(r+1,wb,wa,tbc,m); </text:p>
            <text:p text:style-name="Table_20_Contents"><text:s text:c="5"/>sort(r,wa,wb,tbc,m); </text:p>
            <text:p text:style-name="Table_20_Contents"><text:s text:c="5"/>for(p=1,rn[F(wb[0])]=0,i=1;i&lt;tbc;i++) </text:p>
            <text:p text:style-name="Table_20_Contents"><text:s text:c="5"/>rn[F(wb[i])]=c0(r,wb[i-1],wb[i])?p-1:p++; </text:p>
            <text:p text:style-name="Table_20_Contents"><text:s text:c="5"/>if(p&lt;tbc) dc3(rn,san,tbc,p); </text:p>
            <text:p text:style-name="Table_20_Contents"><text:s text:c="5"/>else for(i=0;i&lt;tbc;i++) san[rn[i]]=i; </text:p>
            <text:p text:style-name="Table_20_Contents"><text:s text:c="5"/>for(i=0;i&lt;tbc;i++) if(san[i]&lt;tb) wb[ta++]=san[i]*3; </text:p>
            <text:p text:style-name="Table_20_Contents"><text:s text:c="5"/>if(n%3==1) wb[ta++]=n-1; </text:p>
            <text:p text:style-name="Table_20_Contents"><text:s text:c="5"/>sort(r,wb,wa,ta,m); </text:p>
            <text:p text:style-name="Table_20_Contents"><text:s text:c="5"/>for(i=0;i&lt;tbc;i++) wv[wb[i]=G(san[i])]=i; </text:p>
            <text:p text:style-name="Table_20_Contents"><text:s text:c="5"/>for(i=0,j=0,p=0;i&lt;ta &amp;&amp; j&lt;tbc;p++) </text:p>
            <text:p text:style-name="Table_20_Contents"><text:s text:c="5"/>sa[p]=c12(wb[j]%3,r,wa[i],wb[j])?wa[i++]:wb[j++]; </text:p>
            <text:p text:style-name="Table_20_Contents"><text:s text:c="5"/>for(;i&lt;ta;p++) sa[p]=wa[i++]; </text:p>
            <text:p text:style-name="Table_20_Contents"><text:s text:c="5"/>for(;j&lt;tbc;p++) sa[p]=wb[j++]; </text:p>
            <text:p text:style-name="Table_20_Contents"><text:s text:c="5"/>return; </text:p>
            <text:p text:style-name="Table_20_Contents">} </text:p>
            <text:p text:style-name="Table_20_Contents">int rank[maxn],height[maxn]; </text:p>
            <text:p text:style-name="Table_20_Contents">void calheight(int *r,int *sa,int n) </text:p>
            <text:p text:style-name="Table_20_Contents">{ </text:p>
            <text:p text:style-name="Table_20_Contents"><text:s text:c="5"/>int i,j,k=0; </text:p>
            <text:p text:style-name="Table_20_Contents"><text:s text:c="5"/>for(i=1;i&lt;=n;i++) rank[sa[i]]=i; </text:p>
            <text:p text:style-name="Table_20_Contents"><text:soft-page-break/><text:s text:c="5"/>for(i=0;i&lt;n;height[rank[i++]]=k) </text:p>
            <text:p text:style-name="Table_20_Contents"><text:s text:c="5"/>for(k?k--:0,j=sa[rank[i]-1];r[i+k]==r[j+k];k++); </text:p>
            <text:p text:style-name="Table_20_Contents"><text:s text:c="5"/>return; </text:p>
            <text:p text:style-name="Table_20_Contents">} </text:p>
            <text:p text:style-name="Table_20_Contents">int RMQ[maxn]; </text:p>
            <text:p text:style-name="Table_20_Contents">int mm[maxn]; </text:p>
            <text:p text:style-name="Table_20_Contents">int best[20][maxn]; </text:p>
            <text:p text:style-name="Table_20_Contents">void initRMQ(int n) </text:p>
            <text:p text:style-name="Table_20_Contents">{ </text:p>
            <text:p text:style-name="Table_20_Contents"><text:s text:c="5"/>int i,j,a,b; </text:p>
            <text:p text:style-name="Table_20_Contents"><text:s text:c="5"/>for(mm[0]=-1,i=1;i&lt;=n;i++) </text:p>
            <text:p text:style-name="Table_20_Contents"><text:s text:c="5"/>mm[i]=((i&amp;(i-1))==0)?mm[i-1]+1:mm[i-1]; </text:p>
            <text:p text:style-name="Table_20_Contents"><text:s text:c="5"/>for(i=1;i&lt;=n;i++) best[0][i]=i; </text:p>
            <text:p text:style-name="Table_20_Contents"><text:s text:c="5"/>for(i=1;i&lt;=mm[n];i++) </text:p>
            <text:p text:style-name="Table_20_Contents"><text:s text:c="5"/>for(j=1;j&lt;=n+1-(1&lt;&lt;i);j++) </text:p>
            <text:p text:style-name="Table_20_Contents"><text:s text:c="5"/>{ </text:p>
            <text:p text:style-name="Table_20_Contents"><text:s text:c="7"/>a=best[i-1][j]; </text:p>
            <text:p text:style-name="Table_20_Contents"><text:s text:c="7"/>b=best[i-1][j+(1&lt;&lt;(i-1))]; </text:p>
            <text:p text:style-name="Table_20_Contents"><text:s text:c="7"/>if(RMQ[a]&lt;RMQ[b]) best[i][j]=a; </text:p>
            <text:p text:style-name="Table_20_Contents"><text:s text:c="7"/>else best[i][j]=b; </text:p>
            <text:p text:style-name="Table_20_Contents"><text:s text:c="5"/>} </text:p>
            <text:p text:style-name="Table_20_Contents"><text:s text:c="5"/>return; </text:p>
            <text:p text:style-name="Table_20_Contents">} </text:p>
            <text:p text:style-name="Table_20_Contents">int askRMQ(int a,int b) </text:p>
            <text:p text:style-name="Table_20_Contents">{ </text:p>
            <text:p text:style-name="Table_20_Contents"><text:s text:c="4"/>int t; </text:p>
            <text:p text:style-name="Table_20_Contents"><text:s text:c="4"/>t=mm[b-a+1];b-=(1&lt;&lt;t)-1; </text:p>
            <text:p text:style-name="Table_20_Contents"><text:s text:c="4"/>a=best[t][a];b=best[t][b]; </text:p>
            <text:p text:style-name="Table_20_Contents"><text:s text:c="4"/>return RMQ[a]&lt;RMQ[b]?a:b; </text:p>
            <text:p text:style-name="Table_20_Contents">} </text:p>
            <text:p text:style-name="Table_20_Contents">int lcp(int a,int b) </text:p>
            <text:p text:style-name="Table_20_Contents">{ </text:p>
            <text:p text:style-name="Table_20_Contents"><text:s text:c="4"/>int t; </text:p>
            <text:p text:style-name="Table_20_Contents"><text:s text:c="4"/>a=rank[a];b=rank[b]; </text:p>
            <text:p text:style-name="Table_20_Contents"><text:s text:c="4"/>if(a&gt;b) {t=a;a=b;b=t;} </text:p>
            <text:p text:style-name="Table_20_Contents"><text:s text:c="4"/>return(height[askRMQ(a+1,b)]); </text:p>
            <text:p text:style-name="Table_20_Contents">} </text:p>
            <text:p text:style-name="Table_20_Contents"/>
            <text:p text:style-name="Table_20_Contents">int r[ maxn ] , sa[ maxn ]; </text:p>
            <text:p text:style-name="Table_20_Contents"/>
            <text:p text:style-name="Table_20_Contents">int main() </text:p>
            <text:p text:style-name="Table_20_Contents">{ </text:p>
            <text:p text:style-name="Table_20_Contents"><text:s text:c="2"/>int i , j , n , m = 0 ; </text:p>
            <text:p text:style-name="Table_20_Contents"><text:s text:c="2"/>char ch; </text:p>
            <text:p text:style-name="Table_20_Contents"><text:s text:c="2"/>scanf("%d", &amp;n ); </text:p>
            <text:p text:style-name="Table_20_Contents"><text:s text:c="2"/>getchar(); </text:p>
            <text:p text:style-name="Table_20_Contents"><text:s text:c="2"/>for( i = 0 ; i &lt;= n ; ++ i ) </text:p>
            <text:p text:style-name="Table_20_Contents"><text:s text:c="4"/>{ </text:p>
            <text:p text:style-name="Table_20_Contents"><text:s text:c="6"/>scanf("%c", &amp;ch ); </text:p>
            <text:p text:style-name="Table_20_Contents"><text:s text:c="6"/>r[ i ] = ch - 48; </text:p>
            <text:p text:style-name="Table_20_Contents"><text:s text:c="6"/>m = m &gt; r[ i ] ? m : r[ i ] + 1 ; </text:p>
            <text:p text:style-name="Table_20_Contents"><text:s text:c="4"/>} </text:p>
            <text:p text:style-name="Table_20_Contents"><text:soft-page-break/><text:s text:c="2"/>for( i = 0 ; i &lt; n ; ++ i ) printf("%d ",r[ i ]);printf("\n"); </text:p>
            <text:p text:style-name="Table_20_Contents"><text:s text:c="2"/>//r[ n ++ ] = 0 ; </text:p>
            <text:p text:style-name="Table_20_Contents"><text:s text:c="2"/>dc3( r , sa , n , m ); </text:p>
            <text:p text:style-name="Table_20_Contents"><text:s text:c="2"/></text:p>
            <text:p text:style-name="Table_20_Contents"><text:s text:c="2"/></text:p>
            <text:p text:style-name="Table_20_Contents"><text:s text:c="2"/>for( i = 0 ; i &lt; n ; ++ i ) </text:p>
            <text:p text:style-name="Table_20_Contents"><text:s text:c="4"/>printf("%d ",sa[ i ]); </text:p>
            <text:p text:style-name="Table_20_Contents"><text:s text:c="2"/>printf("\n"); </text:p>
            <text:p text:style-name="Table_20_Contents"><text:s text:c="2"/></text:p>
            <text:p text:style-name="Table_20_Contents"><text:s text:c="2"/>/* </text:p>
            <text:p text:style-name="Table_20_Contents"><text:s text:c="2"/>calheight( r , sa , n ); </text:p>
            <text:p text:style-name="Table_20_Contents"><text:s text:c="2"/>for( i = 0 ; i &lt; n ; ++ i ) printf("%d ",rank[ i ]);printf("\n"); </text:p>
            <text:p text:style-name="Table_20_Contents"><text:s text:c="2"/>initRMQ( n ); </text:p>
            <text:p text:style-name="Table_20_Contents"><text:s text:c="2"/>printf("!!!!\n"); </text:p>
            <text:p text:style-name="Table_20_Contents"><text:s text:c="2"/>while( 1 ) </text:p>
            <text:p text:style-name="Table_20_Contents"><text:s text:c="4"/>{ </text:p>
            <text:p text:style-name="Table_20_Contents"><text:s text:c="6"/>int a,b; </text:p>
            <text:p text:style-name="Table_20_Contents"><text:s text:c="6"/>scanf("%d%d",&amp;a,&amp;b); </text:p>
            <text:p text:style-name="Table_20_Contents"><text:s text:c="6"/>printf("%d %d\n", askRMQ( a , b ) , lcp( a , b )); </text:p>
            <text:p text:style-name="Table_20_Contents"><text:s text:c="4"/>} </text:p>
            <text:p text:style-name="Table_20_Contents"><text:s text:c="2"/>*/ </text:p>
            <text:p text:style-name="Table_20_Contents"><text:s text:c="2"/>return 0; </text:p>
            <text:p text:style-name="Table_20_Contents">}</text:p>
          </table:table-cell>
        </table:table-row>
      </table:table>
      <text:p text:style-name="P9"/>
      <text:h text:style-name="Heading_20_3" text:outline-level="3"><text:bookmark-start text:name="__RefHeading__11539_1111944108"/>KMP及其应用*<text:bookmark-end text:name="__RefHeading__11539_1111944108"/></text:h>
      <text:p text:style-name="P22">KMP算法注记</text:p>
      <text:p text:style-name="Text_20_body"><text:tab/>所谓KMP简言之可以理解为先用pattern匹配自己得出来如果自己与自己的<text:span text:style-name="T21">前一个(这个可以理解为向前错一位以后的匹配结果)</text:span>不匹配的话前面的最长匹配的长度是多少。这个就是所谓的pie函数，做好这个函数之后再和文本去用同样的方法匹配就可以了，因为如果不匹配的话就会产生一个类似于自动机的过程去跳转到上一个最长匹配的串的长度，所以可以一直往下走。所谓pie函数也就是一个记录如果不匹配的话之前的最长匹配到哪里的一个数组。</text:p>
      <text:p text:style-name="Text_20_body"><text:tab/>利用pie数组的这个性质可以解决这样的问题：已知字符串S由一个字符串重复多次构成，问这个重复的字符串的最短长度（所谓的字符串的循环节，POJ 2406）<text:note text:id="ftn4" text:note-class="footnote"><text:note-citation>4</text:note-citation><text:note-body><text:p text:style-name="Footnote">http://poj.org/problem?id=2406</text:p></text:note-body></text:note>。</text:p>
      <text:p text:style-name="P22">KMP参考代码</text:p>
      <text:p text:style-name="Text_20_body">hint:KMP读入一直用的是char型的字符串从1开始读，因为如果从0开始读的话脚标有点不好处理不过最后还是解决了可以用string从0开始读入，参见type2.</text:p>
      <text:p text:style-name="Text_20_body">type1:</text:p>
      <table:table table:name="表格24" table:style-name="表格24">
        <table:table-column table:style-name="表格24.A"/>
        <table:table-column table:style-name="表格24.B"/>
        <table:table-row>
          <table:table-cell table:style-name="表格24.A1" office:value-type="string">
            <text:p text:style-name="Table_20_Contents"/>
          </table:table-cell>
          <table:table-cell table:style-name="表格24.B1" office:value-type="string">
            <text:p text:style-name="Table_20_Contents">//The KMP algorthim </text:p>
            <text:p text:style-name="Table_20_Contents">#include&lt;iostream&gt; </text:p>
            <text:p text:style-name="Table_20_Contents">using std::cin; </text:p>
            <text:p text:style-name="Table_20_Contents">using std::cout; </text:p>
            <text:p text:style-name="Table_20_Contents"/>
            <text:p text:style-name="Table_20_Contents"><text:soft-page-break/>int* compute_prefix_fun(char P[]) </text:p>
            <text:p text:style-name="Table_20_Contents"><text:s/>{ </text:p>
            <text:p text:style-name="Table_20_Contents"><text:s text:c="2"/>int n,k,q; <text:s text:c="6"/></text:p>
            <text:p text:style-name="Table_20_Contents"><text:s text:c="2"/>n=strlen(P+1); </text:p>
            <text:p text:style-name="Table_20_Contents"><text:s text:c="2"/>int *pie=new int[n+1]; </text:p>
            <text:p text:style-name="Table_20_Contents"><text:s text:c="2"/>pie[1]=0; </text:p>
            <text:p text:style-name="Table_20_Contents"><text:s text:c="2"/>k=0; <text:s text:c="5"/></text:p>
            <text:p text:style-name="Table_20_Contents"><text:s text:c="2"/>for(q=2;q&lt;=n;q++) <text:s text:c="4"/></text:p>
            <text:p text:style-name="Table_20_Contents"><text:s text:c="5"/>{ </text:p>
            <text:p text:style-name="Table_20_Contents"><text:s text:c="5"/>while(k&gt;0 and P[k+1] not_eq P[q]) <text:s text:c="18"/></text:p>
            <text:p text:style-name="Table_20_Contents"><text:s text:c="9"/>k=pie[k]; </text:p>
            <text:p text:style-name="Table_20_Contents"><text:s text:c="5"/>if(P[k+1]==P[q]) </text:p>
            <text:p text:style-name="Table_20_Contents"><text:s text:c="9"/>k++; <text:s text:c="18"/></text:p>
            <text:p text:style-name="Table_20_Contents"><text:s text:c="5"/>pie[q]=k; </text:p>
            <text:p text:style-name="Table_20_Contents"><text:s text:c="5"/>} </text:p>
            <text:p text:style-name="Table_20_Contents"><text:s text:c="2"/>return pie; </text:p>
            <text:p text:style-name="Table_20_Contents"><text:s/>} </text:p>
            <text:p text:style-name="Table_20_Contents"/>
            <text:p text:style-name="Table_20_Contents">void KMP(char T[],char P[]) </text:p>
            <text:p text:style-name="Table_20_Contents"><text:s/>{ </text:p>
            <text:p text:style-name="Table_20_Contents"><text:s text:c="2"/>int n,m,q,i,j; <text:s text:c="2"/></text:p>
            <text:p text:style-name="Table_20_Contents"><text:s text:c="2"/>int *pie; </text:p>
            <text:p text:style-name="Table_20_Contents"><text:s text:c="2"/>n=strlen(T+1); </text:p>
            <text:p text:style-name="Table_20_Contents"><text:s text:c="2"/>m=strlen(P+1); </text:p>
            <text:p text:style-name="Table_20_Contents"><text:s text:c="2"/>pie=compute_prefix_fun(P); <text:s text:c="2"/></text:p>
            <text:p text:style-name="Table_20_Contents"><text:s text:c="2"/>q=0; </text:p>
            <text:p text:style-name="Table_20_Contents"><text:s text:c="2"/>for(i=1;i&lt;=n;i++) <text:s text:c="5"/></text:p>
            <text:p text:style-name="Table_20_Contents"><text:s text:c="4"/>{ </text:p>
            <text:p text:style-name="Table_20_Contents"><text:s text:c="5"/>while(q&gt;0 and P[q+1] not_eq T[i]) </text:p>
            <text:p text:style-name="Table_20_Contents"><text:s text:c="8"/>q=pie[q]; </text:p>
            <text:p text:style-name="Table_20_Contents"><text:s text:c="5"/>if(P[q+1]==T[i]) </text:p>
            <text:p text:style-name="Table_20_Contents"><text:s text:c="8"/>q++; </text:p>
            <text:p text:style-name="Table_20_Contents"><text:s text:c="5"/>if(q==m) </text:p>
            <text:p text:style-name="Table_20_Contents"><text:s text:c="9"/>{ </text:p>
            <text:p text:style-name="Table_20_Contents"><text:s text:c="8"/>cout&lt;&lt;"Parttern Shift Occured\n"; </text:p>
            <text:p text:style-name="Table_20_Contents"><text:s text:c="8"/>q=pie[q]; <text:s text:c="27"/></text:p>
            <text:p text:style-name="Table_20_Contents"><text:s text:c="9"/>} </text:p>
            <text:p text:style-name="Table_20_Contents"><text:s text:c="4"/>} </text:p>
            <text:p text:style-name="Table_20_Contents"><text:s text:c="2"/>return; </text:p>
            <text:p text:style-name="Table_20_Contents"><text:s/>} </text:p>
            <text:p text:style-name="Table_20_Contents"/>
            <text:p text:style-name="Table_20_Contents">int main() </text:p>
            <text:p text:style-name="Table_20_Contents"><text:s/>{ </text:p>
            <text:p text:style-name="Table_20_Contents"><text:s/>char T[100],P[100]; </text:p>
            <text:p text:style-name="Table_20_Contents"><text:s/>cin&gt;&gt;T+1&gt;&gt;P+1; </text:p>
            <text:p text:style-name="Table_20_Contents"><text:s/>KMP(T,P); <text:s text:c="11"/></text:p>
            <text:p text:style-name="Table_20_Contents"><text:s/>return 0; <text:s text:c="9"/></text:p>
            <text:p text:style-name="Table_20_Contents"><text:s/>}</text:p>
          </table:table-cell>
        </table:table-row>
      </table:table>
      <text:p text:style-name="Standard">type2:</text:p>
      <table:table table:name="表格25" table:style-name="表格25">
        <table:table-column table:style-name="表格25.A"/>
        <table:table-column table:style-name="表格25.B"/>
        <table:table-row>
          <table:table-cell table:style-name="表格25.A1" office:value-type="string">
            <text:p text:style-name="Table_20_Contents"/>
          </table:table-cell>
          <table:table-cell table:style-name="表格25.B1" office:value-type="string">
            <text:p text:style-name="Table_20_Contents">/*</text:p>
            <text:p text:style-name="Table_20_Contents"><text:soft-page-break/><text:s text:c="2"/>KMP algorithm</text:p>
            <text:p text:style-name="Table_20_Contents"><text:s text:c="2"/>gestapolur</text:p>
            <text:p text:style-name="Table_20_Contents">*/</text:p>
            <text:p text:style-name="Table_20_Contents">#include&lt;iostream&gt;</text:p>
            <text:p text:style-name="Table_20_Contents">#include&lt;string&gt;</text:p>
            <text:p text:style-name="Table_20_Contents">#define MAXN 100005</text:p>
            <text:p text:style-name="Table_20_Contents">using namespace std;</text:p>
            <text:p text:style-name="Table_20_Contents"/>
            <text:p text:style-name="Table_20_Contents">int pi[ MAXN ];</text:p>
            <text:p text:style-name="Table_20_Contents">string text , pattern;</text:p>
            <text:p text:style-name="Table_20_Contents">int n , m;</text:p>
            <text:p text:style-name="Table_20_Contents"/>
            <text:p text:style-name="Table_20_Contents">void prefix()</text:p>
            <text:p text:style-name="Table_20_Contents">{</text:p>
            <text:p text:style-name="Table_20_Contents"><text:s text:c="2"/>int k;</text:p>
            <text:p text:style-name="Table_20_Contents"/>
            <text:p text:style-name="Table_20_Contents"><text:s text:c="2"/>k = -1;</text:p>
            <text:p text:style-name="Table_20_Contents"><text:s text:c="2"/>pi[ 0 ] = -1;</text:p>
            <text:p text:style-name="Table_20_Contents"/>
            <text:p text:style-name="Table_20_Contents"><text:s text:c="2"/>for( int i = 1 ; i &lt; m ; ++ i )</text:p>
            <text:p text:style-name="Table_20_Contents"><text:s text:c="4"/>{</text:p>
            <text:p text:style-name="Table_20_Contents"><text:s text:c="6"/>while( k &gt;= 0 and pattern[ k + 1 ] not_eq pattern[ i ] )</text:p>
            <text:p text:style-name="Table_20_Contents"><text:s text:c="8"/>k = pi[ k ]; </text:p>
            <text:p text:style-name="Table_20_Contents"><text:s text:c="6"/>if( pattern[ k + 1 ] == pattern[ i ] )</text:p>
            <text:p text:style-name="Table_20_Contents"><text:s text:c="8"/>++ k;</text:p>
            <text:p text:style-name="Table_20_Contents"><text:s text:c="6"/>pi[ i ] = k;</text:p>
            <text:p text:style-name="Table_20_Contents"/>
            <text:p text:style-name="Table_20_Contents"><text:s text:c="4"/>}</text:p>
            <text:p text:style-name="Table_20_Contents"/>
            <text:p text:style-name="Table_20_Contents"><text:s text:c="2"/>return ;</text:p>
            <text:p text:style-name="Table_20_Contents">}</text:p>
            <text:p text:style-name="Table_20_Contents"/>
            <text:p text:style-name="Table_20_Contents">void kmp()</text:p>
            <text:p text:style-name="Table_20_Contents">{</text:p>
            <text:p text:style-name="Table_20_Contents"><text:s text:c="2"/>int q;</text:p>
            <text:p text:style-name="Table_20_Contents"><text:s/></text:p>
            <text:p text:style-name="Table_20_Contents"><text:s text:c="2"/>q = -1;</text:p>
            <text:p text:style-name="Table_20_Contents"><text:s text:c="2"/></text:p>
            <text:p text:style-name="Table_20_Contents"><text:s text:c="2"/>for( int i = 0 ; i &lt; n ; ++ i )</text:p>
            <text:p text:style-name="Table_20_Contents"><text:s text:c="4"/>{</text:p>
            <text:p text:style-name="Table_20_Contents"><text:s text:c="6"/>while( q &gt;= 0 and pattern[ q + 1 ] not_eq text[ i ] )</text:p>
            <text:p text:style-name="Table_20_Contents"><text:s text:c="8"/>q = pi[ q ];</text:p>
            <text:p text:style-name="Table_20_Contents"><text:s text:c="6"/>if( pattern[ q + 1 ] == text[ i ] )</text:p>
            <text:p text:style-name="Table_20_Contents"><text:s text:c="8"/>++ q;</text:p>
            <text:p text:style-name="Table_20_Contents"/>
            <text:p text:style-name="Table_20_Contents"><text:s text:c="6"/>if( q == m - 1 )</text:p>
            <text:p text:style-name="Table_20_Contents"><text:s text:c="8"/>{</text:p>
            <text:p text:style-name="Table_20_Contents"><text:s text:c="10"/>cout&lt;&lt; i + 1 &lt;&lt;"\n";</text:p>
            <text:p text:style-name="Table_20_Contents"><text:s text:c="10"/>//cout&lt;&lt;"pattern shift occured\n";</text:p>
            <text:p text:style-name="Table_20_Contents"><text:s text:c="10"/>q = pi[ q ];</text:p>
            <text:p text:style-name="Table_20_Contents"><text:s text:c="8"/>}</text:p>
            <text:p text:style-name="Table_20_Contents"><text:s text:c="4"/>}</text:p>
            <text:p text:style-name="Table_20_Contents"/>
            <text:p text:style-name="Table_20_Contents"><text:soft-page-break/><text:s text:c="2"/>return ;</text:p>
            <text:p text:style-name="Table_20_Contents">}</text:p>
            <text:p text:style-name="Table_20_Contents"/>
            <text:p text:style-name="Table_20_Contents">void init()</text:p>
            <text:p text:style-name="Table_20_Contents">{</text:p>
            <text:p text:style-name="Table_20_Contents"><text:s text:c="2"/>cin&gt;&gt;text&gt;&gt;pattern;</text:p>
            <text:p text:style-name="Table_20_Contents"/>
            <text:p text:style-name="Table_20_Contents"><text:s text:c="2"/>n = text.size();</text:p>
            <text:p text:style-name="Table_20_Contents"><text:s text:c="2"/>m = pattern.size();</text:p>
            <text:p text:style-name="Table_20_Contents"/>
            <text:p text:style-name="Table_20_Contents"><text:s text:c="2"/>return ;</text:p>
            <text:p text:style-name="Table_20_Contents">}</text:p>
            <text:p text:style-name="Table_20_Contents"/>
            <text:p text:style-name="Table_20_Contents">int main()</text:p>
            <text:p text:style-name="Table_20_Contents">{</text:p>
            <text:p text:style-name="Table_20_Contents"><text:s text:c="2"/>init();</text:p>
            <text:p text:style-name="Table_20_Contents"/>
            <text:p text:style-name="Table_20_Contents"><text:s text:c="2"/>prefix();</text:p>
            <text:p text:style-name="Table_20_Contents"><text:s text:c="2"/></text:p>
            <text:p text:style-name="Table_20_Contents"><text:s text:c="2"/>kmp();</text:p>
            <text:p text:style-name="Table_20_Contents"/>
            <text:p text:style-name="Table_20_Contents"><text:s text:c="2"/>return 0;</text:p>
            <text:p text:style-name="Table_20_Contents">}</text:p>
          </table:table-cell>
        </table:table-row>
      </table:table>
      <text:p text:style-name="Standard"/>
      <text:h text:style-name="Heading_20_4" text:outline-level="4"><text:bookmark-start text:name="__RefHeading__11541_1111944108"/>KMP-Extend(扩展KMP)*<text:bookmark-end text:name="__RefHeading__11541_1111944108"/></text:h>
      <text:p text:style-name="Text_20_body"/>
      <text:h text:style-name="P6" text:outline-level="2"><text:bookmark-start text:name="__RefHeading__11543_1111944108"/>RMQ<text:change-start text:change-id="ct158752208"/>(區間極值問題)<text:bookmark-end text:name="__RefHeading__11543_1111944108"/><text:change-end text:change-id="ct158752208"/></text:h>
      <text:h text:style-name="Heading_20_3" text:outline-level="3"><text:bookmark-start text:name="__RefHeading__11545_1111944108"/>RMQ问题的sparse table 算法<text:bookmark-end text:name="__RefHeading__11545_1111944108"/></text:h>
      <text:p text:style-name="P9">ST算法的解释： </text:p>
      <text:p text:style-name="P9">dp过程，选取[i,i+2^j-1],[i+2^j,i-1]的极值。边界条件是i + 2^j -1 &lt;= n </text:p>
      <text:p text:style-name="P9">对于查询的解释：f[i,j] = max(f[i,k] , f[j - 2^k + 1 , k])比较的是区间[i,i+2^k-1]和[j-2^k + 1 , j]的大小，这两段区间必然会覆盖区间 </text:p>
      <text:p text:style-name="P9">[i,j],因为2^k &gt;= (j - i + 1) / 2.所以能够取到该段区间的最大值。</text:p>
      <text:h text:style-name="Heading_20_3" text:outline-level="3"><text:bookmark-start text:name="__RefHeading__11547_1111944108"/>Binary Index Tree(树状数组) <text:bookmark-end text:name="__RefHeading__11547_1111944108"/></text:h>
      <text:p text:style-name="P9">树状数组用来计算一段序列一段连续区间的和，可以快速更改序列某个元素的值</text:p>
      <text:p text:style-name="P9">2^k=i&amp;(i^(i-1)) 标号为最右边的1的从左往右数的位置。tree[lowbit(x)]记录data[x]压缩后的值。计算1..x的和的过程就是在沿树上行。</text:p>
      <text:p text:style-name="P9">-x是x的反码+1. </text:p>
      <text:p text:style-name="P9">x&amp;-x是取最右边的1，这个操作即是树状数组的lowbit操作</text:p>
      <text:h text:style-name="P53" text:outline-level="4"><text:bookmark-start text:name="__RefHeading__11549_1111944108"/>计算逆序对的方法<text:bookmark-end text:name="__RefHeading__11549_1111944108"/></text:h>
      <text:p text:style-name="P9">TIMUS1090</text:p>
      <table:table table:name="表格21" table:style-name="表格21">
        <table:table-column table:style-name="表格21.A"/>
        <table:table-row>
          <table:table-cell table:style-name="表格21.A1" office:value-type="string">
            <text:p text:style-name="Table_20_Contents">//TIMUS 1090 </text:p>
            <text:p text:style-name="Table_20_Contents">/* </text:p>
            <text:p text:style-name="Table_20_Contents">the follow is a kid of merge sort that count the </text:p>
            <text:p text:style-name="Table_20_Contents">invesertion part. </text:p>
            <text:p text:style-name="Table_20_Contents"/>
            <text:p text:style-name="Table_20_Contents">#include&lt;iostream&gt; </text:p>
            <text:p text:style-name="Table_20_Contents">#define MAXN 100006 </text:p>
            <text:p text:style-name="Table_20_Contents">using std::cin; </text:p>
            <text:p text:style-name="Table_20_Contents">using std::cout; </text:p>
            <text:p text:style-name="Table_20_Contents"/>
            <text:p text:style-name="Table_20_Contents">int a[MAXN]; </text:p>
            <text:p text:style-name="Table_20_Contents">int tot=0,n,mt=0,ans; </text:p>
            <text:p text:style-name="Table_20_Contents"/>
            <text:p text:style-name="Table_20_Contents">void merge(int l,int r) </text:p>
            <text:p text:style-name="Table_20_Contents">{ </text:p>
            <text:p text:style-name="Table_20_Contents"><text:s text:c="2"/>if(l&gt;=r) </text:p>
            <text:p text:style-name="Table_20_Contents"><text:s text:c="4"/>return ; </text:p>
            <text:p text:style-name="Table_20_Contents"><text:s text:c="2"/>int i,j,k; </text:p>
            <text:p text:style-name="Table_20_Contents"><text:s text:c="2"/>int m=l+r&gt;&gt;1; </text:p>
            <text:p text:style-name="Table_20_Contents"><text:s text:c="2"/>int n1=m-l+1; </text:p>
            <text:p text:style-name="Table_20_Contents"><text:s text:c="2"/>int n2=r-m; </text:p>
            <text:p text:style-name="Table_20_Contents"><text:s text:c="2"/>int *L=new int [n1+1]; </text:p>
            <text:p text:style-name="Table_20_Contents"><text:s text:c="2"/>int *R=new int [n2+1]; </text:p>
            <text:p text:style-name="Table_20_Contents"><text:s text:c="2"/>merge(l,m); </text:p>
            <text:p text:style-name="Table_20_Contents"><text:s text:c="2"/>merge(m+1,r); </text:p>
            <text:p text:style-name="Table_20_Contents"/>
            <text:p text:style-name="Table_20_Contents"><text:s text:c="2"/>for(i=l;i&lt;=m;i++) </text:p>
            <text:p text:style-name="Table_20_Contents"><text:s text:c="4"/>L[i-l]=a[i]; </text:p>
            <text:p text:style-name="Table_20_Contents"><text:s text:c="2"/>for(j=m+1;j&lt;=r;j++) </text:p>
            <text:p text:style-name="Table_20_Contents"><text:s text:c="4"/>R[j-m-1]=a[j]; </text:p>
            <text:p text:style-name="Table_20_Contents"/>
            <text:p text:style-name="Table_20_Contents"><text:s text:c="2"/>i=0,j=0; </text:p>
            <text:p text:style-name="Table_20_Contents"/>
            <text:p text:style-name="Table_20_Contents"><text:s text:c="2"/>for(k=l;k&lt;=r;k++) </text:p>
            <text:p text:style-name="Table_20_Contents"><text:s text:c="4"/>if(i&lt;n1 and j&lt;n2) </text:p>
            <text:p text:style-name="Table_20_Contents"><text:s text:c="6"/>{ </text:p>
            <text:p text:style-name="Table_20_Contents"><text:tab/>if(L[i] &lt; R[j]) </text:p>
            <text:p text:style-name="Table_20_Contents"><text:tab/> <text:s text:c="3"/>{ </text:p>
            <text:p text:style-name="Table_20_Contents"><text:tab/> <text:s text:c="5"/>a[k]=L[i]; </text:p>
            <text:p text:style-name="Table_20_Contents"><text:tab/> <text:s text:c="5"/>i++; </text:p>
            <text:p text:style-name="Table_20_Contents"><text:tab/> <text:s text:c="3"/>} </text:p>
            <text:p text:style-name="Table_20_Contents"><text:tab/>else </text:p>
            <text:p text:style-name="Table_20_Contents"><text:tab/> <text:s/>{ </text:p>
            <text:p text:style-name="Table_20_Contents"><text:tab/> <text:s text:c="3"/>tot+=i+1; </text:p>
            <text:p text:style-name="Table_20_Contents"><text:tab/> <text:s text:c="3"/>a[k]=R[j]; </text:p>
            <text:p text:style-name="Table_20_Contents"><text:tab/> <text:s text:c="3"/>j++; </text:p>
            <text:p text:style-name="Table_20_Contents"><text:tab/> <text:s/>} <text:s text:c="5"/></text:p>
            <text:p text:style-name="Table_20_Contents"><text:s text:c="6"/>} </text:p>
            <text:p text:style-name="Table_20_Contents"><text:s text:c="4"/>else </text:p>
            <text:p text:style-name="Table_20_Contents"><text:s text:c="6"/>break; </text:p>
            <text:p text:style-name="Table_20_Contents"/>
            <text:p text:style-name="Table_20_Contents"><text:s text:c="2"/>if(i== n1 and j &lt; n2) </text:p>
            <text:p text:style-name="Table_20_Contents"><text:s text:c="4"/>while(j&lt;n2) </text:p>
            <text:p text:style-name="Table_20_Contents"><text:s text:c="6"/>a[k++]=R[j++]; </text:p>
            <text:p text:style-name="Table_20_Contents"><text:s text:c="2"/>if(i&lt;n1 and j==n2) </text:p>
            <text:p text:style-name="Table_20_Contents"><text:soft-page-break/><text:s text:c="4"/>while(i&lt;n1) </text:p>
            <text:p text:style-name="Table_20_Contents"><text:s text:c="6"/>a[k++]=L[i++]; </text:p>
            <text:p text:style-name="Table_20_Contents"/>
            <text:p text:style-name="Table_20_Contents"><text:s text:c="2"/>free(L); </text:p>
            <text:p text:style-name="Table_20_Contents"><text:s text:c="2"/>free(R); </text:p>
            <text:p text:style-name="Table_20_Contents"/>
            <text:p text:style-name="Table_20_Contents">} </text:p>
            <text:p text:style-name="Table_20_Contents"/>
            <text:p text:style-name="Table_20_Contents">int main() </text:p>
            <text:p text:style-name="Table_20_Contents">{ </text:p>
            <text:p text:style-name="Table_20_Contents"><text:s text:c="2"/>int i,j,k; <text:s/></text:p>
            <text:p text:style-name="Table_20_Contents"><text:s text:c="2"/></text:p>
            <text:p text:style-name="Table_20_Contents"><text:s text:c="2"/>cin&gt;&gt;n&gt;&gt;k; </text:p>
            <text:p text:style-name="Table_20_Contents"><text:s text:c="2"/>for(j=1;j&lt;=k;j++) </text:p>
            <text:p text:style-name="Table_20_Contents"><text:s text:c="4"/>{ </text:p>
            <text:p text:style-name="Table_20_Contents"><text:s text:c="6"/>for(i=1;i&lt;=n;i++) </text:p>
            <text:p text:style-name="Table_20_Contents"><text:tab/>cin&gt;&gt;a[i]; </text:p>
            <text:p text:style-name="Table_20_Contents"><text:s text:c="6"/>merge(1,n); </text:p>
            <text:p text:style-name="Table_20_Contents"><text:s text:c="6"/>if(tot&gt;mt) </text:p>
            <text:p text:style-name="Table_20_Contents"><text:tab/>mt=tot,ans=j; </text:p>
            <text:p text:style-name="Table_20_Contents"><text:s text:c="6"/>tot=0; </text:p>
            <text:p text:style-name="Table_20_Contents"><text:s text:c="4"/>} </text:p>
            <text:p text:style-name="Table_20_Contents"><text:s text:c="2"/>cout&lt;&lt;ans&lt;&lt;"\n"; </text:p>
            <text:p text:style-name="Table_20_Contents"><text:s text:c="2"/></text:p>
            <text:p text:style-name="Table_20_Contents"><text:s text:c="2"/></text:p>
            <text:p text:style-name="Table_20_Contents"><text:s text:c="2"/>cin&gt;&gt;n; </text:p>
            <text:p text:style-name="Table_20_Contents"><text:s text:c="2"/>for(i=1;i&lt;=n;i++) </text:p>
            <text:p text:style-name="Table_20_Contents"><text:s text:c="4"/>cin&gt;&gt;a[i]; </text:p>
            <text:p text:style-name="Table_20_Contents"><text:s text:c="2"/>merge(1,n); </text:p>
            <text:p text:style-name="Table_20_Contents"><text:s text:c="2"/>for(i=1;i&lt;=n;i++) </text:p>
            <text:p text:style-name="Table_20_Contents"><text:s text:c="4"/>cout&lt;&lt;a[i]&lt;&lt;" "; </text:p>
            <text:p text:style-name="Table_20_Contents"><text:s text:c="2"/>cout&lt;&lt;"\n"; </text:p>
            <text:p text:style-name="Table_20_Contents"><text:s text:c="2"/>cout&lt;&lt;tot&lt;&lt;"\n"; </text:p>
            <text:p text:style-name="Table_20_Contents"><text:s text:c="2"/></text:p>
            <text:p text:style-name="Table_20_Contents"><text:s text:c="2"/>return 0; </text:p>
            <text:p text:style-name="Table_20_Contents">} </text:p>
            <text:p text:style-name="Table_20_Contents">*/ </text:p>
            <text:p text:style-name="Table_20_Contents"/>
            <text:p text:style-name="Table_20_Contents">#include&lt;iostream&gt; </text:p>
            <text:p text:style-name="Table_20_Contents">#define MAXN 10002 </text:p>
            <text:p text:style-name="Table_20_Contents">using std::cin; </text:p>
            <text:p text:style-name="Table_20_Contents">using std::cout; </text:p>
            <text:p text:style-name="Table_20_Contents"/>
            <text:p text:style-name="Table_20_Contents">int n,k,max=-1,ans; </text:p>
            <text:p text:style-name="Table_20_Contents">int idt[MAXN]; </text:p>
            <text:p text:style-name="Table_20_Contents"/>
            <text:p text:style-name="Table_20_Contents">int L(int k) </text:p>
            <text:p text:style-name="Table_20_Contents">{return (k bitand -k);} </text:p>
            <text:p text:style-name="Table_20_Contents"/>
            <text:p text:style-name="Table_20_Contents">int getsum(int idx)//srch </text:p>
            <text:p text:style-name="Table_20_Contents">{ </text:p>
            <text:p text:style-name="Table_20_Contents"><text:s text:c="2"/>int s=0; </text:p>
            <text:p text:style-name="Table_20_Contents"><text:s text:c="2"/>while(idx&gt;0) </text:p>
            <text:p text:style-name="Table_20_Contents"><text:s text:c="4"/>{ </text:p>
            <text:p text:style-name="Table_20_Contents"><text:soft-page-break/><text:s text:c="6"/>s+=idt[idx]; </text:p>
            <text:p text:style-name="Table_20_Contents"><text:s text:c="6"/>idx-=L(idx); </text:p>
            <text:p text:style-name="Table_20_Contents"><text:s text:c="6"/>//idx &amp;= idx - 1; </text:p>
            <text:p text:style-name="Table_20_Contents"><text:s text:c="4"/>} </text:p>
            <text:p text:style-name="Table_20_Contents"><text:s text:c="2"/>return s; </text:p>
            <text:p text:style-name="Table_20_Contents">} </text:p>
            <text:p text:style-name="Table_20_Contents"/>
            <text:p text:style-name="Table_20_Contents">void bit_update(int idx)//add </text:p>
            <text:p text:style-name="Table_20_Contents">{ </text:p>
            <text:p text:style-name="Table_20_Contents"><text:s text:c="2"/>while(idx&lt;=n) </text:p>
            <text:p text:style-name="Table_20_Contents"><text:s text:c="4"/>{ </text:p>
            <text:p text:style-name="Table_20_Contents"><text:s text:c="6"/>++idt[idx];//the count value is 1 </text:p>
            <text:p text:style-name="Table_20_Contents"><text:s text:c="6"/>idx+= l(idx); </text:p>
            <text:p text:style-name="Table_20_Contents"><text:s text:c="6"/>//idx+= idx &amp; -idx; </text:p>
            <text:p text:style-name="Table_20_Contents"><text:s text:c="4"/>} </text:p>
            <text:p text:style-name="Table_20_Contents"><text:s text:c="2"/>return ; </text:p>
            <text:p text:style-name="Table_20_Contents">} </text:p>
            <text:p text:style-name="Table_20_Contents"/>
            <text:p text:style-name="Table_20_Contents">int main() </text:p>
            <text:p text:style-name="Table_20_Contents">{ </text:p>
            <text:p text:style-name="Table_20_Contents"><text:s text:c="2"/>int i,j,sum,a; </text:p>
            <text:p text:style-name="Table_20_Contents"><text:s text:c="2"/>cin&gt;&gt;n&gt;&gt;k; </text:p>
            <text:p text:style-name="Table_20_Contents"><text:s text:c="2"/>for(i=1;i&lt;=k;i++) </text:p>
            <text:p text:style-name="Table_20_Contents"><text:s text:c="4"/>{ </text:p>
            <text:p text:style-name="Table_20_Contents"><text:s text:c="6"/>sum=0; </text:p>
            <text:p text:style-name="Table_20_Contents"><text:s text:c="6"/>for(j=0;j&lt;=n;j++) </text:p>
            <text:p text:style-name="Table_20_Contents"><text:tab/>idt[j]=0; </text:p>
            <text:p text:style-name="Table_20_Contents"/>
            <text:p text:style-name="Table_20_Contents"><text:s text:c="6"/>for(j=0;j&lt;n;j++) </text:p>
            <text:p text:style-name="Table_20_Contents"><text:tab/>{ </text:p>
            <text:p text:style-name="Table_20_Contents"><text:tab/> <text:s/>cin&gt;&gt;a; </text:p>
            <text:p text:style-name="Table_20_Contents"><text:tab/> <text:s/>a=n+1-a;//why inversion here? </text:p>
            <text:p text:style-name="Table_20_Contents"><text:tab/> <text:s/>sum+=getsum(a); </text:p>
            <text:p text:style-name="Table_20_Contents"><text:tab/> <text:s/>bit_update(a); </text:p>
            <text:p text:style-name="Table_20_Contents"><text:tab/>} </text:p>
            <text:p text:style-name="Table_20_Contents"/>
            <text:p text:style-name="Table_20_Contents"><text:s text:c="6"/>if(sum &gt; max) </text:p>
            <text:p text:style-name="Table_20_Contents"><text:tab/>{max = sum;ans=i;} </text:p>
            <text:p text:style-name="Table_20_Contents"><text:s text:c="4"/>} </text:p>
            <text:p text:style-name="Table_20_Contents"/>
            <text:p text:style-name="Table_20_Contents"><text:s text:c="2"/>cout&lt;&lt;ans&lt;&lt;"\n"; </text:p>
            <text:p text:style-name="Table_20_Contents"><text:s text:c="2"/>return 0; </text:p>
            <text:p text:style-name="Table_20_Contents">}</text:p>
          </table:table-cell>
        </table:table-row>
      </table:table>
      <text:p text:style-name="P9"/>
      <text:h text:style-name="P53" text:outline-level="4"><text:bookmark-start text:name="__RefHeading__11551_1111944108"/><text:change-start text:change-id="ct158752880"/>树状数组的应用<text:bookmark-end text:name="__RefHeading__11551_1111944108"/></text:h>
      <text:p text:style-name="P9"><text:change-end text:change-id="ct158752880"/></text:p>
      <text:h text:style-name="Heading_20_3" text:outline-level="3"><text:bookmark-start text:name="__RefHeading__11553_1111944108"/>Lowest Common Ancestor <text:s/>(最低公共祖先)*<text:bookmark-end text:name="__RefHeading__11553_1111944108"/></text:h>
      <text:p text:style-name="Text_20_body"><text:tab/>用DFS的方式转化为RMQ问题或者±1RMQ<text:note text:id="ftn5" text:note-class="footnote"><text:note-citation>5</text:note-citation><text:note-body><text:p text:style-name="Footnote">國家集訓隊論文</text:p></text:note-body></text:note>，但是后者感觉好复杂，一般RMQ的ST算法就够了吧。</text:p>
      <text:h text:style-name="P6" text:outline-level="2"><text:bookmark-start text:name="__RefHeading__11555_1111944108"/><text:soft-page-break/>Segmental Tree(線段樹) <text:bookmark-end text:name="__RefHeading__11555_1111944108"/></text:h>
      <text:h text:style-name="P53" text:outline-level="4"><text:bookmark-start text:name="__RefHeading__11557_1111944108"/>線段樹的離散化<text:bookmark-end text:name="__RefHeading__11557_1111944108"/></text:h>
      <text:p text:style-name="Text_20_body"><text:tab/>如果要維護一棵至多有10^5個元素的線段樹，然而每個區間至多到10^9。顯然不能建立一個[1,10^9]的線段樹，如果預先讀入所有節點的操作，那麼就可以知道有多少個不同的節點，所以最多只用建立[1,10^5]的線段樹就可以了。</text:p>
      <text:p text:style-name="P27"><text:tab/>首先讀入所有的操作，可以預處理出所有的add操作一共有多少種不同的元素以及每個元素的大小，設這個值爲T，那麼線段樹中就至多會有T個元素。先建立一個[1,T]的線段樹，然後對於進行操作的節點x，可以用二分或者std::lower_bound()找出它在線段樹當中的位置對其進行操作。</text:p>
      <text:p text:style-name="Text_20_body">參考題目：<text:a xlink:type="simple" xlink:href="http://www.codeforces.com/problemset/problem/85/D">http://www.codeforces.com/problemset/problem/85/D</text:a></text:p>
      <text:h text:style-name="P53" text:outline-level="4"><text:bookmark-start text:name="__RefHeading__11559_1111944108"/>不遍历到根结点就可以维护线段树的方法<text:bookmark-end text:name="__RefHeading__11559_1111944108"/></text:h>
      <text:p text:style-name="P9"><text:tab/>不遍历到根节点就能够维护的线段树的方法可以这么搞，在线段树结点的标记上弄一个标记，标记当前这个结点的两个孩子是否都有值，如果都有值就标记1，否则是2，没有结点有值为0.</text:p>
      <text:p text:style-name="P9"><text:tab/>在加入一段区间的时候，如果恰好有一个结点的L,R符合加入结点的区间，则将它和它的孩子都标记为1，否则如果这个结点只是在插入路径上的经过的结点，那么就说明他的某一个孩子上有值，所以将这个结点标记为2.对标记为2的结点更新它的孩子之后，可能原先没有被线段占满的结点在更新的过程中被某条加入的线段占满了，所以加入完成之后如果发现这个结点的左右孩子的标记都为1的话，也将这个结点的标记更新为1。</text:p>
      <text:p text:style-name="P9"><text:tab/>查找的时候如果发现标记为1的结点就返回这个要查找的值而不必遍历下面要找的那个结点，因为这个结点和它下面的子树都有值了，否则如果是2的话就沿树继续查找。</text:p>
      <table:table table:name="表格1" table:style-name="表格1">
        <table:table-column table:style-name="表格1.A"/>
        <table:table-row>
          <table:table-cell table:style-name="表格1.A1" office:value-type="string">
            <text:p text:style-name="Table_20_Contents">program segtree; </text:p>
            <text:p text:style-name="Table_20_Contents">type treenode = record </text:p>
            <text:p text:style-name="Table_20_Contents"><text:tab/><text:tab/> <text:s text:c="2"/>sum,l,r : longint; </text:p>
            <text:p text:style-name="Table_20_Contents"><text:tab/><text:tab/>end;<text:tab/> <text:s text:c="2"/></text:p>
            <text:p text:style-name="Table_20_Contents">var<text:tab/><text:tab/><text:tab/> <text:s text:c="2"/></text:p>
            <text:p text:style-name="Table_20_Contents"><text:s text:c="3"/>node<text:tab/> <text:s text:c="3"/>: array[0..2000000] of treenode; </text:p>
            <text:p text:style-name="Table_20_Contents"><text:s text:c="3"/>n,m<text:tab/> <text:s text:c="3"/>: longint; </text:p>
            <text:p text:style-name="Table_20_Contents"><text:s text:c="3"/>a,b<text:tab/> <text:s text:c="3"/>: longint; </text:p>
            <text:p text:style-name="Table_20_Contents"><text:s text:c="3"/>i<text:tab/> <text:s text:c="3"/>: integer; </text:p>
            <text:p text:style-name="Table_20_Contents"><text:s text:c="3"/>cin,cout : text; </text:p>
            <text:p text:style-name="Table_20_Contents">procedure create(l,r,s: longint ); </text:p>
            <text:p text:style-name="Table_20_Contents">var </text:p>
            <text:p text:style-name="Table_20_Contents"><text:s text:c="3"/>mid : longint; </text:p>
            <text:p text:style-name="Table_20_Contents">begin </text:p>
            <text:p text:style-name="Table_20_Contents"><text:s text:c="3"/>node[ s ].l := l; </text:p>
            <text:p text:style-name="Table_20_Contents"><text:s text:c="3"/>node[ s ].r := r; </text:p>
            <text:p text:style-name="Table_20_Contents"><text:s text:c="3"/>node[ s ].sum := 0; </text:p>
            <text:p text:style-name="Table_20_Contents"><text:s text:c="3"/></text:p>
            <text:p text:style-name="Table_20_Contents"><text:s text:c="3"/>if l &lt;&gt; r then </text:p>
            <text:p text:style-name="Table_20_Contents"><text:s text:c="3"/>begin </text:p>
            <text:p text:style-name="Table_20_Contents"><text:s text:c="6"/>mid := (l + r) shr 1 ; </text:p>
            <text:p text:style-name="Table_20_Contents"><text:soft-page-break/><text:s text:c="6"/>create(l,mid,s shl 1 ); </text:p>
            <text:p text:style-name="Table_20_Contents"><text:s text:c="6"/>create(mid + 1 , r , s shl 1 + 1 ); </text:p>
            <text:p text:style-name="Table_20_Contents"><text:s text:c="3"/>end; </text:p>
            <text:p text:style-name="Table_20_Contents">end; { create } </text:p>
            <text:p text:style-name="Table_20_Contents"/>
            <text:p text:style-name="Table_20_Contents">procedure insert(l,r,s : longint ); </text:p>
            <text:p text:style-name="Table_20_Contents">var </text:p>
            <text:p text:style-name="Table_20_Contents"><text:s text:c="3"/>mid : longint; </text:p>
            <text:p text:style-name="Table_20_Contents">begin </text:p>
            <text:p text:style-name="Table_20_Contents"><text:s text:c="3"/></text:p>
            <text:p text:style-name="Table_20_Contents"><text:s text:c="3"/>if (node[ s ].l = l) and ( node[ s ].r = r ) and (node[ s ].sum &lt;&gt; 2) then </text:p>
            <text:p text:style-name="Table_20_Contents"><text:s text:c="3"/>begin </text:p>
            <text:p text:style-name="Table_20_Contents"><text:s text:c="6"/>node[ s ].sum := 1 ; </text:p>
            <text:p text:style-name="Table_20_Contents"><text:s text:c="6"/>node[ s shl 1 ].sum := 1 ; </text:p>
            <text:p text:style-name="Table_20_Contents"><text:s text:c="6"/>node[ s shl 1 or 1 ].sum := 1 ; </text:p>
            <text:p text:style-name="Table_20_Contents"><text:s text:c="3"/>end </text:p>
            <text:p text:style-name="Table_20_Contents"><text:s text:c="3"/>else </text:p>
            <text:p text:style-name="Table_20_Contents"><text:s text:c="6"/>node[ s ].sum := 2; </text:p>
            <text:p text:style-name="Table_20_Contents"/>
            <text:p text:style-name="Table_20_Contents"><text:s text:c="3"/>if node[ s ].l = node[ s ].r then </text:p>
            <text:p text:style-name="Table_20_Contents"><text:s text:c="6"/>exit; </text:p>
            <text:p text:style-name="Table_20_Contents"><text:s text:c="3"/></text:p>
            <text:p text:style-name="Table_20_Contents"><text:s text:c="3"/>mid := (node[ s ].l + node[ s ].r) shr 1; </text:p>
            <text:p text:style-name="Table_20_Contents"><text:s text:c="2"/></text:p>
            <text:p text:style-name="Table_20_Contents"><text:s text:c="3"/>if mid &gt;= r then </text:p>
            <text:p text:style-name="Table_20_Contents"><text:s text:c="6"/>insert( l , r , s shl 1 ) </text:p>
            <text:p text:style-name="Table_20_Contents"><text:s text:c="3"/>else if mid &lt; l then </text:p>
            <text:p text:style-name="Table_20_Contents"><text:s text:c="6"/>insert( l , r , s shl 1 or 1 ) </text:p>
            <text:p text:style-name="Table_20_Contents"><text:s text:c="3"/>else </text:p>
            <text:p text:style-name="Table_20_Contents"><text:s text:c="3"/>begin </text:p>
            <text:p text:style-name="Table_20_Contents"><text:s text:c="6"/>insert( l , mid , s shl 1 ); </text:p>
            <text:p text:style-name="Table_20_Contents"><text:s text:c="6"/>insert( mid + 1 , r , s shl 1 or 1 ); </text:p>
            <text:p text:style-name="Table_20_Contents"><text:s text:c="3"/>end; </text:p>
            <text:p text:style-name="Table_20_Contents"/>
            <text:p text:style-name="Table_20_Contents"><text:s text:c="3"/>if node[ s shl 1 ].sum = node[ s shl 1 or 1 ].sum then </text:p>
            <text:p text:style-name="Table_20_Contents"><text:s text:c="6"/>node[ s ].sum := node[ s shl 1 ].sum; </text:p>
            <text:p text:style-name="Table_20_Contents"><text:s text:c="3"/></text:p>
            <text:p text:style-name="Table_20_Contents">end; { insert } </text:p>
            <text:p text:style-name="Table_20_Contents"/>
            <text:p text:style-name="Table_20_Contents">function find(l,r,s : longint ):longint; </text:p>
            <text:p text:style-name="Table_20_Contents">var </text:p>
            <text:p text:style-name="Table_20_Contents"><text:s text:c="3"/>mid : longint; </text:p>
            <text:p text:style-name="Table_20_Contents">begin </text:p>
            <text:p text:style-name="Table_20_Contents"><text:s text:c="3"/>{writeln(l,' ',r,' ',s);} </text:p>
            <text:p text:style-name="Table_20_Contents"><text:s text:c="3"/>if ( node[ s ].l = l ) and ( node[ s ].r = r ) and ( node[ s ].sum &lt;&gt; 2 )then </text:p>
            <text:p text:style-name="Table_20_Contents"><text:s text:c="3"/>begin </text:p>
            <text:p text:style-name="Table_20_Contents"><text:s text:c="6"/>if node[ s ].sum = 1 then </text:p>
            <text:p text:style-name="Table_20_Contents"><text:tab/> exit( r - l + 1 ) </text:p>
            <text:p text:style-name="Table_20_Contents"><text:s text:c="6"/>else </text:p>
            <text:p text:style-name="Table_20_Contents"><text:tab/> exit( 0 ); </text:p>
            <text:p text:style-name="Table_20_Contents"><text:soft-page-break/><text:s text:c="3"/>end; </text:p>
            <text:p text:style-name="Table_20_Contents"><text:s text:c="3"/>if node[ s ].l = node[ s ].r then </text:p>
            <text:p text:style-name="Table_20_Contents"><text:s text:c="6"/>exit( 0 ) </text:p>
            <text:p text:style-name="Table_20_Contents"><text:s text:c="3"/>else </text:p>
            <text:p text:style-name="Table_20_Contents"><text:s text:c="3"/>begin </text:p>
            <text:p text:style-name="Table_20_Contents"><text:s text:c="6"/>mid := (node[ s ].l + node[ s ].r) shr 1 ; </text:p>
            <text:p text:style-name="Table_20_Contents"><text:s text:c="6"/>if mid &gt;= r then </text:p>
            <text:p text:style-name="Table_20_Contents"><text:tab/> exit(find( l , r , s shl 1 )) </text:p>
            <text:p text:style-name="Table_20_Contents"><text:s text:c="6"/>else if mid &lt; l then </text:p>
            <text:p text:style-name="Table_20_Contents"><text:tab/> exit(find( l , r , s shl 1 + 1 )) </text:p>
            <text:p text:style-name="Table_20_Contents"><text:s text:c="6"/>else </text:p>
            <text:p text:style-name="Table_20_Contents"><text:tab/> exit(find( l , mid , s shl 1 ) + find( mid + 1 , r , s shl 1 + 1 )) </text:p>
            <text:p text:style-name="Table_20_Contents"><text:s text:c="3"/>end; </text:p>
            <text:p text:style-name="Table_20_Contents">end; </text:p>
            <text:p text:style-name="Table_20_Contents"/>
            <text:p text:style-name="Table_20_Contents">begin </text:p>
            <text:p text:style-name="Table_20_Contents"><text:s text:c="3"/>assign(cin,'test.in'); </text:p>
            <text:p text:style-name="Table_20_Contents"><text:s text:c="3"/>assign(cout,'out2.ans'); </text:p>
            <text:p text:style-name="Table_20_Contents"><text:s text:c="3"/>reset(cin); </text:p>
            <text:p text:style-name="Table_20_Contents"><text:s text:c="3"/>rewrite(cout); </text:p>
            <text:p text:style-name="Table_20_Contents"><text:s text:c="3"/>while not eof do </text:p>
            <text:p text:style-name="Table_20_Contents"><text:s text:c="3"/>begin </text:p>
            <text:p text:style-name="Table_20_Contents"><text:s text:c="6"/>readln(n,m); </text:p>
            <text:p text:style-name="Table_20_Contents"><text:s text:c="6"/>create( 1 , n , 1 ); </text:p>
            <text:p text:style-name="Table_20_Contents"><text:s text:c="6"/>for i := 1 to m do </text:p>
            <text:p text:style-name="Table_20_Contents"><text:s text:c="6"/>begin </text:p>
            <text:p text:style-name="Table_20_Contents"><text:tab/> readln(cin,a,b); </text:p>
            <text:p text:style-name="Table_20_Contents"><text:tab/> writeln(cout,find(a,b,1)); </text:p>
            <text:p text:style-name="Table_20_Contents"><text:tab/> insert(a,b,1); </text:p>
            <text:p text:style-name="Table_20_Contents"><text:s text:c="6"/>end; </text:p>
            <text:p text:style-name="Table_20_Contents"><text:s text:c="6"/>writeln(cout); </text:p>
            <text:p text:style-name="Table_20_Contents"><text:s text:c="3"/>end; </text:p>
            <text:p text:style-name="Table_20_Contents">end.</text:p>
          </table:table-cell>
        </table:table-row>
      </table:table>
      <text:p text:style-name="P9"/>
      <text:h text:style-name="P6" text:outline-level="2"><text:bookmark-start text:name="__RefHeading__11561_1111944108"/>Number Theory (数论问题)* <text:bookmark-end text:name="__RefHeading__11561_1111944108"/></text:h>
      <text:h text:style-name="Heading_20_3" text:outline-level="3"><text:bookmark-start text:name="__RefHeading__11563_1111944108"/>快速幂算法<text:bookmark-end text:name="__RefHeading__11563_1111944108"/></text:h>
      <table:table table:name="表格30" table:style-name="表格30">
        <table:table-column table:style-name="表格30.A"/>
        <table:table-row>
          <table:table-cell table:style-name="表格30.A1" office:value-type="string">
            <text:p text:style-name="Table_20_Contents">/* </text:p>
            <text:p text:style-name="Table_20_Contents"><text:s text:c="2"/>quick power resolve </text:p>
            <text:p text:style-name="Table_20_Contents"><text:s text:c="2"/>2012-03-28 </text:p>
            <text:p text:style-name="Table_20_Contents"><text:s text:c="2"/>gestapolur </text:p>
            <text:p text:style-name="Table_20_Contents">*/ </text:p>
            <text:p text:style-name="Table_20_Contents">#include&lt;cstdlib&gt; </text:p>
            <text:p text:style-name="Table_20_Contents">#include&lt;cstdio&gt; </text:p>
            <text:p text:style-name="Table_20_Contents"/>
            <text:p text:style-name="Table_20_Contents">int a , b , c; </text:p>
            <text:p text:style-name="Table_20_Contents">/* </text:p>
            <text:p text:style-name="Table_20_Contents">inline long long pow2( long long x ) </text:p>
            <text:p text:style-name="Table_20_Contents">{ return x * x; } </text:p>
            <text:p text:style-name="Table_20_Contents">*/ </text:p>
            <text:p text:style-name="Table_20_Contents"><text:soft-page-break/>long long resolve( int b ) </text:p>
            <text:p text:style-name="Table_20_Contents">{ </text:p>
            <text:p text:style-name="Table_20_Contents"><text:s text:c="2"/>if( b == 2 ) </text:p>
            <text:p text:style-name="Table_20_Contents"><text:s text:c="4"/>return a * a % c; </text:p>
            <text:p text:style-name="Table_20_Contents"><text:s text:c="2"/>else if( b == 1 ) </text:p>
            <text:p text:style-name="Table_20_Contents"><text:s text:c="4"/>return a; </text:p>
            <text:p text:style-name="Table_20_Contents"><text:s text:c="2"/>else if( b &amp; 1 ) </text:p>
            <text:p text:style-name="Table_20_Contents"><text:s text:c="4"/>return resolve( b - 1 ) * a % c; </text:p>
            <text:p text:style-name="Table_20_Contents"><text:s text:c="2"/>else </text:p>
            <text:p text:style-name="Table_20_Contents"><text:s text:c="4"/>{ </text:p>
            <text:p text:style-name="Table_20_Contents"><text:s text:c="6"/>long long t = resolve( b &gt;&gt; 1 ); </text:p>
            <text:p text:style-name="Table_20_Contents"><text:s text:c="6"/>return t * t % c; </text:p>
            <text:p text:style-name="Table_20_Contents"><text:s text:c="4"/>} </text:p>
            <text:p text:style-name="Table_20_Contents">} </text:p>
            <text:p text:style-name="Table_20_Contents"/>
            <text:p text:style-name="Table_20_Contents">int main() </text:p>
            <text:p text:style-name="Table_20_Contents">{ </text:p>
            <text:p text:style-name="Table_20_Contents"><text:s text:c="2"/>while( scanf("%d%d%d" , &amp;a , &amp;b , &amp;c ) not_eq EOF ) </text:p>
            <text:p text:style-name="Table_20_Contents"><text:s text:c="4"/>printf( "%Ld\n" , resolve( b ) ); </text:p>
            <text:p text:style-name="Table_20_Contents"><text:s text:c="2"/>return 0; </text:p>
            <text:p text:style-name="Table_20_Contents">}</text:p>
          </table:table-cell>
        </table:table-row>
      </table:table>
      <text:p text:style-name="Text_20_body"><text:change-start text:change-id="ct158770104"/></text:p>
      <text:h text:style-name="P12" text:outline-level="3"><text:bookmark-start text:name="__RefHeading__11565_1111944108"/><text:change-end text:change-id="ct158770104"/>矩陣快速冪<text:bookmark-end text:name="__RefHeading__11565_1111944108"/></text:h>
      <table:table table:name="表格58" table:style-name="表格58">
        <table:table-column table:style-name="表格58.A"/>
        <table:table-row>
          <table:table-cell table:style-name="表格58.A1" office:value-type="string">
            <text:p text:style-name="Table_20_Contents">/*</text:p>
            <text:p text:style-name="Table_20_Contents"><text:s text:c="2"/>power A ^ P mod M</text:p>
            <text:p text:style-name="Table_20_Contents">*/</text:p>
            <text:p text:style-name="Table_20_Contents">#include&lt;cstdio&gt;</text:p>
            <text:p text:style-name="Table_20_Contents">#include&lt;cstring&gt;</text:p>
            <text:p text:style-name="Table_20_Contents">#define MAXN 32</text:p>
            <text:p text:style-name="Table_20_Contents"/>
            <text:p text:style-name="Table_20_Contents">int p , n , m;</text:p>
            <text:p text:style-name="Table_20_Contents">int a[ MAXN ][ MAXN ] , b[ MAXN ][ MAXN ];</text:p>
            <text:p text:style-name="Table_20_Contents"/>
            <text:p text:style-name="Table_20_Contents">void mul( int a[ ][ MAXN ] , int b[ ][ MAXN ] )</text:p>
            <text:p text:style-name="Table_20_Contents">{</text:p>
            <text:p text:style-name="Table_20_Contents"><text:s text:c="2"/>int i , j , k;</text:p>
            <text:p text:style-name="Table_20_Contents"><text:s text:c="2"/>int c[ MAXN ][ MAXN ];</text:p>
            <text:p text:style-name="Table_20_Contents"><text:s text:c="2"/>memset( c , 0 , sizeof( c ) );</text:p>
            <text:p text:style-name="Table_20_Contents"><text:s text:c="2"/>for( i = 1 ; i &lt;= n ; ++ i )</text:p>
            <text:p text:style-name="Table_20_Contents"><text:s text:c="4"/>for( j = 1 ; j &lt;= n ; ++ j )</text:p>
            <text:p text:style-name="Table_20_Contents"><text:s text:c="6"/>for( k = 1 ; k &lt;= n ; ++ k )</text:p>
            <text:p text:style-name="Table_20_Contents"><text:tab/>c[ i ][ j ] = ( c[ i ][ j ] + a[ i ][ k ] * b[ k ][ j ] % m ) % m;</text:p>
            <text:p text:style-name="Table_20_Contents"><text:s text:c="2"/>memcpy( a , c , sizeof( c ) ); <text:s/></text:p>
            <text:p text:style-name="Table_20_Contents"><text:s text:c="2"/>return ;</text:p>
            <text:p text:style-name="Table_20_Contents">}</text:p>
            <text:p text:style-name="Table_20_Contents"/>
            <text:p text:style-name="Table_20_Contents">void q_power( long long q )</text:p>
            <text:p text:style-name="Table_20_Contents">{</text:p>
            <text:p text:style-name="Table_20_Contents"><text:s text:c="2"/>if( q == 1 )</text:p>
            <text:p text:style-name="Table_20_Contents"><text:s text:c="4"/>{}</text:p>
            <text:p text:style-name="Table_20_Contents"><text:s text:c="2"/>else if( q &amp; 1 )</text:p>
            <text:p text:style-name="Table_20_Contents"><text:s text:c="4"/>{</text:p>
            <text:p text:style-name="Table_20_Contents"><text:soft-page-break/><text:s text:c="6"/>q_power( q ^ 1 ); <text:s text:c="4"/></text:p>
            <text:p text:style-name="Table_20_Contents"><text:s text:c="6"/>mul( b , a );</text:p>
            <text:p text:style-name="Table_20_Contents"><text:s text:c="4"/>}</text:p>
            <text:p text:style-name="Table_20_Contents"><text:s text:c="2"/>else</text:p>
            <text:p text:style-name="Table_20_Contents"><text:s text:c="4"/>{</text:p>
            <text:p text:style-name="Table_20_Contents"><text:s text:c="6"/>q_power( q &gt;&gt; 1 );</text:p>
            <text:p text:style-name="Table_20_Contents"><text:s text:c="6"/>mul( b , b );</text:p>
            <text:p text:style-name="Table_20_Contents"><text:s text:c="4"/>}</text:p>
            <text:p text:style-name="Table_20_Contents"><text:s text:c="2"/>return ;</text:p>
            <text:p text:style-name="Table_20_Contents">}</text:p>
            <text:p text:style-name="Table_20_Contents"/>
            <text:p text:style-name="Table_20_Contents">int main()</text:p>
            <text:p text:style-name="Table_20_Contents">{</text:p>
            <text:p text:style-name="Table_20_Contents"><text:s text:c="2"/>int q;</text:p>
            <text:p text:style-name="Table_20_Contents"><text:s text:c="2"/>scanf("%d%d%d" , &amp;n , &amp;q , &amp;m );</text:p>
            <text:p text:style-name="Table_20_Contents"><text:s text:c="2"/>for( int i = 1 ; i &lt;= n ; ++ i )</text:p>
            <text:p text:style-name="Table_20_Contents"><text:s text:c="4"/>for( int j = 1 ; j &lt;= n ; ++ j )</text:p>
            <text:p text:style-name="Table_20_Contents"><text:s text:c="6"/>{</text:p>
            <text:p text:style-name="Table_20_Contents"><text:tab/>scanf("%d" , &amp;a[ i ][ j ] );</text:p>
            <text:p text:style-name="Table_20_Contents"><text:tab/>a[ i ][ j ] %= m;</text:p>
            <text:p text:style-name="Table_20_Contents"><text:s text:c="6"/>}</text:p>
            <text:p text:style-name="Table_20_Contents"><text:s text:c="2"/>memcpy( b , a , sizeof( b ) );</text:p>
            <text:p text:style-name="Table_20_Contents"><text:s text:c="2"/>q_power( q );</text:p>
            <text:p text:style-name="Table_20_Contents"><text:s text:c="2"/>for( int i = 1 ; i &lt;= n ; ++ i )</text:p>
            <text:p text:style-name="Table_20_Contents"><text:s text:c="4"/>{</text:p>
            <text:p text:style-name="Table_20_Contents"><text:s text:c="6"/>for( int j =1 ; j &lt;= n ; ++ j )</text:p>
            <text:p text:style-name="Table_20_Contents"><text:tab/>printf("%d " , b[ i ][ j ] );</text:p>
            <text:p text:style-name="Table_20_Contents"><text:s text:c="6"/>printf("\n");</text:p>
            <text:p text:style-name="Table_20_Contents"><text:s text:c="4"/>}</text:p>
            <text:p text:style-name="Table_20_Contents"><text:s text:c="2"/>return 0;</text:p>
            <text:p text:style-name="Table_20_Contents">}</text:p>
          </table:table-cell>
        </table:table-row>
      </table:table>
      <text:p text:style-name="Text_20_body">example:（POJ 3233）</text:p>
      <text:p text:style-name="Text_20_body">给出一个n * n矩阵A和一个正整数k,求 <text:span text:style-name="Strong_20_Emphasis">S</text:span> = <text:span text:style-name="Strong_20_Emphasis">A</text:span> + <text:span text:style-name="Strong_20_Emphasis">A</text:span><text:span text:style-name="T22">2</text:span> + <text:span text:style-name="Strong_20_Emphasis">A</text:span><text:span text:style-name="T22">3</text:span> + … + <text:span text:style-name="Strong_20_Emphasis">A</text:span><text:span text:style-name="Strong_20_Emphasis"><text:span text:style-name="T22">k</text:span></text:span></text:p>
      <text:h text:style-name="Heading_20_3" text:outline-level="3"><text:bookmark-start text:name="__RefHeading__11567_1111944108"/>擴展Euclid計算乘法逆元<text:bookmark-end text:name="__RefHeading__11567_1111944108"/></text:h>
      <text:p text:style-name="Text_20_body">計算組合數並取模</text:p>
      <table:table table:name="表格46" table:style-name="表格46">
        <table:table-column table:style-name="表格46.A"/>
        <table:table-row>
          <table:table-cell table:style-name="表格46.A1" office:value-type="string">
            <text:p text:style-name="Table_20_Contents">#include&lt;cstdio&gt;</text:p>
            <text:p text:style-name="Table_20_Contents">#define MAXN 1000013</text:p>
            <text:p text:style-name="Table_20_Contents">#define TOT 1000000</text:p>
            <text:p text:style-name="Table_20_Contents">#define MOD 20000003</text:p>
            <text:p text:style-name="Table_20_Contents"/>
            <text:p text:style-name="Table_20_Contents">typedef long long LL ;</text:p>
            <text:p text:style-name="Table_20_Contents"/>
            <text:p text:style-name="Table_20_Contents">void ex_gcd(LL a , LL b , LL&amp; x , LL&amp; y){</text:p>
            <text:p text:style-name="Table_20_Contents"><text:s text:c="4"/>if( b==0 ){</text:p>
            <text:p text:style-name="Table_20_Contents"><text:s text:c="8"/>x = 1 ; y = 0 ; return <text:s/>;</text:p>
            <text:p text:style-name="Table_20_Contents"><text:s text:c="4"/>}</text:p>
            <text:p text:style-name="Table_20_Contents"><text:s text:c="4"/>ex_gcd( b, a%b , x , y) <text:s/>;</text:p>
            <text:p text:style-name="Table_20_Contents"><text:s text:c="4"/>LL t = x ; x = y ; y = t - a / b * y ;</text:p>
            <text:p text:style-name="Table_20_Contents">}</text:p>
            <text:p text:style-name="Table_20_Contents"><text:soft-page-break/></text:p>
            <text:p text:style-name="Table_20_Contents">long long ny(long long a)</text:p>
            <text:p text:style-name="Table_20_Contents">{</text:p>
            <text:p text:style-name="Table_20_Contents"><text:s text:c="4"/>LL x, y ;</text:p>
            <text:p text:style-name="Table_20_Contents"><text:s text:c="4"/>ex_gcd( a, MOD , x, y) <text:s/>;</text:p>
            <text:p text:style-name="Table_20_Contents"><text:s text:c="4"/>x %= MOD ;</text:p>
            <text:p text:style-name="Table_20_Contents"><text:s text:c="4"/>x = ( x + MOD ) % MOD ;</text:p>
            <text:p text:style-name="Table_20_Contents"><text:s text:c="4"/>return x;</text:p>
            <text:p text:style-name="Table_20_Contents">}</text:p>
            <text:p text:style-name="Table_20_Contents"/>
            <text:p text:style-name="Table_20_Contents">inline long long C( int m , int n )//combinator C( m , n )</text:p>
            <text:p text:style-name="Table_20_Contents">{</text:p>
            <text:p text:style-name="Table_20_Contents"><text:s text:c="4"/>//printf( "%lld C\n" , ( g[ n ] / ( g[ m ] * g[ n - m ] ) ) );</text:p>
            <text:p text:style-name="Table_20_Contents"><text:s text:c="4"/>long long ff=( g[ m ] * g[ n - m ] )%MOD;</text:p>
            <text:p text:style-name="Table_20_Contents"><text:s text:c="4"/>ff=ny(ff);</text:p>
            <text:p text:style-name="Table_20_Contents"><text:s text:c="4"/>return ( g[ n ] * ff )%MOD;</text:p>
            <text:p text:style-name="Table_20_Contents"><text:s text:c="4"/>//return res;</text:p>
            <text:p text:style-name="Table_20_Contents">}</text:p>
          </table:table-cell>
        </table:table-row>
      </table:table>
      <text:p text:style-name="Text_20_body"/>
      <text:h text:style-name="Heading_20_2" text:outline-level="2"><text:bookmark-start text:name="__RefHeading__7668_1667050990111"/>Combinatoric Problems(組合數學問題)<text:bookmark-end text:name="__RefHeading__7668_1667050990111"/></text:h>
      <text:h text:style-name="Heading_20_3" text:outline-level="3"><text:bookmark-start text:name="__RefHeading__11569_1111944108"/>位运算计算N皇后问题解的数目<text:bookmark-end text:name="__RefHeading__11569_1111944108"/></text:h>
      <text:p text:style-name="P9"><text:note text:id="ftn6" text:note-class="footnote"><text:note-citation>6</text:note-citation><text:note-body><text:p text:style-name="Footnote">方法来自matrix67's blog</text:p></text:note-body></text:note></text:p>
      <table:table table:name="表格43" table:style-name="表格43">
        <table:table-column table:style-name="表格43.A"/>
        <table:table-column table:style-name="表格43.B"/>
        <table:table-row>
          <table:table-cell table:style-name="表格43.A1" office:value-type="string">
            <text:p text:style-name="Table_20_Contents"/>
          </table:table-cell>
          <table:table-cell table:style-name="表格43.B1" office:value-type="string">
            <text:p text:style-name="Table_20_Contents">/* </text:p>
            <text:p text:style-name="Table_20_Contents">ID: gestapo1 </text:p>
            <text:p text:style-name="Table_20_Contents">PROG: checker </text:p>
            <text:p text:style-name="Table_20_Contents">LANG: C++ </text:p>
            <text:p text:style-name="Table_20_Contents">*/ </text:p>
            <text:p text:style-name="Table_20_Contents"/>
            <text:p text:style-name="Table_20_Contents">#include&lt;fstream&gt; </text:p>
            <text:p text:style-name="Table_20_Contents">//#include&lt;iostream&gt; </text:p>
            <text:p text:style-name="Table_20_Contents">//#include&lt;windows.h&gt; </text:p>
            <text:p text:style-name="Table_20_Contents">#define N 15 </text:p>
            <text:p text:style-name="Table_20_Contents">/* </text:p>
            <text:p text:style-name="Table_20_Contents">using std::cin; </text:p>
            <text:p text:style-name="Table_20_Contents">using std::cout; </text:p>
            <text:p text:style-name="Table_20_Contents">*/ </text:p>
            <text:p text:style-name="Table_20_Contents">using std::ifstream; </text:p>
            <text:p text:style-name="Table_20_Contents">using std::ofstream; </text:p>
            <text:p text:style-name="Table_20_Contents">ifstream cin("checker.in"); </text:p>
            <text:p text:style-name="Table_20_Contents">ofstream cout("checker.out"); </text:p>
            <text:p text:style-name="Table_20_Contents"/>
            <text:p text:style-name="Table_20_Contents"/>
            <text:p text:style-name="Table_20_Contents">int a[N],n,pt=0,ul; </text:p>
            <text:p text:style-name="Table_20_Contents"/>
            <text:p text:style-name="Table_20_Contents">void compute(int row, int ld, int rd) </text:p>
            <text:p text:style-name="Table_20_Contents"><text:s text:c="4"/>{ <text:s text:c="4"/></text:p>
            <text:p text:style-name="Table_20_Contents"><text:s text:c="3"/>int pos,p; </text:p>
            <text:p text:style-name="Table_20_Contents"><text:s text:c="3"/>if (row not_eq ul) </text:p>
            <text:p text:style-name="Table_20_Contents"><text:s text:c="5"/>{ <text:s/></text:p>
            <text:p text:style-name="Table_20_Contents"><text:s text:c="3"/>pos=ul bitand ~(row bitor ld bitor rd); <text:s/></text:p>
            <text:p text:style-name="Table_20_Contents"><text:s text:c="3"/>while (pos not_eq 0) </text:p>
            <text:p text:style-name="Table_20_Contents"><text:soft-page-break/><text:s text:c="7"/>{ <text:s/></text:p>
            <text:p text:style-name="Table_20_Contents"><text:s text:c="6"/>p=pos bitand -pos; <text:s/></text:p>
            <text:p text:style-name="Table_20_Contents"><text:s text:c="6"/>pos-=p; <text:s/></text:p>
            <text:p text:style-name="Table_20_Contents"><text:s text:c="6"/>compute(row+p,ld+p&lt;&lt;1,rd+p&gt;&gt;1); <text:s/></text:p>
            <text:p text:style-name="Table_20_Contents"><text:s text:c="7"/>} <text:s text:c="3"/></text:p>
            <text:p text:style-name="Table_20_Contents"><text:s text:c="5"/>} </text:p>
            <text:p text:style-name="Table_20_Contents"><text:s text:c="3"/>else </text:p>
            <text:p text:style-name="Table_20_Contents"><text:s text:c="6"/>++pt; <text:s/></text:p>
            <text:p text:style-name="Table_20_Contents"><text:s text:c="4"/>} <text:s/></text:p>
            <text:p text:style-name="Table_20_Contents"/>
            <text:p text:style-name="Table_20_Contents">bool trys(int i,int k) </text:p>
            <text:p text:style-name="Table_20_Contents">{ </text:p>
            <text:p text:style-name="Table_20_Contents"><text:s text:c="2"/>int j=1; </text:p>
            <text:p text:style-name="Table_20_Contents"><text:s text:c="2"/>while(j&lt;k) <text:s/></text:p>
            <text:p text:style-name="Table_20_Contents"><text:s text:c="4"/>{ </text:p>
            <text:p text:style-name="Table_20_Contents"><text:s text:c="4"/>if((a[j]==i)||(abs(a[j]-i)==abs(j-k))) </text:p>
            <text:p text:style-name="Table_20_Contents"><text:s text:c="10"/>{return false;} //CAN NOT PLACE. <text:s text:c="27"/></text:p>
            <text:p text:style-name="Table_20_Contents"><text:s text:c="4"/>++j; <text:s text:c="5"/></text:p>
            <text:p text:style-name="Table_20_Contents"><text:s text:c="4"/>} </text:p>
            <text:p text:style-name="Table_20_Contents"><text:s text:c="3"/>return true;//COULD PLACE. </text:p>
            <text:p text:style-name="Table_20_Contents">} </text:p>
            <text:p text:style-name="Table_20_Contents"/>
            <text:p text:style-name="Table_20_Contents">void place(int k) </text:p>
            <text:p text:style-name="Table_20_Contents">{ </text:p>
            <text:p text:style-name="Table_20_Contents"><text:s text:c="2"/>int i; </text:p>
            <text:p text:style-name="Table_20_Contents"><text:s text:c="2"/>if(k&gt;n) <text:s/></text:p>
            <text:p text:style-name="Table_20_Contents"><text:s text:c="4"/>{ </text:p>
            <text:p text:style-name="Table_20_Contents"><text:s text:c="4"/>if(pt&lt;3) </text:p>
            <text:p text:style-name="Table_20_Contents"><text:s text:c="9"/>{ </text:p>
            <text:p text:style-name="Table_20_Contents"><text:s text:c="7"/>for(i=1;i&lt;=n;i++) <text:s text:c="6"/></text:p>
            <text:p text:style-name="Table_20_Contents"><text:s text:c="11"/>if(a[i]!=0) </text:p>
            <text:p text:style-name="Table_20_Contents"><text:s text:c="15"/>{ </text:p>
            <text:p text:style-name="Table_20_Contents"><text:s text:c="13"/>cout&lt;&lt;a[i]; </text:p>
            <text:p text:style-name="Table_20_Contents"><text:s text:c="13"/>if(i not_eq n) </text:p>
            <text:p text:style-name="Table_20_Contents"><text:s text:c="15"/>cout&lt;&lt;" "; <text:s/></text:p>
            <text:p text:style-name="Table_20_Contents"><text:s text:c="15"/>} <text:s text:c="4"/></text:p>
            <text:p text:style-name="Table_20_Contents"><text:s text:c="7"/>cout&lt;&lt;"\n"; <text:s text:c="7"/></text:p>
            <text:p text:style-name="Table_20_Contents"><text:s text:c="9"/>} </text:p>
            <text:p text:style-name="Table_20_Contents"><text:s text:c="4"/>else </text:p>
            <text:p text:style-name="Table_20_Contents"><text:s text:c="6"/>return ; <text:s text:c="4"/></text:p>
            <text:p text:style-name="Table_20_Contents"><text:s text:c="4"/>pt++; </text:p>
            <text:p text:style-name="Table_20_Contents"><text:s text:c="4"/>} </text:p>
            <text:p text:style-name="Table_20_Contents"><text:s text:c="3"/>else </text:p>
            <text:p text:style-name="Table_20_Contents"><text:s text:c="4"/>{ </text:p>
            <text:p text:style-name="Table_20_Contents"><text:s text:c="4"/>if(pt&gt;=3) </text:p>
            <text:p text:style-name="Table_20_Contents"><text:s text:c="6"/>return ; </text:p>
            <text:p text:style-name="Table_20_Contents"><text:s text:c="4"/>for(i=1;i&lt;=n;i++)// A line number. </text:p>
            <text:p text:style-name="Table_20_Contents"><text:s text:c="6"/>if (trys(i,k)) </text:p>
            <text:p text:style-name="Table_20_Contents"><text:s text:c="8"/>{ </text:p>
            <text:p text:style-name="Table_20_Contents"><text:s text:c="8"/>a[k]=i; <text:s text:c="3"/></text:p>
            <text:p text:style-name="Table_20_Contents"><text:soft-page-break/><text:s text:c="9"/>place(k+1); <text:s text:c="13"/></text:p>
            <text:p text:style-name="Table_20_Contents"><text:s text:c="8"/>} <text:s text:c="2"/></text:p>
            <text:p text:style-name="Table_20_Contents"><text:s text:c="4"/>} </text:p>
            <text:p text:style-name="Table_20_Contents"><text:s text:c="3"/>return ; </text:p>
            <text:p text:style-name="Table_20_Contents"><text:s text:c="2"/>} </text:p>
            <text:p text:style-name="Table_20_Contents"><text:s/></text:p>
            <text:p text:style-name="Table_20_Contents">int main() </text:p>
            <text:p text:style-name="Table_20_Contents">{ </text:p>
            <text:p text:style-name="Table_20_Contents"><text:s text:c="4"/>cin&gt;&gt;n; </text:p>
            <text:p text:style-name="Table_20_Contents"><text:s text:c="4"/>place(1);//use place. </text:p>
            <text:p text:style-name="Table_20_Contents"><text:s text:c="4"/>ul=(1&lt;&lt;n)-1; </text:p>
            <text:p text:style-name="Table_20_Contents"><text:s text:c="4"/>pt=0; </text:p>
            <text:p text:style-name="Table_20_Contents"><text:s text:c="4"/>compute(0,0,0); </text:p>
            <text:p text:style-name="Table_20_Contents"><text:s text:c="4"/>cout&lt;&lt;pt&lt;&lt;"\n"; </text:p>
            <text:p text:style-name="Table_20_Contents"/>
            <text:p text:style-name="Table_20_Contents"><text:s text:c="4"/>cin.close(); </text:p>
            <text:p text:style-name="Table_20_Contents"><text:s text:c="4"/>cout.close(); </text:p>
            <text:p text:style-name="Table_20_Contents"><text:s text:c="4"/>return 0; </text:p>
            <text:p text:style-name="Table_20_Contents">}</text:p>
          </table:table-cell>
        </table:table-row>
      </table:table>
      <text:p text:style-name="P29"/>
      <text:p text:style-name="P9"/>
      <text:h text:style-name="P6" text:outline-level="2"><text:bookmark-start text:name="__RefHeading__11571_1111944108"/>Shell Command tips<text:bookmark-end text:name="__RefHeading__11571_1111944108"/></text:h>
      <text:p text:style-name="P21">一个通用的对拍脚本</text:p>
      <table:table table:name="表格27" table:style-name="表格27">
        <table:table-column table:style-name="表格27.A"/>
        <table:table-column table:style-name="表格27.B"/>
        <table:table-row>
          <table:table-cell table:style-name="表格27.A1" office:value-type="string">
            <text:p text:style-name="Table_20_Contents"/>
          </table:table-cell>
          <table:table-cell table:style-name="表格27.B1" office:value-type="string">
            <text:p text:style-name="P39"># A general data test bash</text:p>
            <text:p text:style-name="P39"># 2012-04-05</text:p>
            <text:p text:style-name="P39"># write by gestapolur</text:p>
            <text:p text:style-name="P39"># &lt;prog1_name&gt; &lt;prog2_name&gt; &lt;generator&gt;</text:p>
            <text:p text:style-name="P39"># plz use bash to run this script e.g: bash ./&lt;this_script&gt;</text:p>
            <text:p text:style-name="P39"># $1 = prog1 $2 = prog2 $3 = generator</text:p>
            <text:p text:style-name="P39"/>
            <text:p text:style-name="P39">./$3 &gt; test.in</text:p>
            <text:p text:style-name="P39">./$1 &lt; test.in &gt; $1.out</text:p>
            <text:p text:style-name="P39">./$2 &lt; test.in &gt; $2.out</text:p>
            <text:p text:style-name="P39">diff $1.out $2.out</text:p>
            <text:p text:style-name="P39"/>
            <text:p text:style-name="P39">while ["`diff $1.out $2.out`" == ""]</text:p>
            <text:p text:style-name="P39">do</text:p>
            <text:p text:style-name="P39"><text:s text:c="4"/>./$3 &gt; test.in</text:p>
            <text:p text:style-name="P39"><text:s text:c="4"/>./$1 &lt; test.in &gt; $1.out</text:p>
            <text:p text:style-name="P39"><text:s text:c="4"/>./$2 &lt; test.in &gt; $2.out</text:p>
            <text:p text:style-name="P39"><text:s text:c="4"/>diff $1.out $2.out</text:p>
            <text:p text:style-name="P39"><text:s text:c="4"/>echo "test okay"</text:p>
            <text:p text:style-name="P39">done</text:p>
          </table:table-cell>
        </table:table-row>
      </table:table>
      <text:p text:style-name="P9"/>
      <text:p text:style-name="P22">文件流读入控制和对拍的简单操作</text:p>
      <text:p text:style-name="Text_20_body">while ["`diff out1.out out2.out `" == ""]</text:p>
      <text:p text:style-name="Text_20_body">do</text:p>
      <text:p text:style-name="Text_20_body"><text:s text:c="4"/>./gen &gt; input.in</text:p>
      <text:p text:style-name="Text_20_body"><text:s text:c="4"/>./prob1 &lt;./input.in &gt; ./out1.out</text:p>
      <text:p text:style-name="Text_20_body"><text:s text:c="4"/>./prob2 &lt;./input.in &gt; ./out2.out </text:p>
      <text:p text:style-name="Text_20_body"><text:s text:c="4"/>echo "test okay"</text:p>
      <text:p text:style-name="Text_20_body"><text:soft-page-break/>done</text:p>
      <text:p text:style-name="P22">if使用方法</text:p>
      <text:p text:style-name="Text_20_body">if [&lt;expression1&gt;] &lt;operator &gt; &lt; = &lt;&gt; &gt; [&lt;expression2&gt;];</text:p>
      <text:p text:style-name="P9">&lt;...&gt;</text:p>
      <text:p text:style-name="P9">endif</text:p>
      <text:p text:style-name="P9">while循环的使用</text:p>
      <table:table table:name="表格41" table:style-name="表格41">
        <table:table-column table:style-name="表格41.A"/>
        <table:table-row>
          <table:table-cell table:style-name="表格41.A1" office:value-type="string">
            <text:p text:style-name="Table_20_Contents">declare -i cnt</text:p>
            <text:p text:style-name="Table_20_Contents">cnt=1</text:p>
            <text:p text:style-name="Table_20_Contents">while [ $cnt != 10 ]</text:p>
            <text:p text:style-name="Table_20_Contents">do</text:p>
            <text:p text:style-name="Table_20_Contents"><text:s text:c="4"/>cnt=$[$cnt+1]</text:p>
            <text:p text:style-name="Table_20_Contents"><text:s text:c="4"/>echo $cnt</text:p>
            <text:p text:style-name="Table_20_Contents">done</text:p>
          </table:table-cell>
        </table:table-row>
      </table:table>
      <text:p text:style-name="P9"/>
      <text:h text:style-name="P6" text:outline-level="2"><text:bookmark-start text:name="__RefHeading__11573_1111944108"/>C/CPP tips<text:bookmark-end text:name="__RefHeading__11573_1111944108"/></text:h>
      <text:p text:style-name="Standard">g++ 的编译命令 -D 可以定义宏 比如 -DmarcoName 就定义了一个名为marcoName的宏</text:p>
      <text:p text:style-name="Standard"/>
      <text:h text:style-name="Heading_20_3" text:outline-level="3"><text:bookmark-start text:name="__RefHeading__11575_1111944108"/>I/O Methods<text:bookmark-end text:name="__RefHeading__11575_1111944108"/></text:h>
      <text:p text:style-name="Text_20_body">*注意输出一个序列时最后有可能多输出一个空格导致WA</text:p>
      <text:p text:style-name="Text_20_body">*getline(),getchar(),读入前如果有其他的输入需要相应的getline()来吃掉换行</text:p>
      <text:p text:style-name="Text_20_body">*每行输出的要求</text:p>
      <text:p text:style-name="Text_20_body">*空格的读入，getline(),gets()都可以，但是gets()在某些版本的g++下会报警</text:p>
      <text:p text:style-name="P9">*G++版本问题</text:p>
      <text:p text:style-name="P9">*cin,cout取消同步：bool sync_with_stdio( bool sync = false );</text:p>
      <text:p text:style-name="Standard">构造函数</text:p>
      <text:p text:style-name="P29"/>
      <text:p text:style-name="P9"/>
      <text:h text:style-name="P6" text:outline-level="2"><text:bookmark-start text:name="__RefHeading__11577_1111944108"/>Python Tips<text:bookmark-end text:name="__RefHeading__11577_1111944108"/></text:h>
      <text:p text:style-name="P9"><text:tab/>现在ubuntu上预装的是python2.7+的版本，和python3有一些不同，所以这里还是用python2.7+的版本作为例子好了。</text:p>
      <text:h text:style-name="Heading_20_3" text:outline-level="3"><text:bookmark-start text:name="__RefHeading__11579_1111944108"/>Console I/O<text:bookmark-end text:name="__RefHeading__11579_1111944108"/></text:h>
      <table:table table:name="表格32" table:style-name="表格32">
        <table:table-column table:style-name="表格32.A"/>
        <table:table-row>
          <table:table-cell table:style-name="表格32.A1" office:value-type="string">
            <text:p text:style-name="P20">#python3</text:p>
            <text:p text:style-name="P20">var_name = input()</text:p>
            <text:p text:style-name="P20">splite()#delete some char</text:p>
          </table:table-cell>
        </table:table-row>
      </table:table>
      <text:p text:style-name="P20"/>
      <text:h text:style-name="Heading_20_3" text:outline-level="3"><text:bookmark-start text:name="__RefHeading__11581_1111944108"/>文件读写<text:bookmark-end text:name="__RefHeading__11581_1111944108"/></text:h>
      <text:p text:style-name="P9"/>
      <table:table table:name="表格31" table:style-name="表格31">
        <table:table-column table:style-name="表格31.A"/>
        <text:soft-page-break/>
        <table:table-row>
          <table:table-cell table:style-name="表格31.A1" office:value-type="string">
            <text:p text:style-name="P9">f = open('&lt;filename&gt;' , '&lt;w/r/r+&gt;')#r+ could both read &amp; write</text:p>
            <text:p text:style-name="P9">f.write(&lt;str&gt;)#write can only output string, but could change others to string( str(&lt;variety_name&gt;)) before output.</text:p>
          </table:table-cell>
        </table:table-row>
      </table:table>
      <text:p text:style-name="P9"/>
      <text:h text:style-name="Heading_20_3" text:outline-level="3"><text:bookmark-start text:name="__RefHeading__11583_1111944108"/>随机数<text:bookmark-end text:name="__RefHeading__11583_1111944108"/></text:h>
      <table:table table:name="表格33" table:style-name="表格33">
        <table:table-column table:style-name="表格33.A"/>
        <table:table-row>
          <table:table-cell table:style-name="表格33.A1" office:value-type="string">
            <text:p text:style-name="P42">&gt;&gt;&gt; random.random() <text:s text:c="7"/># Random float x, 0.0 &lt;= x &lt; 1.0</text:p>
            <text:p text:style-name="P42">0.37444887175646646</text:p>
            <text:p text:style-name="P42">&gt;&gt;&gt; random.uniform(1, 10) <text:s/># Random float x, 1.0 &lt;= x &lt; 10.0</text:p>
            <text:p text:style-name="P42">1.1800146073117523</text:p>
            <text:p text:style-name="P42">&gt;&gt;&gt; random.randint(1, 10) <text:s/># Integer from 1 to 10, endpoints included</text:p>
            <text:p text:style-name="P42">7</text:p>
            <text:p text:style-name="P42">&gt;&gt;&gt; random.randrange(0, 101, 2) <text:s/># Even integer from 0 to 100</text:p>
            <text:p text:style-name="P42">26</text:p>
            <text:p text:style-name="P42">&gt;&gt;&gt; random.choice('abcdefghij') <text:s/># Choose a random element</text:p>
            <text:p text:style-name="P42">'c'</text:p>
            <text:p text:style-name="P42"/>
            <text:p text:style-name="P42">&gt;&gt;&gt; items = [1, 2, 3, 4, 5, 6, 7]</text:p>
            <text:p text:style-name="P42">&gt;&gt;&gt; random.shuffle(items)</text:p>
            <text:p text:style-name="P42">&gt;&gt;&gt; items</text:p>
            <text:p text:style-name="P42">[7, 3, 2, 5, 6, 4, 1]</text:p>
            <text:p text:style-name="P42"/>
            <text:p text:style-name="P42">&gt;&gt;&gt; random.sample([1, 2, 3, 4, 5], <text:s/>3) <text:s/># Choose 3 elements</text:p>
            <text:p text:style-name="P42">[4, 1, 5]</text:p>
            <text:p text:style-name="P37"/>
          </table:table-cell>
        </table:table-row>
      </table:table>
      <text:p text:style-name="P9"/>
      <text:h text:style-name="P6" text:outline-level="2"><text:bookmark-start text:name="__RefHeading__11585_1111944108"/>Java Tips<text:bookmark-end text:name="__RefHeading__11585_1111944108"/></text:h>
      <text:h text:style-name="Heading_20_3" text:outline-level="3"><text:bookmark-start text:name="__RefHeading__11587_1111944108"/>Console I/O<text:bookmark-end text:name="__RefHeading__11587_1111944108"/></text:h>
      <text:h text:style-name="Heading_20_4" text:outline-level="4"><text:bookmark-start text:name="__RefHeading__11589_1111944108"/>读入以空格分隔的数据<text:bookmark-end text:name="__RefHeading__11589_1111944108"/></text:h>
      <text:p text:style-name="P9">使用Scanner.nextInt()，Scanner.next()</text:p>
      <text:p text:style-name="P9">注意读入的异常抛出 throws Exception</text:p>
      <table:table table:name="表格34" table:style-name="表格34">
        <table:table-column table:style-name="表格34.A"/>
        <table:table-row>
          <table:table-cell table:style-name="表格34.A1" office:value-type="string">
            <text:p text:style-name="Table_20_Contents">//Console I/O sample</text:p>
            <text:p text:style-name="Table_20_Contents">import java.io.*;</text:p>
            <text:p text:style-name="Table_20_Contents">import java.util.Scanner;</text:p>
            <text:p text:style-name="Table_20_Contents"/>
            <text:p text:style-name="Table_20_Contents">public class test {</text:p>
            <text:p text:style-name="Table_20_Contents"><text:s text:c="4"/>public static void main( String[] args ) throws Exception {</text:p>
            <text:p text:style-name="Table_20_Contents"><text:s text:c="8"/></text:p>
            <text:p text:style-name="Table_20_Contents"><text:s text:c="8"/>String ca , cb , line;</text:p>
            <text:p text:style-name="Table_20_Contents"><text:s text:c="8"/>int i , n;</text:p>
            <text:p text:style-name="Table_20_Contents"><text:s text:c="8"/>int []arr = new int[ 100 ];</text:p>
            <text:p text:style-name="Table_20_Contents"><text:s text:c="8"/></text:p>
            <text:p text:style-name="Table_20_Contents"><text:soft-page-break/><text:s text:c="8"/>Scanner in = new Scanner( System.in );</text:p>
            <text:p text:style-name="Table_20_Contents"><text:s text:c="8"/></text:p>
            <text:p text:style-name="Table_20_Contents"><text:s text:c="8"/>ca = in.next();</text:p>
            <text:p text:style-name="Table_20_Contents"><text:s text:c="8"/>cb = in.nextLine();</text:p>
            <text:p text:style-name="Table_20_Contents"><text:s text:c="8"/>line = in.nextLine();</text:p>
            <text:p text:style-name="Table_20_Contents"><text:s text:c="8"/>n = in.nextInt();</text:p>
            <text:p text:style-name="Table_20_Contents"><text:s text:c="8"/>for( i = 1 ; i &lt;= n ; ++ i )</text:p>
            <text:p text:style-name="Table_20_Contents"><text:s text:c="12"/>arr[ i ] = in.nextInt( );</text:p>
            <text:p text:style-name="Table_20_Contents"><text:s text:c="8"/>System.out.printf( "%d\n" , n );</text:p>
            <text:p text:style-name="Table_20_Contents"><text:s text:c="8"/>for( i = 1 ; i &lt;= n ; ++ i )</text:p>
            <text:p text:style-name="Table_20_Contents"><text:s text:c="12"/>System.out.printf( "%d " , arr[ i ] );</text:p>
            <text:p text:style-name="Table_20_Contents"><text:s text:c="8"/>System.out.printf( "\n" );</text:p>
            <text:p text:style-name="Table_20_Contents"><text:s text:c="4"/>}</text:p>
            <text:p text:style-name="Table_20_Contents">}</text:p>
          </table:table-cell>
        </table:table-row>
      </table:table>
      <text:p text:style-name="P9">读取整行的数据</text:p>
      <text:h text:style-name="Heading_20_4" text:outline-level="4"><text:bookmark-start text:name="__RefHeading__11591_1111944108"/>文件读写<text:bookmark-end text:name="__RefHeading__11591_1111944108"/></text:h>
      <table:table table:name="表格35" table:style-name="表格35">
        <table:table-column table:style-name="表格35.A"/>
        <table:table-row>
          <table:table-cell table:style-name="表格35.A1" office:value-type="string">
            <text:p text:style-name="Table_20_Contents">import java.io.*;</text:p>
            <text:p text:style-name="Table_20_Contents"><text:s/></text:p>
            <text:p text:style-name="Table_20_Contents">public class fileio{</text:p>
            <text:p text:style-name="Table_20_Contents"><text:s text:c="4"/>public static void main(String[] args) throws Exception {</text:p>
            <text:p text:style-name="Table_20_Contents"><text:s text:c="8"/></text:p>
            <text:p text:style-name="Table_20_Contents"><text:s text:c="8"/>BufferedReader br = null;</text:p>
            <text:p text:style-name="Table_20_Contents"><text:s text:c="8"/></text:p>
            <text:p text:style-name="Table_20_Contents"><text:s text:c="8"/>String sCurrentLine;</text:p>
            <text:p text:style-name="Table_20_Contents"><text:s text:c="8"/></text:p>
            <text:p text:style-name="Table_20_Contents"><text:s text:c="8"/>br = new BufferedReader(new FileReader("./input.in"));</text:p>
            <text:p text:style-name="Table_20_Contents"><text:s text:c="8"/></text:p>
            <text:p text:style-name="Table_20_Contents"><text:s text:c="8"/>while ((sCurrentLine = br.readLine()) != null)</text:p>
            <text:p text:style-name="Table_20_Contents"><text:s text:c="12"/>System.out.println(sCurrentLine);</text:p>
            <text:p text:style-name="Table_20_Contents"><text:s text:c="4"/>}</text:p>
            <text:p text:style-name="Table_20_Contents">}</text:p>
          </table:table-cell>
        </table:table-row>
      </table:table>
      <text:p text:style-name="P9"/>
      <text:h text:style-name="Heading_20_3" text:outline-level="3"><text:bookmark-start text:name="__RefHeading__11593_1111944108"/>高精度调用<text:bookmark-end text:name="__RefHeading__11593_1111944108"/></text:h>
      <table:table table:name="表格36" table:style-name="表格36">
        <table:table-column table:style-name="表格36.A"/>
        <table:table-row>
          <table:table-cell table:style-name="表格36.A1" office:value-type="string">
            <text:p text:style-name="Table_20_Contents">import java.io.*;</text:p>
            <text:p text:style-name="Table_20_Contents">import java.util.Scanner;</text:p>
            <text:p text:style-name="Table_20_Contents">import java.math.BigDecimal;//高精度实数</text:p>
            <text:p text:style-name="Table_20_Contents">/*</text:p>
            <text:p text:style-name="Table_20_Contents">构造器</text:p>
            <text:p text:style-name="Table_20_Contents">BigDecimal(double val) </text:p>
            <text:p text:style-name="Table_20_Contents"><text:s text:c="10"/>Translates a double into a BigDecimal. </text:p>
            <text:p text:style-name="Table_20_Contents">BigDecimal(String val) </text:p>
            <text:p text:style-name="Table_20_Contents"><text:s text:c="10"/>Translates the String repre sentation of a BigDecimal into a BigDecimal.</text:p>
            <text:p text:style-name="Table_20_Contents"/>
            <text:p text:style-name="Table_20_Contents">常用方法</text:p>
            <text:p text:style-name="Table_20_Contents">a.add(b);</text:p>
            <text:p text:style-name="Table_20_Contents">a.subtract(b);</text:p>
            <text:p text:style-name="Table_20_Contents"><text:soft-page-break/>a.multiply(b);</text:p>
            <text:p text:style-name="Table_20_Contents">a.divide(b,scale,BigDecimal.ROUND_HALF_UP);</text:p>
            <text:p text:style-name="Table_20_Contents">a.compareTo(b);</text:p>
            <text:p text:style-name="Table_20_Contents">a.doubleValue();</text:p>
            <text:p text:style-name="Table_20_Contents">a.toString();</text:p>
            <text:p text:style-name="Table_20_Contents">*/</text:p>
            <text:p text:style-name="Table_20_Contents">public class test {</text:p>
            <text:p text:style-name="Table_20_Contents"><text:s text:c="4"/>public static void main( String[] args ) throws Exception {</text:p>
            <text:p text:style-name="Table_20_Contents"><text:s text:c="8"/></text:p>
            <text:p text:style-name="Table_20_Contents"><text:s text:c="8"/>String ca , cb;</text:p>
            <text:p text:style-name="Table_20_Contents"><text:s text:c="8"/>BigDecimal a , b;</text:p>
            <text:p text:style-name="Table_20_Contents"><text:s text:c="8"/></text:p>
            <text:p text:style-name="Table_20_Contents"><text:s text:c="8"/>Scanner in = new Scanner( System.in );</text:p>
            <text:p text:style-name="Table_20_Contents"><text:s text:c="8"/></text:p>
            <text:p text:style-name="Table_20_Contents"><text:s text:c="8"/>ca = in.next();</text:p>
            <text:p text:style-name="Table_20_Contents"><text:s text:c="8"/>cb = in.next();</text:p>
            <text:p text:style-name="Table_20_Contents"/>
            <text:p text:style-name="Table_20_Contents"><text:s text:c="8"/>a = new BigDecimal( ca );</text:p>
            <text:p text:style-name="Table_20_Contents"><text:s text:c="8"/>b = new BigDecimal( cb );</text:p>
            <text:p text:style-name="Table_20_Contents"/>
            <text:p text:style-name="Table_20_Contents"><text:s text:c="8"/>/*</text:p>
            <text:p text:style-name="Table_20_Contents"><text:s text:c="10"/>a.add(b);</text:p>
            <text:p text:style-name="Table_20_Contents"><text:s text:c="10"/>a.subtract(b);</text:p>
            <text:p text:style-name="Table_20_Contents"><text:s text:c="10"/>a.multiply(b);</text:p>
            <text:p text:style-name="Table_20_Contents"><text:s text:c="10"/>a.divide(b,scale,BigDecimal.ROUND_HALF_UP);</text:p>
            <text:p text:style-name="Table_20_Contents"><text:s text:c="10"/>a.compareTo(b);</text:p>
            <text:p text:style-name="Table_20_Contents"><text:s text:c="10"/>a.doubleValue();</text:p>
            <text:p text:style-name="Table_20_Contents"><text:s text:c="10"/>a.toString();</text:p>
            <text:p text:style-name="Table_20_Contents"><text:s text:c="9"/>*/</text:p>
            <text:p text:style-name="Table_20_Contents"/>
            <text:p text:style-name="Table_20_Contents"><text:s text:c="8"/>System.out.println( a.add( b ) );</text:p>
            <text:p text:style-name="Table_20_Contents"><text:s text:c="8"/>System.out.println( a.multiply( b ) );</text:p>
            <text:p text:style-name="Table_20_Contents"><text:s text:c="8"/>System.out.println( a.divide( b , 10 , BigDecimal.ROUND_HALF_UP ) );</text:p>
            <text:p text:style-name="Table_20_Contents"/>
            <text:p text:style-name="Table_20_Contents"><text:s text:c="4"/>}</text:p>
            <text:p text:style-name="Table_20_Contents">}</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QYFPA+TimesNewRoman" svg:font-family="AQYFPA+TimesNewRoman"/>
    <style:font-face style:name="AQYFPA+ËÎÌå" svg:font-family="AQYFPA+ËÎÌå"/>
    <style:font-face style:name="DejaVu Serif1" svg:font-family="'DejaVu Serif'" style:font-family-generic="roman"/>
    <style:font-face style:name="Dutch801BT-Bold" svg:font-family="Dutch801BT-Bold" style:font-family-generic="roman"/>
    <style:font-face style:name="Dutch801BT-Roman" svg:font-family="Dutch801BT-Roman" style:font-family-generic="roman"/>
    <style:font-face style:name="TimesNewRoman" svg:font-family="TimesNewRoman" style:font-family-generic="roman"/>
    <style:font-face style:name="TimesNewRoman,Bold" svg:font-family="'TimesNewRoman,Bold'" style:font-family-generic="roman"/>
    <style:font-face style:name="DejaVu Sans Mono" svg:font-family="'DejaVu Sans Mono'" style:font-family-generic="modern" style:font-pitch="fixed"/>
    <style:font-face style:name="Arial Black" svg:font-family="'Arial Black'" style:font-pitch="variable"/>
    <style:font-face style:name="DejaVu Serif" svg:font-family="'DejaVu Serif'"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size="14pt" style:font-name-asian="Droid Sans Fallback" style:font-size-asian="14pt" style:font-name-complex="Droid Sans Fallback"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0e69e4"/>
    </style:style>
    <style:page-layout style:name="Mpm1">
      <style:page-layout-properties fo:page-width="29.7cm" fo:page-height="21.001cm" style:num-format="1" style:print-orientation="landscape" fo:margin="2cm"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span text:style-name="MT1">-</text:span><text:page-number text:select-page="current"/><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stapolur </meta:initial-creator>
    <meta:creation-date>2011-06-15T22:16:26</meta:creation-date>
    <dc:date>2012-10-10T13:37:48</dc:date>
    <dc:creator>gestapolur </dc:creator>
    <meta:editing-duration>P4DT4H52S</meta:editing-duration>
    <meta:editing-cycles>209</meta:editing-cycles>
    <meta:generator>LibreOffice/3.6$Linux_x86 LibreOffice_project/932b512-69e3009-7a10e5c-fc86223-a55908</meta:generator>
    <meta:document-statistic meta:table-count="53" meta:image-count="0" meta:object-count="0" meta:page-count="84" meta:paragraph-count="4162" meta:word-count="23211" meta:character-count="86993" meta:non-whitespace-character-count="62174"/>
  </office:meta>
</office:document-meta>
</file>